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5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/>
    </style:style>
    <style:style style:name="ce10" style:family="table-cell" style:parent-style-name="Default" style:data-style-name="N3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5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9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3.65125cm"/>
    </style:style>
    <style:style style:name="co2" style:family="table-column">
      <style:table-column-properties fo:break-before="auto" style:column-width="7.09083333333333cm" style:use-optimal-column-width="true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3.91583333333333cm"/>
    </style:style>
    <style:style style:name="co5" style:family="table-column">
      <style:table-column-properties fo:break-before="auto" style:column-width="3.571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6.95pt" style:use-optimal-row-height="false" fo:break-before="auto"/>
    </style:style>
    <style:style style:name="ro3" style:family="table-row">
      <style:table-row-properties style:row-height="36pt" style:use-optimal-row-height="false" fo:break-before="auto"/>
    </style:style>
    <style:style style:name="ro4" style:family="table-row">
      <style:table-row-properties style:row-height="37.5pt" style:use-optimal-row-height="false" fo:break-before="auto"/>
    </style:style>
    <style:style style:name="ro5" style:family="table-row">
      <style:table-row-properties style:row-height="3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9" table:number-rows-spanned="1" table:style-name="ce12">
            <text:p>PROPORÇÃO PARA O INDICADOR A1 – ALUNOS, POR PERÍODO DE ESTUD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4">
            <text:p>Total de alunos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Manhã</text:p>
          </table:table-cell>
          <table:table-cell office:value-type="string" table:style-name="ce2">
            <text:p>Tarde</text:p>
          </table:table-cell>
          <table:table-cell office:value-type="string" table:style-name="ce2">
            <text:p>Integral</text:p>
          </table:table-cell>
          <table:table-cell office:value-type="string" table:style-name="ce2">
            <text:p>Noite</text:p>
          </table:table-cell>
          <table:table-cell office:value-type="string" table:style-name="ce2">
            <text:p>Manhã e noite</text:p>
          </table:table-cell>
          <table:table-cell office:value-type="string" table:style-name="ce2">
            <text:p>Tarde e noite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40831.44857978821" table:style-name="ce10">
            <text:p>440.831</text:p>
          </table:table-cell>
          <table:table-cell office:value-type="float" office:value="269795.96525096893" table:style-name="ce10">
            <text:p>269.796</text:p>
          </table:table-cell>
          <table:table-cell office:value-type="float" office:value="282191.00549221039" table:style-name="ce10">
            <text:p>282.191</text:p>
          </table:table-cell>
          <table:table-cell office:value-type="float" office:value="149154.04290294647" table:style-name="ce10">
            <text:p>149.154</text:p>
          </table:table-cell>
          <table:table-cell office:value-type="float" office:value="12485.200242996216" table:style-name="ce10">
            <text:p>12.485</text:p>
          </table:table-cell>
          <table:table-cell office:value-type="float" office:value="11387.600221633911" table:style-name="ce10">
            <text:p>11.388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41056.48469161987" table:style-name="ce10">
            <text:p>241.056</text:p>
          </table:table-cell>
          <table:table-cell office:value-type="float" office:value="130034.24253082275" table:style-name="ce10">
            <text:p>130.034</text:p>
          </table:table-cell>
          <table:table-cell office:value-type="float" office:value="173126.80336952209" table:style-name="ce10">
            <text:p>173.127</text:p>
          </table:table-cell>
          <table:table-cell office:value-type="float" office:value="72831.641417503357" table:style-name="ce10">
            <text:p>72.832</text:p>
          </table:table-cell>
          <table:table-cell office:value-type="float" office:value="5217.5201015472412" table:style-name="ce10">
            <text:p>5.218</text:p>
          </table:table-cell>
          <table:table-cell office:value-type="float" office:value="11383.680221557617" table:style-name="ce10">
            <text:p>11.38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25104.04438114166" table:style-name="ce10">
            <text:p>225.104</text:p>
          </table:table-cell>
          <table:table-cell office:value-type="float" office:value="155549.52302742004" table:style-name="ce10">
            <text:p>155.550</text:p>
          </table:table-cell>
          <table:table-cell office:value-type="float" office:value="112907.76219749451" table:style-name="ce10">
            <text:p>112.908</text:p>
          </table:table-cell>
          <table:table-cell office:value-type="float" office:value="92580.601801872253" table:style-name="ce10">
            <text:p>92.581</text:p>
          </table:table-cell>
          <table:table-cell office:value-type="float" office:value="11469.920223236084" table:style-name="ce10">
            <text:p>11.470</text:p>
          </table:table-cell>
          <table:table-cell office:value-type="float" office:value="227.36000442504883" table:style-name="ce10">
            <text:p>227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8241.560744285583" table:style-name="ce10">
            <text:p>38.242</text:p>
          </table:table-cell>
          <table:table-cell office:value-type="float" office:value="61992.841206550598" table:style-name="ce10">
            <text:p>61.993</text:p>
          </table:table-cell>
          <table:table-cell office:value-type="float" office:value="7179.4801397323608" table:style-name="ce10">
            <text:p>7.179</text:p>
          </table:table-cell>
          <table:table-cell office:value-type="float" office:value="11544.400224685669" table:style-name="ce10">
            <text:p>11.544</text:p>
          </table:table-cell>
          <table:table-cell office:value-type="float" office:value="564.48001098632813" table:style-name="ce10">
            <text:p>564</text:p>
          </table:table-cell>
          <table:table-cell office:value-type="float" office:value="354.76000690460205" table:style-name="ce10">
            <text:p>355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1778.961786270142" table:style-name="ce10">
            <text:p>91.779</text:p>
          </table:table-cell>
          <table:table-cell office:value-type="float" office:value="37635.920732498169" table:style-name="ce10">
            <text:p>37.636</text:p>
          </table:table-cell>
          <table:table-cell office:value-type="float" office:value="18741.520364761353" table:style-name="ce10">
            <text:p>18.742</text:p>
          </table:table-cell>
          <table:table-cell office:value-type="float" office:value="20203.680393218994" table:style-name="ce10">
            <text:p>20.204</text:p>
          </table:table-cell>
          <table:table-cell office:value-type="float" office:value="2736.1600532531738" table:style-name="ce10">
            <text:p>2.736</text:p>
          </table:table-cell>
          <table:table-cell office:value-type="float" office:value="760.48001480102539" table:style-name="ce10">
            <text:p>76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43087.84278488159" table:style-name="ce10">
            <text:p>143.088</text:p>
          </table:table-cell>
          <table:table-cell office:value-type="float" office:value="194735.80379009247" table:style-name="ce10">
            <text:p>194.736</text:p>
          </table:table-cell>
          <table:table-cell office:value-type="float" office:value="86036.161674499512" table:style-name="ce10">
            <text:p>86.036</text:p>
          </table:table-cell>
          <table:table-cell office:value-type="float" office:value="46904.760912895203" table:style-name="ce10">
            <text:p>46.905</text:p>
          </table:table-cell>
          <table:table-cell office:value-type="float" office:value="119.56000232696533" table:style-name="ce10">
            <text:p>120</text:p>
          </table:table-cell>
          <table:table-cell office:value-type="float" office:value="4649.1200904846191" table:style-name="ce10">
            <text:p>4.649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68140.92716503143" table:style-name="ce10">
            <text:p>368.141</text:p>
          </table:table-cell>
          <table:table-cell office:value-type="float" office:value="165220.16321563721" table:style-name="ce10">
            <text:p>165.220</text:p>
          </table:table-cell>
          <table:table-cell office:value-type="float" office:value="267195.0452003479" table:style-name="ce10">
            <text:p>267.195</text:p>
          </table:table-cell>
          <table:table-cell office:value-type="float" office:value="138168.24268913269" table:style-name="ce10">
            <text:p>138.168</text:p>
          </table:table-cell>
          <table:table-cell office:value-type="float" office:value="11750.200228691101" table:style-name="ce10">
            <text:p>11.750</text:p>
          </table:table-cell>
          <table:table-cell office:value-type="float" office:value="10362.520201683044" table:style-name="ce10">
            <text:p>10.36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68658.003282547" table:style-name="ce10">
            <text:p>168.658</text:p>
          </table:table-cell>
          <table:table-cell office:value-type="float" office:value="48074.880935668945" table:style-name="ce10">
            <text:p>48.075</text:p>
          </table:table-cell>
          <table:table-cell office:value-type="float" office:value="20830.880405426025" table:style-name="ce10">
            <text:p>20.831</text:p>
          </table:table-cell>
          <table:table-cell office:value-type="float" office:value="20368.32039642334" table:style-name="ce10">
            <text:p>20.368</text:p>
          </table:table-cell>
          <table:table-cell office:value-type="float" office:value="3161.4800615310669" table:style-name="ce10">
            <text:p>3.161</text:p>
          </table:table-cell>
          <table:table-cell office:value-type="float" office:value="0" table:style-name="ce10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270783.80527019501" table:style-name="ce10">
            <text:p>270.784</text:p>
          </table:table-cell>
          <table:table-cell office:value-type="float" office:value="230878.20449352264" table:style-name="ce10">
            <text:p>230.878</text:p>
          </table:table-cell>
          <table:table-cell office:value-type="float" office:value="258361.32502841949" table:style-name="ce10">
            <text:p>258.361</text:p>
          </table:table-cell>
          <table:table-cell office:value-type="float" office:value="5293.9601030349731" table:style-name="ce10">
            <text:p>5.29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346430.00674247742" table:style-name="ce10">
            <text:p>346.430</text:p>
          </table:table-cell>
          <table:table-cell office:value-type="float" office:value="139840.12272167206" table:style-name="ce10">
            <text:p>139.840</text:p>
          </table:table-cell>
          <table:table-cell office:value-type="float" office:value="112570.64219093323" table:style-name="ce10">
            <text:p>112.571</text:p>
          </table:table-cell>
          <table:table-cell office:value-type="float" office:value="149077.60290145874" table:style-name="ce10">
            <text:p>149.078</text:p>
          </table:table-cell>
          <table:table-cell office:value-type="float" office:value="12493.040243148804" table:style-name="ce10">
            <text:p>12.493</text:p>
          </table:table-cell>
          <table:table-cell office:value-type="float" office:value="10166.520197868347" table:style-name="ce10">
            <text:p>10.167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409904.60797786713" table:style-name="ce10">
            <text:p>409.905</text:p>
          </table:table-cell>
          <table:table-cell office:value-type="float" office:value="260293.88506603241" table:style-name="ce10">
            <text:p>260.294</text:p>
          </table:table-cell>
          <table:table-cell office:value-type="float" office:value="281391.32547664642" table:style-name="ce10">
            <text:p>281.391</text:p>
          </table:table-cell>
          <table:table-cell office:value-type="float" office:value="149157.96290302277" table:style-name="ce10">
            <text:p>149.158</text:p>
          </table:table-cell>
          <table:table-cell office:value-type="float" office:value="12493.040243148804" table:style-name="ce10">
            <text:p>12.493</text:p>
          </table:table-cell>
          <table:table-cell office:value-type="float" office:value="10166.520197868347" table:style-name="ce10">
            <text:p>10.167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209363.28407478333" table:style-name="ce10">
            <text:p>209.363</text:p>
          </table:table-cell>
          <table:table-cell office:value-type="float" office:value="102319.84199142456" table:style-name="ce10">
            <text:p>102.320</text:p>
          </table:table-cell>
          <table:table-cell office:value-type="float" office:value="25495.68049621582" table:style-name="ce10">
            <text:p>25.496</text:p>
          </table:table-cell>
          <table:table-cell office:value-type="float" office:value="974.12001895904541" table:style-name="ce10">
            <text:p>974</text:p>
          </table:table-cell>
          <table:table-cell office:value-type="float" office:value="556.64001083374023" table:style-name="ce10">
            <text:p>557</text:p>
          </table:table-cell>
          <table:table-cell office:value-type="float" office:value="5131.2800998687744" table:style-name="ce10">
            <text:p>5.13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314574.12612247467" table:style-name="ce10">
            <text:p>314.574</text:p>
          </table:table-cell>
          <table:table-cell office:value-type="float" office:value="233214.52453899384" table:style-name="ce10">
            <text:p>233.215</text:p>
          </table:table-cell>
          <table:table-cell office:value-type="float" office:value="258369.16502857208" table:style-name="ce10">
            <text:p>258.36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175.6000423431396" table:style-name="ce10">
            <text:p>2.17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205580.48400115967" table:style-name="ce10">
            <text:p>205.580</text:p>
          </table:table-cell>
          <table:table-cell office:value-type="float" office:value="140343.84273147583" table:style-name="ce10">
            <text:p>140.344</text:p>
          </table:table-cell>
          <table:table-cell office:value-type="float" office:value="16677.64032459259" table:style-name="ce10">
            <text:p>16.678</text:p>
          </table:table-cell>
          <table:table-cell office:value-type="float" office:value="5660.480110168457" table:style-name="ce10">
            <text:p>5.660</text:p>
          </table:table-cell>
          <table:table-cell office:value-type="float" office:value="0" table:style-name="ce10">
            <text:p>0</text:p>
          </table:table-cell>
          <table:table-cell office:value-type="float" office:value="699.72001361846924" table:style-name="ce10">
            <text:p>70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322192.64627075195" table:style-name="ce10">
            <text:p>322.193</text:p>
          </table:table-cell>
          <table:table-cell office:value-type="float" office:value="97216.001892089844" table:style-name="ce10">
            <text:p>97.216</text:p>
          </table:table-cell>
          <table:table-cell office:value-type="float" office:value="113646.68221187592" table:style-name="ce10">
            <text:p>113.647</text:p>
          </table:table-cell>
          <table:table-cell office:value-type="float" office:value="149054.08290100098" table:style-name="ce10">
            <text:p>149.054</text:p>
          </table:table-cell>
          <table:table-cell office:value-type="float" office:value="12485.200242996216" table:style-name="ce10">
            <text:p>12.485</text:p>
          </table:table-cell>
          <table:table-cell office:value-type="float" office:value="11156.320217132568" table:style-name="ce10">
            <text:p>11.15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13"/>
          <table:covered-table-cell table:number-columns-repeated="8"/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  <table:table table:name="B10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35" table:number-rows-spanned="1" table:style-name="ce12">
            <text:p>PROPORÇÃO PARA O INDICADOR B10 – ALUNOS, POR LOCAL DE ACESSO À INTERNET</text:p>
          </table:table-cell>
          <table:covered-table-cell table:number-columns-repeated="34"/>
          <table:table-cell table:number-columns-repeated="16349"/>
        </table:table-row>
        <table:table-row table:style-name="ro1">
          <table:table-cell office:value-type="string" table:number-columns-spanned="35" table:number-rows-spanned="1" table:style-name="ce14">
            <text:p>Total de alunos usuários de Internet</text:p>
          </table:table-cell>
          <table:covered-table-cell table:number-columns-repeated="34"/>
          <table:table-cell table:number-columns-repeated="16349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Quarto</text:p>
          </table:table-cell>
          <table:covered-table-cell table:number-columns-repeated="3"/>
          <table:table-cell office:value-type="string" table:number-columns-spanned="4" table:number-rows-spanned="1" table:style-name="ce15">
            <text:p>Sala de casa ou outro lugar que não seja o quarto</text:p>
          </table:table-cell>
          <table:covered-table-cell table:number-columns-repeated="3"/>
          <table:table-cell office:value-type="string" table:number-columns-spanned="4" table:number-rows-spanned="1" table:style-name="ce15">
            <text:p>Escola</text:p>
          </table:table-cell>
          <table:covered-table-cell table:number-columns-repeated="3"/>
          <table:table-cell office:value-type="string" table:number-columns-spanned="4" table:number-rows-spanned="1" table:style-name="ce15">
            <text:p>Casa de outra pessoa</text:p>
          </table:table-cell>
          <table:covered-table-cell table:number-columns-repeated="3"/>
          <table:table-cell office:value-type="string" table:number-columns-spanned="4" table:number-rows-spanned="1" table:style-name="ce17">
            <text:p><text:span text:style-name="T3">Lanhouse</text:span><text:span text:style-name="T2"><text:s/>ou<text:s/></text:span><text:span text:style-name="T3">cybercafé</text:span></text:p>
          </table:table-cell>
          <table:covered-table-cell table:number-columns-repeated="3"/>
          <table:table-cell office:value-type="string" table:number-columns-spanned="4" table:number-rows-spanned="1" table:style-name="ce15">
            <text:p>Telecentro</text:p>
          </table:table-cell>
          <table:covered-table-cell table:number-columns-repeated="3"/>
          <table:table-cell office:value-type="string" table:number-columns-spanned="4" table:number-rows-spanned="1" table:style-name="ce15">
            <text:p>Em deslocamento</text:p>
          </table:table-cell>
          <table:covered-table-cell table:number-columns-repeated="3"/>
          <table:table-cell office:value-type="string" table:number-columns-spanned="4" table:number-rows-spanned="1" table:style-name="ce15">
            <text:p>Outro local, como shopping, igreja ou lanchonete</text:p>
          </table:table-cell>
          <table:covered-table-cell table:number-columns-repeated="3"/>
          <table:table-cell table:number-columns-repeated="16350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27705.32832431793" table:style-name="ce10">
            <text:p>427.705</text:p>
          </table:table-cell>
          <table:table-cell office:value-type="float" office:value="148019.20288085938" table:style-name="ce10">
            <text:p>148.019</text:p>
          </table:table-cell>
          <table:table-cell office:value-type="float" office:value="188.16000366210938" table:style-name="ce10">
            <text:p>188</text:p>
          </table:table-cell>
          <table:table-cell office:value-type="string" table:style-name="ce10">
            <text:p>-</text:p>
          </table:table-cell>
          <table:table-cell office:value-type="float" office:value="478351.72931003571" table:style-name="ce10">
            <text:p>478.352</text:p>
          </table:table-cell>
          <table:table-cell office:value-type="float" office:value="63462.841235160828" table:style-name="ce10">
            <text:p>63.46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58874.845038414" table:style-name="ce10">
            <text:p>258.875</text:p>
          </table:table-cell>
          <table:table-cell office:value-type="float" office:value="368948.44718074799" table:style-name="ce10">
            <text:p>368.948</text:p>
          </table:table-cell>
          <table:table-cell office:value-type="float" office:value="956.48001861572266" table:style-name="ce10">
            <text:p>956</text:p>
          </table:table-cell>
          <table:table-cell office:value-type="float" office:value="386.12000751495361" table:style-name="ce10">
            <text:p>386</text:p>
          </table:table-cell>
          <table:table-cell office:value-type="float" office:value="455672.56886863708" table:style-name="ce10">
            <text:p>455.673</text:p>
          </table:table-cell>
          <table:table-cell office:value-type="float" office:value="90220.761755943298" table:style-name="ce10">
            <text:p>90.221</text:p>
          </table:table-cell>
          <table:table-cell office:value-type="float" office:value="188.16000366210938" table:style-name="ce10">
            <text:p>188</text:p>
          </table:table-cell>
          <table:table-cell office:value-type="string" table:style-name="ce10">
            <text:p>-</text:p>
          </table:table-cell>
          <table:table-cell office:value-type="float" office:value="173910.80338478088" table:style-name="ce10">
            <text:p>173.911</text:p>
          </table:table-cell>
          <table:table-cell office:value-type="float" office:value="367537.24715328217" table:style-name="ce10">
            <text:p>367.537</text:p>
          </table:table-cell>
          <table:table-cell office:value-type="float" office:value="28531.720555305481" table:style-name="ce10">
            <text:p>28.532</text:p>
          </table:table-cell>
          <table:table-cell office:value-type="float" office:value="221.48000431060791" table:style-name="ce10">
            <text:p>221</text:p>
          </table:table-cell>
          <table:table-cell office:value-type="float" office:value="230680.2444896698" table:style-name="ce10">
            <text:p>230.680</text:p>
          </table:table-cell>
          <table:table-cell office:value-type="float" office:value="325891.16634273529" table:style-name="ce10">
            <text:p>325.891</text:p>
          </table:table-cell>
          <table:table-cell office:value-type="float" office:value="2551.9200496673584" table:style-name="ce10">
            <text:p>2.552</text:p>
          </table:table-cell>
          <table:table-cell office:value-type="string" table:style-name="ce10">
            <text:p>-</text:p>
          </table:table-cell>
          <table:table-cell office:value-type="float" office:value="290295.60564994812" table:style-name="ce10">
            <text:p>290.296</text:p>
          </table:table-cell>
          <table:table-cell office:value-type="float" office:value="279837.04544639587" table:style-name="ce10">
            <text:p>279.83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28343.12639045715" table:style-name="ce10">
            <text:p>328.343</text:p>
          </table:table-cell>
          <table:table-cell office:value-type="float" office:value="250172.44486904144" table:style-name="ce10">
            <text:p>250.172</text:p>
          </table:table-cell>
          <table:table-cell office:value-type="float" office:value="1360.240026473999" table:style-name="ce10">
            <text:p>1.360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22291.44432640076" table:style-name="ce10">
            <text:p>222.291</text:p>
          </table:table-cell>
          <table:table-cell office:value-type="float" office:value="86371.321681022644" table:style-name="ce10">
            <text:p>86.371</text:p>
          </table:table-cell>
          <table:table-cell office:value-type="float" office:value="188.16000366210938" table:style-name="ce10">
            <text:p>188</text:p>
          </table:table-cell>
          <table:table-cell office:value-type="string" table:style-name="ce10">
            <text:p>-</text:p>
          </table:table-cell>
          <table:table-cell office:value-type="float" office:value="257516.56501197815" table:style-name="ce10">
            <text:p>257.517</text:p>
          </table:table-cell>
          <table:table-cell office:value-type="float" office:value="34590.080673217773" table:style-name="ce10">
            <text:p>34.59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57211.60305976868" table:style-name="ce10">
            <text:p>157.212</text:p>
          </table:table-cell>
          <table:table-cell office:value-type="float" office:value="187801.32365512848" table:style-name="ce10">
            <text:p>187.801</text:p>
          </table:table-cell>
          <table:table-cell office:value-type="float" office:value="821.24001598358154" table:style-name="ce10">
            <text:p>821</text:p>
          </table:table-cell>
          <table:table-cell office:value-type="float" office:value="386.12000751495361" table:style-name="ce10">
            <text:p>386</text:p>
          </table:table-cell>
          <table:table-cell office:value-type="float" office:value="237922.44463062286" table:style-name="ce10">
            <text:p>237.922</text:p>
          </table:table-cell>
          <table:table-cell office:value-type="float" office:value="65475.761274337769" table:style-name="ce10">
            <text:p>65.476</text:p>
          </table:table-cell>
          <table:table-cell office:value-type="float" office:value="188.16000366210938" table:style-name="ce10">
            <text:p>188</text:p>
          </table:table-cell>
          <table:table-cell office:value-type="string" table:style-name="ce10">
            <text:p>-</text:p>
          </table:table-cell>
          <table:table-cell office:value-type="float" office:value="104779.64203929901" table:style-name="ce10">
            <text:p>104.780</text:p>
          </table:table-cell>
          <table:table-cell office:value-type="float" office:value="196529.20382499695" table:style-name="ce10">
            <text:p>196.529</text:p>
          </table:table-cell>
          <table:table-cell office:value-type="float" office:value="28371.000552177429" table:style-name="ce10">
            <text:p>28.371</text:p>
          </table:table-cell>
          <table:table-cell office:value-type="float" office:value="0" table:style-name="ce10">
            <text:p>0</text:p>
          </table:table-cell>
          <table:table-cell office:value-type="float" office:value="130830.00254631042" table:style-name="ce10">
            <text:p>130.830</text:p>
          </table:table-cell>
          <table:table-cell office:value-type="float" office:value="162029.28315353394" table:style-name="ce10">
            <text:p>162.029</text:p>
          </table:table-cell>
          <table:table-cell office:value-type="float" office:value="1407.2800273895264" table:style-name="ce10">
            <text:p>1.407</text:p>
          </table:table-cell>
          <table:table-cell office:value-type="string" table:style-name="ce10">
            <text:p>-</text:p>
          </table:table-cell>
          <table:table-cell office:value-type="float" office:value="180031.88350391388" table:style-name="ce10">
            <text:p>180.032</text:p>
          </table:table-cell>
          <table:table-cell office:value-type="float" office:value="145967.08284091949" table:style-name="ce10">
            <text:p>145.96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84432.08358955383" table:style-name="ce10">
            <text:p>184.432</text:p>
          </table:table-cell>
          <table:table-cell office:value-type="float" office:value="127013.88247203827" table:style-name="ce10">
            <text:p>127.014</text:p>
          </table:table-cell>
          <table:table-cell office:value-type="float" office:value="350.84000682830811" table:style-name="ce10">
            <text:p>351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38269.36463737488" table:style-name="ce10">
            <text:p>238.269</text:p>
          </table:table-cell>
          <table:table-cell office:value-type="float" office:value="86632.001686096191" table:style-name="ce10">
            <text:p>86.63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54747.08495807648" table:style-name="ce10">
            <text:p>254.747</text:p>
          </table:table-cell>
          <table:table-cell office:value-type="float" office:value="53837.281047821045" table:style-name="ce10">
            <text:p>53.83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38487.72269535065" table:style-name="ce10">
            <text:p>138.488</text:p>
          </table:table-cell>
          <table:table-cell office:value-type="float" office:value="213053.96414661407" table:style-name="ce10">
            <text:p>213.054</text:p>
          </table:table-cell>
          <table:table-cell office:value-type="float" office:value="490.00000953674316" table:style-name="ce10">
            <text:p>490</text:p>
          </table:table-cell>
          <table:table-cell office:value-type="float" office:value="0" table:style-name="ce10">
            <text:p>0</text:p>
          </table:table-cell>
          <table:table-cell office:value-type="float" office:value="250117.56486797333" table:style-name="ce10">
            <text:p>250.118</text:p>
          </table:table-cell>
          <table:table-cell office:value-type="float" office:value="61165.721190452576" table:style-name="ce10">
            <text:p>61.16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05226.52204799652" table:style-name="ce10">
            <text:p>105.227</text:p>
          </table:table-cell>
          <table:table-cell office:value-type="float" office:value="210682.36410045624" table:style-name="ce10">
            <text:p>210.682</text:p>
          </table:table-cell>
          <table:table-cell office:value-type="float" office:value="3000.7600584030151" table:style-name="ce10">
            <text:p>3.001</text:p>
          </table:table-cell>
          <table:table-cell office:value-type="float" office:value="221.48000431060791" table:style-name="ce10">
            <text:p>221</text:p>
          </table:table-cell>
          <table:table-cell office:value-type="float" office:value="130892.72254753113" table:style-name="ce10">
            <text:p>130.893</text:p>
          </table:table-cell>
          <table:table-cell office:value-type="float" office:value="195882.40381240845" table:style-name="ce10">
            <text:p>195.882</text:p>
          </table:table-cell>
          <table:table-cell office:value-type="float" office:value="2128.5600414276123" table:style-name="ce10">
            <text:p>2.129</text:p>
          </table:table-cell>
          <table:table-cell office:value-type="string" table:style-name="ce10">
            <text:p>-</text:p>
          </table:table-cell>
          <table:table-cell office:value-type="float" office:value="150132.08292198181" table:style-name="ce10">
            <text:p>150.132</text:p>
          </table:table-cell>
          <table:table-cell office:value-type="float" office:value="182101.64354419708" table:style-name="ce10">
            <text:p>182.10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78559.9234752655" table:style-name="ce10">
            <text:p>178.560</text:p>
          </table:table-cell>
          <table:table-cell office:value-type="float" office:value="149812.60291576385" table:style-name="ce10">
            <text:p>149.813</text:p>
          </table:table-cell>
          <table:table-cell office:value-type="float" office:value="1313.2000255584717" table:style-name="ce10">
            <text:p>1.313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6512.760905265808" table:style-name="ce10">
            <text:p>46.513</text:p>
          </table:table-cell>
          <table:table-cell office:value-type="float" office:value="19866.560386657715" table:style-name="ce10">
            <text:p>19.867</text:p>
          </table:table-cell>
          <table:table-cell office:value-type="float" office:value="188.16000366210938" table:style-name="ce10">
            <text:p>188</text:p>
          </table:table-cell>
          <table:table-cell office:value-type="string" table:style-name="ce10">
            <text:p>-</text:p>
          </table:table-cell>
          <table:table-cell office:value-type="float" office:value="56201.041093826294" table:style-name="ce10">
            <text:p>56.201</text:p>
          </table:table-cell>
          <table:table-cell office:value-type="float" office:value="10135.160197257996" table:style-name="ce10">
            <text:p>10.13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2861.360639572144" table:style-name="ce10">
            <text:p>32.861</text:p>
          </table:table-cell>
          <table:table-cell office:value-type="float" office:value="45848.320892333984" table:style-name="ce10">
            <text:p>45.84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1555.841003417969" table:style-name="ce10">
            <text:p>51.556</text:p>
          </table:table-cell>
          <table:table-cell office:value-type="float" office:value="13745.480267524719" table:style-name="ce10">
            <text:p>13.745</text:p>
          </table:table-cell>
          <table:table-cell office:value-type="float" office:value="188.16000366210938" table:style-name="ce10">
            <text:p>188</text:p>
          </table:table-cell>
          <table:table-cell office:value-type="string" table:style-name="ce10">
            <text:p>-</text:p>
          </table:table-cell>
          <table:table-cell office:value-type="float" office:value="20777.960404396057" table:style-name="ce10">
            <text:p>20.778</text:p>
          </table:table-cell>
          <table:table-cell office:value-type="float" office:value="45509.240885734558" table:style-name="ce10">
            <text:p>45.509</text:p>
          </table:table-cell>
          <table:table-cell office:value-type="float" office:value="1952.1600379943848" table:style-name="ce10">
            <text:p>1.952</text:p>
          </table:table-cell>
          <table:table-cell office:value-type="float" office:value="41.160000801086426" table:style-name="ce10">
            <text:p>41</text:p>
          </table:table-cell>
          <table:table-cell office:value-type="float" office:value="20450.640398025513" table:style-name="ce10">
            <text:p>20.451</text:p>
          </table:table-cell>
          <table:table-cell office:value-type="float" office:value="46440.24090385437" table:style-name="ce10">
            <text:p>46.440</text:p>
          </table:table-cell>
          <table:table-cell office:value-type="float" office:value="295.96000576019287" table:style-name="ce10">
            <text:p>296</text:p>
          </table:table-cell>
          <table:table-cell office:value-type="string" table:style-name="ce10">
            <text:p>-</text:p>
          </table:table-cell>
          <table:table-cell office:value-type="float" office:value="27040.160526275635" table:style-name="ce10">
            <text:p>27.040</text:p>
          </table:table-cell>
          <table:table-cell office:value-type="float" office:value="39331.3207654953" table:style-name="ce10">
            <text:p>39.33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2898.520834922791" table:style-name="ce10">
            <text:p>42.899</text:p>
          </table:table-cell>
          <table:table-cell office:value-type="float" office:value="24172.680470466614" table:style-name="ce10">
            <text:p>24.17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3903.60182762146" table:style-name="ce10">
            <text:p>93.904</text:p>
          </table:table-cell>
          <table:table-cell office:value-type="float" office:value="22257.760433197021" table:style-name="ce10">
            <text:p>22.25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94036.881830215454" table:style-name="ce10">
            <text:p>94.037</text:p>
          </table:table-cell>
          <table:table-cell office:value-type="float" office:value="12591.040245056152" table:style-name="ce10">
            <text:p>12.59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85981.281673431396" table:style-name="ce10">
            <text:p>85.981</text:p>
          </table:table-cell>
          <table:table-cell office:value-type="float" office:value="43915.760854721069" table:style-name="ce10">
            <text:p>43.916</text:p>
          </table:table-cell>
          <table:table-cell office:value-type="float" office:value="160.72000312805176" table:style-name="ce10">
            <text:p>161</text:p>
          </table:table-cell>
          <table:table-cell office:value-type="float" office:value="0" table:style-name="ce10">
            <text:p>0</text:p>
          </table:table-cell>
          <table:table-cell office:value-type="float" office:value="94948.281847953796" table:style-name="ce10">
            <text:p>94.948</text:p>
          </table:table-cell>
          <table:table-cell office:value-type="float" office:value="16042.600312232971" table:style-name="ce10">
            <text:p>16.04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2194.960626602173" table:style-name="ce10">
            <text:p>32.195</text:p>
          </table:table-cell>
          <table:table-cell office:value-type="float" office:value="73164.841423988342" table:style-name="ce10">
            <text:p>73.165</text:p>
          </table:table-cell>
          <table:table-cell office:value-type="float" office:value="1066.2400207519531" table:style-name="ce10">
            <text:p>1.066</text:p>
          </table:table-cell>
          <table:table-cell office:value-type="float" office:value="98.000001907348633" table:style-name="ce10">
            <text:p>98</text:p>
          </table:table-cell>
          <table:table-cell office:value-type="float" office:value="42089.040819168091" table:style-name="ce10">
            <text:p>42.089</text:p>
          </table:table-cell>
          <table:table-cell office:value-type="float" office:value="64995.56126499176" table:style-name="ce10">
            <text:p>64.996</text:p>
          </table:table-cell>
          <table:table-cell office:value-type="float" office:value="1156.4000225067139" table:style-name="ce10">
            <text:p>1.156</text:p>
          </table:table-cell>
          <table:table-cell office:value-type="string" table:style-name="ce10">
            <text:p>-</text:p>
          </table:table-cell>
          <table:table-cell office:value-type="float" office:value="79491.72154712677" table:style-name="ce10">
            <text:p>79.492</text:p>
          </table:table-cell>
          <table:table-cell office:value-type="float" office:value="34629.280673980713" table:style-name="ce10">
            <text:p>34.62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90193.321755409241" table:style-name="ce10">
            <text:p>90.193</text:p>
          </table:table-cell>
          <table:table-cell office:value-type="float" office:value="27253.800530433655" table:style-name="ce10">
            <text:p>27.254</text:p>
          </table:table-cell>
          <table:table-cell office:value-type="float" office:value="354.76000690460205" table:style-name="ce10">
            <text:p>355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74732.04340076447" table:style-name="ce10">
            <text:p>174.732</text:p>
          </table:table-cell>
          <table:table-cell office:value-type="float" office:value="77629.721510887146" table:style-name="ce10">
            <text:p>77.63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02105.40393352509" table:style-name="ce10">
            <text:p>202.105</text:p>
          </table:table-cell>
          <table:table-cell office:value-type="float" office:value="36701.000714302063" table:style-name="ce10">
            <text:p>36.70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89029.081732749939" table:style-name="ce10">
            <text:p>89.029</text:p>
          </table:table-cell>
          <table:table-cell office:value-type="float" office:value="173785.36338233948" table:style-name="ce10">
            <text:p>173.785</text:p>
          </table:table-cell>
          <table:table-cell office:value-type="float" office:value="490.00000953674316" table:style-name="ce10">
            <text:p>490</text:p>
          </table:table-cell>
          <table:table-cell office:value-type="float" office:value="386.12000751495361" table:style-name="ce10">
            <text:p>386</text:p>
          </table:table-cell>
          <table:table-cell office:value-type="float" office:value="193559.80376720428" table:style-name="ce10">
            <text:p>193.560</text:p>
          </table:table-cell>
          <table:table-cell office:value-type="float" office:value="48429.640942573547" table:style-name="ce10">
            <text:p>48.43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78670.481531143188" table:style-name="ce10">
            <text:p>78.670</text:p>
          </table:table-cell>
          <table:table-cell office:value-type="float" office:value="163340.52317905426" table:style-name="ce10">
            <text:p>163.341</text:p>
          </table:table-cell>
          <table:table-cell office:value-type="float" office:value="2295.160044670105" table:style-name="ce10">
            <text:p>2.295</text:p>
          </table:table-cell>
          <table:table-cell office:value-type="float" office:value="0" table:style-name="ce10">
            <text:p>0</text:p>
          </table:table-cell>
          <table:table-cell office:value-type="float" office:value="93403.801817893982" table:style-name="ce10">
            <text:p>93.404</text:p>
          </table:table-cell>
          <table:table-cell office:value-type="float" office:value="149822.40291595459" table:style-name="ce10">
            <text:p>149.822</text:p>
          </table:table-cell>
          <table:table-cell office:value-type="float" office:value="2177.5600423812866" table:style-name="ce10">
            <text:p>2.178</text:p>
          </table:table-cell>
          <table:table-cell office:value-type="string" table:style-name="ce10">
            <text:p>-</text:p>
          </table:table-cell>
          <table:table-cell office:value-type="float" office:value="92954.961809158325" table:style-name="ce10">
            <text:p>92.955</text:p>
          </table:table-cell>
          <table:table-cell office:value-type="float" office:value="150990.56293869019" table:style-name="ce10">
            <text:p>150.99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23142.882396698" table:style-name="ce10">
            <text:p>123.143</text:p>
          </table:table-cell>
          <table:table-cell office:value-type="float" office:value="130814.32254600525" table:style-name="ce10">
            <text:p>130.814</text:p>
          </table:table-cell>
          <table:table-cell office:value-type="float" office:value="834.96001625061035" table:style-name="ce10">
            <text:p>835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47188.5267572403" table:style-name="ce10">
            <text:p>347.189</text:p>
          </table:table-cell>
          <table:table-cell office:value-type="float" office:value="119563.92232704163" table:style-name="ce10">
            <text:p>119.56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90445.72759914398" table:style-name="ce10">
            <text:p>390.446</text:p>
          </table:table-cell>
          <table:table-cell office:value-type="float" office:value="46883.200912475586" table:style-name="ce10">
            <text:p>46.88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04063.44397163391" table:style-name="ce10">
            <text:p>204.063</text:p>
          </table:table-cell>
          <table:table-cell office:value-type="float" office:value="302063.44587898254" table:style-name="ce10">
            <text:p>302.06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72903.72725772858" table:style-name="ce10">
            <text:p>372.904</text:p>
          </table:table-cell>
          <table:table-cell office:value-type="float" office:value="69768.161357879639" table:style-name="ce10">
            <text:p>69.76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36280.76265239716" table:style-name="ce10">
            <text:p>136.281</text:p>
          </table:table-cell>
          <table:table-cell office:value-type="float" office:value="298443.32580852509" table:style-name="ce10">
            <text:p>298.443</text:p>
          </table:table-cell>
          <table:table-cell office:value-type="float" office:value="28282.800550460815" table:style-name="ce10">
            <text:p>28.283</text:p>
          </table:table-cell>
          <table:table-cell office:value-type="float" office:value="0" table:style-name="ce10">
            <text:p>0</text:p>
          </table:table-cell>
          <table:table-cell office:value-type="float" office:value="196000.00381469727" table:style-name="ce10">
            <text:p>196.000</text:p>
          </table:table-cell>
          <table:table-cell office:value-type="float" office:value="259688.245054245" table:style-name="ce10">
            <text:p>259.688</text:p>
          </table:table-cell>
          <table:table-cell office:value-type="float" office:value="570.36001110076904" table:style-name="ce10">
            <text:p>570</text:p>
          </table:table-cell>
          <table:table-cell office:value-type="string" table:style-name="ce10">
            <text:p>-</text:p>
          </table:table-cell>
          <table:table-cell office:value-type="float" office:value="246209.32479190826" table:style-name="ce10">
            <text:p>246.209</text:p>
          </table:table-cell>
          <table:table-cell office:value-type="float" office:value="215937.12420272827" table:style-name="ce10">
            <text:p>215.93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58794.48503684998" table:style-name="ce10">
            <text:p>258.794</text:p>
          </table:table-cell>
          <table:table-cell office:value-type="float" office:value="204226.12397480011" table:style-name="ce10">
            <text:p>204.22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44497.08281230927" table:style-name="ce10">
            <text:p>144.497</text:p>
          </table:table-cell>
          <table:table-cell office:value-type="float" office:value="26420.800514221191" table:style-name="ce10">
            <text:p>26.42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53375.88298511505" table:style-name="ce10">
            <text:p>153.376</text:p>
          </table:table-cell>
          <table:table-cell office:value-type="float" office:value="14876.400289535522" table:style-name="ce10">
            <text:p>14.87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94734.641843795776" table:style-name="ce10">
            <text:p>94.735</text:p>
          </table:table-cell>
          <table:table-cell office:value-type="float" office:value="103188.12200832367" table:style-name="ce10">
            <text:p>103.188</text:p>
          </table:table-cell>
          <table:table-cell office:value-type="float" office:value="805.56001567840576" table:style-name="ce10">
            <text:p>806</text:p>
          </table:table-cell>
          <table:table-cell office:value-type="float" office:value="0" table:style-name="ce10">
            <text:p>0</text:p>
          </table:table-cell>
          <table:table-cell office:value-type="float" office:value="139432.44271373749" table:style-name="ce10">
            <text:p>139.432</text:p>
          </table:table-cell>
          <table:table-cell office:value-type="float" office:value="21916.720426559448" table:style-name="ce10">
            <text:p>21.91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3366.801233291626" table:style-name="ce10">
            <text:p>63.367</text:p>
          </table:table-cell>
          <table:table-cell office:value-type="float" office:value="109140.64212417603" table:style-name="ce10">
            <text:p>109.141</text:p>
          </table:table-cell>
          <table:table-cell office:value-type="float" office:value="1983.5200386047363" table:style-name="ce10">
            <text:p>1.984</text:p>
          </table:table-cell>
          <table:table-cell office:value-type="float" office:value="196.00000381469727" table:style-name="ce10">
            <text:p>196</text:p>
          </table:table-cell>
          <table:table-cell office:value-type="float" office:value="62324.081212997437" table:style-name="ce10">
            <text:p>62.324</text:p>
          </table:table-cell>
          <table:table-cell office:value-type="float" office:value="99697.361940383911" table:style-name="ce10">
            <text:p>99.697</text:p>
          </table:table-cell>
          <table:table-cell office:value-type="float" office:value="135.24000263214111" table:style-name="ce10">
            <text:p>135</text:p>
          </table:table-cell>
          <table:table-cell office:value-type="string" table:style-name="ce10">
            <text:p>-</text:p>
          </table:table-cell>
          <table:table-cell office:value-type="float" office:value="89225.081736564636" table:style-name="ce10">
            <text:p>89.225</text:p>
          </table:table-cell>
          <table:table-cell office:value-type="float" office:value="78329.441524505615" table:style-name="ce10">
            <text:p>78.32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25281.24243831635" table:style-name="ce10">
            <text:p>125.281</text:p>
          </table:table-cell>
          <table:table-cell office:value-type="float" office:value="49386.12096118927" table:style-name="ce10">
            <text:p>49.386</text:p>
          </table:table-cell>
          <table:table-cell office:value-type="float" office:value="1011.3600196838379" table:style-name="ce10">
            <text:p>1.011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247983.12482643127" table:style-name="ce10">
            <text:p>247.983</text:p>
          </table:table-cell>
          <table:table-cell office:value-type="float" office:value="114273.88222408295" table:style-name="ce10">
            <text:p>114.274</text:p>
          </table:table-cell>
          <table:table-cell office:value-type="float" office:value="188.16000366210938" table:style-name="ce10">
            <text:p>188</text:p>
          </table:table-cell>
          <table:table-cell office:value-type="string" table:style-name="ce10">
            <text:p>-</text:p>
          </table:table-cell>
          <table:table-cell office:value-type="float" office:value="321947.64626598358" table:style-name="ce10">
            <text:p>321.948</text:p>
          </table:table-cell>
          <table:table-cell office:value-type="float" office:value="36877.400717735291" table:style-name="ce10">
            <text:p>36.87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79485.841547012329" table:style-name="ce10">
            <text:p>79.486</text:p>
          </table:table-cell>
          <table:table-cell office:value-type="float" office:value="295160.32574462891" table:style-name="ce10">
            <text:p>295.160</text:p>
          </table:table-cell>
          <table:table-cell office:value-type="float" office:value="490.00000953674316" table:style-name="ce10">
            <text:p>490</text:p>
          </table:table-cell>
          <table:table-cell office:value-type="float" office:value="0" table:style-name="ce10">
            <text:p>0</text:p>
          </table:table-cell>
          <table:table-cell office:value-type="float" office:value="287453.60559463501" table:style-name="ce10">
            <text:p>287.454</text:p>
          </table:table-cell>
          <table:table-cell office:value-type="float" office:value="65699.201278686523" table:style-name="ce10">
            <text:p>65.699</text:p>
          </table:table-cell>
          <table:table-cell office:value-type="float" office:value="188.16000366210938" table:style-name="ce10">
            <text:p>188</text:p>
          </table:table-cell>
          <table:table-cell office:value-type="string" table:style-name="ce10">
            <text:p>-</text:p>
          </table:table-cell>
          <table:table-cell office:value-type="float" office:value="104252.40202903748" table:style-name="ce10">
            <text:p>104.252</text:p>
          </table:table-cell>
          <table:table-cell office:value-type="float" office:value="241862.04470729828" table:style-name="ce10">
            <text:p>241.862</text:p>
          </table:table-cell>
          <table:table-cell office:value-type="float" office:value="27049.96052646637" table:style-name="ce10">
            <text:p>27.050</text:p>
          </table:table-cell>
          <table:table-cell office:value-type="float" office:value="217.56000423431396" table:style-name="ce10">
            <text:p>218</text:p>
          </table:table-cell>
          <table:table-cell office:value-type="float" office:value="149851.80291652679" table:style-name="ce10">
            <text:p>149.852</text:p>
          </table:table-cell>
          <table:table-cell office:value-type="float" office:value="212540.44413661957" table:style-name="ce10">
            <text:p>212.540</text:p>
          </table:table-cell>
          <table:table-cell office:value-type="float" office:value="2197.1600427627563" table:style-name="ce10">
            <text:p>2.197</text:p>
          </table:table-cell>
          <table:table-cell office:value-type="string" table:style-name="ce10">
            <text:p>-</text:p>
          </table:table-cell>
          <table:table-cell office:value-type="float" office:value="182272.16354751587" table:style-name="ce10">
            <text:p>182.272</text:p>
          </table:table-cell>
          <table:table-cell office:value-type="float" office:value="181325.48352909088" table:style-name="ce10">
            <text:p>181.32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82087.92354393005" table:style-name="ce10">
            <text:p>182.088</text:p>
          </table:table-cell>
          <table:table-cell office:value-type="float" office:value="189047.88367938995" table:style-name="ce10">
            <text:p>189.048</text:p>
          </table:table-cell>
          <table:table-cell office:value-type="float" office:value="1313.2000255584717" table:style-name="ce10">
            <text:p>1.313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380773.12741088867" table:style-name="ce10">
            <text:p>380.773</text:p>
          </table:table-cell>
          <table:table-cell office:value-type="float" office:value="84023.241635322571" table:style-name="ce10">
            <text:p>84.02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93571.9276599884" table:style-name="ce10">
            <text:p>393.572</text:p>
          </table:table-cell>
          <table:table-cell office:value-type="float" office:value="48410.040942192078" table:style-name="ce10">
            <text:p>48.41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35397.96458148956" table:style-name="ce10">
            <text:p>235.398</text:p>
          </table:table-cell>
          <table:table-cell office:value-type="float" office:value="242452.00471878052" table:style-name="ce10">
            <text:p>242.452</text:p>
          </table:table-cell>
          <table:table-cell office:value-type="float" office:value="821.24001598358154" table:style-name="ce10">
            <text:p>821</text:p>
          </table:table-cell>
          <table:table-cell office:value-type="float" office:value="386.12000751495361" table:style-name="ce10">
            <text:p>386</text:p>
          </table:table-cell>
          <table:table-cell office:value-type="float" office:value="395286.927693367" table:style-name="ce10">
            <text:p>395.287</text:p>
          </table:table-cell>
          <table:table-cell office:value-type="float" office:value="48621.720946311951" table:style-name="ce10">
            <text:p>48.62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37989.88268566132" table:style-name="ce10">
            <text:p>137.990</text:p>
          </table:table-cell>
          <table:table-cell office:value-type="float" office:value="307700.40598869324" table:style-name="ce10">
            <text:p>307.700</text:p>
          </table:table-cell>
          <table:table-cell office:value-type="float" office:value="8306.4801616668701" table:style-name="ce10">
            <text:p>8.306</text:p>
          </table:table-cell>
          <table:table-cell office:value-type="float" office:value="0" table:style-name="ce10">
            <text:p>0</text:p>
          </table:table-cell>
          <table:table-cell office:value-type="float" office:value="192078.04373836517" table:style-name="ce10">
            <text:p>192.078</text:p>
          </table:table-cell>
          <table:table-cell office:value-type="float" office:value="264984.16515731812" table:style-name="ce10">
            <text:p>264.984</text:p>
          </table:table-cell>
          <table:table-cell office:value-type="float" office:value="1164.2400226593018" table:style-name="ce10">
            <text:p>1.164</text:p>
          </table:table-cell>
          <table:table-cell office:value-type="string" table:style-name="ce10">
            <text:p>-</text:p>
          </table:table-cell>
          <table:table-cell office:value-type="float" office:value="240901.64468860626" table:style-name="ce10">
            <text:p>240.902</text:p>
          </table:table-cell>
          <table:table-cell office:value-type="float" office:value="225194.20438289642" table:style-name="ce10">
            <text:p>225.19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83778.60552310944" table:style-name="ce10">
            <text:p>283.779</text:p>
          </table:table-cell>
          <table:table-cell office:value-type="float" office:value="170369.0833158493" table:style-name="ce10">
            <text:p>170.36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420078.96817588806" table:style-name="ce10">
            <text:p>420.079</text:p>
          </table:table-cell>
          <table:table-cell office:value-type="float" office:value="133983.6426076889" table:style-name="ce10">
            <text:p>133.984</text:p>
          </table:table-cell>
          <table:table-cell office:value-type="float" office:value="188.16000366210938" table:style-name="ce10">
            <text:p>188</text:p>
          </table:table-cell>
          <table:table-cell office:value-type="string" table:style-name="ce10">
            <text:p>-</text:p>
          </table:table-cell>
          <table:table-cell office:value-type="float" office:value="466129.16907215118" table:style-name="ce10">
            <text:p>466.129</text:p>
          </table:table-cell>
          <table:table-cell office:value-type="float" office:value="57508.361119270325" table:style-name="ce10">
            <text:p>57.50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37457.92462158203" table:style-name="ce10">
            <text:p>237.458</text:p>
          </table:table-cell>
          <table:table-cell office:value-type="float" office:value="354824.6869058609" table:style-name="ce10">
            <text:p>354.825</text:p>
          </table:table-cell>
          <table:table-cell office:value-type="float" office:value="956.48001861572266" table:style-name="ce10">
            <text:p>956</text:p>
          </table:table-cell>
          <table:table-cell office:value-type="float" office:value="386.12000751495361" table:style-name="ce10">
            <text:p>386</text:p>
          </table:table-cell>
          <table:table-cell office:value-type="float" office:value="446223.40868473053" table:style-name="ce10">
            <text:p>446.223</text:p>
          </table:table-cell>
          <table:table-cell office:value-type="float" office:value="79009.561537742615" table:style-name="ce10">
            <text:p>79.010</text:p>
          </table:table-cell>
          <table:table-cell office:value-type="float" office:value="188.16000366210938" table:style-name="ce10">
            <text:p>188</text:p>
          </table:table-cell>
          <table:table-cell office:value-type="string" table:style-name="ce10">
            <text:p>-</text:p>
          </table:table-cell>
          <table:table-cell office:value-type="float" office:value="159994.80311393738" table:style-name="ce10">
            <text:p>159.995</text:p>
          </table:table-cell>
          <table:table-cell office:value-type="float" office:value="359354.24699401855" table:style-name="ce10">
            <text:p>359.354</text:p>
          </table:table-cell>
          <table:table-cell office:value-type="float" office:value="28176.960548400879" table:style-name="ce10">
            <text:p>28.177</text:p>
          </table:table-cell>
          <table:table-cell office:value-type="float" office:value="217.56000423431396" table:style-name="ce10">
            <text:p>218</text:p>
          </table:table-cell>
          <table:table-cell office:value-type="float" office:value="228959.36445617676" table:style-name="ce10">
            <text:p>228.959</text:p>
          </table:table-cell>
          <table:table-cell office:value-type="float" office:value="309703.52602767944" table:style-name="ce10">
            <text:p>309.704</text:p>
          </table:table-cell>
          <table:table-cell office:value-type="float" office:value="2487.2400484085083" table:style-name="ce10">
            <text:p>2.487</text:p>
          </table:table-cell>
          <table:table-cell office:value-type="string" table:style-name="ce10">
            <text:p>-</text:p>
          </table:table-cell>
          <table:table-cell office:value-type="float" office:value="281320.76547527313" table:style-name="ce10">
            <text:p>281.321</text:p>
          </table:table-cell>
          <table:table-cell office:value-type="float" office:value="266591.36518859863" table:style-name="ce10">
            <text:p>266.59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12182.92607593536" table:style-name="ce10">
            <text:p>312.183</text:p>
          </table:table-cell>
          <table:table-cell office:value-type="float" office:value="236734.6846075058" table:style-name="ce10">
            <text:p>236.735</text:p>
          </table:table-cell>
          <table:table-cell office:value-type="float" office:value="1313.2000255584717" table:style-name="ce10">
            <text:p>1.313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186360.72362709045" table:style-name="ce10">
            <text:p>186.361</text:p>
          </table:table-cell>
          <table:table-cell office:value-type="float" office:value="75965.681478500366" table:style-name="ce10">
            <text:p>75.96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22283.60432624817" table:style-name="ce10">
            <text:p>222.284</text:p>
          </table:table-cell>
          <table:table-cell office:value-type="float" office:value="31557.960614204407" table:style-name="ce10">
            <text:p>31.55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39434.40271377563" table:style-name="ce10">
            <text:p>139.434</text:p>
          </table:table-cell>
          <table:table-cell office:value-type="float" office:value="156402.12304401398" table:style-name="ce10">
            <text:p>156.40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07166.12403202057" table:style-name="ce10">
            <text:p>207.166</text:p>
          </table:table-cell>
          <table:table-cell office:value-type="float" office:value="50064.280974388123" table:style-name="ce10">
            <text:p>50.06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89815.041748046875" table:style-name="ce10">
            <text:p>89.815</text:p>
          </table:table-cell>
          <table:table-cell office:value-type="float" office:value="167776.00326538086" table:style-name="ce10">
            <text:p>167.776</text:p>
          </table:table-cell>
          <table:table-cell office:value-type="float" office:value="4698.1200914382935" table:style-name="ce10">
            <text:p>4.698</text:p>
          </table:table-cell>
          <table:table-cell office:value-type="float" office:value="41.160000801086426" table:style-name="ce10">
            <text:p>41</text:p>
          </table:table-cell>
          <table:table-cell office:value-type="float" office:value="77749.281513214111" table:style-name="ce10">
            <text:p>77.749</text:p>
          </table:table-cell>
          <table:table-cell office:value-type="float" office:value="170459.24331760406" table:style-name="ce10">
            <text:p>170.459</text:p>
          </table:table-cell>
          <table:table-cell office:value-type="float" office:value="572.32001113891602" table:style-name="ce10">
            <text:p>572</text:p>
          </table:table-cell>
          <table:table-cell office:value-type="string" table:style-name="ce10">
            <text:p>-</text:p>
          </table:table-cell>
          <table:table-cell office:value-type="float" office:value="131566.96256065369" table:style-name="ce10">
            <text:p>131.567</text:p>
          </table:table-cell>
          <table:table-cell office:value-type="float" office:value="133201.60259246826" table:style-name="ce10">
            <text:p>133.20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67630.96326255798" table:style-name="ce10">
            <text:p>167.631</text:p>
          </table:table-cell>
          <table:table-cell office:value-type="float" office:value="114191.56222248077" table:style-name="ce10">
            <text:p>114.192</text:p>
          </table:table-cell>
          <table:table-cell office:value-type="float" office:value="350.84000682830811" table:style-name="ce10">
            <text:p>351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253263.36492919922" table:style-name="ce10">
            <text:p>253.263</text:p>
          </table:table-cell>
          <table:table-cell office:value-type="float" office:value="140665.28273773193" table:style-name="ce10">
            <text:p>140.66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55300.96691513062" table:style-name="ce10">
            <text:p>355.301</text:p>
          </table:table-cell>
          <table:table-cell office:value-type="float" office:value="47824.000930786133" table:style-name="ce10">
            <text:p>47.82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72445.521409988403" table:style-name="ce10">
            <text:p>72.446</text:p>
          </table:table-cell>
          <table:table-cell office:value-type="float" office:value="332645.32647418976" table:style-name="ce10">
            <text:p>332.645</text:p>
          </table:table-cell>
          <table:table-cell office:value-type="float" office:value="490.00000953674316" table:style-name="ce10">
            <text:p>490</text:p>
          </table:table-cell>
          <table:table-cell office:value-type="float" office:value="0" table:style-name="ce10">
            <text:p>0</text:p>
          </table:table-cell>
          <table:table-cell office:value-type="float" office:value="313870.48610877991" table:style-name="ce10">
            <text:p>313.870</text:p>
          </table:table-cell>
          <table:table-cell office:value-type="float" office:value="82645.361608505249" table:style-name="ce10">
            <text:p>82.64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13092.00220108032" table:style-name="ce10">
            <text:p>113.092</text:p>
          </table:table-cell>
          <table:table-cell office:value-type="float" office:value="270775.96527004242" table:style-name="ce10">
            <text:p>270.776</text:p>
          </table:table-cell>
          <table:table-cell office:value-type="float" office:value="28527.800555229187" table:style-name="ce10">
            <text:p>28.528</text:p>
          </table:table-cell>
          <table:table-cell office:value-type="float" office:value="221.48000431060791" table:style-name="ce10">
            <text:p>221</text:p>
          </table:table-cell>
          <table:table-cell office:value-type="float" office:value="149326.52290630341" table:style-name="ce10">
            <text:p>149.327</text:p>
          </table:table-cell>
          <table:table-cell office:value-type="float" office:value="252291.20491027832" table:style-name="ce10">
            <text:p>252.291</text:p>
          </table:table-cell>
          <table:table-cell office:value-type="float" office:value="2483.3200483322144" table:style-name="ce10">
            <text:p>2.483</text:p>
          </table:table-cell>
          <table:table-cell office:value-type="string" table:style-name="ce10">
            <text:p>-</text:p>
          </table:table-cell>
          <table:table-cell office:value-type="float" office:value="183863.68357849121" table:style-name="ce10">
            <text:p>183.864</text:p>
          </table:table-cell>
          <table:table-cell office:value-type="float" office:value="220482.3642911911" table:style-name="ce10">
            <text:p>220.48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82693.56355571747" table:style-name="ce10">
            <text:p>182.694</text:p>
          </table:table-cell>
          <table:table-cell office:value-type="float" office:value="223487.04434967041" table:style-name="ce10">
            <text:p>223.487</text:p>
          </table:table-cell>
          <table:table-cell office:value-type="float" office:value="1358.2800264358521" table:style-name="ce10">
            <text:p>1.358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201846.68392848969" table:style-name="ce10">
            <text:p>201.847</text:p>
          </table:table-cell>
          <table:table-cell office:value-type="float" office:value="52110.521014213562" table:style-name="ce10">
            <text:p>52.111</text:p>
          </table:table-cell>
          <table:table-cell office:value-type="float" office:value="188.16000366210938" table:style-name="ce10">
            <text:p>188</text:p>
          </table:table-cell>
          <table:table-cell office:value-type="string" table:style-name="ce10">
            <text:p>-</text:p>
          </table:table-cell>
          <table:table-cell office:value-type="float" office:value="222461.96432971954" table:style-name="ce10">
            <text:p>222.462</text:p>
          </table:table-cell>
          <table:table-cell office:value-type="float" office:value="24682.280480384827" table:style-name="ce10">
            <text:p>24.68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07088.52208423615" table:style-name="ce10">
            <text:p>107.089</text:p>
          </table:table-cell>
          <table:table-cell office:value-type="float" office:value="160075.1631155014" table:style-name="ce10">
            <text:p>160.075</text:p>
          </table:table-cell>
          <table:table-cell office:value-type="float" office:value="160.72000312805176" table:style-name="ce10">
            <text:p>161</text:p>
          </table:table-cell>
          <table:table-cell office:value-type="float" office:value="0" table:style-name="ce10">
            <text:p>0</text:p>
          </table:table-cell>
          <table:table-cell office:value-type="float" office:value="221826.92431735992" table:style-name="ce10">
            <text:p>221.827</text:p>
          </table:table-cell>
          <table:table-cell office:value-type="float" office:value="27432.160533905029" table:style-name="ce10">
            <text:p>27.432</text:p>
          </table:table-cell>
          <table:table-cell office:value-type="float" office:value="188.16000366210938" table:style-name="ce10">
            <text:p>188</text:p>
          </table:table-cell>
          <table:table-cell office:value-type="string" table:style-name="ce10">
            <text:p>-</text:p>
          </table:table-cell>
          <table:table-cell office:value-type="float" office:value="83731.201629638672" table:style-name="ce10">
            <text:p>83.731</text:p>
          </table:table-cell>
          <table:table-cell office:value-type="float" office:value="176548.96343612671" table:style-name="ce10">
            <text:p>176.549</text:p>
          </table:table-cell>
          <table:table-cell office:value-type="float" office:value="546.84001064300537" table:style-name="ce10">
            <text:p>547</text:p>
          </table:table-cell>
          <table:table-cell office:value-type="float" office:value="0" table:style-name="ce10">
            <text:p>0</text:p>
          </table:table-cell>
          <table:table-cell office:value-type="float" office:value="104491.52203369141" table:style-name="ce10">
            <text:p>104.492</text:p>
          </table:table-cell>
          <table:table-cell office:value-type="float" office:value="151950.9629573822" table:style-name="ce10">
            <text:p>151.951</text:p>
          </table:table-cell>
          <table:table-cell office:value-type="float" office:value="588.0000114440918" table:style-name="ce10">
            <text:p>588</text:p>
          </table:table-cell>
          <table:table-cell office:value-type="string" table:style-name="ce10">
            <text:p>-</text:p>
          </table:table-cell>
          <table:table-cell office:value-type="float" office:value="129099.32251262665" table:style-name="ce10">
            <text:p>129.099</text:p>
          </table:table-cell>
          <table:table-cell office:value-type="float" office:value="130828.04254627228" table:style-name="ce10">
            <text:p>130.82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56745.1230506897" table:style-name="ce10">
            <text:p>156.745</text:p>
          </table:table-cell>
          <table:table-cell office:value-type="float" office:value="100728.32196044922" table:style-name="ce10">
            <text:p>100.728</text:p>
          </table:table-cell>
          <table:table-cell office:value-type="float" office:value="60.760001182556152" table:style-name="ce10">
            <text:p>61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371069.16722202301" table:style-name="ce10">
            <text:p>371.069</text:p>
          </table:table-cell>
          <table:table-cell office:value-type="float" office:value="57286.881114959717" table:style-name="ce10">
            <text:p>57.28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69258.12718677521" table:style-name="ce10">
            <text:p>369.258</text:p>
          </table:table-cell>
          <table:table-cell office:value-type="float" office:value="43874.600853919983" table:style-name="ce10">
            <text:p>43.87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48947.44484519958" table:style-name="ce10">
            <text:p>248.947</text:p>
          </table:table-cell>
          <table:table-cell office:value-type="float" office:value="192101.56373882294" table:style-name="ce10">
            <text:p>192.102</text:p>
          </table:table-cell>
          <table:table-cell office:value-type="float" office:value="805.56001567840576" table:style-name="ce10">
            <text:p>806</text:p>
          </table:table-cell>
          <table:table-cell office:value-type="float" office:value="386.12000751495361" table:style-name="ce10">
            <text:p>386</text:p>
          </table:table-cell>
          <table:table-cell office:value-type="float" office:value="372088.36724185944" table:style-name="ce10">
            <text:p>372.088</text:p>
          </table:table-cell>
          <table:table-cell office:value-type="float" office:value="39154.920762062073" table:style-name="ce10">
            <text:p>39.15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36837.4026632309" table:style-name="ce10">
            <text:p>136.837</text:p>
          </table:table-cell>
          <table:table-cell office:value-type="float" office:value="282461.48549747467" table:style-name="ce10">
            <text:p>282.461</text:p>
          </table:table-cell>
          <table:table-cell office:value-type="float" office:value="266.56000518798828" table:style-name="ce10">
            <text:p>267</text:p>
          </table:table-cell>
          <table:table-cell office:value-type="float" office:value="0" table:style-name="ce10">
            <text:p>0</text:p>
          </table:table-cell>
          <table:table-cell office:value-type="float" office:value="181133.40352535248" table:style-name="ce10">
            <text:p>181.133</text:p>
          </table:table-cell>
          <table:table-cell office:value-type="float" office:value="244717.76476287842" table:style-name="ce10">
            <text:p>244.718</text:p>
          </table:table-cell>
          <table:table-cell office:value-type="float" office:value="29.40000057220459" table:style-name="ce10">
            <text:p>29</text:p>
          </table:table-cell>
          <table:table-cell office:value-type="string" table:style-name="ce10">
            <text:p>-</text:p>
          </table:table-cell>
          <table:table-cell office:value-type="float" office:value="241546.48470115662" table:style-name="ce10">
            <text:p>241.546</text:p>
          </table:table-cell>
          <table:table-cell office:value-type="float" office:value="192718.96375083923" table:style-name="ce10">
            <text:p>192.71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88815.80562114716" table:style-name="ce10">
            <text:p>288.816</text:p>
          </table:table-cell>
          <table:table-cell office:value-type="float" office:value="137200.00267028809" table:style-name="ce10">
            <text:p>137.20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35" table:number-rows-spanned="1" table:style-name="ce13"/>
          <table:covered-table-cell table:number-columns-repeated="34"/>
          <table:table-cell table:number-columns-repeated="16349"/>
        </table:table-row>
        <table:table-row table:number-rows-repeated="1048555" table:style-name="ro1">
          <table:table-cell table:number-columns-repeated="16384"/>
        </table:table-row>
      </table:table>
      <table:table table:name="B11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3" table:number-rows-spanned="1" table:style-name="ce12">
            <text:p>PROPORÇÃO PARA O INDICADOR B11 – ALUNOS, POR PRINCIPAL LOCAL DE ACESSO À INTERNET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4">
            <text:p>Total de alunos usuários de Internet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Quarto</text:p>
          </table:table-cell>
          <table:table-cell office:value-type="string" table:style-name="ce2">
            <text:p>Sala de casa ou outro lugar que não seja o quarto</text:p>
          </table:table-cell>
          <table:table-cell office:value-type="string" table:style-name="ce2">
            <text:p>Escola</text:p>
          </table:table-cell>
          <table:table-cell office:value-type="string" table:style-name="ce2">
            <text:p>Casa de outra pessoa<text:s/></text:p>
          </table:table-cell>
          <table:table-cell office:value-type="string" table:style-name="ce6">
            <text:p><text:span text:style-name="T3">Lanhouse</text:span><text:span text:style-name="T2"><text:s/>ou<text:s/></text:span><text:span text:style-name="T3">cybercafé</text:span></text:p>
          </table:table-cell>
          <table:table-cell office:value-type="string" table:style-name="ce2">
            <text:p>Telecentro</text:p>
          </table:table-cell>
          <table:table-cell office:value-type="string" table:style-name="ce2">
            <text:p>Em deslocamento</text:p>
          </table:table-cell>
          <table:table-cell office:value-type="string" table:style-name="ce2">
            <text:p>Outro local, como shopping, igreja ou lanchonete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56344.48498916626" table:style-name="ce10">
            <text:p>256.344</text:p>
          </table:table-cell>
          <table:table-cell office:value-type="float" office:value="246667.96480083466" table:style-name="ce10">
            <text:p>246.668</text:p>
          </table:table-cell>
          <table:table-cell office:value-type="float" office:value="24235.400471687317" table:style-name="ce10">
            <text:p>24.235</text:p>
          </table:table-cell>
          <table:table-cell office:value-type="float" office:value="68233.481328010559" table:style-name="ce10">
            <text:p>68.233</text:p>
          </table:table-cell>
          <table:table-cell office:value-type="float" office:value="18326.000356674194" table:style-name="ce10">
            <text:p>18.326</text:p>
          </table:table-cell>
          <table:table-cell office:value-type="float" office:value="55509.161080360413" table:style-name="ce10">
            <text:p>55.509</text:p>
          </table:table-cell>
          <table:table-cell office:value-type="float" office:value="45013.360876083374" table:style-name="ce10">
            <text:p>45.013</text:p>
          </table:table-cell>
          <table:table-cell office:value-type="float" office:value="8535.8001661300659" table:style-name="ce10">
            <text:p>8.53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45618.20283412933" table:style-name="ce10">
            <text:p>145.618</text:p>
          </table:table-cell>
          <table:table-cell office:value-type="float" office:value="121839.48237133026" table:style-name="ce10">
            <text:p>121.839</text:p>
          </table:table-cell>
          <table:table-cell office:value-type="float" office:value="13153.560256004333" table:style-name="ce10">
            <text:p>13.154</text:p>
          </table:table-cell>
          <table:table-cell office:value-type="float" office:value="48596.24094581604" table:style-name="ce10">
            <text:p>48.596</text:p>
          </table:table-cell>
          <table:table-cell office:value-type="float" office:value="7336.2801427841187" table:style-name="ce10">
            <text:p>7.336</text:p>
          </table:table-cell>
          <table:table-cell office:value-type="float" office:value="30983.680603027344" table:style-name="ce10">
            <text:p>30.984</text:p>
          </table:table-cell>
          <table:table-cell office:value-type="float" office:value="35360.360688209534" table:style-name="ce10">
            <text:p>35.360</text:p>
          </table:table-cell>
          <table:table-cell office:value-type="float" office:value="6879.600133895874" table:style-name="ce10">
            <text:p>6.88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48403.36288833618" table:style-name="ce10">
            <text:p>148.403</text:p>
          </table:table-cell>
          <table:table-cell office:value-type="float" office:value="154169.68300056458" table:style-name="ce10">
            <text:p>154.170</text:p>
          </table:table-cell>
          <table:table-cell office:value-type="float" office:value="17050.040331840515" table:style-name="ce10">
            <text:p>17.050</text:p>
          </table:table-cell>
          <table:table-cell office:value-type="float" office:value="40885.60079574585" table:style-name="ce10">
            <text:p>40.886</text:p>
          </table:table-cell>
          <table:table-cell office:value-type="float" office:value="16201.360315322876" table:style-name="ce10">
            <text:p>16.201</text:p>
          </table:table-cell>
          <table:table-cell office:value-type="float" office:value="28118.16054725647" table:style-name="ce10">
            <text:p>28.118</text:p>
          </table:table-cell>
          <table:table-cell office:value-type="float" office:value="28427.840553283691" table:style-name="ce10">
            <text:p>28.428</text:p>
          </table:table-cell>
          <table:table-cell office:value-type="float" office:value="5248.8801021575928" table:style-name="ce10">
            <text:p>5.24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1859.880425453186" table:style-name="ce10">
            <text:p>21.860</text:p>
          </table:table-cell>
          <table:table-cell office:value-type="float" office:value="38016.160739898682" table:style-name="ce10">
            <text:p>38.016</text:p>
          </table:table-cell>
          <table:table-cell office:value-type="float" office:value="3596.6000699996948" table:style-name="ce10">
            <text:p>3.597</text:p>
          </table:table-cell>
          <table:table-cell office:value-type="float" office:value="13022.240253448486" table:style-name="ce10">
            <text:p>13.022</text:p>
          </table:table-cell>
          <table:table-cell office:value-type="float" office:value="3384.9200658798218" table:style-name="ce10">
            <text:p>3.385</text:p>
          </table:table-cell>
          <table:table-cell office:value-type="float" office:value="2900.8000564575195" table:style-name="ce10">
            <text:p>2.901</text:p>
          </table:table-cell>
          <table:table-cell office:value-type="float" office:value="3943.520076751709" table:style-name="ce10">
            <text:p>3.944</text:p>
          </table:table-cell>
          <table:table-cell office:value-type="float" office:value="2710.6800527572632" table:style-name="ce10">
            <text:p>2.71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1369.40158367157" table:style-name="ce10">
            <text:p>81.369</text:p>
          </table:table-cell>
          <table:table-cell office:value-type="float" office:value="28823.76056098938" table:style-name="ce10">
            <text:p>28.824</text:p>
          </table:table-cell>
          <table:table-cell office:value-type="float" office:value="1154.4400224685669" table:style-name="ce10">
            <text:p>1.154</text:p>
          </table:table-cell>
          <table:table-cell office:value-type="float" office:value="13684.720266342163" table:style-name="ce10">
            <text:p>13.685</text:p>
          </table:table-cell>
          <table:table-cell office:value-type="float" office:value="1078.000020980835" table:style-name="ce10">
            <text:p>1.078</text:p>
          </table:table-cell>
          <table:table-cell office:value-type="float" office:value="2475.4800481796265" table:style-name="ce10">
            <text:p>2.475</text:p>
          </table:table-cell>
          <table:table-cell office:value-type="float" office:value="4061.1200790405273" table:style-name="ce10">
            <text:p>4.061</text:p>
          </table:table-cell>
          <table:table-cell office:value-type="float" office:value="1121.1200218200684" table:style-name="ce10">
            <text:p>1.12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13979.8822183609" table:style-name="ce10">
            <text:p>113.980</text:p>
          </table:table-cell>
          <table:table-cell office:value-type="float" office:value="109452.28213024139" table:style-name="ce10">
            <text:p>109.452</text:p>
          </table:table-cell>
          <table:table-cell office:value-type="float" office:value="8208.4801597595215" table:style-name="ce10">
            <text:p>8.208</text:p>
          </table:table-cell>
          <table:table-cell office:value-type="float" office:value="41816.600813865662" table:style-name="ce10">
            <text:p>41.817</text:p>
          </table:table-cell>
          <table:table-cell office:value-type="float" office:value="11636.520226478577" table:style-name="ce10">
            <text:p>11.637</text:p>
          </table:table-cell>
          <table:table-cell office:value-type="float" office:value="10225.320199012756" table:style-name="ce10">
            <text:p>10.225</text:p>
          </table:table-cell>
          <table:table-cell office:value-type="float" office:value="25844.560503005981" table:style-name="ce10">
            <text:p>25.845</text:p>
          </table:table-cell>
          <table:table-cell office:value-type="float" office:value="6046.6001176834106" table:style-name="ce10">
            <text:p>6.04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92622.92374897003" table:style-name="ce10">
            <text:p>192.623</text:p>
          </table:table-cell>
          <table:table-cell office:value-type="float" office:value="203416.64395904541" table:style-name="ce10">
            <text:p>203.417</text:p>
          </table:table-cell>
          <table:table-cell office:value-type="float" office:value="21991.200428009033" table:style-name="ce10">
            <text:p>21.991</text:p>
          </table:table-cell>
          <table:table-cell office:value-type="float" office:value="49356.720960617065" table:style-name="ce10">
            <text:p>49.357</text:p>
          </table:table-cell>
          <table:table-cell office:value-type="float" office:value="13698.440266609192" table:style-name="ce10">
            <text:p>13.698</text:p>
          </table:table-cell>
          <table:table-cell office:value-type="float" office:value="54137.161053657532" table:style-name="ce10">
            <text:p>54.137</text:p>
          </table:table-cell>
          <table:table-cell office:value-type="float" office:value="35868.0006980896" table:style-name="ce10">
            <text:p>35.868</text:p>
          </table:table-cell>
          <table:table-cell office:value-type="float" office:value="4557.0000886917114" table:style-name="ce10">
            <text:p>4.55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92294.441796302795" table:style-name="ce10">
            <text:p>92.294</text:p>
          </table:table-cell>
          <table:table-cell office:value-type="float" office:value="72182.881404876709" table:style-name="ce10">
            <text:p>72.183</text:p>
          </table:table-cell>
          <table:table-cell office:value-type="float" office:value="4702.0400915145874" table:style-name="ce10">
            <text:p>4.702</text:p>
          </table:table-cell>
          <table:table-cell office:value-type="float" office:value="10680.040207862854" table:style-name="ce10">
            <text:p>10.680</text:p>
          </table:table-cell>
          <table:table-cell office:value-type="float" office:value="372.4000072479248" table:style-name="ce10">
            <text:p>372</text:p>
          </table:table-cell>
          <table:table-cell office:value-type="float" office:value="5580.1201086044312" table:style-name="ce10">
            <text:p>5.580</text:p>
          </table:table-cell>
          <table:table-cell office:value-type="float" office:value="6303.3601226806641" table:style-name="ce10">
            <text:p>6.303</text:p>
          </table:table-cell>
          <table:table-cell office:value-type="float" office:value="2628.3600511550903" table:style-name="ce10">
            <text:p>2.62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41429.68275260925" table:style-name="ce10">
            <text:p>141.430</text:p>
          </table:table-cell>
          <table:table-cell office:value-type="float" office:value="164830.12320804596" table:style-name="ce10">
            <text:p>164.830</text:p>
          </table:table-cell>
          <table:table-cell office:value-type="float" office:value="16695.280324935913" table:style-name="ce10">
            <text:p>16.695</text:p>
          </table:table-cell>
          <table:table-cell office:value-type="float" office:value="53903.921049118042" table:style-name="ce10">
            <text:p>53.904</text:p>
          </table:table-cell>
          <table:table-cell office:value-type="float" office:value="13963.040271759033" table:style-name="ce10">
            <text:p>13.963</text:p>
          </table:table-cell>
          <table:table-cell office:value-type="float" office:value="52373.161019325256" table:style-name="ce10">
            <text:p>52.373</text:p>
          </table:table-cell>
          <table:table-cell office:value-type="float" office:value="28514.080554962158" table:style-name="ce10">
            <text:p>28.514</text:p>
          </table:table-cell>
          <table:table-cell office:value-type="float" office:value="6185.7601203918457" table:style-name="ce10">
            <text:p>6.18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223479.20434951782" table:style-name="ce10">
            <text:p>223.479</text:p>
          </table:table-cell>
          <table:table-cell office:value-type="float" office:value="182160.44354534149" table:style-name="ce10">
            <text:p>182.160</text:p>
          </table:table-cell>
          <table:table-cell office:value-type="float" office:value="17594.920342445374" table:style-name="ce10">
            <text:p>17.595</text:p>
          </table:table-cell>
          <table:table-cell office:value-type="float" office:value="47139.960917472839" table:style-name="ce10">
            <text:p>47.140</text:p>
          </table:table-cell>
          <table:table-cell office:value-type="float" office:value="12446.000242233276" table:style-name="ce10">
            <text:p>12.446</text:p>
          </table:table-cell>
          <table:table-cell office:value-type="float" office:value="19315.800375938416" table:style-name="ce10">
            <text:p>19.316</text:p>
          </table:table-cell>
          <table:table-cell office:value-type="float" office:value="25315.360492706299" table:style-name="ce10">
            <text:p>25.315</text:p>
          </table:table-cell>
          <table:table-cell office:value-type="float" office:value="4958.8000965118408" table:style-name="ce10">
            <text:p>4.95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47761.64482212067" table:style-name="ce10">
            <text:p>247.762</text:p>
          </table:table-cell>
          <table:table-cell office:value-type="float" office:value="230558.72448730469" table:style-name="ce10">
            <text:p>230.559</text:p>
          </table:table-cell>
          <table:table-cell office:value-type="float" office:value="23906.120465278625" table:style-name="ce10">
            <text:p>23.906</text:p>
          </table:table-cell>
          <table:table-cell office:value-type="float" office:value="67512.201313972473" table:style-name="ce10">
            <text:p>67.512</text:p>
          </table:table-cell>
          <table:table-cell office:value-type="float" office:value="18327.960356712341" table:style-name="ce10">
            <text:p>18.328</text:p>
          </table:table-cell>
          <table:table-cell office:value-type="float" office:value="55454.281079292297" table:style-name="ce10">
            <text:p>55.454</text:p>
          </table:table-cell>
          <table:table-cell office:value-type="float" office:value="36287.440706253052" table:style-name="ce10">
            <text:p>36.287</text:p>
          </table:table-cell>
          <table:table-cell office:value-type="float" office:value="7908.6001539230347" table:style-name="ce10">
            <text:p>7.90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116331.88226413727" table:style-name="ce10">
            <text:p>116.332</text:p>
          </table:table-cell>
          <table:table-cell office:value-type="float" office:value="122157.00237751007" table:style-name="ce10">
            <text:p>122.157</text:p>
          </table:table-cell>
          <table:table-cell office:value-type="float" office:value="4570.7200889587402" table:style-name="ce10">
            <text:p>4.571</text:p>
          </table:table-cell>
          <table:table-cell office:value-type="float" office:value="17012.800331115723" table:style-name="ce10">
            <text:p>17.013</text:p>
          </table:table-cell>
          <table:table-cell office:value-type="float" office:value="601.72001171112061" table:style-name="ce10">
            <text:p>602</text:p>
          </table:table-cell>
          <table:table-cell office:value-type="float" office:value="3337.8800649642944" table:style-name="ce10">
            <text:p>3.338</text:p>
          </table:table-cell>
          <table:table-cell office:value-type="float" office:value="26991.16052532196" table:style-name="ce10">
            <text:p>26.991</text:p>
          </table:table-cell>
          <table:table-cell office:value-type="float" office:value="3228.120062828064" table:style-name="ce10">
            <text:p>3.22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142488.08277320862" table:style-name="ce10">
            <text:p>142.488</text:p>
          </table:table-cell>
          <table:table-cell office:value-type="float" office:value="198506.84386348724" table:style-name="ce10">
            <text:p>198.507</text:p>
          </table:table-cell>
          <table:table-cell office:value-type="float" office:value="16507.120321273804" table:style-name="ce10">
            <text:p>16.507</text:p>
          </table:table-cell>
          <table:table-cell office:value-type="float" office:value="54346.881057739258" table:style-name="ce10">
            <text:p>54.347</text:p>
          </table:table-cell>
          <table:table-cell office:value-type="float" office:value="14335.440279006958" table:style-name="ce10">
            <text:p>14.335</text:p>
          </table:table-cell>
          <table:table-cell office:value-type="float" office:value="52420.201020240784" table:style-name="ce10">
            <text:p>52.420</text:p>
          </table:table-cell>
          <table:table-cell office:value-type="float" office:value="33649.280654907227" table:style-name="ce10">
            <text:p>33.649</text:p>
          </table:table-cell>
          <table:table-cell office:value-type="float" office:value="6679.6801300048828" table:style-name="ce10">
            <text:p>6.68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121520.0023651123" table:style-name="ce10">
            <text:p>121.520</text:p>
          </table:table-cell>
          <table:table-cell office:value-type="float" office:value="103976.04202365875" table:style-name="ce10">
            <text:p>103.976</text:p>
          </table:table-cell>
          <table:table-cell office:value-type="float" office:value="6822.7601327896118" table:style-name="ce10">
            <text:p>6.823</text:p>
          </table:table-cell>
          <table:table-cell office:value-type="float" office:value="29539.160574913025" table:style-name="ce10">
            <text:p>29.539</text:p>
          </table:table-cell>
          <table:table-cell office:value-type="float" office:value="4245.3600826263428" table:style-name="ce10">
            <text:p>4.245</text:p>
          </table:table-cell>
          <table:table-cell office:value-type="float" office:value="11908.960231781006" table:style-name="ce10">
            <text:p>11.909</text:p>
          </table:table-cell>
          <table:table-cell office:value-type="float" office:value="23925.720465660095" table:style-name="ce10">
            <text:p>23.926</text:p>
          </table:table-cell>
          <table:table-cell office:value-type="float" office:value="2904.7200565338135" table:style-name="ce10">
            <text:p>2.90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219478.84427165985" table:style-name="ce10">
            <text:p>219.479</text:p>
          </table:table-cell>
          <table:table-cell office:value-type="float" office:value="162270.36315822601" table:style-name="ce10">
            <text:p>162.270</text:p>
          </table:table-cell>
          <table:table-cell office:value-type="float" office:value="17065.720332145691" table:style-name="ce10">
            <text:p>17.066</text:p>
          </table:table-cell>
          <table:table-cell office:value-type="float" office:value="41865.600814819336" table:style-name="ce10">
            <text:p>41.866</text:p>
          </table:table-cell>
          <table:table-cell office:value-type="float" office:value="11221.000218391418" table:style-name="ce10">
            <text:p>11.221</text:p>
          </table:table-cell>
          <table:table-cell office:value-type="float" office:value="15444.800300598145" table:style-name="ce10">
            <text:p>15.445</text:p>
          </table:table-cell>
          <table:table-cell office:value-type="float" office:value="22208.760432243347" table:style-name="ce10">
            <text:p>22.209</text:p>
          </table:table-cell>
          <table:table-cell office:value-type="float" office:value="4825.5200939178467" table:style-name="ce10">
            <text:p>4.82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3"/>
          <table:covered-table-cell table:number-columns-repeated="12"/>
          <table:table-cell table:number-columns-repeated="16371"/>
        </table:table-row>
        <table:table-row table:number-rows-repeated="1048556" table:style-name="ro1">
          <table:table-cell table:number-columns-repeated="16384"/>
        </table:table-row>
      </table:table>
      <table:table table:name="B10A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8" table:number-rows-spanned="1" table:style-name="ce12">
            <text:p>PROPORÇÃO PARA O INDICADOR B10A – ALUNOS, POR LOCAIS EXCLUSIVOS E SIMULTÂNEOS DE ACESSO À INTERNET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4">
            <text:p>Total de alunos usuários de Internet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Não acessaram a Internet no domicílio</text:p>
          </table:table-cell>
          <table:table-cell office:value-type="string" table:style-name="ce2">
            <text:p>Acessaram a Internet apenas na escola</text:p>
          </table:table-cell>
          <table:table-cell office:value-type="string" table:style-name="ce2">
            <text:p>Acessaram a Internet apenas na casa de outra pessoa</text:p>
          </table:table-cell>
          <table:table-cell office:value-type="string" table:style-name="ce2">
            <text:p>Acessaram a Internet em casa e na escola</text:p>
          </table:table-cell>
          <table:table-cell office:value-type="string" table:style-name="ce2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6658.1201295852661" table:style-name="ce10">
            <text:p>6.658</text:p>
          </table:table-cell>
          <table:table-cell office:value-type="string" table:style-name="ce10">
            <text:p>-</text:p>
          </table:table-cell>
          <table:table-cell office:value-type="float" office:value="27012.720525741577" table:style-name="ce10">
            <text:p>27.013</text:p>
          </table:table-cell>
          <table:table-cell office:value-type="float" office:value="502367.60977745056" table:style-name="ce10">
            <text:p>502.368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992.9200582504272" table:style-name="ce10">
            <text:p>2.993</text:p>
          </table:table-cell>
          <table:table-cell office:value-type="string" table:style-name="ce10">
            <text:p>-</text:p>
          </table:table-cell>
          <table:table-cell office:value-type="float" office:value="16720.760325431824" table:style-name="ce10">
            <text:p>16.721</text:p>
          </table:table-cell>
          <table:table-cell office:value-type="float" office:value="261428.72508811951" table:style-name="ce10">
            <text:p>261.429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5997.6001167297363" table:style-name="ce10">
            <text:p>5.998</text:p>
          </table:table-cell>
          <table:table-cell office:value-type="string" table:style-name="ce10">
            <text:p>-</text:p>
          </table:table-cell>
          <table:table-cell office:value-type="float" office:value="21656.040421485901" table:style-name="ce10">
            <text:p>21.656</text:p>
          </table:table-cell>
          <table:table-cell office:value-type="float" office:value="273196.56531715393" table:style-name="ce10">
            <text:p>273.197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438.240047454834" table:style-name="ce10">
            <text:p>2.438</text:p>
          </table:table-cell>
          <table:table-cell office:value-type="string" table:style-name="ce10">
            <text:p>-</text:p>
          </table:table-cell>
          <table:table-cell office:value-type="float" office:value="4421.7600860595703" table:style-name="ce10">
            <text:p>4.422</text:p>
          </table:table-cell>
          <table:table-cell office:value-type="float" office:value="57957.201128005981" table:style-name="ce10">
            <text:p>57.957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39.04000854492188" table:style-name="ce10">
            <text:p>439</text:p>
          </table:table-cell>
          <table:table-cell office:value-type="string" table:style-name="ce10">
            <text:p>-</text:p>
          </table:table-cell>
          <table:table-cell office:value-type="float" office:value="6660.0801296234131" table:style-name="ce10">
            <text:p>6.660</text:p>
          </table:table-cell>
          <table:table-cell office:value-type="float" office:value="97351.241894721985" table:style-name="ce10">
            <text:p>97.351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6107.3601188659668" table:style-name="ce10">
            <text:p>6.107</text:p>
          </table:table-cell>
          <table:table-cell office:value-type="string" table:style-name="ce10">
            <text:p>-</text:p>
          </table:table-cell>
          <table:table-cell office:value-type="float" office:value="19674.480382919312" table:style-name="ce10">
            <text:p>19.674</text:p>
          </table:table-cell>
          <table:table-cell office:value-type="float" office:value="215229.56418895721" table:style-name="ce10">
            <text:p>215.230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736.96001434326172" table:style-name="ce10">
            <text:p>737</text:p>
          </table:table-cell>
          <table:table-cell office:value-type="string" table:style-name="ce10">
            <text:p>-</text:p>
          </table:table-cell>
          <table:table-cell office:value-type="float" office:value="15484.000301361084" table:style-name="ce10">
            <text:p>15.484</text:p>
          </table:table-cell>
          <table:table-cell office:value-type="float" office:value="411080.60800075531" table:style-name="ce10">
            <text:p>411.081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80.16001129150391" table:style-name="ce10">
            <text:p>580</text:p>
          </table:table-cell>
          <table:table-cell office:value-type="string" table:style-name="ce10">
            <text:p>-</text:p>
          </table:table-cell>
          <table:table-cell office:value-type="float" office:value="6238.680121421814" table:style-name="ce10">
            <text:p>6.239</text:p>
          </table:table-cell>
          <table:table-cell office:value-type="float" office:value="155645.56302928925" table:style-name="ce10">
            <text:p>155.646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4415.8800859451294" table:style-name="ce10">
            <text:p>4.416</text:p>
          </table:table-cell>
          <table:table-cell office:value-type="string" table:style-name="ce10">
            <text:p>-</text:p>
          </table:table-cell>
          <table:table-cell office:value-type="float" office:value="18453.400359153748" table:style-name="ce10">
            <text:p>18.453</text:p>
          </table:table-cell>
          <table:table-cell office:value-type="float" office:value="333315.64648723602" table:style-name="ce10">
            <text:p>333.316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5043.0800981521606" table:style-name="ce10">
            <text:p>5.043</text:p>
          </table:table-cell>
          <table:table-cell office:value-type="string" table:style-name="ce10">
            <text:p>-</text:p>
          </table:table-cell>
          <table:table-cell office:value-type="float" office:value="15137.08029460907" table:style-name="ce10">
            <text:p>15.137</text:p>
          </table:table-cell>
          <table:table-cell office:value-type="float" office:value="420008.40817451477" table:style-name="ce10">
            <text:p>420.008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6658.1201295852661" table:style-name="ce10">
            <text:p>6.658</text:p>
          </table:table-cell>
          <table:table-cell office:value-type="string" table:style-name="ce10">
            <text:p>-</text:p>
          </table:table-cell>
          <table:table-cell office:value-type="float" office:value="23378.88045501709" table:style-name="ce10">
            <text:p>23.379</text:p>
          </table:table-cell>
          <table:table-cell office:value-type="float" office:value="490393.96954441071" table:style-name="ce10">
            <text:p>490.394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39.200000762939453" table:style-name="ce10">
            <text:p>39</text:p>
          </table:table-cell>
          <table:table-cell office:value-type="string" table:style-name="ce10">
            <text:p>-</text:p>
          </table:table-cell>
          <table:table-cell office:value-type="float" office:value="14607.880284309387" table:style-name="ce10">
            <text:p>14.608</text:p>
          </table:table-cell>
          <table:table-cell office:value-type="float" office:value="232489.32452487946" table:style-name="ce10">
            <text:p>232.489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4317.8800840377808" table:style-name="ce10">
            <text:p>4.318</text:p>
          </table:table-cell>
          <table:table-cell office:value-type="string" table:style-name="ce10">
            <text:p>-</text:p>
          </table:table-cell>
          <table:table-cell office:value-type="float" office:value="24684.240480422974" table:style-name="ce10">
            <text:p>24.684</text:p>
          </table:table-cell>
          <table:table-cell office:value-type="float" office:value="367768.52715778351" table:style-name="ce10">
            <text:p>367.769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1201.4800233840942" table:style-name="ce10">
            <text:p>1.201</text:p>
          </table:table-cell>
          <table:table-cell office:value-type="string" table:style-name="ce10">
            <text:p>-</text:p>
          </table:table-cell>
          <table:table-cell office:value-type="float" office:value="6601.2801284790039" table:style-name="ce10">
            <text:p>6.601</text:p>
          </table:table-cell>
          <table:table-cell office:value-type="float" office:value="237947.92463111877" table:style-name="ce10">
            <text:p>237.948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4984.2800970077515" table:style-name="ce10">
            <text:p>4.984</text:p>
          </table:table-cell>
          <table:table-cell office:value-type="string" table:style-name="ce10">
            <text:p>-</text:p>
          </table:table-cell>
          <table:table-cell office:value-type="float" office:value="11844.280230522156" table:style-name="ce10">
            <text:p>11.844</text:p>
          </table:table-cell>
          <table:table-cell office:value-type="float" office:value="393646.40766143799" table:style-name="ce10">
            <text:p>393.646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3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B15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7" table:number-rows-spanned="1" table:style-name="ce12">
            <text:p>PROPORÇÃO PARA O INDICADOR B15 – ALUNOS, POR EQUIPAMENTOS UTILIZADOS PARA ACESSAR A INTERNET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7" table:number-rows-spanned="1" table:style-name="ce14">
            <text:p>Total de alunos usuários de Internet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5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15">
            <text:p>Celular</text:p>
          </table:table-cell>
          <table:covered-table-cell table:number-columns-repeated="3"/>
          <table:table-cell office:value-type="string" table:number-columns-spanned="4" table:number-rows-spanned="1" table:style-name="ce15">
            <text:p>Videogame</text:p>
          </table:table-cell>
          <table:covered-table-cell table:number-columns-repeated="3"/>
          <table:table-cell office:value-type="string" table:number-columns-spanned="4" table:number-rows-spanned="1" table:style-name="ce15">
            <text:p>Televisão</text:p>
          </table:table-cell>
          <table:covered-table-cell table:number-columns-repeated="3"/>
          <table:table-cell office:value-type="string" table:number-columns-spanned="4" table:number-rows-spanned="1" table:style-name="ce18">
            <text:p>Tablet</text:p>
          </table:table-cell>
          <table:covered-table-cell table:number-columns-repeated="3"/>
          <table:table-cell table:number-columns-repeated="16358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334052.60650157928" table:style-name="ce10">
            <text:p>334.053</text:p>
          </table:table-cell>
          <table:table-cell office:value-type="float" office:value="244282.64475440979" table:style-name="ce10">
            <text:p>244.283</text:p>
          </table:table-cell>
          <table:table-cell office:value-type="float" office:value="184.24000358581543" table:style-name="ce10">
            <text:p>184</text:p>
          </table:table-cell>
          <table:table-cell office:value-type="string" table:style-name="ce10">
            <text:p>-</text:p>
          </table:table-cell>
          <table:table-cell office:value-type="float" office:value="293125.84570503235" table:style-name="ce10">
            <text:p>293.126</text:p>
          </table:table-cell>
          <table:table-cell office:value-type="float" office:value="263504.36512851715" table:style-name="ce10">
            <text:p>263.504</text:p>
          </table:table-cell>
          <table:table-cell office:value-type="float" office:value="147.00000286102295" table:style-name="ce10">
            <text:p>147</text:p>
          </table:table-cell>
          <table:table-cell office:value-type="string" table:style-name="ce10">
            <text:p>-</text:p>
          </table:table-cell>
          <table:table-cell office:value-type="float" office:value="503241.76979446411" table:style-name="ce10">
            <text:p>503.242</text:p>
          </table:table-cell>
          <table:table-cell office:value-type="float" office:value="29893.920581817627" table:style-name="ce10">
            <text:p>29.89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41883.6047077179" table:style-name="ce10">
            <text:p>241.884</text:p>
          </table:table-cell>
          <table:table-cell office:value-type="float" office:value="320936.28624629974" table:style-name="ce10">
            <text:p>320.936</text:p>
          </table:table-cell>
          <table:table-cell office:value-type="float" office:value="6573.8401279449463" table:style-name="ce10">
            <text:p>6.574</text:p>
          </table:table-cell>
          <table:table-cell office:value-type="float" office:value="129.3600025177002" table:style-name="ce10">
            <text:p>129</text:p>
          </table:table-cell>
          <table:table-cell office:value-type="float" office:value="253249.64492893219" table:style-name="ce10">
            <text:p>253.250</text:p>
          </table:table-cell>
          <table:table-cell office:value-type="float" office:value="322273.00627231598" table:style-name="ce10">
            <text:p>322.273</text:p>
          </table:table-cell>
          <table:table-cell office:value-type="float" office:value="540.96001052856445" table:style-name="ce10">
            <text:p>541</text:p>
          </table:table-cell>
          <table:table-cell office:value-type="string" table:style-name="ce10">
            <text:p>-</text:p>
          </table:table-cell>
          <table:table-cell office:value-type="float" office:value="272530.16530418396" table:style-name="ce10">
            <text:p>272.530</text:p>
          </table:table-cell>
          <table:table-cell office:value-type="float" office:value="303329.60590362549" table:style-name="ce10">
            <text:p>303.330</text:p>
          </table:table-cell>
          <table:table-cell office:value-type="float" office:value="7822.3601522445679" table:style-name="ce10">
            <text:p>7.822</text:p>
          </table:table-cell>
          <table:table-cell office:value-type="float" office:value="168.56000328063965" table:style-name="ce10">
            <text:p>169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64943.80321025848" table:style-name="ce10">
            <text:p>164.944</text:p>
          </table:table-cell>
          <table:table-cell office:value-type="float" office:value="154036.40299797058" table:style-name="ce10">
            <text:p>154.03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58195.52307891846" table:style-name="ce10">
            <text:p>158.196</text:p>
          </table:table-cell>
          <table:table-cell office:value-type="float" office:value="142917.32278156281" table:style-name="ce10">
            <text:p>142.917</text:p>
          </table:table-cell>
          <table:table-cell office:value-type="float" office:value="113.68000221252441" table:style-name="ce10">
            <text:p>114</text:p>
          </table:table-cell>
          <table:table-cell office:value-type="string" table:style-name="ce10">
            <text:p>-</text:p>
          </table:table-cell>
          <table:table-cell office:value-type="float" office:value="259790.16505622864" table:style-name="ce10">
            <text:p>259.790</text:p>
          </table:table-cell>
          <table:table-cell office:value-type="float" office:value="22053.920429229736" table:style-name="ce10">
            <text:p>22.05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91418.321779251099" table:style-name="ce10">
            <text:p>91.418</text:p>
          </table:table-cell>
          <table:table-cell office:value-type="float" office:value="216137.04420661926" table:style-name="ce10">
            <text:p>216.137</text:p>
          </table:table-cell>
          <table:table-cell office:value-type="float" office:value="6573.8401279449463" table:style-name="ce10">
            <text:p>6.574</text:p>
          </table:table-cell>
          <table:table-cell office:value-type="float" office:value="0" table:style-name="ce10">
            <text:p>0</text:p>
          </table:table-cell>
          <table:table-cell office:value-type="float" office:value="149453.92290878296" table:style-name="ce10">
            <text:p>149.454</text:p>
          </table:table-cell>
          <table:table-cell office:value-type="float" office:value="171717.56334209442" table:style-name="ce10">
            <text:p>171.718</text:p>
          </table:table-cell>
          <table:table-cell office:value-type="float" office:value="482.16000938415527" table:style-name="ce10">
            <text:p>482</text:p>
          </table:table-cell>
          <table:table-cell office:value-type="string" table:style-name="ce10">
            <text:p>-</text:p>
          </table:table-cell>
          <table:table-cell office:value-type="float" office:value="144069.80280399323" table:style-name="ce10">
            <text:p>144.070</text:p>
          </table:table-cell>
          <table:table-cell office:value-type="float" office:value="166456.92323970795" table:style-name="ce10">
            <text:p>166.457</text:p>
          </table:table-cell>
          <table:table-cell office:value-type="float" office:value="2918.4400568008423" table:style-name="ce10">
            <text:p>2.918</text:p>
          </table:table-cell>
          <table:table-cell office:value-type="float" office:value="168.56000328063965" table:style-name="ce10">
            <text:p>169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99743.60388755798" table:style-name="ce10">
            <text:p>199.744</text:p>
          </table:table-cell>
          <table:table-cell office:value-type="float" office:value="123256.56239891052" table:style-name="ce10">
            <text:p>123.257</text:p>
          </table:table-cell>
          <table:table-cell office:value-type="float" office:value="184.24000358581543" table:style-name="ce10">
            <text:p>184</text:p>
          </table:table-cell>
          <table:table-cell office:value-type="string" table:style-name="ce10">
            <text:p>-</text:p>
          </table:table-cell>
          <table:table-cell office:value-type="float" office:value="164371.48319911957" table:style-name="ce10">
            <text:p>164.371</text:p>
          </table:table-cell>
          <table:table-cell office:value-type="float" office:value="150300.64292526245" table:style-name="ce10">
            <text:p>150.301</text:p>
          </table:table-cell>
          <table:table-cell office:value-type="float" office:value="92.120001792907715" table:style-name="ce10">
            <text:p>92</text:p>
          </table:table-cell>
          <table:table-cell office:value-type="string" table:style-name="ce10">
            <text:p>-</text:p>
          </table:table-cell>
          <table:table-cell office:value-type="float" office:value="277447.80539989471" table:style-name="ce10">
            <text:p>277.448</text:p>
          </table:table-cell>
          <table:table-cell office:value-type="float" office:value="19460.840378761292" table:style-name="ce10">
            <text:p>19.46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75692.44341945648" table:style-name="ce10">
            <text:p>175.692</text:p>
          </table:table-cell>
          <table:table-cell office:value-type="float" office:value="143944.36280155182" table:style-name="ce10">
            <text:p>143.944</text:p>
          </table:table-cell>
          <table:table-cell office:value-type="float" office:value="0" table:style-name="ce10">
            <text:p>0</text:p>
          </table:table-cell>
          <table:table-cell office:value-type="float" office:value="129.3600025177002" table:style-name="ce10">
            <text:p>129</text:p>
          </table:table-cell>
          <table:table-cell office:value-type="float" office:value="138054.56268692017" table:style-name="ce10">
            <text:p>138.055</text:p>
          </table:table-cell>
          <table:table-cell office:value-type="float" office:value="193469.64376544952" table:style-name="ce10">
            <text:p>193.470</text:p>
          </table:table-cell>
          <table:table-cell office:value-type="float" office:value="243.04000473022461" table:style-name="ce10">
            <text:p>243</text:p>
          </table:table-cell>
          <table:table-cell office:value-type="string" table:style-name="ce10">
            <text:p>-</text:p>
          </table:table-cell>
          <table:table-cell office:value-type="float" office:value="158066.16307640076" table:style-name="ce10">
            <text:p>158.066</text:p>
          </table:table-cell>
          <table:table-cell office:value-type="float" office:value="179659.48349666595" table:style-name="ce10">
            <text:p>179.659</text:p>
          </table:table-cell>
          <table:table-cell office:value-type="float" office:value="7302.9601421356201" table:style-name="ce10">
            <text:p>7.303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2916.320446014404" table:style-name="ce10">
            <text:p>22.916</text:p>
          </table:table-cell>
          <table:table-cell office:value-type="float" office:value="44742.880870819092" table:style-name="ce10">
            <text:p>44.74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1609.000420570374" table:style-name="ce10">
            <text:p>21.609</text:p>
          </table:table-cell>
          <table:table-cell office:value-type="float" office:value="42588.840828895569" table:style-name="ce10">
            <text:p>42.58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56990.921109199524" table:style-name="ce10">
            <text:p>56.991</text:p>
          </table:table-cell>
          <table:table-cell office:value-type="float" office:value="4157.160080909729" table:style-name="ce10">
            <text:p>4.15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8761.120365142822" table:style-name="ce10">
            <text:p>18.761</text:p>
          </table:table-cell>
          <table:table-cell office:value-type="float" office:value="45485.720885276794" table:style-name="ce10">
            <text:p>45.48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5656.480304718018" table:style-name="ce10">
            <text:p>15.656</text:p>
          </table:table-cell>
          <table:table-cell office:value-type="float" office:value="49423.360961914063" table:style-name="ce10">
            <text:p>49.42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5190.000295639038" table:style-name="ce10">
            <text:p>15.190</text:p>
          </table:table-cell>
          <table:table-cell office:value-type="float" office:value="49478.240962982178" table:style-name="ce10">
            <text:p>49.478</text:p>
          </table:table-cell>
          <table:table-cell office:value-type="float" office:value="0" table:style-name="ce10">
            <text:p>0</text:p>
          </table:table-cell>
          <table:table-cell office:value-type="float" office:value="168.56000328063965" table:style-name="ce10">
            <text:p>169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5199.241658210754" table:style-name="ce10">
            <text:p>85.199</text:p>
          </table:table-cell>
          <table:table-cell office:value-type="float" office:value="35487.760690689087" table:style-name="ce10">
            <text:p>35.488</text:p>
          </table:table-cell>
          <table:table-cell office:value-type="float" office:value="184.24000358581543" table:style-name="ce10">
            <text:p>184</text:p>
          </table:table-cell>
          <table:table-cell office:value-type="string" table:style-name="ce10">
            <text:p>-</text:p>
          </table:table-cell>
          <table:table-cell office:value-type="float" office:value="58008.161128997803" table:style-name="ce10">
            <text:p>58.008</text:p>
          </table:table-cell>
          <table:table-cell office:value-type="float" office:value="45615.080887794495" table:style-name="ce10">
            <text:p>45.615</text:p>
          </table:table-cell>
          <table:table-cell office:value-type="float" office:value="113.68000221252441" table:style-name="ce10">
            <text:p>114</text:p>
          </table:table-cell>
          <table:table-cell office:value-type="string" table:style-name="ce10">
            <text:p>-</text:p>
          </table:table-cell>
          <table:table-cell office:value-type="float" office:value="96141.921871185303" table:style-name="ce10">
            <text:p>96.142</text:p>
          </table:table-cell>
          <table:table-cell office:value-type="float" office:value="8984.6401748657227" table:style-name="ce10">
            <text:p>8.98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51332.400999069214" table:style-name="ce10">
            <text:p>51.332</text:p>
          </table:table-cell>
          <table:table-cell office:value-type="float" office:value="57939.561127662659" table:style-name="ce10">
            <text:p>57.940</text:p>
          </table:table-cell>
          <table:table-cell office:value-type="float" office:value="113.68000221252441" table:style-name="ce10">
            <text:p>114</text:p>
          </table:table-cell>
          <table:table-cell office:value-type="float" office:value="0" table:style-name="ce10">
            <text:p>0</text:p>
          </table:table-cell>
          <table:table-cell office:value-type="float" office:value="70413.001370429993" table:style-name="ce10">
            <text:p>70.413</text:p>
          </table:table-cell>
          <table:table-cell office:value-type="float" office:value="41816.600813865662" table:style-name="ce10">
            <text:p>41.817</text:p>
          </table:table-cell>
          <table:table-cell office:value-type="float" office:value="268.52000522613525" table:style-name="ce10">
            <text:p>269</text:p>
          </table:table-cell>
          <table:table-cell office:value-type="string" table:style-name="ce10">
            <text:p>-</text:p>
          </table:table-cell>
          <table:table-cell office:value-type="float" office:value="56106.961091995239" table:style-name="ce10">
            <text:p>56.107</text:p>
          </table:table-cell>
          <table:table-cell office:value-type="float" office:value="57067.361110687256" table:style-name="ce10">
            <text:p>57.067</text:p>
          </table:table-cell>
          <table:table-cell office:value-type="float" office:value="113.68000221252441" table:style-name="ce10">
            <text:p>114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38805.24270153046" table:style-name="ce10">
            <text:p>138.805</text:p>
          </table:table-cell>
          <table:table-cell office:value-type="float" office:value="124444.32242202759" table:style-name="ce10">
            <text:p>124.44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16863.0422744751" table:style-name="ce10">
            <text:p>116.863</text:p>
          </table:table-cell>
          <table:table-cell office:value-type="float" office:value="127960.56249046326" table:style-name="ce10">
            <text:p>127.96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19761.08427715302" table:style-name="ce10">
            <text:p>219.761</text:p>
          </table:table-cell>
          <table:table-cell office:value-type="float" office:value="13955.200271606445" table:style-name="ce10">
            <text:p>13.95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76428.241487503052" table:style-name="ce10">
            <text:p>76.428</text:p>
          </table:table-cell>
          <table:table-cell office:value-type="float" office:value="171929.24334621429" table:style-name="ce10">
            <text:p>171.92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88731.161726951599" table:style-name="ce10">
            <text:p>88.731</text:p>
          </table:table-cell>
          <table:table-cell office:value-type="float" office:value="158746.28308963776" table:style-name="ce10">
            <text:p>158.74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17817.56229305267" table:style-name="ce10">
            <text:p>117.818</text:p>
          </table:table-cell>
          <table:table-cell office:value-type="float" office:value="138962.04270458221" table:style-name="ce10">
            <text:p>138.96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61038.68508052826" table:style-name="ce10">
            <text:p>261.039</text:p>
          </table:table-cell>
          <table:table-cell office:value-type="float" office:value="195747.16380977631" table:style-name="ce10">
            <text:p>195.74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38884.80464935303" table:style-name="ce10">
            <text:p>238.885</text:p>
          </table:table-cell>
          <table:table-cell office:value-type="float" office:value="212736.44414043427" table:style-name="ce10">
            <text:p>212.736</text:p>
          </table:table-cell>
          <table:table-cell office:value-type="float" office:value="92.120001792907715" table:style-name="ce10">
            <text:p>92</text:p>
          </table:table-cell>
          <table:table-cell office:value-type="string" table:style-name="ce10">
            <text:p>-</text:p>
          </table:table-cell>
          <table:table-cell office:value-type="float" office:value="410870.88799667358" table:style-name="ce10">
            <text:p>410.871</text:p>
          </table:table-cell>
          <table:table-cell office:value-type="float" office:value="22108.800430297852" table:style-name="ce10">
            <text:p>22.10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13788.96416091919" table:style-name="ce10">
            <text:p>213.789</text:p>
          </table:table-cell>
          <table:table-cell office:value-type="float" office:value="240693.88468456268" table:style-name="ce10">
            <text:p>240.694</text:p>
          </table:table-cell>
          <table:table-cell office:value-type="float" office:value="6573.8401279449463" table:style-name="ce10">
            <text:p>6.574</text:p>
          </table:table-cell>
          <table:table-cell office:value-type="float" office:value="129.3600025177002" table:style-name="ce10">
            <text:p>129</text:p>
          </table:table-cell>
          <table:table-cell office:value-type="float" office:value="213677.24415874481" table:style-name="ce10">
            <text:p>213.677</text:p>
          </table:table-cell>
          <table:table-cell office:value-type="float" office:value="250821.20488166809" table:style-name="ce10">
            <text:p>250.82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26983.68441772461" table:style-name="ce10">
            <text:p>226.984</text:p>
          </table:table-cell>
          <table:table-cell office:value-type="float" office:value="238406.56464004517" table:style-name="ce10">
            <text:p>238.407</text:p>
          </table:table-cell>
          <table:table-cell office:value-type="float" office:value="7820.4001522064209" table:style-name="ce10">
            <text:p>7.820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28060.52249240875" table:style-name="ce10">
            <text:p>128.061</text:p>
          </table:table-cell>
          <table:table-cell office:value-type="float" office:value="51087.400994300842" table:style-name="ce10">
            <text:p>51.08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06622.04207515717" table:style-name="ce10">
            <text:p>106.622</text:p>
          </table:table-cell>
          <table:table-cell office:value-type="float" office:value="62527.921216964722" table:style-name="ce10">
            <text:p>62.52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53787.48299312592" table:style-name="ce10">
            <text:p>153.787</text:p>
          </table:table-cell>
          <table:table-cell office:value-type="float" office:value="10587.920206069946" table:style-name="ce10">
            <text:p>10.58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63039.481226921082" table:style-name="ce10">
            <text:p>63.039</text:p>
          </table:table-cell>
          <table:table-cell office:value-type="float" office:value="100406.88195419312" table:style-name="ce10">
            <text:p>100.40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73492.161430358887" table:style-name="ce10">
            <text:p>73.492</text:p>
          </table:table-cell>
          <table:table-cell office:value-type="float" office:value="107498.16209220886" table:style-name="ce10">
            <text:p>107.498</text:p>
          </table:table-cell>
          <table:table-cell office:value-type="float" office:value="468.44000911712646" table:style-name="ce10">
            <text:p>468</text:p>
          </table:table-cell>
          <table:table-cell office:value-type="string" table:style-name="ce10">
            <text:p>-</text:p>
          </table:table-cell>
          <table:table-cell office:value-type="float" office:value="74107.601442337036" table:style-name="ce10">
            <text:p>74.108</text:p>
          </table:table-cell>
          <table:table-cell office:value-type="float" office:value="100775.36196136475" table:style-name="ce10">
            <text:p>100.77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83132.60356426239" table:style-name="ce10">
            <text:p>183.133</text:p>
          </table:table-cell>
          <table:table-cell office:value-type="float" office:value="185827.60361671448" table:style-name="ce10">
            <text:p>185.82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53230.84298229218" table:style-name="ce10">
            <text:p>153.231</text:p>
          </table:table-cell>
          <table:table-cell office:value-type="float" office:value="208267.64405345917" table:style-name="ce10">
            <text:p>208.268</text:p>
          </table:table-cell>
          <table:table-cell office:value-type="float" office:value="92.120001792907715" table:style-name="ce10">
            <text:p>92</text:p>
          </table:table-cell>
          <table:table-cell office:value-type="string" table:style-name="ce10">
            <text:p>-</text:p>
          </table:table-cell>
          <table:table-cell office:value-type="float" office:value="332057.32646274567" table:style-name="ce10">
            <text:p>332.057</text:p>
          </table:table-cell>
          <table:table-cell office:value-type="float" office:value="20374.200396537781" table:style-name="ce10">
            <text:p>20.37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45812.24283790588" table:style-name="ce10">
            <text:p>145.812</text:p>
          </table:table-cell>
          <table:table-cell office:value-type="float" office:value="220386.3242893219" table:style-name="ce10">
            <text:p>220.386</text:p>
          </table:table-cell>
          <table:table-cell office:value-type="float" office:value="0" table:style-name="ce10">
            <text:p>0</text:p>
          </table:table-cell>
          <table:table-cell office:value-type="float" office:value="129.3600025177002" table:style-name="ce10">
            <text:p>129</text:p>
          </table:table-cell>
          <table:table-cell office:value-type="float" office:value="167787.76326560974" table:style-name="ce10">
            <text:p>167.788</text:p>
          </table:table-cell>
          <table:table-cell office:value-type="float" office:value="215948.88420295715" table:style-name="ce10">
            <text:p>215.94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86754.683634758" table:style-name="ce10">
            <text:p>186.755</text:p>
          </table:table-cell>
          <table:table-cell office:value-type="float" office:value="191052.96371841431" table:style-name="ce10">
            <text:p>191.053</text:p>
          </table:table-cell>
          <table:table-cell office:value-type="float" office:value="7302.9601421356201" table:style-name="ce10">
            <text:p>7.303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248200.68483066559" table:style-name="ce10">
            <text:p>248.201</text:p>
          </table:table-cell>
          <table:table-cell office:value-type="float" office:value="207979.52404785156" table:style-name="ce10">
            <text:p>207.980</text:p>
          </table:table-cell>
          <table:table-cell office:value-type="float" office:value="184.24000358581543" table:style-name="ce10">
            <text:p>184</text:p>
          </table:table-cell>
          <table:table-cell office:value-type="string" table:style-name="ce10">
            <text:p>-</text:p>
          </table:table-cell>
          <table:table-cell office:value-type="float" office:value="250656.56487846375" table:style-name="ce10">
            <text:p>250.657</text:p>
          </table:table-cell>
          <table:table-cell office:value-type="float" office:value="199112.48387527466" table:style-name="ce10">
            <text:p>199.112</text:p>
          </table:table-cell>
          <table:table-cell office:value-type="float" office:value="113.68000221252441" table:style-name="ce10">
            <text:p>114</text:p>
          </table:table-cell>
          <table:table-cell office:value-type="string" table:style-name="ce10">
            <text:p>-</text:p>
          </table:table-cell>
          <table:table-cell office:value-type="float" office:value="416733.24811077118" table:style-name="ce10">
            <text:p>416.733</text:p>
          </table:table-cell>
          <table:table-cell office:value-type="float" office:value="21279.720414161682" table:style-name="ce10">
            <text:p>21.28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89222.32368278503" table:style-name="ce10">
            <text:p>189.222</text:p>
          </table:table-cell>
          <table:table-cell office:value-type="float" office:value="275732.80536651611" table:style-name="ce10">
            <text:p>275.733</text:p>
          </table:table-cell>
          <table:table-cell office:value-type="float" office:value="113.68000221252441" table:style-name="ce10">
            <text:p>114</text:p>
          </table:table-cell>
          <table:table-cell office:value-type="float" office:value="0" table:style-name="ce10">
            <text:p>0</text:p>
          </table:table-cell>
          <table:table-cell office:value-type="float" office:value="173093.4833688736" table:style-name="ce10">
            <text:p>173.093</text:p>
          </table:table-cell>
          <table:table-cell office:value-type="float" office:value="281904.84548664093" table:style-name="ce10">
            <text:p>281.905</text:p>
          </table:table-cell>
          <table:table-cell office:value-type="float" office:value="282.24000549316406" table:style-name="ce10">
            <text:p>282</text:p>
          </table:table-cell>
          <table:table-cell office:value-type="string" table:style-name="ce10">
            <text:p>-</text:p>
          </table:table-cell>
          <table:table-cell office:value-type="float" office:value="175363.16341304779" table:style-name="ce10">
            <text:p>175.363</text:p>
          </table:table-cell>
          <table:table-cell office:value-type="float" office:value="281748.04548358917" table:style-name="ce10">
            <text:p>281.748</text:p>
          </table:table-cell>
          <table:table-cell office:value-type="float" office:value="2918.4400568008423" table:style-name="ce10">
            <text:p>2.918</text:p>
          </table:table-cell>
          <table:table-cell office:value-type="float" office:value="168.56000328063965" table:style-name="ce10">
            <text:p>169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91089.40566539764" table:style-name="ce10">
            <text:p>291.089</text:p>
          </table:table-cell>
          <table:table-cell office:value-type="float" office:value="250172.44486904144" table:style-name="ce10">
            <text:p>250.172</text:p>
          </table:table-cell>
          <table:table-cell office:value-type="float" office:value="184.24000358581543" table:style-name="ce10">
            <text:p>184</text:p>
          </table:table-cell>
          <table:table-cell office:value-type="string" table:style-name="ce10">
            <text:p>-</text:p>
          </table:table-cell>
          <table:table-cell office:value-type="float" office:value="274443.12534141541" table:style-name="ce10">
            <text:p>274.443</text:p>
          </table:table-cell>
          <table:table-cell office:value-type="float" office:value="262410.68510723114" table:style-name="ce10">
            <text:p>262.411</text:p>
          </table:table-cell>
          <table:table-cell office:value-type="float" office:value="147.00000286102295" table:style-name="ce10">
            <text:p>147</text:p>
          </table:table-cell>
          <table:table-cell office:value-type="string" table:style-name="ce10">
            <text:p>-</text:p>
          </table:table-cell>
          <table:table-cell office:value-type="float" office:value="488036.0894985199" table:style-name="ce10">
            <text:p>488.036</text:p>
          </table:table-cell>
          <table:table-cell office:value-type="float" office:value="28472.920554161072" table:style-name="ce10">
            <text:p>28.47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28083.24443912506" table:style-name="ce10">
            <text:p>228.083</text:p>
          </table:table-cell>
          <table:table-cell office:value-type="float" office:value="317684.64618301392" table:style-name="ce10">
            <text:p>317.685</text:p>
          </table:table-cell>
          <table:table-cell office:value-type="float" office:value="113.68000221252441" table:style-name="ce10">
            <text:p>114</text:p>
          </table:table-cell>
          <table:table-cell office:value-type="float" office:value="129.3600025177002" table:style-name="ce10">
            <text:p>129</text:p>
          </table:table-cell>
          <table:table-cell office:value-type="float" office:value="228500.72444725037" table:style-name="ce10">
            <text:p>228.501</text:p>
          </table:table-cell>
          <table:table-cell office:value-type="float" office:value="322757.12628173828" table:style-name="ce10">
            <text:p>322.757</text:p>
          </table:table-cell>
          <table:table-cell office:value-type="float" office:value="282.24000549316406" table:style-name="ce10">
            <text:p>282</text:p>
          </table:table-cell>
          <table:table-cell office:value-type="string" table:style-name="ce10">
            <text:p>-</text:p>
          </table:table-cell>
          <table:table-cell office:value-type="float" office:value="244041.56474971771" table:style-name="ce10">
            <text:p>244.042</text:p>
          </table:table-cell>
          <table:table-cell office:value-type="float" office:value="308498.12600421906" table:style-name="ce10">
            <text:p>308.498</text:p>
          </table:table-cell>
          <table:table-cell office:value-type="float" office:value="7822.3601522445679" table:style-name="ce10">
            <text:p>7.822</text:p>
          </table:table-cell>
          <table:table-cell office:value-type="float" office:value="168.56000328063965" table:style-name="ce10">
            <text:p>169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207565.96403980255" table:style-name="ce10">
            <text:p>207.566</text:p>
          </table:table-cell>
          <table:table-cell office:value-type="float" office:value="46297.160901069641" table:style-name="ce10">
            <text:p>46.29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54412.7230052948" table:style-name="ce10">
            <text:p>154.413</text:p>
          </table:table-cell>
          <table:table-cell office:value-type="float" office:value="97947.081906318665" table:style-name="ce10">
            <text:p>97.94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37601.00462436676" table:style-name="ce10">
            <text:p>237.601</text:p>
          </table:table-cell>
          <table:table-cell office:value-type="float" office:value="11107.320216178894" table:style-name="ce10">
            <text:p>11.10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14377.76222610474" table:style-name="ce10">
            <text:p>114.378</text:p>
          </table:table-cell>
          <table:table-cell office:value-type="float" office:value="136866.8026638031" table:style-name="ce10">
            <text:p>136.867</text:p>
          </table:table-cell>
          <table:table-cell office:value-type="float" office:value="6573.8401279449463" table:style-name="ce10">
            <text:p>6.574</text:p>
          </table:table-cell>
          <table:table-cell office:value-type="float" office:value="0" table:style-name="ce10">
            <text:p>0</text:p>
          </table:table-cell>
          <table:table-cell office:value-type="float" office:value="147411.60286903381" table:style-name="ce10">
            <text:p>147.412</text:p>
          </table:table-cell>
          <table:table-cell office:value-type="float" office:value="108389.96210956573" table:style-name="ce10">
            <text:p>108.390</text:p>
          </table:table-cell>
          <table:table-cell office:value-type="float" office:value="460.60000896453857" table:style-name="ce10">
            <text:p>461</text:p>
          </table:table-cell>
          <table:table-cell office:value-type="string" table:style-name="ce10">
            <text:p>-</text:p>
          </table:table-cell>
          <table:table-cell office:value-type="float" office:value="151551.12294960022" table:style-name="ce10">
            <text:p>151.551</text:p>
          </table:table-cell>
          <table:table-cell office:value-type="float" office:value="97376.721895217896" table:style-name="ce10">
            <text:p>97.37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234447.36456298828" table:style-name="ce10">
            <text:p>234.447</text:p>
          </table:table-cell>
          <table:table-cell office:value-type="float" office:value="185827.60361671448" table:style-name="ce10">
            <text:p>185.82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89194.88368225098" table:style-name="ce10">
            <text:p>189.195</text:p>
          </table:table-cell>
          <table:table-cell office:value-type="float" office:value="216656.44421672821" table:style-name="ce10">
            <text:p>216.656</text:p>
          </table:table-cell>
          <table:table-cell office:value-type="float" office:value="147.00000286102295" table:style-name="ce10">
            <text:p>147</text:p>
          </table:table-cell>
          <table:table-cell office:value-type="string" table:style-name="ce10">
            <text:p>-</text:p>
          </table:table-cell>
          <table:table-cell office:value-type="float" office:value="370449.80720996857" table:style-name="ce10">
            <text:p>370.450</text:p>
          </table:table-cell>
          <table:table-cell office:value-type="float" office:value="23976.680466651917" table:style-name="ce10">
            <text:p>23.97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55925.84303474426" table:style-name="ce10">
            <text:p>155.926</text:p>
          </table:table-cell>
          <table:table-cell office:value-type="float" office:value="247608.7648191452" table:style-name="ce10">
            <text:p>247.609</text:p>
          </table:table-cell>
          <table:table-cell office:value-type="float" office:value="6573.8401279449463" table:style-name="ce10">
            <text:p>6.574</text:p>
          </table:table-cell>
          <table:table-cell office:value-type="float" office:value="0" table:style-name="ce10">
            <text:p>0</text:p>
          </table:table-cell>
          <table:table-cell office:value-type="float" office:value="197824.7638502121" table:style-name="ce10">
            <text:p>197.825</text:p>
          </table:table-cell>
          <table:table-cell office:value-type="float" office:value="223602.68435192108" table:style-name="ce10">
            <text:p>223.603</text:p>
          </table:table-cell>
          <table:table-cell office:value-type="float" office:value="540.96001052856445" table:style-name="ce10">
            <text:p>541</text:p>
          </table:table-cell>
          <table:table-cell office:value-type="string" table:style-name="ce10">
            <text:p>-</text:p>
          </table:table-cell>
          <table:table-cell office:value-type="float" office:value="219545.48427295685" table:style-name="ce10">
            <text:p>219.545</text:p>
          </table:table-cell>
          <table:table-cell office:value-type="float" office:value="196431.2038230896" table:style-name="ce10">
            <text:p>196.431</text:p>
          </table:table-cell>
          <table:table-cell office:value-type="float" office:value="7302.9601421356201" table:style-name="ce10">
            <text:p>7.303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129393.32251834869" table:style-name="ce10">
            <text:p>129.393</text:p>
          </table:table-cell>
          <table:table-cell office:value-type="float" office:value="132880.16258621216" table:style-name="ce10">
            <text:p>132.88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30151.84253311157" table:style-name="ce10">
            <text:p>130.152</text:p>
          </table:table-cell>
          <table:table-cell office:value-type="float" office:value="123983.72241306305" table:style-name="ce10">
            <text:p>123.98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31695.52450942993" table:style-name="ce10">
            <text:p>231.696</text:p>
          </table:table-cell>
          <table:table-cell office:value-type="float" office:value="14478.520281791687" table:style-name="ce10">
            <text:p>14.47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21229.92235946655" table:style-name="ce10">
            <text:p>121.230</text:p>
          </table:table-cell>
          <table:table-cell office:value-type="float" office:value="150382.96292686462" table:style-name="ce10">
            <text:p>150.383</text:p>
          </table:table-cell>
          <table:table-cell office:value-type="float" office:value="0" table:style-name="ce10">
            <text:p>0</text:p>
          </table:table-cell>
          <table:table-cell office:value-type="float" office:value="129.3600025177002" table:style-name="ce10">
            <text:p>129</text:p>
          </table:table-cell>
          <table:table-cell office:value-type="float" office:value="98076.441908836365" table:style-name="ce10">
            <text:p>98.076</text:p>
          </table:table-cell>
          <table:table-cell office:value-type="float" office:value="165406.36321926117" table:style-name="ce10">
            <text:p>165.40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88580.241724014282" table:style-name="ce10">
            <text:p>88.580</text:p>
          </table:table-cell>
          <table:table-cell office:value-type="float" office:value="168207.20327377319" table:style-name="ce10">
            <text:p>168.207</text:p>
          </table:table-cell>
          <table:table-cell office:value-type="float" office:value="0" table:style-name="ce10">
            <text:p>0</text:p>
          </table:table-cell>
          <table:table-cell office:value-type="float" office:value="168.56000328063965" table:style-name="ce10">
            <text:p>169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258406.40502929688" table:style-name="ce10">
            <text:p>258.406</text:p>
          </table:table-cell>
          <table:table-cell office:value-type="float" office:value="176815.5234413147" table:style-name="ce10">
            <text:p>176.816</text:p>
          </table:table-cell>
          <table:table-cell office:value-type="float" office:value="184.24000358581543" table:style-name="ce10">
            <text:p>184</text:p>
          </table:table-cell>
          <table:table-cell office:value-type="string" table:style-name="ce10">
            <text:p>-</text:p>
          </table:table-cell>
          <table:table-cell office:value-type="float" office:value="241236.80469512939" table:style-name="ce10">
            <text:p>241.237</text:p>
          </table:table-cell>
          <table:table-cell office:value-type="float" office:value="180859.0035200119" table:style-name="ce10">
            <text:p>180.85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93477.84765815735" table:style-name="ce10">
            <text:p>393.478</text:p>
          </table:table-cell>
          <table:table-cell office:value-type="float" office:value="13998.320272445679" table:style-name="ce10">
            <text:p>13.99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79234.16348838806" table:style-name="ce10">
            <text:p>179.234</text:p>
          </table:table-cell>
          <table:table-cell office:value-type="float" office:value="249176.76484966278" table:style-name="ce10">
            <text:p>249.17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76621.48343753815" table:style-name="ce10">
            <text:p>176.621</text:p>
          </table:table-cell>
          <table:table-cell office:value-type="float" office:value="253604.40493583679" table:style-name="ce10">
            <text:p>253.60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82138.88354492188" table:style-name="ce10">
            <text:p>182.139</text:p>
          </table:table-cell>
          <table:table-cell office:value-type="float" office:value="248708.32484054565" table:style-name="ce10">
            <text:p>248.708</text:p>
          </table:table-cell>
          <table:table-cell office:value-type="float" office:value="2916.4800567626953" table:style-name="ce10">
            <text:p>2.916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13"/>
          <table:covered-table-cell table:number-columns-repeated="26"/>
          <table:table-cell table:number-columns-repeated="16357"/>
        </table:table-row>
        <table:table-row table:number-rows-repeated="1048555" table:style-name="ro1">
          <table:table-cell table:number-columns-repeated="16384"/>
        </table:table-row>
      </table:table>
      <table:table table:name="B16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9" table:number-rows-spanned="1" table:style-name="ce12">
            <text:p>PROPORÇÃO PARA O INDICADOR B16 – ALUNOS, POR PRINCIPAL EQUIPAMENTO UTILIZADO PARA ACESSAR A INTERNET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4">
            <text:p>Total de alunos usuários de Internet<text:s/>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Computador portátil</text:p>
          </table:table-cell>
          <table:table-cell office:value-type="string" table:style-name="ce2">
            <text:p>Computador de mesa</text:p>
          </table:table-cell>
          <table:table-cell office:value-type="string" table:style-name="ce2">
            <text:p>Celular</text:p>
          </table:table-cell>
          <table:table-cell office:value-type="string" table:style-name="ce2">
            <text:p>Videogame</text:p>
          </table:table-cell>
          <table:table-cell office:value-type="string" table:style-name="ce2">
            <text:p>Televisão</text:p>
          </table:table-cell>
          <table:table-cell office:value-type="string" table:style-name="ce7">
            <text:p>Tablet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8541.360944747925" table:style-name="ce10">
            <text:p>48.541</text:p>
          </table:table-cell>
          <table:table-cell office:value-type="float" office:value="50803.200988769531" table:style-name="ce10">
            <text:p>50.803</text:p>
          </table:table-cell>
          <table:table-cell office:value-type="float" office:value="406921.48791980743" table:style-name="ce10">
            <text:p>406.921</text:p>
          </table:table-cell>
          <table:table-cell office:value-type="float" office:value="47435.920923233032" table:style-name="ce10">
            <text:p>47.436</text:p>
          </table:table-cell>
          <table:table-cell office:value-type="float" office:value="43170.96084022522" table:style-name="ce10">
            <text:p>43.171</text:p>
          </table:table-cell>
          <table:table-cell office:value-type="float" office:value="41240.360802650452" table:style-name="ce10">
            <text:p>41.24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0966.120408058167" table:style-name="ce10">
            <text:p>20.966</text:p>
          </table:table-cell>
          <table:table-cell office:value-type="float" office:value="26024.880506515503" table:style-name="ce10">
            <text:p>26.025</text:p>
          </table:table-cell>
          <table:table-cell office:value-type="float" office:value="234135.72455692291" table:style-name="ce10">
            <text:p>234.136</text:p>
          </table:table-cell>
          <table:table-cell office:value-type="float" office:value="19262.880374908447" table:style-name="ce10">
            <text:p>19.263</text:p>
          </table:table-cell>
          <table:table-cell office:value-type="float" office:value="37032.240720748901" table:style-name="ce10">
            <text:p>37.032</text:p>
          </table:table-cell>
          <table:table-cell office:value-type="float" office:value="20360.480396270752" table:style-name="ce10">
            <text:p>20.36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42686.840830802917" table:style-name="ce10">
            <text:p>42.687</text:p>
          </table:table-cell>
          <table:table-cell office:value-type="float" office:value="41840.120814323425" table:style-name="ce10">
            <text:p>41.840</text:p>
          </table:table-cell>
          <table:table-cell office:value-type="float" office:value="212738.40414047241" table:style-name="ce10">
            <text:p>212.738</text:p>
          </table:table-cell>
          <table:table-cell office:value-type="float" office:value="39488.120768547058" table:style-name="ce10">
            <text:p>39.488</text:p>
          </table:table-cell>
          <table:table-cell office:value-type="float" office:value="21656.040421485901" table:style-name="ce10">
            <text:p>21.656</text:p>
          </table:table-cell>
          <table:table-cell office:value-type="float" office:value="35052.640682220459" table:style-name="ce10">
            <text:p>35.053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204.6000623703003" table:style-name="ce10">
            <text:p>3.205</text:p>
          </table:table-cell>
          <table:table-cell office:value-type="float" office:value="4996.0400972366333" table:style-name="ce10">
            <text:p>4.996</text:p>
          </table:table-cell>
          <table:table-cell office:value-type="float" office:value="50528.800983428955" table:style-name="ce10">
            <text:p>50.529</text:p>
          </table:table-cell>
          <table:table-cell office:value-type="float" office:value="4070.9200792312622" table:style-name="ce10">
            <text:p>4.071</text:p>
          </table:table-cell>
          <table:table-cell office:value-type="float" office:value="6254.3601217269897" table:style-name="ce10">
            <text:p>6.254</text:p>
          </table:table-cell>
          <table:table-cell office:value-type="float" office:value="3377.0800657272339" table:style-name="ce10">
            <text:p>3.377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511.1201267242432" table:style-name="ce10">
            <text:p>6.511</text:p>
          </table:table-cell>
          <table:table-cell office:value-type="float" office:value="11810.960229873657" table:style-name="ce10">
            <text:p>11.811</text:p>
          </table:table-cell>
          <table:table-cell office:value-type="float" office:value="86351.721680641174" table:style-name="ce10">
            <text:p>86.352</text:p>
          </table:table-cell>
          <table:table-cell office:value-type="float" office:value="5325.3201036453247" table:style-name="ce10">
            <text:p>5.325</text:p>
          </table:table-cell>
          <table:table-cell office:value-type="float" office:value="5348.8401041030884" table:style-name="ce10">
            <text:p>5.349</text:p>
          </table:table-cell>
          <table:table-cell office:value-type="float" office:value="8073.2401571273804" table:style-name="ce10">
            <text:p>8.07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8865.000367164612" table:style-name="ce10">
            <text:p>18.865</text:p>
          </table:table-cell>
          <table:table-cell office:value-type="float" office:value="13351.520259857178" table:style-name="ce10">
            <text:p>13.352</text:p>
          </table:table-cell>
          <table:table-cell office:value-type="float" office:value="181850.76353931427" table:style-name="ce10">
            <text:p>181.851</text:p>
          </table:table-cell>
          <table:table-cell office:value-type="float" office:value="28470.960554122925" table:style-name="ce10">
            <text:p>28.471</text:p>
          </table:table-cell>
          <table:table-cell office:value-type="float" office:value="20274.240394592285" table:style-name="ce10">
            <text:p>20.274</text:p>
          </table:table-cell>
          <table:table-cell office:value-type="float" office:value="20554.520400047302" table:style-name="ce10">
            <text:p>20.555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2547.680828094482" table:style-name="ce10">
            <text:p>42.548</text:p>
          </table:table-cell>
          <table:table-cell office:value-type="float" office:value="43855.000853538513" table:style-name="ce10">
            <text:p>43.855</text:p>
          </table:table-cell>
          <table:table-cell office:value-type="float" office:value="320561.92623901367" table:style-name="ce10">
            <text:p>320.562</text:p>
          </table:table-cell>
          <table:table-cell office:value-type="float" office:value="36912.680718421936" table:style-name="ce10">
            <text:p>36.913</text:p>
          </table:table-cell>
          <table:table-cell office:value-type="float" office:value="36642.200713157654" table:style-name="ce10">
            <text:p>36.642</text:p>
          </table:table-cell>
          <table:table-cell office:value-type="float" office:value="33608.12065410614" table:style-name="ce10">
            <text:p>33.608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1724.72022819519" table:style-name="ce10">
            <text:p>11.725</text:p>
          </table:table-cell>
          <table:table-cell office:value-type="float" office:value="17749.760345458984" table:style-name="ce10">
            <text:p>17.750</text:p>
          </table:table-cell>
          <table:table-cell office:value-type="float" office:value="140520.24273490906" table:style-name="ce10">
            <text:p>140.520</text:p>
          </table:table-cell>
          <table:table-cell office:value-type="float" office:value="5672.2401103973389" table:style-name="ce10">
            <text:p>5.672</text:p>
          </table:table-cell>
          <table:table-cell office:value-type="float" office:value="6497.4001264572144" table:style-name="ce10">
            <text:p>6.497</text:p>
          </table:table-cell>
          <table:table-cell office:value-type="float" office:value="8498.5601654052734" table:style-name="ce10">
            <text:p>8.499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29603.840576171875" table:style-name="ce10">
            <text:p>29.604</text:p>
          </table:table-cell>
          <table:table-cell office:value-type="float" office:value="25909.240504264832" table:style-name="ce10">
            <text:p>25.909</text:p>
          </table:table-cell>
          <table:table-cell office:value-type="float" office:value="268520.00522613525" table:style-name="ce10">
            <text:p>268.520</text:p>
          </table:table-cell>
          <table:table-cell office:value-type="float" office:value="11716.880228042603" table:style-name="ce10">
            <text:p>11.717</text:p>
          </table:table-cell>
          <table:table-cell office:value-type="float" office:value="31536.40061378479" table:style-name="ce10">
            <text:p>31.536</text:p>
          </table:table-cell>
          <table:table-cell office:value-type="float" office:value="35127.120683670044" table:style-name="ce10">
            <text:p>35.127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36789.200716018677" table:style-name="ce10">
            <text:p>36.789</text:p>
          </table:table-cell>
          <table:table-cell office:value-type="float" office:value="44274.440861701965" table:style-name="ce10">
            <text:p>44.274</text:p>
          </table:table-cell>
          <table:table-cell office:value-type="float" office:value="351120.28683376312" table:style-name="ce10">
            <text:p>351.120</text:p>
          </table:table-cell>
          <table:table-cell office:value-type="float" office:value="24237.360471725464" table:style-name="ce10">
            <text:p>24.237</text:p>
          </table:table-cell>
          <table:table-cell office:value-type="float" office:value="21697.200422286987" table:style-name="ce10">
            <text:p>21.697</text:p>
          </table:table-cell>
          <table:table-cell office:value-type="float" office:value="14686.280285835266" table:style-name="ce10">
            <text:p>14.68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46314.800901412964" table:style-name="ce10">
            <text:p>46.315</text:p>
          </table:table-cell>
          <table:table-cell office:value-type="float" office:value="49697.760967254639" table:style-name="ce10">
            <text:p>49.698</text:p>
          </table:table-cell>
          <table:table-cell office:value-type="float" office:value="401061.08780574799" table:style-name="ce10">
            <text:p>401.061</text:p>
          </table:table-cell>
          <table:table-cell office:value-type="float" office:value="26687.36051940918" table:style-name="ce10">
            <text:p>26.687</text:p>
          </table:table-cell>
          <table:table-cell office:value-type="float" office:value="38180.800743103027" table:style-name="ce10">
            <text:p>38.181</text:p>
          </table:table-cell>
          <table:table-cell office:value-type="float" office:value="37616.320732116699" table:style-name="ce10">
            <text:p>37.61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17896.760348320007" table:style-name="ce10">
            <text:p>17.897</text:p>
          </table:table-cell>
          <table:table-cell office:value-type="float" office:value="14025.760272979736" table:style-name="ce10">
            <text:p>14.026</text:p>
          </table:table-cell>
          <table:table-cell office:value-type="float" office:value="177640.68345737457" table:style-name="ce10">
            <text:p>177.641</text:p>
          </table:table-cell>
          <table:table-cell office:value-type="float" office:value="39807.600774765015" table:style-name="ce10">
            <text:p>39.808</text:p>
          </table:table-cell>
          <table:table-cell office:value-type="float" office:value="20799.520404815674" table:style-name="ce10">
            <text:p>20.800</text:p>
          </table:table-cell>
          <table:table-cell office:value-type="float" office:value="18333.840356826782" table:style-name="ce10">
            <text:p>18.334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37375.240727424622" table:style-name="ce10">
            <text:p>37.375</text:p>
          </table:table-cell>
          <table:table-cell office:value-type="float" office:value="30521.120594024658" table:style-name="ce10">
            <text:p>30.521</text:p>
          </table:table-cell>
          <table:table-cell office:value-type="float" office:value="268537.64522647858" table:style-name="ce10">
            <text:p>268.538</text:p>
          </table:table-cell>
          <table:table-cell office:value-type="float" office:value="42075.320818901062" table:style-name="ce10">
            <text:p>42.075</text:p>
          </table:table-cell>
          <table:table-cell office:value-type="float" office:value="37965.20073890686" table:style-name="ce10">
            <text:p>37.965</text:p>
          </table:table-cell>
          <table:table-cell office:value-type="float" office:value="39856.600775718689" table:style-name="ce10">
            <text:p>39.857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17032.400331497192" table:style-name="ce10">
            <text:p>17.032</text:p>
          </table:table-cell>
          <table:table-cell office:value-type="float" office:value="23249.52045249939" table:style-name="ce10">
            <text:p>23.250</text:p>
          </table:table-cell>
          <table:table-cell office:value-type="float" office:value="213003.00414562225" table:style-name="ce10">
            <text:p>213.003</text:p>
          </table:table-cell>
          <table:table-cell office:value-type="float" office:value="9705.9201889038086" table:style-name="ce10">
            <text:p>9.706</text:p>
          </table:table-cell>
          <table:table-cell office:value-type="float" office:value="7142.2401390075684" table:style-name="ce10">
            <text:p>7.142</text:p>
          </table:table-cell>
          <table:table-cell office:value-type="float" office:value="8380.9601631164551" table:style-name="ce10">
            <text:p>8.38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29809.640580177307" table:style-name="ce10">
            <text:p>29.810</text:p>
          </table:table-cell>
          <table:table-cell office:value-type="float" office:value="37136.120722770691" table:style-name="ce10">
            <text:p>37.136</text:p>
          </table:table-cell>
          <table:table-cell office:value-type="float" office:value="335685.28653335571" table:style-name="ce10">
            <text:p>335.685</text:p>
          </table:table-cell>
          <table:table-cell office:value-type="float" office:value="21318.920414924622" table:style-name="ce10">
            <text:p>21.319</text:p>
          </table:table-cell>
          <table:table-cell office:value-type="float" office:value="19958.680388450623" table:style-name="ce10">
            <text:p>19.959</text:p>
          </table:table-cell>
          <table:table-cell office:value-type="float" office:value="8735.7201700210571" table:style-name="ce10">
            <text:p>8.73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13"/>
          <table:covered-table-cell table:number-columns-repeated="8"/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  <table:table table:name="B15A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8">
            <text:p>PROPORÇÃO PARA O INDICADOR B15A – ALUNOS, POR ESQUIPAMENTOS UTILIZADOS DE FORMA EXCLUSIVA PARA ACESSAR A INTERNET</text:p>
          </table:table-cell>
          <table:table-cell table:number-columns-repeated="5" table:style-name="ce9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4">
            <text:p>Total de alunos usuários de Internet<text:s/>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Acessaram a Internet apenas pelo celular</text:p>
          </table:table-cell>
          <table:table-cell office:value-type="string" table:style-name="ce2">
            <text:p>Acessaram a Internet apenas pelo computador de mesa</text:p>
          </table:table-cell>
          <table:table-cell office:value-type="string" table:style-name="ce2">
            <text:p>Não se aplica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108817.24211788177" table:style-name="ce10">
            <text:p>108.817</text:p>
          </table:table-cell>
          <table:table-cell office:value-type="float" office:value="8584.8001670837402" table:style-name="ce10">
            <text:p>8.585</text:p>
          </table:table-cell>
          <table:table-cell office:value-type="float" office:value="455758.80887031555" table:style-name="ce10">
            <text:p>455.759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80422.721565246582" table:style-name="ce10">
            <text:p>80.423</text:p>
          </table:table-cell>
          <table:table-cell office:value-type="float" office:value="6074.0401182174683" table:style-name="ce10">
            <text:p>6.074</text:p>
          </table:table-cell>
          <table:table-cell office:value-type="float" office:value="230678.28448963165" table:style-name="ce10">
            <text:p>230.678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57077.161110877991" table:style-name="ce10">
            <text:p>57.077</text:p>
          </table:table-cell>
          <table:table-cell office:value-type="float" office:value="6242.6001214981079" table:style-name="ce10">
            <text:p>6.243</text:p>
          </table:table-cell>
          <table:table-cell office:value-type="float" office:value="256452.28499126434" table:style-name="ce10">
            <text:p>256.452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5564.280497550964" table:style-name="ce10">
            <text:p>25.564</text:p>
          </table:table-cell>
          <table:table-cell office:value-type="float" office:value="805.56001567840576" table:style-name="ce10">
            <text:p>806</text:p>
          </table:table-cell>
          <table:table-cell office:value-type="float" office:value="42296.80082321167" table:style-name="ce10">
            <text:p>42.297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4121.800274848938" table:style-name="ce10">
            <text:p>14.122</text:p>
          </table:table-cell>
          <table:table-cell office:value-type="float" office:value="3716.1600723266602" table:style-name="ce10">
            <text:p>3.716</text:p>
          </table:table-cell>
          <table:table-cell office:value-type="float" office:value="92225.841794967651" table:style-name="ce10">
            <text:p>92.226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66681.161297798157" table:style-name="ce10">
            <text:p>66.681</text:p>
          </table:table-cell>
          <table:table-cell office:value-type="float" office:value="4849.0400943756104" table:style-name="ce10">
            <text:p>4.849</text:p>
          </table:table-cell>
          <table:table-cell office:value-type="float" office:value="195496.28380489349" table:style-name="ce10">
            <text:p>195.496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79871.961554527283" table:style-name="ce10">
            <text:p>79.872</text:p>
          </table:table-cell>
          <table:table-cell office:value-type="float" office:value="5205.7601013183594" table:style-name="ce10">
            <text:p>5.206</text:p>
          </table:table-cell>
          <table:table-cell office:value-type="float" office:value="368713.24717617035" table:style-name="ce10">
            <text:p>368.713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2740.000247955322" table:style-name="ce10">
            <text:p>12.740</text:p>
          </table:table-cell>
          <table:table-cell office:value-type="float" office:value="2934.1200571060181" table:style-name="ce10">
            <text:p>2.934</text:p>
          </table:table-cell>
          <table:table-cell office:value-type="float" office:value="152491.92296791077" table:style-name="ce10">
            <text:p>152.492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92623.721802711487" table:style-name="ce10">
            <text:p>92.624</text:p>
          </table:table-cell>
          <table:table-cell office:value-type="float" office:value="5858.4401140213013" table:style-name="ce10">
            <text:p>5.858</text:p>
          </table:table-cell>
          <table:table-cell office:value-type="float" office:value="281363.88547611237" table:style-name="ce10">
            <text:p>281.364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79172.241540908813" table:style-name="ce10">
            <text:p>79.172</text:p>
          </table:table-cell>
          <table:table-cell office:value-type="float" office:value="6334.7201232910156" table:style-name="ce10">
            <text:p>6.335</text:p>
          </table:table-cell>
          <table:table-cell office:value-type="float" office:value="367652.88715553284" table:style-name="ce10">
            <text:p>367.653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109283.72212696075" table:style-name="ce10">
            <text:p>109.284</text:p>
          </table:table-cell>
          <table:table-cell office:value-type="float" office:value="8477.0001649856567" table:style-name="ce10">
            <text:p>8.477</text:p>
          </table:table-cell>
          <table:table-cell office:value-type="float" office:value="429408.56835746765" table:style-name="ce10">
            <text:p>429.409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7493.0801458358765" table:style-name="ce10">
            <text:p>7.493</text:p>
          </table:table-cell>
          <table:table-cell office:value-type="float" office:value="1511.1600294113159" table:style-name="ce10">
            <text:p>1.511</text:p>
          </table:table-cell>
          <table:table-cell office:value-type="float" office:value="239455.1646604538" table:style-name="ce10">
            <text:p>239.455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88284.281718254089" table:style-name="ce10">
            <text:p>88.284</text:p>
          </table:table-cell>
          <table:table-cell office:value-type="float" office:value="5533.0801076889038" table:style-name="ce10">
            <text:p>5.533</text:p>
          </table:table-cell>
          <table:table-cell office:value-type="float" office:value="330775.48643779755" table:style-name="ce10">
            <text:p>330.775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55187.721074104309" table:style-name="ce10">
            <text:p>55.188</text:p>
          </table:table-cell>
          <table:table-cell office:value-type="float" office:value="3008.600058555603" table:style-name="ce10">
            <text:p>3.009</text:p>
          </table:table-cell>
          <table:table-cell office:value-type="float" office:value="207844.28404521942" table:style-name="ce10">
            <text:p>207.844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69370.281350135803" table:style-name="ce10">
            <text:p>69.370</text:p>
          </table:table-cell>
          <table:table-cell office:value-type="float" office:value="5997.6001167297363" table:style-name="ce10">
            <text:p>5.998</text:p>
          </table:table-cell>
          <table:table-cell office:value-type="float" office:value="349397.44680023193" table:style-name="ce10">
            <text:p>349.39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6" table:number-rows-spanned="1" table:style-name="ce13"/>
          <table:covered-table-cell table:number-columns-repeated="5"/>
          <table:table-cell table:number-columns-repeated="16378"/>
        </table:table-row>
        <table:table-row table:number-rows-repeated="1048556" table:style-name="ro1">
          <table:table-cell table:number-columns-repeated="16384"/>
        </table:table-row>
      </table:table>
      <table:table table:name="B3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7" table:number-rows-spanned="1" table:style-name="ce12">
            <text:p>PROPORÇÃO PARA O INDICADOR B3 – ALUNOS QUE JÁ ACESSARAM 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4">
            <text:p>Total de aluno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566300.85102176666" table:style-name="ce10">
            <text:p>566.301</text:p>
          </table:table-cell>
          <table:table-cell office:value-type="float" office:value="49774.200968742371" table:style-name="ce10">
            <text:p>49.774</text:p>
          </table:table-cell>
          <table:table-cell office:value-type="float" office:value="629.16001224517822" table:style-name="ce10">
            <text:p>629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306422.48596382141" table:style-name="ce10">
            <text:p>306.422</text:p>
          </table:table-cell>
          <table:table-cell office:value-type="float" office:value="27077.400527000427" table:style-name="ce10">
            <text:p>27.077</text:p>
          </table:table-cell>
          <table:table-cell office:value-type="float" office:value="629.16001224517822" table:style-name="ce10">
            <text:p>629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96363.76576805115" table:style-name="ce10">
            <text:p>296.364</text:p>
          </table:table-cell>
          <table:table-cell office:value-type="float" office:value="29513.680574417114" table:style-name="ce10">
            <text:p>29.51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66885.001301765442" table:style-name="ce10">
            <text:p>66.885</text:p>
          </table:table-cell>
          <table:table-cell office:value-type="float" office:value="14980.280291557312" table:style-name="ce10">
            <text:p>14.980</text:p>
          </table:table-cell>
          <table:table-cell office:value-type="float" office:value="629.16001224517822" table:style-name="ce10">
            <text:p>629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00234.40195083618" table:style-name="ce10">
            <text:p>100.234</text:p>
          </table:table-cell>
          <table:table-cell office:value-type="float" office:value="9249.240180015564" table:style-name="ce10">
            <text:p>9.24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35866.40459060669" table:style-name="ce10">
            <text:p>235.866</text:p>
          </table:table-cell>
          <table:table-cell office:value-type="float" office:value="39517.520769119263" table:style-name="ce10">
            <text:p>39.51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66348.68907642365" table:style-name="ce10">
            <text:p>466.349</text:p>
          </table:table-cell>
          <table:table-cell office:value-type="float" office:value="24227.560471534729" table:style-name="ce10">
            <text:p>24.22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81831.1635389328" table:style-name="ce10">
            <text:p>181.831</text:p>
          </table:table-cell>
          <table:table-cell office:value-type="float" office:value="4353.1600847244263" table:style-name="ce10">
            <text:p>4.35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420357.28818130493" table:style-name="ce10">
            <text:p>420.357</text:p>
          </table:table-cell>
          <table:table-cell office:value-type="float" office:value="47773.040929794312" table:style-name="ce10">
            <text:p>47.773</text:p>
          </table:table-cell>
          <table:table-cell office:value-type="float" office:value="539.00001049041748" table:style-name="ce10">
            <text:p>539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440251.2885684967" table:style-name="ce10">
            <text:p>440.251</text:p>
          </table:table-cell>
          <table:table-cell office:value-type="float" office:value="15256.640296936035" table:style-name="ce10">
            <text:p>15.257</text:p>
          </table:table-cell>
          <table:table-cell office:value-type="float" office:value="333.20000648498535" table:style-name="ce10">
            <text:p>333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553227.65076732635" table:style-name="ce10">
            <text:p>553.228</text:p>
          </table:table-cell>
          <table:table-cell office:value-type="float" office:value="49384.160961151123" table:style-name="ce10">
            <text:p>49.384</text:p>
          </table:table-cell>
          <table:table-cell office:value-type="float" office:value="629.16001224517822" table:style-name="ce10">
            <text:p>629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259035.56504154205" table:style-name="ce10">
            <text:p>259.036</text:p>
          </table:table-cell>
          <table:table-cell office:value-type="float" office:value="6938.4001350402832" table:style-name="ce10">
            <text:p>6.93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466301.64907550812" table:style-name="ce10">
            <text:p>466.302</text:p>
          </table:table-cell>
          <table:table-cell office:value-type="float" office:value="49145.040956497192" table:style-name="ce10">
            <text:p>49.145</text:p>
          </table:table-cell>
          <table:table-cell office:value-type="float" office:value="539.00001049041748" table:style-name="ce10">
            <text:p>539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245407.68477630615" table:style-name="ce10">
            <text:p>245.408</text:p>
          </table:table-cell>
          <table:table-cell office:value-type="float" office:value="8390.7601633071899" table:style-name="ce10">
            <text:p>8.39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409320.52796649933" table:style-name="ce10">
            <text:p>409.321</text:p>
          </table:table-cell>
          <table:table-cell office:value-type="float" office:value="10783.920209884644" table:style-name="ce10">
            <text:p>10.784</text:p>
          </table:table-cell>
          <table:table-cell office:value-type="float" office:value="333.20000648498535" table:style-name="ce10">
            <text:p>333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3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B4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6" table:number-rows-spanned="1" table:style-name="ce12">
            <text:p>PROPORÇÃO PARA O INDICADOR B4 – ALUNOS QUE JÁ ACESSARAM A INTERNET, POR ÚLTIMO ACESS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4">
            <text:p>Total de aluno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Há menos de 3 meses¹</text:p>
          </table:table-cell>
          <table:table-cell office:value-type="string" table:style-name="ce2">
            <text:p>Há mais de 3 meses</text:p>
          </table:table-cell>
          <table:table-cell office:value-type="string" table:style-name="ce2">
            <text:p>Não utiliza Internet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507199.00987148285" table:style-name="ce10">
            <text:p>507.199</text:p>
          </table:table-cell>
          <table:table-cell office:value-type="float" office:value="113099.84220123291" table:style-name="ce10">
            <text:p>113.100</text:p>
          </table:table-cell>
          <table:table-cell office:value-type="float" office:value="49797.720969200134" table:style-name="ce10">
            <text:p>49.798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62632.16511154175" table:style-name="ce10">
            <text:p>262.632</text:p>
          </table:table-cell>
          <table:table-cell office:value-type="float" office:value="79762.201552391052" table:style-name="ce10">
            <text:p>79.762</text:p>
          </table:table-cell>
          <table:table-cell office:value-type="float" office:value="27108.760527610779" table:style-name="ce10">
            <text:p>27.109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77739.84540557861" table:style-name="ce10">
            <text:p>277.740</text:p>
          </table:table-cell>
          <table:table-cell office:value-type="float" office:value="59674.161161422729" table:style-name="ce10">
            <text:p>59.674</text:p>
          </table:table-cell>
          <table:table-cell office:value-type="float" office:value="29513.680574417114" table:style-name="ce10">
            <text:p>29.514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8745.121143341064" table:style-name="ce10">
            <text:p>58.745</text:p>
          </table:table-cell>
          <table:table-cell office:value-type="float" office:value="18951.240368843079" table:style-name="ce10">
            <text:p>18.951</text:p>
          </table:table-cell>
          <table:table-cell office:value-type="float" office:value="15058.680293083191" table:style-name="ce10">
            <text:p>15.059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8178.361910820007" table:style-name="ce10">
            <text:p>98.178</text:p>
          </table:table-cell>
          <table:table-cell office:value-type="float" office:value="13006.560253143311" table:style-name="ce10">
            <text:p>13.007</text:p>
          </table:table-cell>
          <table:table-cell office:value-type="float" office:value="9249.240180015564" table:style-name="ce10">
            <text:p>9.249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22556.0443315506" table:style-name="ce10">
            <text:p>222.556</text:p>
          </table:table-cell>
          <table:table-cell office:value-type="float" office:value="38545.360750198364" table:style-name="ce10">
            <text:p>38.545</text:p>
          </table:table-cell>
          <table:table-cell office:value-type="float" office:value="39517.520769119263" table:style-name="ce10">
            <text:p>39.518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12689.76803207397" table:style-name="ce10">
            <text:p>412.690</text:p>
          </table:table-cell>
          <table:table-cell office:value-type="float" office:value="94297.561835289001" table:style-name="ce10">
            <text:p>94.298</text:p>
          </table:table-cell>
          <table:table-cell office:value-type="float" office:value="24227.560471534729" table:style-name="ce10">
            <text:p>24.228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55937.60303497314" table:style-name="ce10">
            <text:p>155.938</text:p>
          </table:table-cell>
          <table:table-cell office:value-type="float" office:value="43419.880845069885" table:style-name="ce10">
            <text:p>43.420</text:p>
          </table:table-cell>
          <table:table-cell office:value-type="float" office:value="4353.1600847244263" table:style-name="ce10">
            <text:p>4.353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336945.56655788422" table:style-name="ce10">
            <text:p>336.946</text:p>
          </table:table-cell>
          <table:table-cell office:value-type="float" office:value="103668.32201766968" table:style-name="ce10">
            <text:p>103.668</text:p>
          </table:table-cell>
          <table:table-cell office:value-type="float" office:value="47800.480930328369" table:style-name="ce10">
            <text:p>47.800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423089.52823448181" table:style-name="ce10">
            <text:p>423.090</text:p>
          </table:table-cell>
          <table:table-cell office:value-type="float" office:value="40619.040790557861" table:style-name="ce10">
            <text:p>40.619</text:p>
          </table:table-cell>
          <table:table-cell office:value-type="float" office:value="15260.560297012329" table:style-name="ce10">
            <text:p>15.261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493226.16959953308" table:style-name="ce10">
            <text:p>493.226</text:p>
          </table:table-cell>
          <table:table-cell office:value-type="float" office:value="108127.32210445404" table:style-name="ce10">
            <text:p>108.127</text:p>
          </table:table-cell>
          <table:table-cell office:value-type="float" office:value="49407.680961608887" table:style-name="ce10">
            <text:p>49.408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240656.64468383789" table:style-name="ce10">
            <text:p>240.657</text:p>
          </table:table-cell>
          <table:table-cell office:value-type="float" office:value="38035.760740280151" table:style-name="ce10">
            <text:p>38.036</text:p>
          </table:table-cell>
          <table:table-cell office:value-type="float" office:value="6938.4001350402832" table:style-name="ce10">
            <text:p>6.938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377384.28734493256" table:style-name="ce10">
            <text:p>377.384</text:p>
          </table:table-cell>
          <table:table-cell office:value-type="float" office:value="111275.08216571808" table:style-name="ce10">
            <text:p>111.275</text:p>
          </table:table-cell>
          <table:table-cell office:value-type="float" office:value="49172.48095703125" table:style-name="ce10">
            <text:p>49.172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238882.84464931488" table:style-name="ce10">
            <text:p>238.883</text:p>
          </table:table-cell>
          <table:table-cell office:value-type="float" office:value="21322.840415000916" table:style-name="ce10">
            <text:p>21.323</text:p>
          </table:table-cell>
          <table:table-cell office:value-type="float" office:value="8390.7601633071899" table:style-name="ce10">
            <text:p>8.391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395892.56770515442" table:style-name="ce10">
            <text:p>395.893</text:p>
          </table:table-cell>
          <table:table-cell office:value-type="float" office:value="29070.720565795898" table:style-name="ce10">
            <text:p>29.071</text:p>
          </table:table-cell>
          <table:table-cell office:value-type="float" office:value="10787.840209960938" table:style-name="ce10">
            <text:p>10.78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6" table:number-rows-spanned="1" table:style-name="ce13">
            <text:p>¹Considera-se usuário aquele que utilizou a Internet pelo menos uma vez nos últimos três meses que antecederam a entrevista.</text:p>
          </table:table-cell>
          <table:covered-table-cell table:number-columns-repeated="5"/>
          <table:table-cell table:number-columns-repeated="16378"/>
        </table:table-row>
        <table:table-row table:number-rows-repeated="1048556" table:style-name="ro1">
          <table:table-cell table:number-columns-repeated="16384"/>
        </table:table-row>
      </table:table>
      <table:table table:name="B4A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0" table:number-rows-spanned="1" table:style-name="ce12">
            <text:p>PROPORÇÃO PARA O INDICADOR B4A – ALUNOS, POR FREQUÊNCIA DE ACESSO À INTERNET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office:value-type="string" table:number-columns-spanned="10" table:number-rows-spanned="1" table:style-name="ce14">
            <text:p>Total de alunos usuários de Internet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Mais de uma vez por dia</text:p>
          </table:table-cell>
          <table:table-cell office:value-type="string" table:style-name="ce2">
            <text:p>Pelo menos uma vez por dia</text:p>
          </table:table-cell>
          <table:table-cell office:value-type="string" table:style-name="ce2">
            <text:p>Pelo menos uma vez por semana</text:p>
          </table:table-cell>
          <table:table-cell office:value-type="string" table:style-name="ce2">
            <text:p>Pelo menos uma vez por mês</text:p>
          </table:table-cell>
          <table:table-cell office:value-type="string" table:style-name="ce2">
            <text:p>Menos de uma vez por mê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385655.48750591278" table:style-name="ce10">
            <text:p>385.655</text:p>
          </table:table-cell>
          <table:table-cell office:value-type="float" office:value="135322.32263374329" table:style-name="ce10">
            <text:p>135.322</text:p>
          </table:table-cell>
          <table:table-cell office:value-type="float" office:value="58666.721141815186" table:style-name="ce10">
            <text:p>58.667</text:p>
          </table:table-cell>
          <table:table-cell office:value-type="float" office:value="55742.401084899902" table:style-name="ce10">
            <text:p>55.742</text:p>
          </table:table-cell>
          <table:table-cell office:value-type="float" office:value="39062.800760269165" table:style-name="ce10">
            <text:p>39.063</text:p>
          </table:table-cell>
          <table:table-cell office:value-type="float" office:value="5523.2801074981689" table:style-name="ce10">
            <text:p>5.523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11436.96411514282" table:style-name="ce10">
            <text:p>211.437</text:p>
          </table:table-cell>
          <table:table-cell office:value-type="float" office:value="81016.601576805115" table:style-name="ce10">
            <text:p>81.017</text:p>
          </table:table-cell>
          <table:table-cell office:value-type="float" office:value="43067.08083820343" table:style-name="ce10">
            <text:p>43.067</text:p>
          </table:table-cell>
          <table:table-cell office:value-type="float" office:value="16511.040321350098" table:style-name="ce10">
            <text:p>16.511</text:p>
          </table:table-cell>
          <table:table-cell office:value-type="float" office:value="32779.040637969971" table:style-name="ce10">
            <text:p>32.779</text:p>
          </table:table-cell>
          <table:table-cell office:value-type="float" office:value="1119.1600217819214" table:style-name="ce10">
            <text:p>1.119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10584.36409854889" table:style-name="ce10">
            <text:p>210.584</text:p>
          </table:table-cell>
          <table:table-cell office:value-type="float" office:value="83874.281632423401" table:style-name="ce10">
            <text:p>83.874</text:p>
          </table:table-cell>
          <table:table-cell office:value-type="float" office:value="35883.680698394775" table:style-name="ce10">
            <text:p>35.884</text:p>
          </table:table-cell>
          <table:table-cell office:value-type="float" office:value="53239.481036186218" table:style-name="ce10">
            <text:p>53.239</text:p>
          </table:table-cell>
          <table:table-cell office:value-type="float" office:value="17702.720344543457" table:style-name="ce10">
            <text:p>17.703</text:p>
          </table:table-cell>
          <table:table-cell office:value-type="float" office:value="5409.6001052856445" table:style-name="ce10">
            <text:p>5.410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1171.760801315308" table:style-name="ce10">
            <text:p>41.172</text:p>
          </table:table-cell>
          <table:table-cell office:value-type="float" office:value="16987.320330619812" table:style-name="ce10">
            <text:p>16.987</text:p>
          </table:table-cell>
          <table:table-cell office:value-type="float" office:value="10740.80020904541" table:style-name="ce10">
            <text:p>10.741</text:p>
          </table:table-cell>
          <table:table-cell office:value-type="float" office:value="8518.1601657867432" table:style-name="ce10">
            <text:p>8.518</text:p>
          </table:table-cell>
          <table:table-cell office:value-type="float" office:value="3637.7600708007813" table:style-name="ce10">
            <text:p>3.63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0846.001768112183" table:style-name="ce10">
            <text:p>90.846</text:p>
          </table:table-cell>
          <table:table-cell office:value-type="float" office:value="22639.960440635681" table:style-name="ce10">
            <text:p>22.640</text:p>
          </table:table-cell>
          <table:table-cell office:value-type="float" office:value="7616.5601482391357" table:style-name="ce10">
            <text:p>7.617</text:p>
          </table:table-cell>
          <table:table-cell office:value-type="float" office:value="4564.8400888442993" table:style-name="ce10">
            <text:p>4.565</text:p>
          </table:table-cell>
          <table:table-cell office:value-type="float" office:value="2183.4400424957275" table:style-name="ce10">
            <text:p>2.183</text:p>
          </table:table-cell>
          <table:table-cell office:value-type="float" office:value="1530.7600297927856" table:style-name="ce10">
            <text:p>1.531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59114.76309680939" table:style-name="ce10">
            <text:p>159.115</text:p>
          </table:table-cell>
          <table:table-cell office:value-type="float" office:value="69999.441362380981" table:style-name="ce10">
            <text:p>69.999</text:p>
          </table:table-cell>
          <table:table-cell office:value-type="float" office:value="27636.000537872314" table:style-name="ce10">
            <text:p>27.636</text:p>
          </table:table-cell>
          <table:table-cell office:value-type="float" office:value="10960.320213317871" table:style-name="ce10">
            <text:p>10.960</text:p>
          </table:table-cell>
          <table:table-cell office:value-type="float" office:value="11544.400224685669" table:style-name="ce10">
            <text:p>11.544</text:p>
          </table:table-cell>
          <table:table-cell office:value-type="float" office:value="5305.720103263855" table:style-name="ce10">
            <text:p>5.306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07618.08598709106" table:style-name="ce10">
            <text:p>307.618</text:p>
          </table:table-cell>
          <table:table-cell office:value-type="float" office:value="107688.28209590912" table:style-name="ce10">
            <text:p>107.688</text:p>
          </table:table-cell>
          <table:table-cell office:value-type="float" office:value="49488.040963172913" table:style-name="ce10">
            <text:p>49.488</text:p>
          </table:table-cell>
          <table:table-cell office:value-type="float" office:value="53662.841044425964" table:style-name="ce10">
            <text:p>53.663</text:p>
          </table:table-cell>
          <table:table-cell office:value-type="float" office:value="36648.080713272095" table:style-name="ce10">
            <text:p>36.64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37243.12267112732" table:style-name="ce10">
            <text:p>137.243</text:p>
          </table:table-cell>
          <table:table-cell office:value-type="float" office:value="31846.080619812012" table:style-name="ce10">
            <text:p>31.846</text:p>
          </table:table-cell>
          <table:table-cell office:value-type="float" office:value="7459.7601451873779" table:style-name="ce10">
            <text:p>7.460</text:p>
          </table:table-cell>
          <table:table-cell office:value-type="float" office:value="3725.960072517395" table:style-name="ce10">
            <text:p>3.726</text:p>
          </table:table-cell>
          <table:table-cell office:value-type="float" office:value="5619.3201093673706" table:style-name="ce10">
            <text:p>5.619</text:p>
          </table:table-cell>
          <table:table-cell office:value-type="float" office:value="82.320001602172852" table:style-name="ce10">
            <text:p>82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86209.80362415314" table:style-name="ce10">
            <text:p>186.210</text:p>
          </table:table-cell>
          <table:table-cell office:value-type="float" office:value="105579.32205486298" table:style-name="ce10">
            <text:p>105.579</text:p>
          </table:table-cell>
          <table:table-cell office:value-type="float" office:value="40348.560785293579" table:style-name="ce10">
            <text:p>40.349</text:p>
          </table:table-cell>
          <table:table-cell office:value-type="float" office:value="53398.241039276123" table:style-name="ce10">
            <text:p>53.398</text:p>
          </table:table-cell>
          <table:table-cell office:value-type="float" office:value="36201.200704574585" table:style-name="ce10">
            <text:p>36.201</text:p>
          </table:table-cell>
          <table:table-cell office:value-type="float" office:value="1893.3600368499756" table:style-name="ce10">
            <text:p>1.893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347705.9667673111" table:style-name="ce10">
            <text:p>347.706</text:p>
          </table:table-cell>
          <table:table-cell office:value-type="float" office:value="89487.721741676331" table:style-name="ce10">
            <text:p>89.488</text:p>
          </table:table-cell>
          <table:table-cell office:value-type="float" office:value="41730.360812187195" table:style-name="ce10">
            <text:p>41.730</text:p>
          </table:table-cell>
          <table:table-cell office:value-type="float" office:value="16656.080324172974" table:style-name="ce10">
            <text:p>16.656</text:p>
          </table:table-cell>
          <table:table-cell office:value-type="float" office:value="15046.920292854309" table:style-name="ce10">
            <text:p>15.047</text:p>
          </table:table-cell>
          <table:table-cell office:value-type="float" office:value="5188.1201009750366" table:style-name="ce10">
            <text:p>5.188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367754.80715751648" table:style-name="ce10">
            <text:p>367.755</text:p>
          </table:table-cell>
          <table:table-cell office:value-type="float" office:value="130965.24254894257" table:style-name="ce10">
            <text:p>130.965</text:p>
          </table:table-cell>
          <table:table-cell office:value-type="float" office:value="54903.521068572998" table:style-name="ce10">
            <text:p>54.904</text:p>
          </table:table-cell>
          <table:table-cell office:value-type="float" office:value="55511.12108039856" table:style-name="ce10">
            <text:p>55.511</text:p>
          </table:table-cell>
          <table:table-cell office:value-type="float" office:value="38629.640751838684" table:style-name="ce10">
            <text:p>38.630</text:p>
          </table:table-cell>
          <table:table-cell office:value-type="float" office:value="5523.2801074981689" table:style-name="ce10">
            <text:p>5.523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191372.44372463226" table:style-name="ce10">
            <text:p>191.372</text:p>
          </table:table-cell>
          <table:table-cell office:value-type="float" office:value="53292.401037216187" table:style-name="ce10">
            <text:p>53.292</text:p>
          </table:table-cell>
          <table:table-cell office:value-type="float" office:value="25877.88050365448" table:style-name="ce10">
            <text:p>25.878</text:p>
          </table:table-cell>
          <table:table-cell office:value-type="float" office:value="5731.040111541748" table:style-name="ce10">
            <text:p>5.731</text:p>
          </table:table-cell>
          <table:table-cell office:value-type="float" office:value="5946.640115737915" table:style-name="ce10">
            <text:p>5.94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205482.48399925232" table:style-name="ce10">
            <text:p>205.482</text:p>
          </table:table-cell>
          <table:table-cell office:value-type="float" office:value="117482.40228652954" table:style-name="ce10">
            <text:p>117.482</text:p>
          </table:table-cell>
          <table:table-cell office:value-type="float" office:value="52706.361025810242" table:style-name="ce10">
            <text:p>52.706</text:p>
          </table:table-cell>
          <table:table-cell office:value-type="float" office:value="54241.041055679321" table:style-name="ce10">
            <text:p>54.241</text:p>
          </table:table-cell>
          <table:table-cell office:value-type="float" office:value="37496.760729789734" table:style-name="ce10">
            <text:p>37.497</text:p>
          </table:table-cell>
          <table:table-cell office:value-type="float" office:value="1119.1600217819214" table:style-name="ce10">
            <text:p>1.119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181184.3635263443" table:style-name="ce10">
            <text:p>181.184</text:p>
          </table:table-cell>
          <table:table-cell office:value-type="float" office:value="49160.720956802368" table:style-name="ce10">
            <text:p>49.161</text:p>
          </table:table-cell>
          <table:table-cell office:value-type="float" office:value="19486.320379257202" table:style-name="ce10">
            <text:p>19.486</text:p>
          </table:table-cell>
          <table:table-cell office:value-type="float" office:value="12210.80023765564" table:style-name="ce10">
            <text:p>12.211</text:p>
          </table:table-cell>
          <table:table-cell office:value-type="float" office:value="10887.800211906433" table:style-name="ce10">
            <text:p>10.888</text:p>
          </table:table-cell>
          <table:table-cell office:value-type="float" office:value="1530.7600297927856" table:style-name="ce10">
            <text:p>1.531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342725.60667037964" table:style-name="ce10">
            <text:p>342.726</text:p>
          </table:table-cell>
          <table:table-cell office:value-type="float" office:value="77408.241506576538" table:style-name="ce10">
            <text:p>77.408</text:p>
          </table:table-cell>
          <table:table-cell office:value-type="float" office:value="28586.600556373596" table:style-name="ce10">
            <text:p>28.587</text:p>
          </table:table-cell>
          <table:table-cell office:value-type="float" office:value="8326.0801620483398" table:style-name="ce10">
            <text:p>8.326</text:p>
          </table:table-cell>
          <table:table-cell office:value-type="float" office:value="5923.1201152801514" table:style-name="ce10">
            <text:p>5.923</text:p>
          </table:table-cell>
          <table:table-cell office:value-type="float" office:value="5188.1201009750366" table:style-name="ce10">
            <text:p>5.188</text:p>
          </table:table-cell>
          <table:table-cell office:value-type="string" table:style-name="ce10">
            <text:p>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0" table:number-rows-spanned="1" table:style-name="ce13"/>
          <table:covered-table-cell table:number-columns-repeated="9"/>
          <table:table-cell table:number-columns-repeated="16374"/>
        </table:table-row>
        <table:table-row table:number-rows-repeated="1048556" table:style-name="ro1">
          <table:table-cell table:number-columns-repeated="16384"/>
        </table:table-row>
      </table:table>
      <table:table table:name="B6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5" table:number-rows-spanned="1" table:style-name="ce12">
            <text:p>PROPORÇÃO PARA O INDICADOR B6 – ALUNOS, POR TIPO DE COMPUTADOR EXISTENTE NO DOMICÍLIO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14">
            <text:p>Total de alunos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15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8">
            <text:p>Tablet</text:p>
          </table:table-cell>
          <table:covered-table-cell table:number-columns-repeated="3"/>
          <table:table-cell table:number-columns-repeated="16370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83600.24551963806" table:style-name="ce10">
            <text:p>283.600</text:p>
          </table:table-cell>
          <table:table-cell office:value-type="float" office:value="341200.72664070129" table:style-name="ce10">
            <text:p>341.201</text:p>
          </table:table-cell>
          <table:table-cell office:value-type="float" office:value="1515.0800294876099" table:style-name="ce10">
            <text:p>1.515</text:p>
          </table:table-cell>
          <table:table-cell office:value-type="string" table:style-name="ce10">
            <text:p>-</text:p>
          </table:table-cell>
          <table:table-cell office:value-type="float" office:value="338080.40657997131" table:style-name="ce10">
            <text:p>338.080</text:p>
          </table:table-cell>
          <table:table-cell office:value-type="float" office:value="313813.64610767365" table:style-name="ce10">
            <text:p>313.814</text:p>
          </table:table-cell>
          <table:table-cell office:value-type="float" office:value="1667.9600324630737" table:style-name="ce10">
            <text:p>1.668</text:p>
          </table:table-cell>
          <table:table-cell office:value-type="string" table:style-name="ce10">
            <text:p>-</text:p>
          </table:table-cell>
          <table:table-cell office:value-type="float" office:value="279429.3654384613" table:style-name="ce10">
            <text:p>279.429</text:p>
          </table:table-cell>
          <table:table-cell office:value-type="float" office:value="347870.60677051544" table:style-name="ce10">
            <text:p>347.871</text:p>
          </table:table-cell>
          <table:table-cell office:value-type="float" office:value="1654.2400321960449" table:style-name="ce10">
            <text:p>1.654</text:p>
          </table:table-cell>
          <table:table-cell office:value-type="float" office:value="25774.00050163269" table:style-name="ce10">
            <text:p>25.774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64851.68320846558" table:style-name="ce10">
            <text:p>164.852</text:p>
          </table:table-cell>
          <table:table-cell office:value-type="float" office:value="188749.96367359161" table:style-name="ce10">
            <text:p>188.750</text:p>
          </table:table-cell>
          <table:table-cell office:value-type="float" office:value="889.84001731872559" table:style-name="ce10">
            <text:p>890</text:p>
          </table:table-cell>
          <table:table-cell office:value-type="string" table:style-name="ce10">
            <text:p>-</text:p>
          </table:table-cell>
          <table:table-cell office:value-type="float" office:value="176133.44342803955" table:style-name="ce10">
            <text:p>176.133</text:p>
          </table:table-cell>
          <table:table-cell office:value-type="float" office:value="189371.2836856842" table:style-name="ce10">
            <text:p>189.371</text:p>
          </table:table-cell>
          <table:table-cell office:value-type="float" office:value="1489.6000289916992" table:style-name="ce10">
            <text:p>1.490</text:p>
          </table:table-cell>
          <table:table-cell office:value-type="string" table:style-name="ce10">
            <text:p>-</text:p>
          </table:table-cell>
          <table:table-cell office:value-type="float" office:value="141296.40275001526" table:style-name="ce10">
            <text:p>141.296</text:p>
          </table:table-cell>
          <table:table-cell office:value-type="float" office:value="195660.92380809784" table:style-name="ce10">
            <text:p>195.661</text:p>
          </table:table-cell>
          <table:table-cell office:value-type="float" office:value="458.6400089263916" table:style-name="ce10">
            <text:p>459</text:p>
          </table:table-cell>
          <table:table-cell office:value-type="float" office:value="25774.00050163269" table:style-name="ce10">
            <text:p>25.774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63975.56319141388" table:style-name="ce10">
            <text:p>163.976</text:p>
          </table:table-cell>
          <table:table-cell office:value-type="float" office:value="180131.84350585938" table:style-name="ce10">
            <text:p>180.132</text:p>
          </table:table-cell>
          <table:table-cell office:value-type="float" office:value="1105.4400215148926" table:style-name="ce10">
            <text:p>1.105</text:p>
          </table:table-cell>
          <table:table-cell office:value-type="string" table:style-name="ce10">
            <text:p>-</text:p>
          </table:table-cell>
          <table:table-cell office:value-type="float" office:value="191723.28373146057" table:style-name="ce10">
            <text:p>191.723</text:p>
          </table:table-cell>
          <table:table-cell office:value-type="float" office:value="155802.363032341" table:style-name="ce10">
            <text:p>155.802</text:p>
          </table:table-cell>
          <table:table-cell office:value-type="float" office:value="531.16001033782959" table:style-name="ce10">
            <text:p>531</text:p>
          </table:table-cell>
          <table:table-cell office:value-type="string" table:style-name="ce10">
            <text:p>-</text:p>
          </table:table-cell>
          <table:table-cell office:value-type="float" office:value="164183.32319545746" table:style-name="ce10">
            <text:p>164.183</text:p>
          </table:table-cell>
          <table:table-cell office:value-type="float" office:value="187403.44364738464" table:style-name="ce10">
            <text:p>187.403</text:p>
          </table:table-cell>
          <table:table-cell office:value-type="float" office:value="1497.4400291442871" table:style-name="ce10">
            <text:p>1.497</text:p>
          </table:table-cell>
          <table:table-cell office:value-type="float" office:value="0" table:style-name="ce10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5360.440493583679" table:style-name="ce10">
            <text:p>25.360</text:p>
          </table:table-cell>
          <table:table-cell office:value-type="float" office:value="51996.841012001038" table:style-name="ce10">
            <text:p>51.997</text:p>
          </table:table-cell>
          <table:table-cell office:value-type="float" office:value="762.44001483917236" table:style-name="ce10">
            <text:p>762</text:p>
          </table:table-cell>
          <table:table-cell office:value-type="string" table:style-name="ce10">
            <text:p>-</text:p>
          </table:table-cell>
          <table:table-cell office:value-type="float" office:value="29401.960572242737" table:style-name="ce10">
            <text:p>29.402</text:p>
          </table:table-cell>
          <table:table-cell office:value-type="float" office:value="50632.680985450745" table:style-name="ce10">
            <text:p>50.63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8669.000363349915" table:style-name="ce10">
            <text:p>18.669</text:p>
          </table:table-cell>
          <table:table-cell office:value-type="float" office:value="58800.00114440918" table:style-name="ce10">
            <text:p>58.800</text:p>
          </table:table-cell>
          <table:table-cell office:value-type="float" office:value="105.84000205993652" table:style-name="ce10">
            <text:p>106</text:p>
          </table:table-cell>
          <table:table-cell office:value-type="float" office:value="0" table:style-name="ce10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7341.761116027832" table:style-name="ce10">
            <text:p>57.342</text:p>
          </table:table-cell>
          <table:table-cell office:value-type="float" office:value="53133.641034126282" table:style-name="ce10">
            <text:p>53.134</text:p>
          </table:table-cell>
          <table:table-cell office:value-type="float" office:value="374.36000728607178" table:style-name="ce10">
            <text:p>374</text:p>
          </table:table-cell>
          <table:table-cell office:value-type="string" table:style-name="ce10">
            <text:p>-</text:p>
          </table:table-cell>
          <table:table-cell office:value-type="float" office:value="85146.321657180786" table:style-name="ce10">
            <text:p>85.146</text:p>
          </table:table-cell>
          <table:table-cell office:value-type="float" office:value="46281.480900764465" table:style-name="ce10">
            <text:p>46.281</text:p>
          </table:table-cell>
          <table:table-cell office:value-type="float" office:value="374.36000728607178" table:style-name="ce10">
            <text:p>374</text:p>
          </table:table-cell>
          <table:table-cell office:value-type="string" table:style-name="ce10">
            <text:p>-</text:p>
          </table:table-cell>
          <table:table-cell office:value-type="float" office:value="51469.601001739502" table:style-name="ce10">
            <text:p>51.470</text:p>
          </table:table-cell>
          <table:table-cell office:value-type="float" office:value="63478.521235466003" table:style-name="ce10">
            <text:p>63.479</text:p>
          </table:table-cell>
          <table:table-cell office:value-type="float" office:value="1444.5200281143188" table:style-name="ce10">
            <text:p>1.445</text:p>
          </table:table-cell>
          <table:table-cell office:value-type="float" office:value="0" table:style-name="ce10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02396.28199291229" table:style-name="ce10">
            <text:p>102.396</text:p>
          </table:table-cell>
          <table:table-cell office:value-type="float" office:value="157290.00306129456" table:style-name="ce10">
            <text:p>157.290</text:p>
          </table:table-cell>
          <table:table-cell office:value-type="float" office:value="795.7600154876709" table:style-name="ce10">
            <text:p>796</text:p>
          </table:table-cell>
          <table:table-cell office:value-type="string" table:style-name="ce10">
            <text:p>-</text:p>
          </table:table-cell>
          <table:table-cell office:value-type="float" office:value="128752.40250587463" table:style-name="ce10">
            <text:p>128.752</text:p>
          </table:table-cell>
          <table:table-cell office:value-type="float" office:value="136580.64265823364" table:style-name="ce10">
            <text:p>136.581</text:p>
          </table:table-cell>
          <table:table-cell office:value-type="float" office:value="795.7600154876709" table:style-name="ce10">
            <text:p>796</text:p>
          </table:table-cell>
          <table:table-cell office:value-type="string" table:style-name="ce10">
            <text:p>-</text:p>
          </table:table-cell>
          <table:table-cell office:value-type="float" office:value="128805.3225069046" table:style-name="ce10">
            <text:p>128.805</text:p>
          </table:table-cell>
          <table:table-cell office:value-type="float" office:value="150263.40292453766" table:style-name="ce10">
            <text:p>150.263</text:p>
          </table:table-cell>
          <table:table-cell office:value-type="float" office:value="795.7600154876709" table:style-name="ce10">
            <text:p>796</text:p>
          </table:table-cell>
          <table:table-cell office:value-type="float" office:value="0" table:style-name="ce10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39080.80465316772" table:style-name="ce10">
            <text:p>239.081</text:p>
          </table:table-cell>
          <table:table-cell office:value-type="float" office:value="277447.80539989471" table:style-name="ce10">
            <text:p>277.44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74037.40533351898" table:style-name="ce10">
            <text:p>274.037</text:p>
          </table:table-cell>
          <table:table-cell office:value-type="float" office:value="262463.60510826111" table:style-name="ce10">
            <text:p>262.464</text:p>
          </table:table-cell>
          <table:table-cell office:value-type="float" office:value="1417.0800275802612" table:style-name="ce10">
            <text:p>1.417</text:p>
          </table:table-cell>
          <table:table-cell office:value-type="string" table:style-name="ce10">
            <text:p>-</text:p>
          </table:table-cell>
          <table:table-cell office:value-type="float" office:value="226203.60440254211" table:style-name="ce10">
            <text:p>226.204</text:p>
          </table:table-cell>
          <table:table-cell office:value-type="float" office:value="283151.4055109024" table:style-name="ce10">
            <text:p>283.151</text:p>
          </table:table-cell>
          <table:table-cell office:value-type="float" office:value="0" table:style-name="ce10">
            <text:p>0</text:p>
          </table:table-cell>
          <table:table-cell office:value-type="float" office:value="25774.00050163269" table:style-name="ce10">
            <text:p>25.774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94089.801831245422" table:style-name="ce10">
            <text:p>94.090</text:p>
          </table:table-cell>
          <table:table-cell office:value-type="float" office:value="95779.321864128113" table:style-name="ce10">
            <text:p>95.779</text:p>
          </table:table-cell>
          <table:table-cell office:value-type="float" office:value="970.20001888275146" table:style-name="ce10">
            <text:p>970</text:p>
          </table:table-cell>
          <table:table-cell office:value-type="string" table:style-name="ce10">
            <text:p>-</text:p>
          </table:table-cell>
          <table:table-cell office:value-type="float" office:value="120461.60234451294" table:style-name="ce10">
            <text:p>120.462</text:p>
          </table:table-cell>
          <table:table-cell office:value-type="float" office:value="78946.841536521912" table:style-name="ce10">
            <text:p>78.94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85579.481665611267" table:style-name="ce10">
            <text:p>85.579</text:p>
          </table:table-cell>
          <table:table-cell office:value-type="float" office:value="103797.68202018738" table:style-name="ce10">
            <text:p>103.79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69353.80329608917" table:style-name="ce10">
            <text:p>169.354</text:p>
          </table:table-cell>
          <table:table-cell office:value-type="float" office:value="288841.28562164307" table:style-name="ce10">
            <text:p>288.841</text:p>
          </table:table-cell>
          <table:table-cell office:value-type="float" office:value="1164.2400226593018" table:style-name="ce10">
            <text:p>1.164</text:p>
          </table:table-cell>
          <table:table-cell office:value-type="string" table:style-name="ce10">
            <text:p>-</text:p>
          </table:table-cell>
          <table:table-cell office:value-type="float" office:value="202121.08393383026" table:style-name="ce10">
            <text:p>202.121</text:p>
          </table:table-cell>
          <table:table-cell office:value-type="float" office:value="260952.44507884979" table:style-name="ce10">
            <text:p>260.952</text:p>
          </table:table-cell>
          <table:table-cell office:value-type="float" office:value="880.04001712799072" table:style-name="ce10">
            <text:p>880</text:p>
          </table:table-cell>
          <table:table-cell office:value-type="string" table:style-name="ce10">
            <text:p>-</text:p>
          </table:table-cell>
          <table:table-cell office:value-type="float" office:value="188422.64366722107" table:style-name="ce10">
            <text:p>188.423</text:p>
          </table:table-cell>
          <table:table-cell office:value-type="float" office:value="250999.56488513947" table:style-name="ce10">
            <text:p>251.000</text:p>
          </table:table-cell>
          <table:table-cell office:value-type="float" office:value="880.04001712799072" table:style-name="ce10">
            <text:p>880</text:p>
          </table:table-cell>
          <table:table-cell office:value-type="float" office:value="25774.00050163269" table:style-name="ce10">
            <text:p>25.774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236452.44460201263" table:style-name="ce10">
            <text:p>236.452</text:p>
          </table:table-cell>
          <table:table-cell office:value-type="float" office:value="240329.32467746735" table:style-name="ce10">
            <text:p>240.32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46789.48480319977" table:style-name="ce10">
            <text:p>246.789</text:p>
          </table:table-cell>
          <table:table-cell office:value-type="float" office:value="242557.84472084045" table:style-name="ce10">
            <text:p>242.55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60567.12312507629" table:style-name="ce10">
            <text:p>160.567</text:p>
          </table:table-cell>
          <table:table-cell office:value-type="float" office:value="308478.52600383759" table:style-name="ce10">
            <text:p>308.479</text:p>
          </table:table-cell>
          <table:table-cell office:value-type="float" office:value="1395.5200271606445" table:style-name="ce10">
            <text:p>1.396</text:p>
          </table:table-cell>
          <table:table-cell office:value-type="float" office:value="0" table:style-name="ce10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68757.16523075104" table:style-name="ce10">
            <text:p>268.757</text:p>
          </table:table-cell>
          <table:table-cell office:value-type="float" office:value="340655.84663009644" table:style-name="ce10">
            <text:p>340.656</text:p>
          </table:table-cell>
          <table:table-cell office:value-type="float" office:value="1164.2400226593018" table:style-name="ce10">
            <text:p>1.164</text:p>
          </table:table-cell>
          <table:table-cell office:value-type="string" table:style-name="ce10">
            <text:p>-</text:p>
          </table:table-cell>
          <table:table-cell office:value-type="float" office:value="298866.68581676483" table:style-name="ce10">
            <text:p>298.867</text:p>
          </table:table-cell>
          <table:table-cell office:value-type="float" office:value="319236.96621322632" table:style-name="ce10">
            <text:p>319.237</text:p>
          </table:table-cell>
          <table:table-cell office:value-type="float" office:value="880.04001712799072" table:style-name="ce10">
            <text:p>880</text:p>
          </table:table-cell>
          <table:table-cell office:value-type="string" table:style-name="ce10">
            <text:p>-</text:p>
          </table:table-cell>
          <table:table-cell office:value-type="float" office:value="231656.32450866699" table:style-name="ce10">
            <text:p>231.656</text:p>
          </table:table-cell>
          <table:table-cell office:value-type="float" office:value="355602.80692100525" table:style-name="ce10">
            <text:p>355.603</text:p>
          </table:table-cell>
          <table:table-cell office:value-type="float" office:value="1650.320032119751" table:style-name="ce10">
            <text:p>1.650</text:p>
          </table:table-cell>
          <table:table-cell office:value-type="float" office:value="25774.00050163269" table:style-name="ce10">
            <text:p>25.774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147372.40286827087" table:style-name="ce10">
            <text:p>147.372</text:p>
          </table:table-cell>
          <table:table-cell office:value-type="float" office:value="119340.48232269287" table:style-name="ce10">
            <text:p>119.340</text:p>
          </table:table-cell>
          <table:table-cell office:value-type="float" office:value="970.20001888275146" table:style-name="ce10">
            <text:p>970</text:p>
          </table:table-cell>
          <table:table-cell office:value-type="string" table:style-name="ce10">
            <text:p>-</text:p>
          </table:table-cell>
          <table:table-cell office:value-type="float" office:value="209386.80407524109" table:style-name="ce10">
            <text:p>209.387</text:p>
          </table:table-cell>
          <table:table-cell office:value-type="float" office:value="63247.241230964661" table:style-name="ce10">
            <text:p>63.247</text:p>
          </table:table-cell>
          <table:table-cell office:value-type="float" office:value="1417.0800275802612" table:style-name="ce10">
            <text:p>1.417</text:p>
          </table:table-cell>
          <table:table-cell office:value-type="string" table:style-name="ce10">
            <text:p>-</text:p>
          </table:table-cell>
          <table:table-cell office:value-type="float" office:value="189330.12368488312" table:style-name="ce10">
            <text:p>189.330</text:p>
          </table:table-cell>
          <table:table-cell office:value-type="float" office:value="84605.361646652222" table:style-name="ce10">
            <text:p>84.605</text:p>
          </table:table-cell>
          <table:table-cell office:value-type="float" office:value="105.84000205993652" table:style-name="ce10">
            <text:p>106</text:p>
          </table:table-cell>
          <table:table-cell office:value-type="float" office:value="0" table:style-name="ce10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208994.80406761169" table:style-name="ce10">
            <text:p>208.995</text:p>
          </table:table-cell>
          <table:table-cell office:value-type="float" office:value="298517.80580997467" table:style-name="ce10">
            <text:p>298.518</text:p>
          </table:table-cell>
          <table:table-cell office:value-type="float" office:value="1515.0800294876099" table:style-name="ce10">
            <text:p>1.515</text:p>
          </table:table-cell>
          <table:table-cell office:value-type="string" table:style-name="ce10">
            <text:p>-</text:p>
          </table:table-cell>
          <table:table-cell office:value-type="float" office:value="258819.96503734589" table:style-name="ce10">
            <text:p>258.820</text:p>
          </table:table-cell>
          <table:table-cell office:value-type="float" office:value="267336.16520309448" table:style-name="ce10">
            <text:p>267.336</text:p>
          </table:table-cell>
          <table:table-cell office:value-type="float" office:value="1667.9600324630737" table:style-name="ce10">
            <text:p>1.668</text:p>
          </table:table-cell>
          <table:table-cell office:value-type="string" table:style-name="ce10">
            <text:p>-</text:p>
          </table:table-cell>
          <table:table-cell office:value-type="float" office:value="254233.56494808197" table:style-name="ce10">
            <text:p>254.234</text:p>
          </table:table-cell>
          <table:table-cell office:value-type="float" office:value="254372.72495079041" table:style-name="ce10">
            <text:p>254.373</text:p>
          </table:table-cell>
          <table:table-cell office:value-type="float" office:value="885.92001724243164" table:style-name="ce10">
            <text:p>886</text:p>
          </table:table-cell>
          <table:table-cell office:value-type="float" office:value="25774.00050163269" table:style-name="ce10">
            <text:p>25.774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127158.92247486115" table:style-name="ce10">
            <text:p>127.159</text:p>
          </table:table-cell>
          <table:table-cell office:value-type="float" office:value="143613.12279510498" table:style-name="ce10">
            <text:p>143.61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22764.60238933563" table:style-name="ce10">
            <text:p>122.765</text:p>
          </table:table-cell>
          <table:table-cell office:value-type="float" office:value="145947.48284053802" table:style-name="ce10">
            <text:p>145.94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91275.24177646637" table:style-name="ce10">
            <text:p>91.275</text:p>
          </table:table-cell>
          <table:table-cell office:value-type="float" office:value="171541.16333866119" table:style-name="ce10">
            <text:p>171.541</text:p>
          </table:table-cell>
          <table:table-cell office:value-type="float" office:value="1395.5200271606445" table:style-name="ce10">
            <text:p>1.396</text:p>
          </table:table-cell>
          <table:table-cell office:value-type="float" office:value="0" table:style-name="ce10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218059.80424404144" table:style-name="ce10">
            <text:p>218.060</text:p>
          </table:table-cell>
          <table:table-cell office:value-type="float" office:value="224339.64436626434" table:style-name="ce10">
            <text:p>224.34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54117.9249458313" table:style-name="ce10">
            <text:p>254.118</text:p>
          </table:table-cell>
          <table:table-cell office:value-type="float" office:value="208436.20405673981" table:style-name="ce10">
            <text:p>208.43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56488.36304569244" table:style-name="ce10">
            <text:p>156.488</text:p>
          </table:table-cell>
          <table:table-cell office:value-type="float" office:value="279925.24544811249" table:style-name="ce10">
            <text:p>279.92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13"/>
          <table:covered-table-cell table:number-columns-repeated="14"/>
          <table:table-cell table:number-columns-repeated="16369"/>
        </table:table-row>
        <table:table-row table:number-rows-repeated="1048555" table:style-name="ro1">
          <table:table-cell table:number-columns-repeated="16384"/>
        </table:table-row>
      </table:table>
      <table:table table:name="B7B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8" table:number-rows-spanned="1" table:style-name="ce19">
            <text:p>PROPORÇÃO PARA O INDICADOR B7B – ALUNOS QUE DESLOCAM O<text:s/><text:span text:style-name="T4">TABLET</text:span><text:span text:style-name="T1"><text:s/>OU O COMPUTADOR PORTÁTIL PARA A ESCOLA</text:span>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4">
            <text:p>Total de aluno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66679.20129776001" table:style-name="ce10">
            <text:p>66.679</text:p>
          </table:table-cell>
          <table:table-cell office:value-type="float" office:value="376316.08732414246" table:style-name="ce10">
            <text:p>376.316</text:p>
          </table:table-cell>
          <table:table-cell office:value-type="float" office:value="934.92001819610596" table:style-name="ce10">
            <text:p>935</text:p>
          </table:table-cell>
          <table:table-cell office:value-type="string" table:style-name="ce10">
            <text:p>-</text:p>
          </table:table-cell>
          <table:table-cell office:value-type="float" office:value="249882.36486339569" table:style-name="ce10">
            <text:p>249.882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32622.240634918213" table:style-name="ce10">
            <text:p>32.622</text:p>
          </table:table-cell>
          <table:table-cell office:value-type="float" office:value="197969.80385303497" table:style-name="ce10">
            <text:p>197.97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57607.52306747437" table:style-name="ce10">
            <text:p>157.60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50007.44097328186" table:style-name="ce10">
            <text:p>50.007</text:p>
          </table:table-cell>
          <table:table-cell office:value-type="float" office:value="210884.24410438538" table:style-name="ce10">
            <text:p>210.884</text:p>
          </table:table-cell>
          <table:table-cell office:value-type="float" office:value="934.92001819610596" table:style-name="ce10">
            <text:p>935</text:p>
          </table:table-cell>
          <table:table-cell office:value-type="string" table:style-name="ce10">
            <text:p>-</text:p>
          </table:table-cell>
          <table:table-cell office:value-type="float" office:value="122666.60238742828" table:style-name="ce10">
            <text:p>122.667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860.4001140594482" table:style-name="ce10">
            <text:p>5.860</text:p>
          </table:table-cell>
          <table:table-cell office:value-type="float" office:value="32551.680633544922" table:style-name="ce10">
            <text:p>32.55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4668.400869369507" table:style-name="ce10">
            <text:p>44.66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4735.28028678894" table:style-name="ce10">
            <text:p>14.735</text:p>
          </table:table-cell>
          <table:table-cell office:value-type="float" office:value="85211.001658439636" table:style-name="ce10">
            <text:p>85.21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7361.520727157593" table:style-name="ce10">
            <text:p>37.36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3443.480650901794" table:style-name="ce10">
            <text:p>33.443</text:p>
          </table:table-cell>
          <table:table-cell office:value-type="float" office:value="151919.60295677185" table:style-name="ce10">
            <text:p>151.92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15436.1622467041" table:style-name="ce10">
            <text:p>115.43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3147.361034393311" table:style-name="ce10">
            <text:p>53.147</text:p>
          </table:table-cell>
          <table:table-cell office:value-type="float" office:value="297431.96578884125" table:style-name="ce10">
            <text:p>297.432</text:p>
          </table:table-cell>
          <table:table-cell office:value-type="float" office:value="934.92001819610596" table:style-name="ce10">
            <text:p>935</text:p>
          </table:table-cell>
          <table:table-cell office:value-type="string" table:style-name="ce10">
            <text:p>-</text:p>
          </table:table-cell>
          <table:table-cell office:value-type="float" office:value="209186.8840713501" table:style-name="ce10">
            <text:p>209.18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5858.360308647156" table:style-name="ce10">
            <text:p>15.858</text:p>
          </table:table-cell>
          <table:table-cell office:value-type="float" office:value="147474.32287025452" table:style-name="ce10">
            <text:p>147.47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4333.240862846375" table:style-name="ce10">
            <text:p>44.33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38263.1207447052" table:style-name="ce10">
            <text:p>38.263</text:p>
          </table:table-cell>
          <table:table-cell office:value-type="float" office:value="242067.84471130371" table:style-name="ce10">
            <text:p>242.06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97942.36385250092" table:style-name="ce10">
            <text:p>197.94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43108.240839004517" table:style-name="ce10">
            <text:p>43.108</text:p>
          </table:table-cell>
          <table:table-cell office:value-type="float" office:value="272138.16529655457" table:style-name="ce10">
            <text:p>272.13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98373.56386089325" table:style-name="ce10">
            <text:p>198.37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56955.641108512878" table:style-name="ce10">
            <text:p>56.956</text:p>
          </table:table-cell>
          <table:table-cell office:value-type="float" office:value="336049.84654045105" table:style-name="ce10">
            <text:p>336.05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52040.32490539551" table:style-name="ce10">
            <text:p>252.04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37053.800721168518" table:style-name="ce10">
            <text:p>37.054</text:p>
          </table:table-cell>
          <table:table-cell office:value-type="float" office:value="229819.80447292328" table:style-name="ce10">
            <text:p>229.820</text:p>
          </table:table-cell>
          <table:table-cell office:value-type="float" office:value="934.92001819610596" table:style-name="ce10">
            <text:p>935</text:p>
          </table:table-cell>
          <table:table-cell office:value-type="string" table:style-name="ce10">
            <text:p>-</text:p>
          </table:table-cell>
          <table:table-cell office:value-type="float" office:value="21769.720423698425" table:style-name="ce10">
            <text:p>21.77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50311.240979194641" table:style-name="ce10">
            <text:p>50.311</text:p>
          </table:table-cell>
          <table:table-cell office:value-type="float" office:value="306122.60595798492" table:style-name="ce10">
            <text:p>306.12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95939.24381351471" table:style-name="ce10">
            <text:p>195.93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19364.80037689209" table:style-name="ce10">
            <text:p>19.365</text:p>
          </table:table-cell>
          <table:table-cell office:value-type="float" office:value="149208.92290401459" table:style-name="ce10">
            <text:p>149.20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14877.56223583221" table:style-name="ce10">
            <text:p>114.87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41740.16081237793" table:style-name="ce10">
            <text:p>41.740</text:p>
          </table:table-cell>
          <table:table-cell office:value-type="float" office:value="267114.68519878387" table:style-name="ce10">
            <text:p>267.115</text:p>
          </table:table-cell>
          <table:table-cell office:value-type="float" office:value="934.92001819610596" table:style-name="ce10">
            <text:p>935</text:p>
          </table:table-cell>
          <table:table-cell office:value-type="string" table:style-name="ce10">
            <text:p>-</text:p>
          </table:table-cell>
          <table:table-cell office:value-type="float" office:value="178322.76347064972" table:style-name="ce10">
            <text:p>178.32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3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C4C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51" table:number-rows-spanned="1" table:style-name="ce12">
            <text:p>PROPORÇÃO PARA O INDICADOR C4C – ALUNOS, POR ATIVIDADES REALIZADAS NA INTERNET</text:p>
          </table:table-cell>
          <table:covered-table-cell table:number-columns-repeated="50"/>
          <table:table-cell table:number-columns-repeated="16333"/>
        </table:table-row>
        <table:table-row table:style-name="ro1">
          <table:table-cell office:value-type="string" table:number-columns-spanned="51" table:number-rows-spanned="1" table:style-name="ce14">
            <text:p>Total de alunos usuários de Internet<text:s/></text:p>
          </table:table-cell>
          <table:covered-table-cell table:number-columns-repeated="50"/>
          <table:table-cell table:number-columns-repeated="16333"/>
        </table:table-row>
        <table:table-row table:style-name="ro3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Pesquisou coisas na Internet por curiosidade ou por vontade própria</text:p>
          </table:table-cell>
          <table:covered-table-cell table:number-columns-repeated="3"/>
          <table:table-cell office:value-type="string" table:number-columns-spanned="4" table:number-rows-spanned="1" table:style-name="ce15">
            <text:p>Assistiu vídeos, programas, filmes ou séries na Internet</text:p>
          </table:table-cell>
          <table:covered-table-cell table:number-columns-repeated="3"/>
          <table:table-cell office:value-type="string" table:number-columns-spanned="4" table:number-rows-spanned="1" table:style-name="ce17">
            <text:p>Compartilhou na Internet um texto, uma imagem ou um vídeo</text:p>
          </table:table-cell>
          <table:covered-table-cell table:number-columns-repeated="3"/>
          <table:table-cell office:value-type="string" table:number-columns-spanned="4" table:number-rows-spanned="1" table:style-name="ce15">
            <text:p>Leu ou assistiu notícias na Internet</text:p>
          </table:table-cell>
          <table:covered-table-cell table:number-columns-repeated="3"/>
          <table:table-cell office:value-type="string" table:number-columns-spanned="4" table:number-rows-spanned="1" table:style-name="ce15">
            <text:p>Mandou mensagens por meio de aplicativos</text:p>
          </table:table-cell>
          <table:covered-table-cell table:number-columns-repeated="3"/>
          <table:table-cell office:value-type="string" table:number-columns-spanned="4" table:number-rows-spanned="1" table:style-name="ce17">
            <text:p>Postou na Internet um texto, uma imagem ou um vídeo que fez</text:p>
          </table:table-cell>
          <table:covered-table-cell table:number-columns-repeated="3"/>
          <table:table-cell office:value-type="string" table:number-columns-spanned="4" table:number-rows-spanned="1" table:style-name="ce15">
            <text:p>Usou mapas na Internet</text:p>
          </table:table-cell>
          <table:covered-table-cell table:number-columns-repeated="3"/>
          <table:table-cell office:value-type="string" table:number-columns-spanned="4" table:number-rows-spanned="1" table:style-name="ce15">
            <text:p>Usou redes sociais<text:s/></text:p>
          </table:table-cell>
          <table:covered-table-cell table:number-columns-repeated="3"/>
          <table:table-cell office:value-type="string" table:number-columns-spanned="4" table:number-rows-spanned="1" table:style-name="ce15">
            <text:p>Usou a Internet para aprender a fazer algo que não sabia ou que sentia dificuldade em fazer</text:p>
          </table:table-cell>
          <table:covered-table-cell table:number-columns-repeated="3"/>
          <table:table-cell office:value-type="string" table:number-columns-spanned="4" table:number-rows-spanned="1" table:style-name="ce15">
            <text:p>Usou a Internet para ensinar outras pessoas a fazer algo (jogar um jogo, usar aplicativos, consertar coisas)</text:p>
          </table:table-cell>
          <table:covered-table-cell table:number-columns-repeated="3"/>
          <table:table-cell office:value-type="string" table:number-columns-spanned="4" table:number-rows-spanned="1" table:style-name="ce15">
            <text:p>Criou um jogo, aplicativo ou programa de computador</text:p>
          </table:table-cell>
          <table:covered-table-cell table:number-columns-repeated="3"/>
          <table:table-cell office:value-type="string" table:number-columns-spanned="4" table:number-rows-spanned="1" table:style-name="ce15">
            <text:p>Leu um livro, um resumo ou um e-book na Internet</text:p>
          </table:table-cell>
          <table:covered-table-cell table:number-columns-repeated="3"/>
          <table:table-cell table:number-columns-repeated="16334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52452.28880596161" table:style-name="ce10">
            <text:p>452.452</text:p>
          </table:table-cell>
          <table:table-cell office:value-type="float" office:value="98388.081914901733" table:style-name="ce10">
            <text:p>98.388</text:p>
          </table:table-cell>
          <table:table-cell office:value-type="float" office:value="491.96000957489014" table:style-name="ce10">
            <text:p>492</text:p>
          </table:table-cell>
          <table:table-cell office:value-type="float" office:value="92.120001792907715" table:style-name="ce10">
            <text:p>92</text:p>
          </table:table-cell>
          <table:table-cell office:value-type="float" office:value="487583.32948970795" table:style-name="ce10">
            <text:p>487.583</text:p>
          </table:table-cell>
          <table:table-cell office:value-type="float" office:value="59652.601161003113" table:style-name="ce10">
            <text:p>59.653</text:p>
          </table:table-cell>
          <table:table-cell office:value-type="string" table:style-name="ce10">
            <text:p>-</text:p>
          </table:table-cell>
          <table:table-cell office:value-type="float" office:value="1495.4800291061401" table:style-name="ce10">
            <text:p>1.495</text:p>
          </table:table-cell>
          <table:table-cell office:value-type="float" office:value="353989.72688961029" table:style-name="ce10">
            <text:p>353.990</text:p>
          </table:table-cell>
          <table:table-cell office:value-type="float" office:value="224523.88436985016" table:style-name="ce10">
            <text:p>224.524</text:p>
          </table:table-cell>
          <table:table-cell office:value-type="float" office:value="4843.1600942611694" table:style-name="ce10">
            <text:p>4.843</text:p>
          </table:table-cell>
          <table:table-cell office:value-type="string" table:style-name="ce10">
            <text:p>-</text:p>
          </table:table-cell>
          <table:table-cell office:value-type="float" office:value="392954.52764797211" table:style-name="ce10">
            <text:p>392.955</text:p>
          </table:table-cell>
          <table:table-cell office:value-type="float" office:value="163746.24318695068" table:style-name="ce10">
            <text:p>163.746</text:p>
          </table:table-cell>
          <table:table-cell office:value-type="float" office:value="6566.0001277923584" table:style-name="ce10">
            <text:p>6.566</text:p>
          </table:table-cell>
          <table:table-cell office:value-type="string" table:style-name="ce10">
            <text:p>-</text:p>
          </table:table-cell>
          <table:table-cell office:value-type="float" office:value="446005.84868049622" table:style-name="ce10">
            <text:p>446.006</text:p>
          </table:table-cell>
          <table:table-cell office:value-type="float" office:value="128705.36250495911" table:style-name="ce10">
            <text:p>128.705</text:p>
          </table:table-cell>
          <table:table-cell office:value-type="float" office:value="135.24000263214111" table:style-name="ce10">
            <text:p>135</text:p>
          </table:table-cell>
          <table:table-cell office:value-type="string" table:style-name="ce10">
            <text:p>-</text:p>
          </table:table-cell>
          <table:table-cell office:value-type="float" office:value="285083.96554851532" table:style-name="ce10">
            <text:p>285.084</text:p>
          </table:table-cell>
          <table:table-cell office:value-type="float" office:value="295217.16574573517" table:style-name="ce10">
            <text:p>295.217</text:p>
          </table:table-cell>
          <table:table-cell office:value-type="float" office:value="666.4000129699707" table:style-name="ce10">
            <text:p>666</text:p>
          </table:table-cell>
          <table:table-cell office:value-type="float" office:value="270.48000526428223" table:style-name="ce10">
            <text:p>270</text:p>
          </table:table-cell>
          <table:table-cell office:value-type="float" office:value="304229.24592113495" table:style-name="ce10">
            <text:p>304.229</text:p>
          </table:table-cell>
          <table:table-cell office:value-type="float" office:value="276773.56538677216" table:style-name="ce10">
            <text:p>276.774</text:p>
          </table:table-cell>
          <table:table-cell office:value-type="float" office:value="4184.6000814437866" table:style-name="ce10">
            <text:p>4.185</text:p>
          </table:table-cell>
          <table:table-cell office:value-type="string" table:style-name="ce10">
            <text:p>-</text:p>
          </table:table-cell>
          <table:table-cell office:value-type="float" office:value="434473.20845603943" table:style-name="ce10">
            <text:p>434.473</text:p>
          </table:table-cell>
          <table:table-cell office:value-type="float" office:value="185809.96361637115" table:style-name="ce10">
            <text:p>185.810</text:p>
          </table:table-cell>
          <table:table-cell office:value-type="float" office:value="834.96001625061035" table:style-name="ce10">
            <text:p>835</text:p>
          </table:table-cell>
          <table:table-cell office:value-type="float" office:value="50.960000991821289" table:style-name="ce10">
            <text:p>51</text:p>
          </table:table-cell>
          <table:table-cell office:value-type="float" office:value="448381.36872673035" table:style-name="ce10">
            <text:p>448.381</text:p>
          </table:table-cell>
          <table:table-cell office:value-type="float" office:value="112119.84218215942" table:style-name="ce10">
            <text:p>112.120</text:p>
          </table:table-cell>
          <table:table-cell office:value-type="float" office:value="1536.6400299072266" table:style-name="ce10">
            <text:p>1.537</text:p>
          </table:table-cell>
          <table:table-cell office:value-type="string" table:style-name="ce10">
            <text:p>-</text:p>
          </table:table-cell>
          <table:table-cell office:value-type="float" office:value="343983.92669487" table:style-name="ce10">
            <text:p>343.984</text:p>
          </table:table-cell>
          <table:table-cell office:value-type="float" office:value="239825.60466766357" table:style-name="ce10">
            <text:p>239.826</text:p>
          </table:table-cell>
          <table:table-cell office:value-type="float" office:value="842.80001640319824" table:style-name="ce10">
            <text:p>843</text:p>
          </table:table-cell>
          <table:table-cell office:value-type="float" office:value="3788.6800737380981" table:style-name="ce10">
            <text:p>3.789</text:p>
          </table:table-cell>
          <table:table-cell office:value-type="float" office:value="95991.001868247986" table:style-name="ce10">
            <text:p>95.991</text:p>
          </table:table-cell>
          <table:table-cell office:value-type="float" office:value="455033.60885620117" table:style-name="ce10">
            <text:p>455.034</text:p>
          </table:table-cell>
          <table:table-cell office:value-type="float" office:value="10105.760196685791" table:style-name="ce10">
            <text:p>10.106</text:p>
          </table:table-cell>
          <table:table-cell office:value-type="float" office:value="1507.240029335022" table:style-name="ce10">
            <text:p>1.507</text:p>
          </table:table-cell>
          <table:table-cell office:value-type="float" office:value="316277.36615562439" table:style-name="ce10">
            <text:p>316.277</text:p>
          </table:table-cell>
          <table:table-cell office:value-type="float" office:value="249751.04486083984" table:style-name="ce10">
            <text:p>249.751</text:p>
          </table:table-cell>
          <table:table-cell office:value-type="float" office:value="1597.4000310897827" table:style-name="ce10">
            <text:p>1.597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51695.36489868164" table:style-name="ce10">
            <text:p>251.695</text:p>
          </table:table-cell>
          <table:table-cell office:value-type="float" office:value="45756.200890541077" table:style-name="ce10">
            <text:p>45.756</text:p>
          </table:table-cell>
          <table:table-cell office:value-type="float" office:value="491.96000957489014" table:style-name="ce10">
            <text:p>492</text:p>
          </table:table-cell>
          <table:table-cell office:value-type="float" office:value="0" table:style-name="ce10">
            <text:p>0</text:p>
          </table:table-cell>
          <table:table-cell office:value-type="float" office:value="255789.80497837067" table:style-name="ce10">
            <text:p>255.790</text:p>
          </table:table-cell>
          <table:table-cell office:value-type="float" office:value="38351.320746421814" table:style-name="ce10">
            <text:p>38.351</text:p>
          </table:table-cell>
          <table:table-cell office:value-type="string" table:style-name="ce10">
            <text:p>-</text:p>
          </table:table-cell>
          <table:table-cell office:value-type="float" office:value="1495.4800291061401" table:style-name="ce10">
            <text:p>1.495</text:p>
          </table:table-cell>
          <table:table-cell office:value-type="float" office:value="205370.76399707794" table:style-name="ce10">
            <text:p>205.371</text:p>
          </table:table-cell>
          <table:table-cell office:value-type="float" office:value="120747.7623500824" table:style-name="ce10">
            <text:p>120.748</text:p>
          </table:table-cell>
          <table:table-cell office:value-type="float" office:value="4788.2800931930542" table:style-name="ce10">
            <text:p>4.788</text:p>
          </table:table-cell>
          <table:table-cell office:value-type="string" table:style-name="ce10">
            <text:p>-</text:p>
          </table:table-cell>
          <table:table-cell office:value-type="float" office:value="214061.40416622162" table:style-name="ce10">
            <text:p>214.061</text:p>
          </table:table-cell>
          <table:table-cell office:value-type="float" office:value="93586.08182144165" table:style-name="ce10">
            <text:p>93.586</text:p>
          </table:table-cell>
          <table:table-cell office:value-type="float" office:value="1134.8400220870972" table:style-name="ce10">
            <text:p>1.135</text:p>
          </table:table-cell>
          <table:table-cell office:value-type="string" table:style-name="ce10">
            <text:p>-</text:p>
          </table:table-cell>
          <table:table-cell office:value-type="float" office:value="246540.5647983551" table:style-name="ce10">
            <text:p>246.541</text:p>
          </table:table-cell>
          <table:table-cell office:value-type="float" office:value="50548.400983810425" table:style-name="ce10">
            <text:p>50.548</text:p>
          </table:table-cell>
          <table:table-cell office:value-type="float" office:value="135.24000263214111" table:style-name="ce10">
            <text:p>135</text:p>
          </table:table-cell>
          <table:table-cell office:value-type="string" table:style-name="ce10">
            <text:p>-</text:p>
          </table:table-cell>
          <table:table-cell office:value-type="float" office:value="161329.56313991547" table:style-name="ce10">
            <text:p>161.330</text:p>
          </table:table-cell>
          <table:table-cell office:value-type="float" office:value="146510.00285148621" table:style-name="ce10">
            <text:p>146.510</text:p>
          </table:table-cell>
          <table:table-cell office:value-type="float" office:value="0" table:style-name="ce10">
            <text:p>0</text:p>
          </table:table-cell>
          <table:table-cell office:value-type="float" office:value="270.48000526428223" table:style-name="ce10">
            <text:p>270</text:p>
          </table:table-cell>
          <table:table-cell office:value-type="float" office:value="170953.1633272171" table:style-name="ce10">
            <text:p>170.953</text:p>
          </table:table-cell>
          <table:table-cell office:value-type="float" office:value="160141.8031167984" table:style-name="ce10">
            <text:p>160.142</text:p>
          </table:table-cell>
          <table:table-cell office:value-type="float" office:value="946.68001842498779" table:style-name="ce10">
            <text:p>947</text:p>
          </table:table-cell>
          <table:table-cell office:value-type="string" table:style-name="ce10">
            <text:p>-</text:p>
          </table:table-cell>
          <table:table-cell office:value-type="float" office:value="233516.36454486847" table:style-name="ce10">
            <text:p>233.516</text:p>
          </table:table-cell>
          <table:table-cell office:value-type="float" office:value="93884.00182723999" table:style-name="ce10">
            <text:p>93.884</text:p>
          </table:table-cell>
          <table:table-cell office:value-type="float" office:value="0" table:style-name="ce10">
            <text:p>0</text:p>
          </table:table-cell>
          <table:table-cell office:value-type="float" office:value="50.960000991821289" table:style-name="ce10">
            <text:p>51</text:p>
          </table:table-cell>
          <table:table-cell office:value-type="float" office:value="238224.2846364975" table:style-name="ce10">
            <text:p>238.224</text:p>
          </table:table-cell>
          <table:table-cell office:value-type="float" office:value="53096.401033401489" table:style-name="ce10">
            <text:p>53.096</text:p>
          </table:table-cell>
          <table:table-cell office:value-type="float" office:value="1003.52001953125" table:style-name="ce10">
            <text:p>1.004</text:p>
          </table:table-cell>
          <table:table-cell office:value-type="string" table:style-name="ce10">
            <text:p>-</text:p>
          </table:table-cell>
          <table:table-cell office:value-type="float" office:value="183056.16356277466" table:style-name="ce10">
            <text:p>183.056</text:p>
          </table:table-cell>
          <table:table-cell office:value-type="float" office:value="139895.00272274017" table:style-name="ce10">
            <text:p>139.895</text:p>
          </table:table-cell>
          <table:table-cell office:value-type="float" office:value="484.12000942230225" table:style-name="ce10">
            <text:p>484</text:p>
          </table:table-cell>
          <table:table-cell office:value-type="float" office:value="3788.6800737380981" table:style-name="ce10">
            <text:p>3.789</text:p>
          </table:table-cell>
          <table:table-cell office:value-type="float" office:value="59364.481155395508" table:style-name="ce10">
            <text:p>59.364</text:p>
          </table:table-cell>
          <table:table-cell office:value-type="float" office:value="235862.4845905304" table:style-name="ce10">
            <text:p>235.862</text:p>
          </table:table-cell>
          <table:table-cell office:value-type="float" office:value="10105.760196685791" table:style-name="ce10">
            <text:p>10.106</text:p>
          </table:table-cell>
          <table:table-cell office:value-type="float" office:value="0" table:style-name="ce10">
            <text:p>0</text:p>
          </table:table-cell>
          <table:table-cell office:value-type="float" office:value="175280.84341144562" table:style-name="ce10">
            <text:p>175.281</text:p>
          </table:table-cell>
          <table:table-cell office:value-type="float" office:value="124060.16241455078" table:style-name="ce10">
            <text:p>124.060</text:p>
          </table:table-cell>
          <table:table-cell office:value-type="float" office:value="1501.3600292205811" table:style-name="ce10">
            <text:p>1.501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35605.72458553314" table:style-name="ce10">
            <text:p>235.606</text:p>
          </table:table-cell>
          <table:table-cell office:value-type="float" office:value="77702.241512298584" table:style-name="ce10">
            <text:p>77.702</text:p>
          </table:table-cell>
          <table:table-cell office:value-type="float" office:value="0" table:style-name="ce10">
            <text:p>0</text:p>
          </table:table-cell>
          <table:table-cell office:value-type="float" office:value="92.120001792907715" table:style-name="ce10">
            <text:p>92</text:p>
          </table:table-cell>
          <table:table-cell office:value-type="float" office:value="263686.64513206482" table:style-name="ce10">
            <text:p>263.687</text:p>
          </table:table-cell>
          <table:table-cell office:value-type="float" office:value="40997.320797920227" table:style-name="ce10">
            <text:p>40.99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79884.88350105286" table:style-name="ce10">
            <text:p>179.885</text:p>
          </table:table-cell>
          <table:table-cell office:value-type="float" office:value="149285.36290550232" table:style-name="ce10">
            <text:p>149.285</text:p>
          </table:table-cell>
          <table:table-cell office:value-type="float" office:value="729.12001419067383" table:style-name="ce10">
            <text:p>729</text:p>
          </table:table-cell>
          <table:table-cell office:value-type="string" table:style-name="ce10">
            <text:p>-</text:p>
          </table:table-cell>
          <table:table-cell office:value-type="float" office:value="214790.52418041229" table:style-name="ce10">
            <text:p>214.791</text:p>
          </table:table-cell>
          <table:table-cell office:value-type="float" office:value="98752.64192199707" table:style-name="ce10">
            <text:p>98.753</text:p>
          </table:table-cell>
          <table:table-cell office:value-type="float" office:value="6466.0401258468628" table:style-name="ce10">
            <text:p>6.466</text:p>
          </table:table-cell>
          <table:table-cell office:value-type="string" table:style-name="ce10">
            <text:p>-</text:p>
          </table:table-cell>
          <table:table-cell office:value-type="float" office:value="229578.7244682312" table:style-name="ce10">
            <text:p>229.579</text:p>
          </table:table-cell>
          <table:table-cell office:value-type="float" office:value="96806.361884117126" table:style-name="ce10">
            <text:p>96.80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47029.40286159515" table:style-name="ce10">
            <text:p>147.029</text:p>
          </table:table-cell>
          <table:table-cell office:value-type="float" office:value="181529.32353305817" table:style-name="ce10">
            <text:p>181.529</text:p>
          </table:table-cell>
          <table:table-cell office:value-type="float" office:value="666.4000129699707" table:style-name="ce10">
            <text:p>666</text:p>
          </table:table-cell>
          <table:table-cell office:value-type="float" office:value="0" table:style-name="ce10">
            <text:p>0</text:p>
          </table:table-cell>
          <table:table-cell office:value-type="float" office:value="165480.84322071075" table:style-name="ce10">
            <text:p>165.481</text:p>
          </table:table-cell>
          <table:table-cell office:value-type="float" office:value="150071.32292079926" table:style-name="ce10">
            <text:p>150.071</text:p>
          </table:table-cell>
          <table:table-cell office:value-type="float" office:value="4076.8000793457031" table:style-name="ce10">
            <text:p>4.077</text:p>
          </table:table-cell>
          <table:table-cell office:value-type="string" table:style-name="ce10">
            <text:p>-</text:p>
          </table:table-cell>
          <table:table-cell office:value-type="float" office:value="234410.12456226349" table:style-name="ce10">
            <text:p>234.410</text:p>
          </table:table-cell>
          <table:table-cell office:value-type="float" office:value="114530.6422290802" table:style-name="ce10">
            <text:p>114.531</text:p>
          </table:table-cell>
          <table:table-cell office:value-type="float" office:value="834.96001625061035" table:style-name="ce10">
            <text:p>835</text:p>
          </table:table-cell>
          <table:table-cell office:value-type="float" office:value="0" table:style-name="ce10">
            <text:p>0</text:p>
          </table:table-cell>
          <table:table-cell office:value-type="float" office:value="241113.32469272614" table:style-name="ce10">
            <text:p>241.113</text:p>
          </table:table-cell>
          <table:table-cell office:value-type="float" office:value="73984.121439933777" table:style-name="ce10">
            <text:p>73.984</text:p>
          </table:table-cell>
          <table:table-cell office:value-type="float" office:value="1164.2400226593018" table:style-name="ce10">
            <text:p>1.164</text:p>
          </table:table-cell>
          <table:table-cell office:value-type="string" table:style-name="ce10">
            <text:p>-</text:p>
          </table:table-cell>
          <table:table-cell office:value-type="float" office:value="194949.44379425049" table:style-name="ce10">
            <text:p>194.949</text:p>
          </table:table-cell>
          <table:table-cell office:value-type="float" office:value="128532.88250160217" table:style-name="ce10">
            <text:p>128.533</text:p>
          </table:table-cell>
          <table:table-cell office:value-type="float" office:value="687.9600133895874" table:style-name="ce10">
            <text:p>688</text:p>
          </table:table-cell>
          <table:table-cell office:value-type="float" office:value="0" table:style-name="ce10">
            <text:p>0</text:p>
          </table:table-cell>
          <table:table-cell office:value-type="float" office:value="58112.041131019592" table:style-name="ce10">
            <text:p>58.112</text:p>
          </table:table-cell>
          <table:table-cell office:value-type="float" office:value="253077.16492557526" table:style-name="ce10">
            <text:p>253.077</text:p>
          </table:table-cell>
          <table:table-cell office:value-type="float" office:value="0" table:style-name="ce10">
            <text:p>0</text:p>
          </table:table-cell>
          <table:table-cell office:value-type="float" office:value="1507.240029335022" table:style-name="ce10">
            <text:p>1.507</text:p>
          </table:table-cell>
          <table:table-cell office:value-type="float" office:value="167644.68326282501" table:style-name="ce10">
            <text:p>167.645</text:p>
          </table:table-cell>
          <table:table-cell office:value-type="float" office:value="167011.60325050354" table:style-name="ce10">
            <text:p>167.012</text:p>
          </table:table-cell>
          <table:table-cell office:value-type="float" office:value="646.80001258850098" table:style-name="ce10">
            <text:p>647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4409.601058959961" table:style-name="ce10">
            <text:p>54.410</text:p>
          </table:table-cell>
          <table:table-cell office:value-type="float" office:value="11248.440218925476" table:style-name="ce10">
            <text:p>11.24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5895.281087875366" table:style-name="ce10">
            <text:p>55.895</text:p>
          </table:table-cell>
          <table:table-cell office:value-type="float" office:value="8359.4001626968384" table:style-name="ce10">
            <text:p>8.359</text:p>
          </table:table-cell>
          <table:table-cell office:value-type="string" table:style-name="ce10">
            <text:p>-</text:p>
          </table:table-cell>
          <table:table-cell office:value-type="float" office:value="1295.5600252151489" table:style-name="ce10">
            <text:p>1.296</text:p>
          </table:table-cell>
          <table:table-cell office:value-type="float" office:value="43082.760838508606" table:style-name="ce10">
            <text:p>43.083</text:p>
          </table:table-cell>
          <table:table-cell office:value-type="float" office:value="28655.20055770874" table:style-name="ce10">
            <text:p>28.655</text:p>
          </table:table-cell>
          <table:table-cell office:value-type="float" office:value="299.88000583648682" table:style-name="ce10">
            <text:p>300</text:p>
          </table:table-cell>
          <table:table-cell office:value-type="string" table:style-name="ce10">
            <text:p>-</text:p>
          </table:table-cell>
          <table:table-cell office:value-type="float" office:value="47377.120922088623" table:style-name="ce10">
            <text:p>47.377</text:p>
          </table:table-cell>
          <table:table-cell office:value-type="float" office:value="20021.400389671326" table:style-name="ce10">
            <text:p>20.02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6499.040904998779" table:style-name="ce10">
            <text:p>46.499</text:p>
          </table:table-cell>
          <table:table-cell office:value-type="float" office:value="24654.840479850769" table:style-name="ce10">
            <text:p>24.65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3688.480655670166" table:style-name="ce10">
            <text:p>33.688</text:p>
          </table:table-cell>
          <table:table-cell office:value-type="float" office:value="37888.760737419128" table:style-name="ce10">
            <text:p>37.88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8800.160755157471" table:style-name="ce10">
            <text:p>38.800</text:p>
          </table:table-cell>
          <table:table-cell office:value-type="float" office:value="28974.680563926697" table:style-name="ce10">
            <text:p>28.97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5381.840883255005" table:style-name="ce10">
            <text:p>45.382</text:p>
          </table:table-cell>
          <table:table-cell office:value-type="float" office:value="25762.240501403809" table:style-name="ce10">
            <text:p>25.76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5950.161088943481" table:style-name="ce10">
            <text:p>55.950</text:p>
          </table:table-cell>
          <table:table-cell office:value-type="float" office:value="11121.040216445923" table:style-name="ce10">
            <text:p>11.121</text:p>
          </table:table-cell>
          <table:table-cell office:value-type="float" office:value="1007.4400196075439" table:style-name="ce10">
            <text:p>1.007</text:p>
          </table:table-cell>
          <table:table-cell office:value-type="string" table:style-name="ce10">
            <text:p>-</text:p>
          </table:table-cell>
          <table:table-cell office:value-type="float" office:value="45005.520875930786" table:style-name="ce10">
            <text:p>45.006</text:p>
          </table:table-cell>
          <table:table-cell office:value-type="float" office:value="21387.520416259766" table:style-name="ce10">
            <text:p>21.388</text:p>
          </table:table-cell>
          <table:table-cell office:value-type="float" office:value="276.36000537872314" table:style-name="ce10">
            <text:p>276</text:p>
          </table:table-cell>
          <table:table-cell office:value-type="float" office:value="0" table:style-name="ce10">
            <text:p>0</text:p>
          </table:table-cell>
          <table:table-cell office:value-type="float" office:value="9127.7201776504517" table:style-name="ce10">
            <text:p>9.128</text:p>
          </table:table-cell>
          <table:table-cell office:value-type="float" office:value="54450.761059761047" table:style-name="ce10">
            <text:p>54.451</text:p>
          </table:table-cell>
          <table:table-cell office:value-type="float" office:value="131.32000255584717" table:style-name="ce10">
            <text:p>131</text:p>
          </table:table-cell>
          <table:table-cell office:value-type="float" office:value="0" table:style-name="ce10">
            <text:p>0</text:p>
          </table:table-cell>
          <table:table-cell office:value-type="float" office:value="37318.400726318359" table:style-name="ce10">
            <text:p>37.318</text:p>
          </table:table-cell>
          <table:table-cell office:value-type="float" office:value="34066.760663032532" table:style-name="ce10">
            <text:p>34.067</text:p>
          </table:table-cell>
          <table:table-cell office:value-type="float" office:value="1595.4400310516357" table:style-name="ce10">
            <text:p>1.595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6149.761871337891" table:style-name="ce10">
            <text:p>96.150</text:p>
          </table:table-cell>
          <table:table-cell office:value-type="float" office:value="14059.080273628235" table:style-name="ce10">
            <text:p>14.05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96604.481880187988" table:style-name="ce10">
            <text:p>96.604</text:p>
          </table:table-cell>
          <table:table-cell office:value-type="float" office:value="8590.6801671981812" table:style-name="ce10">
            <text:p>8.59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92933.401808738708" table:style-name="ce10">
            <text:p>92.933</text:p>
          </table:table-cell>
          <table:table-cell office:value-type="float" office:value="26567.800517082214" table:style-name="ce10">
            <text:p>26.56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94219.161833763123" table:style-name="ce10">
            <text:p>94.219</text:p>
          </table:table-cell>
          <table:table-cell office:value-type="float" office:value="19031.600370407104" table:style-name="ce10">
            <text:p>19.032</text:p>
          </table:table-cell>
          <table:table-cell office:value-type="float" office:value="1103.4800214767456" table:style-name="ce10">
            <text:p>1.103</text:p>
          </table:table-cell>
          <table:table-cell office:value-type="string" table:style-name="ce10">
            <text:p>-</text:p>
          </table:table-cell>
          <table:table-cell office:value-type="float" office:value="96537.841878890991" table:style-name="ce10">
            <text:p>96.538</text:p>
          </table:table-cell>
          <table:table-cell office:value-type="float" office:value="15005.760292053223" table:style-name="ce10">
            <text:p>15.00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79877.841554641724" table:style-name="ce10">
            <text:p>79.878</text:p>
          </table:table-cell>
          <table:table-cell office:value-type="float" office:value="34284.320667266846" table:style-name="ce10">
            <text:p>34.28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85197.281658172607" table:style-name="ce10">
            <text:p>85.197</text:p>
          </table:table-cell>
          <table:table-cell office:value-type="float" office:value="34153.000664710999" table:style-name="ce10">
            <text:p>34.153</text:p>
          </table:table-cell>
          <table:table-cell office:value-type="float" office:value="98.000001907348633" table:style-name="ce10">
            <text:p>98</text:p>
          </table:table-cell>
          <table:table-cell office:value-type="string" table:style-name="ce10">
            <text:p>-</text:p>
          </table:table-cell>
          <table:table-cell office:value-type="float" office:value="95061.961850166321" table:style-name="ce10">
            <text:p>95.062</text:p>
          </table:table-cell>
          <table:table-cell office:value-type="float" office:value="17767.400345802307" table:style-name="ce10">
            <text:p>17.767</text:p>
          </table:table-cell>
          <table:table-cell office:value-type="float" office:value="0" table:style-name="ce10">
            <text:p>0</text:p>
          </table:table-cell>
          <table:table-cell office:value-type="float" office:value="50.960000991821289" table:style-name="ce10">
            <text:p>51</text:p>
          </table:table-cell>
          <table:table-cell office:value-type="float" office:value="95977.281867980957" table:style-name="ce10">
            <text:p>95.977</text:p>
          </table:table-cell>
          <table:table-cell office:value-type="float" office:value="12581.240244865417" table:style-name="ce10">
            <text:p>12.581</text:p>
          </table:table-cell>
          <table:table-cell office:value-type="float" office:value="644.840012550354" table:style-name="ce10">
            <text:p>645</text:p>
          </table:table-cell>
          <table:table-cell office:value-type="string" table:style-name="ce10">
            <text:p>-</text:p>
          </table:table-cell>
          <table:table-cell office:value-type="float" office:value="75509.001469612122" table:style-name="ce10">
            <text:p>75.509</text:p>
          </table:table-cell>
          <table:table-cell office:value-type="float" office:value="29850.800580978394" table:style-name="ce10">
            <text:p>29.851</text:p>
          </table:table-cell>
          <table:table-cell office:value-type="float" office:value="388.08000755310059" table:style-name="ce10">
            <text:p>388</text:p>
          </table:table-cell>
          <table:table-cell office:value-type="float" office:value="0" table:style-name="ce10">
            <text:p>0</text:p>
          </table:table-cell>
          <table:table-cell office:value-type="float" office:value="15907.36030960083" table:style-name="ce10">
            <text:p>15.907</text:p>
          </table:table-cell>
          <table:table-cell office:value-type="float" office:value="88809.561728477478" table:style-name="ce10">
            <text:p>88.81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72210.321405410767" table:style-name="ce10">
            <text:p>72.210</text:p>
          </table:table-cell>
          <table:table-cell office:value-type="float" office:value="32637.920635223389" table:style-name="ce10">
            <text:p>32.638</text:p>
          </table:table-cell>
          <table:table-cell office:value-type="float" office:value="92.120001792907715" table:style-name="ce10">
            <text:p>92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91942.80373573303" table:style-name="ce10">
            <text:p>191.943</text:p>
          </table:table-cell>
          <table:table-cell office:value-type="float" office:value="48312.040940284729" table:style-name="ce10">
            <text:p>48.31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18197.00424671173" table:style-name="ce10">
            <text:p>218.197</text:p>
          </table:table-cell>
          <table:table-cell office:value-type="float" office:value="33737.48065662384" table:style-name="ce10">
            <text:p>33.73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38013.40268611908" table:style-name="ce10">
            <text:p>138.013</text:p>
          </table:table-cell>
          <table:table-cell office:value-type="float" office:value="109138.68212413788" table:style-name="ce10">
            <text:p>109.139</text:p>
          </table:table-cell>
          <table:table-cell office:value-type="float" office:value="4782.4000930786133" table:style-name="ce10">
            <text:p>4.782</text:p>
          </table:table-cell>
          <table:table-cell office:value-type="string" table:style-name="ce10">
            <text:p>-</text:p>
          </table:table-cell>
          <table:table-cell office:value-type="float" office:value="164696.84320545197" table:style-name="ce10">
            <text:p>164.697</text:p>
          </table:table-cell>
          <table:table-cell office:value-type="float" office:value="75115.04146194458" table:style-name="ce10">
            <text:p>75.11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83834.28357791901" table:style-name="ce10">
            <text:p>183.834</text:p>
          </table:table-cell>
          <table:table-cell office:value-type="float" office:value="66604.721296310425" table:style-name="ce10">
            <text:p>66.60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11451.48216915131" table:style-name="ce10">
            <text:p>111.451</text:p>
          </table:table-cell>
          <table:table-cell office:value-type="float" office:value="153846.28299427032" table:style-name="ce10">
            <text:p>153.84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06379.00207042694" table:style-name="ce10">
            <text:p>106.379</text:p>
          </table:table-cell>
          <table:table-cell office:value-type="float" office:value="144324.60280895233" table:style-name="ce10">
            <text:p>144.325</text:p>
          </table:table-cell>
          <table:table-cell office:value-type="float" office:value="3976.8400774002075" table:style-name="ce10">
            <text:p>3.977</text:p>
          </table:table-cell>
          <table:table-cell office:value-type="string" table:style-name="ce10">
            <text:p>-</text:p>
          </table:table-cell>
          <table:table-cell office:value-type="float" office:value="172156.60335063934" table:style-name="ce10">
            <text:p>172.157</text:p>
          </table:table-cell>
          <table:table-cell office:value-type="float" office:value="106965.04208183289" table:style-name="ce10">
            <text:p>106.965</text:p>
          </table:table-cell>
          <table:table-cell office:value-type="float" office:value="834.96001625061035" table:style-name="ce10">
            <text:p>835</text:p>
          </table:table-cell>
          <table:table-cell office:value-type="float" office:value="0" table:style-name="ce10">
            <text:p>0</text:p>
          </table:table-cell>
          <table:table-cell office:value-type="float" office:value="201146.96391487122" table:style-name="ce10">
            <text:p>201.147</text:p>
          </table:table-cell>
          <table:table-cell office:value-type="float" office:value="43666.840849876404" table:style-name="ce10">
            <text:p>43.667</text:p>
          </table:table-cell>
          <table:table-cell office:value-type="float" office:value="964.32001876831055" table:style-name="ce10">
            <text:p>964</text:p>
          </table:table-cell>
          <table:table-cell office:value-type="string" table:style-name="ce10">
            <text:p>-</text:p>
          </table:table-cell>
          <table:table-cell office:value-type="float" office:value="173656.00337982178" table:style-name="ce10">
            <text:p>173.656</text:p>
          </table:table-cell>
          <table:table-cell office:value-type="float" office:value="66875.201301574707" table:style-name="ce10">
            <text:p>66.875</text:p>
          </table:table-cell>
          <table:table-cell office:value-type="float" office:value="174.44000339508057" table:style-name="ce10">
            <text:p>174</text:p>
          </table:table-cell>
          <table:table-cell office:value-type="float" office:value="3788.6800737380981" table:style-name="ce10">
            <text:p>3.789</text:p>
          </table:table-cell>
          <table:table-cell office:value-type="float" office:value="35358.400688171387" table:style-name="ce10">
            <text:p>35.358</text:p>
          </table:table-cell>
          <table:table-cell office:value-type="float" office:value="212113.16412830353" table:style-name="ce10">
            <text:p>212.113</text:p>
          </table:table-cell>
          <table:table-cell office:value-type="float" office:value="548.80001068115234" table:style-name="ce10">
            <text:p>549</text:p>
          </table:table-cell>
          <table:table-cell office:value-type="float" office:value="1507.240029335022" table:style-name="ce10">
            <text:p>1.507</text:p>
          </table:table-cell>
          <table:table-cell office:value-type="float" office:value="133452.48259735107" table:style-name="ce10">
            <text:p>133.452</text:p>
          </table:table-cell>
          <table:table-cell office:value-type="float" office:value="113903.44221687317" table:style-name="ce10">
            <text:p>113.90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67647.0071554184" table:style-name="ce10">
            <text:p>367.647</text:p>
          </table:table-cell>
          <table:table-cell office:value-type="float" office:value="78743.001532554626" table:style-name="ce10">
            <text:p>78.743</text:p>
          </table:table-cell>
          <table:table-cell office:value-type="float" office:value="491.96000957489014" table:style-name="ce10">
            <text:p>492</text:p>
          </table:table-cell>
          <table:table-cell office:value-type="float" office:value="92.120001792907715" table:style-name="ce10">
            <text:p>92</text:p>
          </table:table-cell>
          <table:table-cell office:value-type="float" office:value="395953.32770633698" table:style-name="ce10">
            <text:p>395.953</text:p>
          </table:table-cell>
          <table:table-cell office:value-type="float" office:value="43988.280856132507" table:style-name="ce10">
            <text:p>43.98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86138.44556903839" table:style-name="ce10">
            <text:p>286.138</text:p>
          </table:table-cell>
          <table:table-cell office:value-type="float" office:value="183034.60356235504" table:style-name="ce10">
            <text:p>183.035</text:p>
          </table:table-cell>
          <table:table-cell office:value-type="float" office:value="666.4000129699707" table:style-name="ce10">
            <text:p>666</text:p>
          </table:table-cell>
          <table:table-cell office:value-type="string" table:style-name="ce10">
            <text:p>-</text:p>
          </table:table-cell>
          <table:table-cell office:value-type="float" office:value="313968.48611068726" table:style-name="ce10">
            <text:p>313.968</text:p>
          </table:table-cell>
          <table:table-cell office:value-type="float" office:value="138136.88268852234" table:style-name="ce10">
            <text:p>138.137</text:p>
          </table:table-cell>
          <table:table-cell office:value-type="float" office:value="6466.0401258468628" table:style-name="ce10">
            <text:p>6.466</text:p>
          </table:table-cell>
          <table:table-cell office:value-type="string" table:style-name="ce10">
            <text:p>-</text:p>
          </table:table-cell>
          <table:table-cell office:value-type="float" office:value="364673.68709754944" table:style-name="ce10">
            <text:p>364.674</text:p>
          </table:table-cell>
          <table:table-cell office:value-type="float" office:value="102410.00199317932" table:style-name="ce10">
            <text:p>102.41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29223.9644613266" table:style-name="ce10">
            <text:p>229.224</text:p>
          </table:table-cell>
          <table:table-cell office:value-type="float" office:value="229343.52446365356" table:style-name="ce10">
            <text:p>229.344</text:p>
          </table:table-cell>
          <table:table-cell office:value-type="float" office:value="666.4000129699707" table:style-name="ce10">
            <text:p>666</text:p>
          </table:table-cell>
          <table:table-cell office:value-type="float" office:value="0" table:style-name="ce10">
            <text:p>0</text:p>
          </table:table-cell>
          <table:table-cell office:value-type="float" office:value="251883.52490234375" table:style-name="ce10">
            <text:p>251.884</text:p>
          </table:table-cell>
          <table:table-cell office:value-type="float" office:value="218175.44424629211" table:style-name="ce10">
            <text:p>218.17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55336.24691581726" table:style-name="ce10">
            <text:p>355.336</text:p>
          </table:table-cell>
          <table:table-cell office:value-type="float" office:value="146480.602850914" table:style-name="ce10">
            <text:p>146.48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57404.04695606232" table:style-name="ce10">
            <text:p>357.404</text:p>
          </table:table-cell>
          <table:table-cell office:value-type="float" office:value="98989.801926612854" table:style-name="ce10">
            <text:p>98.99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64278.56514358521" table:style-name="ce10">
            <text:p>264.279</text:p>
          </table:table-cell>
          <table:table-cell office:value-type="float" office:value="217824.60423946381" table:style-name="ce10">
            <text:p>217.825</text:p>
          </table:table-cell>
          <table:table-cell office:value-type="float" office:value="666.4000129699707" table:style-name="ce10">
            <text:p>666</text:p>
          </table:table-cell>
          <table:table-cell office:value-type="float" office:value="0" table:style-name="ce10">
            <text:p>0</text:p>
          </table:table-cell>
          <table:table-cell office:value-type="float" office:value="74787.721455574036" table:style-name="ce10">
            <text:p>74.788</text:p>
          </table:table-cell>
          <table:table-cell office:value-type="float" office:value="366631.72713565826" table:style-name="ce10">
            <text:p>366.632</text:p>
          </table:table-cell>
          <table:table-cell office:value-type="float" office:value="7302.9601421356201" table:style-name="ce10">
            <text:p>7.303</text:p>
          </table:table-cell>
          <table:table-cell office:value-type="float" office:value="0" table:style-name="ce10">
            <text:p>0</text:p>
          </table:table-cell>
          <table:table-cell office:value-type="float" office:value="248431.96483516693" table:style-name="ce10">
            <text:p>248.432</text:p>
          </table:table-cell>
          <table:table-cell office:value-type="float" office:value="211223.3241109848" table:style-name="ce10">
            <text:p>211.22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43185.84278678894" table:style-name="ce10">
            <text:p>143.186</text:p>
          </table:table-cell>
          <table:table-cell office:value-type="float" office:value="28663.040557861328" table:style-name="ce10">
            <text:p>28.66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44540.2028131485" table:style-name="ce10">
            <text:p>144.540</text:p>
          </table:table-cell>
          <table:table-cell office:value-type="float" office:value="18484.760359764099" table:style-name="ce10">
            <text:p>18.485</text:p>
          </table:table-cell>
          <table:table-cell office:value-type="string" table:style-name="ce10">
            <text:p>-</text:p>
          </table:table-cell>
          <table:table-cell office:value-type="float" office:value="746.76001453399658" table:style-name="ce10">
            <text:p>747</text:p>
          </table:table-cell>
          <table:table-cell office:value-type="float" office:value="117866.56229400635" table:style-name="ce10">
            <text:p>117.867</text:p>
          </table:table-cell>
          <table:table-cell office:value-type="float" office:value="58915.641146659851" table:style-name="ce10">
            <text:p>58.916</text:p>
          </table:table-cell>
          <table:table-cell office:value-type="float" office:value="256.76000499725342" table:style-name="ce10">
            <text:p>257</text:p>
          </table:table-cell>
          <table:table-cell office:value-type="string" table:style-name="ce10">
            <text:p>-</text:p>
          </table:table-cell>
          <table:table-cell office:value-type="float" office:value="132627.3225812912" table:style-name="ce10">
            <text:p>132.627</text:p>
          </table:table-cell>
          <table:table-cell office:value-type="float" office:value="36410.920708656311" table:style-name="ce10">
            <text:p>36.411</text:p>
          </table:table-cell>
          <table:table-cell office:value-type="float" office:value="270.48000526428223" table:style-name="ce10">
            <text:p>270</text:p>
          </table:table-cell>
          <table:table-cell office:value-type="string" table:style-name="ce10">
            <text:p>-</text:p>
          </table:table-cell>
          <table:table-cell office:value-type="float" office:value="143724.84279727936" table:style-name="ce10">
            <text:p>143.725</text:p>
          </table:table-cell>
          <table:table-cell office:value-type="float" office:value="28418.040553092957" table:style-name="ce10">
            <text:p>28.418</text:p>
          </table:table-cell>
          <table:table-cell office:value-type="float" office:value="135.24000263214111" table:style-name="ce10">
            <text:p>135</text:p>
          </table:table-cell>
          <table:table-cell office:value-type="string" table:style-name="ce10">
            <text:p>-</text:p>
          </table:table-cell>
          <table:table-cell office:value-type="float" office:value="93770.321825027466" table:style-name="ce10">
            <text:p>93.770</text:p>
          </table:table-cell>
          <table:table-cell office:value-type="float" office:value="90965.561770439148" table:style-name="ce10">
            <text:p>90.966</text:p>
          </table:table-cell>
          <table:table-cell office:value-type="float" office:value="0" table:style-name="ce10">
            <text:p>0</text:p>
          </table:table-cell>
          <table:table-cell office:value-type="float" office:value="270.48000526428223" table:style-name="ce10">
            <text:p>270</text:p>
          </table:table-cell>
          <table:table-cell office:value-type="float" office:value="95026.681849479675" table:style-name="ce10">
            <text:p>95.027</text:p>
          </table:table-cell>
          <table:table-cell office:value-type="float" office:value="78531.321528434753" table:style-name="ce10">
            <text:p>78.531</text:p>
          </table:table-cell>
          <table:table-cell office:value-type="float" office:value="1299.4800252914429" table:style-name="ce10">
            <text:p>1.299</text:p>
          </table:table-cell>
          <table:table-cell office:value-type="string" table:style-name="ce10">
            <text:p>-</text:p>
          </table:table-cell>
          <table:table-cell office:value-type="float" office:value="147540.96287155151" table:style-name="ce10">
            <text:p>147.541</text:p>
          </table:table-cell>
          <table:table-cell office:value-type="float" office:value="25444.720495223999" table:style-name="ce10">
            <text:p>25.44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43199.56278705597" table:style-name="ce10">
            <text:p>143.200</text:p>
          </table:table-cell>
          <table:table-cell office:value-type="float" office:value="24151.120470046997" table:style-name="ce10">
            <text:p>24.151</text:p>
          </table:table-cell>
          <table:table-cell office:value-type="float" office:value="56.840001106262207" table:style-name="ce10">
            <text:p>57</text:p>
          </table:table-cell>
          <table:table-cell office:value-type="string" table:style-name="ce10">
            <text:p>-</text:p>
          </table:table-cell>
          <table:table-cell office:value-type="float" office:value="102947.04200363159" table:style-name="ce10">
            <text:p>102.947</text:p>
          </table:table-cell>
          <table:table-cell office:value-type="float" office:value="65175.881268501282" table:style-name="ce10">
            <text:p>65.176</text:p>
          </table:table-cell>
          <table:table-cell office:value-type="float" office:value="82.320001602172852" table:style-name="ce10">
            <text:p>82</text:p>
          </table:table-cell>
          <table:table-cell office:value-type="float" office:value="0" table:style-name="ce10">
            <text:p>0</text:p>
          </table:table-cell>
          <table:table-cell office:value-type="float" office:value="45105.480877876282" table:style-name="ce10">
            <text:p>45.105</text:p>
          </table:table-cell>
          <table:table-cell office:value-type="float" office:value="129593.24252223969" table:style-name="ce10">
            <text:p>129.593</text:p>
          </table:table-cell>
          <table:table-cell office:value-type="float" office:value="6961.9201354980469" table:style-name="ce10">
            <text:p>6.962</text:p>
          </table:table-cell>
          <table:table-cell office:value-type="float" office:value="0" table:style-name="ce10">
            <text:p>0</text:p>
          </table:table-cell>
          <table:table-cell office:value-type="float" office:value="117886.16229438782" table:style-name="ce10">
            <text:p>117.886</text:p>
          </table:table-cell>
          <table:table-cell office:value-type="float" office:value="50607.200984954834" table:style-name="ce10">
            <text:p>50.60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273253.40531826019" table:style-name="ce10">
            <text:p>273.253</text:p>
          </table:table-cell>
          <table:table-cell office:value-type="float" office:value="82457.20160484314" table:style-name="ce10">
            <text:p>82.457</text:p>
          </table:table-cell>
          <table:table-cell office:value-type="float" office:value="92.120001792907715" table:style-name="ce10">
            <text:p>92</text:p>
          </table:table-cell>
          <table:table-cell office:value-type="float" office:value="92.120001792907715" table:style-name="ce10">
            <text:p>92</text:p>
          </table:table-cell>
          <table:table-cell office:value-type="float" office:value="321637.96625995636" table:style-name="ce10">
            <text:p>321.638</text:p>
          </table:table-cell>
          <table:table-cell office:value-type="float" office:value="40058.480779647827" table:style-name="ce10">
            <text:p>40.05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85827.60361671448" table:style-name="ce10">
            <text:p>185.828</text:p>
          </table:table-cell>
          <table:table-cell office:value-type="float" office:value="177552.48345565796" table:style-name="ce10">
            <text:p>177.552</text:p>
          </table:table-cell>
          <table:table-cell office:value-type="float" office:value="299.88000583648682" table:style-name="ce10">
            <text:p>300</text:p>
          </table:table-cell>
          <table:table-cell office:value-type="string" table:style-name="ce10">
            <text:p>-</text:p>
          </table:table-cell>
          <table:table-cell office:value-type="float" office:value="235723.32458782196" table:style-name="ce10">
            <text:p>235.723</text:p>
          </table:table-cell>
          <table:table-cell office:value-type="float" office:value="120585.0823469162" table:style-name="ce10">
            <text:p>120.58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61761.92509460449" table:style-name="ce10">
            <text:p>261.762</text:p>
          </table:table-cell>
          <table:table-cell office:value-type="float" office:value="103125.40200710297" table:style-name="ce10">
            <text:p>103.12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58389.56308269501" table:style-name="ce10">
            <text:p>158.390</text:p>
          </table:table-cell>
          <table:table-cell office:value-type="float" office:value="216237.00420856476" table:style-name="ce10">
            <text:p>216.23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38381.88269329071" table:style-name="ce10">
            <text:p>138.382</text:p>
          </table:table-cell>
          <table:table-cell office:value-type="float" office:value="221962.16431999207" table:style-name="ce10">
            <text:p>221.962</text:p>
          </table:table-cell>
          <table:table-cell office:value-type="float" office:value="4184.6000814437866" table:style-name="ce10">
            <text:p>4.185</text:p>
          </table:table-cell>
          <table:table-cell office:value-type="string" table:style-name="ce10">
            <text:p>-</text:p>
          </table:table-cell>
          <table:table-cell office:value-type="float" office:value="228024.44443798065" table:style-name="ce10">
            <text:p>228.024</text:p>
          </table:table-cell>
          <table:table-cell office:value-type="float" office:value="152097.96296024323" table:style-name="ce10">
            <text:p>152.098</text:p>
          </table:table-cell>
          <table:table-cell office:value-type="float" office:value="834.96001625061035" table:style-name="ce10">
            <text:p>835</text:p>
          </table:table-cell>
          <table:table-cell office:value-type="float" office:value="50.960000991821289" table:style-name="ce10">
            <text:p>51</text:p>
          </table:table-cell>
          <table:table-cell office:value-type="float" office:value="265282.08516311646" table:style-name="ce10">
            <text:p>265.282</text:p>
          </table:table-cell>
          <table:table-cell office:value-type="float" office:value="95961.601867675781" table:style-name="ce10">
            <text:p>95.962</text:p>
          </table:table-cell>
          <table:table-cell office:value-type="float" office:value="1160.3200225830078" table:style-name="ce10">
            <text:p>1.160</text:p>
          </table:table-cell>
          <table:table-cell office:value-type="string" table:style-name="ce10">
            <text:p>-</text:p>
          </table:table-cell>
          <table:table-cell office:value-type="float" office:value="192058.4437379837" table:style-name="ce10">
            <text:p>192.058</text:p>
          </table:table-cell>
          <table:table-cell office:value-type="float" office:value="207034.80402946472" table:style-name="ce10">
            <text:p>207.035</text:p>
          </table:table-cell>
          <table:table-cell office:value-type="float" office:value="388.08000755310059" table:style-name="ce10">
            <text:p>388</text:p>
          </table:table-cell>
          <table:table-cell office:value-type="float" office:value="2108.9600410461426" table:style-name="ce10">
            <text:p>2.109</text:p>
          </table:table-cell>
          <table:table-cell office:value-type="float" office:value="67949.281322479248" table:style-name="ce10">
            <text:p>67.949</text:p>
          </table:table-cell>
          <table:table-cell office:value-type="float" office:value="287702.52559947968" table:style-name="ce10">
            <text:p>287.703</text:p>
          </table:table-cell>
          <table:table-cell office:value-type="float" office:value="7302.9601421356201" table:style-name="ce10">
            <text:p>7.303</text:p>
          </table:table-cell>
          <table:table-cell office:value-type="float" office:value="0" table:style-name="ce10">
            <text:p>0</text:p>
          </table:table-cell>
          <table:table-cell office:value-type="float" office:value="216564.3242149353" table:style-name="ce10">
            <text:p>216.564</text:p>
          </table:table-cell>
          <table:table-cell office:value-type="float" office:value="145359.48282909393" table:style-name="ce10">
            <text:p>145.359</text:p>
          </table:table-cell>
          <table:table-cell office:value-type="float" office:value="152.88000297546387" table:style-name="ce10">
            <text:p>153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391406.127617836" table:style-name="ce10">
            <text:p>391.406</text:p>
          </table:table-cell>
          <table:table-cell office:value-type="float" office:value="52179.121015548706" table:style-name="ce10">
            <text:p>52.17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99873.32778263092" table:style-name="ce10">
            <text:p>399.873</text:p>
          </table:table-cell>
          <table:table-cell office:value-type="float" office:value="47251.680919647217" table:style-name="ce10">
            <text:p>47.252</text:p>
          </table:table-cell>
          <table:table-cell office:value-type="string" table:style-name="ce10">
            <text:p>-</text:p>
          </table:table-cell>
          <table:table-cell office:value-type="float" office:value="1495.4800291061401" table:style-name="ce10">
            <text:p>1.495</text:p>
          </table:table-cell>
          <table:table-cell office:value-type="float" office:value="322216.16627120972" table:style-name="ce10">
            <text:p>322.216</text:p>
          </table:table-cell>
          <table:table-cell office:value-type="float" office:value="134548.12261867523" table:style-name="ce10">
            <text:p>134.548</text:p>
          </table:table-cell>
          <table:table-cell office:value-type="float" office:value="4788.2800931930542" table:style-name="ce10">
            <text:p>4.788</text:p>
          </table:table-cell>
          <table:table-cell office:value-type="string" table:style-name="ce10">
            <text:p>-</text:p>
          </table:table-cell>
          <table:table-cell office:value-type="float" office:value="340459.84662628174" table:style-name="ce10">
            <text:p>340.460</text:p>
          </table:table-cell>
          <table:table-cell office:value-type="float" office:value="110959.52215957642" table:style-name="ce10">
            <text:p>110.960</text:p>
          </table:table-cell>
          <table:table-cell office:value-type="float" office:value="6566.0001277923584" table:style-name="ce10">
            <text:p>6.566</text:p>
          </table:table-cell>
          <table:table-cell office:value-type="string" table:style-name="ce10">
            <text:p>-</text:p>
          </table:table-cell>
          <table:table-cell office:value-type="float" office:value="399975.24778461456" table:style-name="ce10">
            <text:p>399.975</text:p>
          </table:table-cell>
          <table:table-cell office:value-type="float" office:value="63198.241230010986" table:style-name="ce10">
            <text:p>63.198</text:p>
          </table:table-cell>
          <table:table-cell office:value-type="float" office:value="135.24000263214111" table:style-name="ce10">
            <text:p>135</text:p>
          </table:table-cell>
          <table:table-cell office:value-type="string" table:style-name="ce10">
            <text:p>-</text:p>
          </table:table-cell>
          <table:table-cell office:value-type="float" office:value="239729.56466579437" table:style-name="ce10">
            <text:p>239.730</text:p>
          </table:table-cell>
          <table:table-cell office:value-type="float" office:value="221297.72430706024" table:style-name="ce10">
            <text:p>221.298</text:p>
          </table:table-cell>
          <table:table-cell office:value-type="float" office:value="0" table:style-name="ce10">
            <text:p>0</text:p>
          </table:table-cell>
          <table:table-cell office:value-type="float" office:value="270.48000526428223" table:style-name="ce10">
            <text:p>270</text:p>
          </table:table-cell>
          <table:table-cell office:value-type="float" office:value="279823.32544612885" table:style-name="ce10">
            <text:p>279.823</text:p>
          </table:table-cell>
          <table:table-cell office:value-type="float" office:value="180414.08351135254" table:style-name="ce10">
            <text:p>180.41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05921.88790035248" table:style-name="ce10">
            <text:p>405.922</text:p>
          </table:table-cell>
          <table:table-cell office:value-type="float" office:value="55520.921080589294" table:style-name="ce10">
            <text:p>55.52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91608.00762176514" table:style-name="ce10">
            <text:p>391.608</text:p>
          </table:table-cell>
          <table:table-cell office:value-type="float" office:value="60085.761169433594" table:style-name="ce10">
            <text:p>60.086</text:p>
          </table:table-cell>
          <table:table-cell office:value-type="float" office:value="1003.52001953125" table:style-name="ce10">
            <text:p>1.004</text:p>
          </table:table-cell>
          <table:table-cell office:value-type="string" table:style-name="ce10">
            <text:p>-</text:p>
          </table:table-cell>
          <table:table-cell office:value-type="float" office:value="299717.32583332062" table:style-name="ce10">
            <text:p>299.717</text:p>
          </table:table-cell>
          <table:table-cell office:value-type="float" office:value="138305.44269180298" table:style-name="ce10">
            <text:p>138.305</text:p>
          </table:table-cell>
          <table:table-cell office:value-type="float" office:value="339.08000659942627" table:style-name="ce10">
            <text:p>339</text:p>
          </table:table-cell>
          <table:table-cell office:value-type="float" office:value="0" table:style-name="ce10">
            <text:p>0</text:p>
          </table:table-cell>
          <table:table-cell office:value-type="float" office:value="51549.961003303528" table:style-name="ce10">
            <text:p>51.550</text:p>
          </table:table-cell>
          <table:table-cell office:value-type="float" office:value="394663.64768123627" table:style-name="ce10">
            <text:p>394.664</text:p>
          </table:table-cell>
          <table:table-cell office:value-type="float" office:value="564.48001098632813" table:style-name="ce10">
            <text:p>564</text:p>
          </table:table-cell>
          <table:table-cell office:value-type="float" office:value="0" table:style-name="ce10">
            <text:p>0</text:p>
          </table:table-cell>
          <table:table-cell office:value-type="float" office:value="239788.36466693878" table:style-name="ce10">
            <text:p>239.788</text:p>
          </table:table-cell>
          <table:table-cell office:value-type="float" office:value="222283.60432624817" table:style-name="ce10">
            <text:p>222.284</text:p>
          </table:table-cell>
          <table:table-cell office:value-type="float" office:value="1589.5600309371948" table:style-name="ce10">
            <text:p>1.590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437152.52850818634" table:style-name="ce10">
            <text:p>437.153</text:p>
          </table:table-cell>
          <table:table-cell office:value-type="float" office:value="93331.281816482544" table:style-name="ce10">
            <text:p>93.331</text:p>
          </table:table-cell>
          <table:table-cell office:value-type="float" office:value="92.120001792907715" table:style-name="ce10">
            <text:p>92</text:p>
          </table:table-cell>
          <table:table-cell office:value-type="float" office:value="92.120001792907715" table:style-name="ce10">
            <text:p>92</text:p>
          </table:table-cell>
          <table:table-cell office:value-type="float" office:value="471532.88917732239" table:style-name="ce10">
            <text:p>471.533</text:p>
          </table:table-cell>
          <table:table-cell office:value-type="float" office:value="58268.84113407135" table:style-name="ce10">
            <text:p>58.269</text:p>
          </table:table-cell>
          <table:table-cell office:value-type="string" table:style-name="ce10">
            <text:p>-</text:p>
          </table:table-cell>
          <table:table-cell office:value-type="float" office:value="1495.4800291061401" table:style-name="ce10">
            <text:p>1.495</text:p>
          </table:table-cell>
          <table:table-cell office:value-type="float" office:value="343415.52668380737" table:style-name="ce10">
            <text:p>343.416</text:p>
          </table:table-cell>
          <table:table-cell office:value-type="float" office:value="209482.84407711029" table:style-name="ce10">
            <text:p>209.483</text:p>
          </table:table-cell>
          <table:table-cell office:value-type="float" office:value="4798.0800933837891" table:style-name="ce10">
            <text:p>4.798</text:p>
          </table:table-cell>
          <table:table-cell office:value-type="string" table:style-name="ce10">
            <text:p>-</text:p>
          </table:table-cell>
          <table:table-cell office:value-type="float" office:value="380792.72741127014" table:style-name="ce10">
            <text:p>380.793</text:p>
          </table:table-cell>
          <table:table-cell office:value-type="float" office:value="153244.5629825592" table:style-name="ce10">
            <text:p>153.245</text:p>
          </table:table-cell>
          <table:table-cell office:value-type="float" office:value="6566.0001277923584" table:style-name="ce10">
            <text:p>6.566</text:p>
          </table:table-cell>
          <table:table-cell office:value-type="string" table:style-name="ce10">
            <text:p>-</text:p>
          </table:table-cell>
          <table:table-cell office:value-type="float" office:value="438440.2485332489" table:style-name="ce10">
            <text:p>438.440</text:p>
          </table:table-cell>
          <table:table-cell office:value-type="float" office:value="117445.16228580475" table:style-name="ce10">
            <text:p>117.445</text:p>
          </table:table-cell>
          <table:table-cell office:value-type="float" office:value="135.24000263214111" table:style-name="ce10">
            <text:p>135</text:p>
          </table:table-cell>
          <table:table-cell office:value-type="string" table:style-name="ce10">
            <text:p>-</text:p>
          </table:table-cell>
          <table:table-cell office:value-type="float" office:value="269662.68524837494" table:style-name="ce10">
            <text:p>269.663</text:p>
          </table:table-cell>
          <table:table-cell office:value-type="float" office:value="284445.00553607941" table:style-name="ce10">
            <text:p>284.445</text:p>
          </table:table-cell>
          <table:table-cell office:value-type="float" office:value="0" table:style-name="ce10">
            <text:p>0</text:p>
          </table:table-cell>
          <table:table-cell office:value-type="float" office:value="270.48000526428223" table:style-name="ce10">
            <text:p>270</text:p>
          </table:table-cell>
          <table:table-cell office:value-type="float" office:value="292984.72570228577" table:style-name="ce10">
            <text:p>292.985</text:p>
          </table:table-cell>
          <table:table-cell office:value-type="float" office:value="262112.7651014328" table:style-name="ce10">
            <text:p>262.113</text:p>
          </table:table-cell>
          <table:table-cell office:value-type="float" office:value="4184.6000814437866" table:style-name="ce10">
            <text:p>4.185</text:p>
          </table:table-cell>
          <table:table-cell office:value-type="string" table:style-name="ce10">
            <text:p>-</text:p>
          </table:table-cell>
          <table:table-cell office:value-type="float" office:value="429140.04835224152" table:style-name="ce10">
            <text:p>429.140</text:p>
          </table:table-cell>
          <table:table-cell office:value-type="float" office:value="158583.60308647156" table:style-name="ce10">
            <text:p>158.584</text:p>
          </table:table-cell>
          <table:table-cell office:value-type="float" office:value="834.96001625061035" table:style-name="ce10">
            <text:p>835</text:p>
          </table:table-cell>
          <table:table-cell office:value-type="float" office:value="50.960000991821289" table:style-name="ce10">
            <text:p>51</text:p>
          </table:table-cell>
          <table:table-cell office:value-type="float" office:value="433928.32844543457" table:style-name="ce10">
            <text:p>433.928</text:p>
          </table:table-cell>
          <table:table-cell office:value-type="float" office:value="108364.48210906982" table:style-name="ce10">
            <text:p>108.364</text:p>
          </table:table-cell>
          <table:table-cell office:value-type="float" office:value="1532.7200298309326" table:style-name="ce10">
            <text:p>1.533</text:p>
          </table:table-cell>
          <table:table-cell office:value-type="string" table:style-name="ce10">
            <text:p>-</text:p>
          </table:table-cell>
          <table:table-cell office:value-type="float" office:value="324893.52632331848" table:style-name="ce10">
            <text:p>324.894</text:p>
          </table:table-cell>
          <table:table-cell office:value-type="float" office:value="237379.52462005615" table:style-name="ce10">
            <text:p>237.380</text:p>
          </table:table-cell>
          <table:table-cell office:value-type="float" office:value="515.48001003265381" table:style-name="ce10">
            <text:p>515</text:p>
          </table:table-cell>
          <table:table-cell office:value-type="float" office:value="2108.9600410461426" table:style-name="ce10">
            <text:p>2.109</text:p>
          </table:table-cell>
          <table:table-cell office:value-type="float" office:value="82445.441604614258" table:style-name="ce10">
            <text:p>82.445</text:p>
          </table:table-cell>
          <table:table-cell office:value-type="float" office:value="446233.20868492126" table:style-name="ce10">
            <text:p>446.233</text:p>
          </table:table-cell>
          <table:table-cell office:value-type="float" office:value="7324.5201425552368" table:style-name="ce10">
            <text:p>7.325</text:p>
          </table:table-cell>
          <table:table-cell office:value-type="float" office:value="0" table:style-name="ce10">
            <text:p>0</text:p>
          </table:table-cell>
          <table:table-cell office:value-type="float" office:value="299723.20583343506" table:style-name="ce10">
            <text:p>299.723</text:p>
          </table:table-cell>
          <table:table-cell office:value-type="float" office:value="245595.84477996826" table:style-name="ce10">
            <text:p>245.596</text:p>
          </table:table-cell>
          <table:table-cell office:value-type="float" office:value="1597.4000310897827" table:style-name="ce10">
            <text:p>1.597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218961.40426158905" table:style-name="ce10">
            <text:p>218.961</text:p>
          </table:table-cell>
          <table:table-cell office:value-type="float" office:value="40652.36079120636" table:style-name="ce10">
            <text:p>40.652</text:p>
          </table:table-cell>
          <table:table-cell office:value-type="float" office:value="484.12000942230225" table:style-name="ce10">
            <text:p>484</text:p>
          </table:table-cell>
          <table:table-cell office:value-type="float" office:value="0" table:style-name="ce10">
            <text:p>0</text:p>
          </table:table-cell>
          <table:table-cell office:value-type="float" office:value="233624.16454696655" table:style-name="ce10">
            <text:p>233.624</text:p>
          </table:table-cell>
          <table:table-cell office:value-type="float" office:value="15515.360301971436" table:style-name="ce10">
            <text:p>15.51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63581.60318374634" table:style-name="ce10">
            <text:p>163.582</text:p>
          </table:table-cell>
          <table:table-cell office:value-type="float" office:value="108511.48211193085" table:style-name="ce10">
            <text:p>108.511</text:p>
          </table:table-cell>
          <table:table-cell office:value-type="float" office:value="666.4000129699707" table:style-name="ce10">
            <text:p>666</text:p>
          </table:table-cell>
          <table:table-cell office:value-type="string" table:style-name="ce10">
            <text:p>-</text:p>
          </table:table-cell>
          <table:table-cell office:value-type="float" office:value="186603.76363182068" table:style-name="ce10">
            <text:p>186.604</text:p>
          </table:table-cell>
          <table:table-cell office:value-type="float" office:value="75897.081477165222" table:style-name="ce10">
            <text:p>75.89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00749.08390712738" table:style-name="ce10">
            <text:p>200.749</text:p>
          </table:table-cell>
          <table:table-cell office:value-type="float" office:value="60287.641173362732" table:style-name="ce10">
            <text:p>60.28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38999.28270530701" table:style-name="ce10">
            <text:p>138.999</text:p>
          </table:table-cell>
          <table:table-cell office:value-type="float" office:value="132940.92258739471" table:style-name="ce10">
            <text:p>132.941</text:p>
          </table:table-cell>
          <table:table-cell office:value-type="float" office:value="666.4000129699707" table:style-name="ce10">
            <text:p>666</text:p>
          </table:table-cell>
          <table:table-cell office:value-type="float" office:value="0" table:style-name="ce10">
            <text:p>0</text:p>
          </table:table-cell>
          <table:table-cell office:value-type="float" office:value="141437.52275276184" table:style-name="ce10">
            <text:p>141.438</text:p>
          </table:table-cell>
          <table:table-cell office:value-type="float" office:value="131402.32255744934" table:style-name="ce10">
            <text:p>131.40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81960.5235414505" table:style-name="ce10">
            <text:p>181.961</text:p>
          </table:table-cell>
          <table:table-cell office:value-type="float" office:value="106098.72206497192" table:style-name="ce10">
            <text:p>106.09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16425.16421222687" table:style-name="ce10">
            <text:p>216.425</text:p>
          </table:table-cell>
          <table:table-cell office:value-type="float" office:value="38069.08074092865" table:style-name="ce10">
            <text:p>38.069</text:p>
          </table:table-cell>
          <table:table-cell office:value-type="float" office:value="103.88000202178955" table:style-name="ce10">
            <text:p>104</text:p>
          </table:table-cell>
          <table:table-cell office:value-type="string" table:style-name="ce10">
            <text:p>-</text:p>
          </table:table-cell>
          <table:table-cell office:value-type="float" office:value="185365.04360771179" table:style-name="ce10">
            <text:p>185.365</text:p>
          </table:table-cell>
          <table:table-cell office:value-type="float" office:value="70765.801377296448" table:style-name="ce10">
            <text:p>70.766</text:p>
          </table:table-cell>
          <table:table-cell office:value-type="float" office:value="666.4000129699707" table:style-name="ce10">
            <text:p>666</text:p>
          </table:table-cell>
          <table:table-cell office:value-type="float" office:value="3147.7600612640381" table:style-name="ce10">
            <text:p>3.148</text:p>
          </table:table-cell>
          <table:table-cell office:value-type="float" office:value="52902.361029624939" table:style-name="ce10">
            <text:p>52.902</text:p>
          </table:table-cell>
          <table:table-cell office:value-type="float" office:value="209661.20408058167" table:style-name="ce10">
            <text:p>209.661</text:p>
          </table:table-cell>
          <table:table-cell office:value-type="float" office:value="6961.9201354980469" table:style-name="ce10">
            <text:p>6.962</text:p>
          </table:table-cell>
          <table:table-cell office:value-type="float" office:value="1507.240029335022" table:style-name="ce10">
            <text:p>1.507</text:p>
          </table:table-cell>
          <table:table-cell office:value-type="float" office:value="157815.28307151794" table:style-name="ce10">
            <text:p>157.815</text:p>
          </table:table-cell>
          <table:table-cell office:value-type="float" office:value="98642.88191986084" table:style-name="ce10">
            <text:p>98.64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304825.08593273163" table:style-name="ce10">
            <text:p>304.825</text:p>
          </table:table-cell>
          <table:table-cell office:value-type="float" office:value="93484.161819458008" table:style-name="ce10">
            <text:p>93.484</text:p>
          </table:table-cell>
          <table:table-cell office:value-type="float" office:value="491.96000957489014" table:style-name="ce10">
            <text:p>492</text:p>
          </table:table-cell>
          <table:table-cell office:value-type="float" office:value="92.120001792907715" table:style-name="ce10">
            <text:p>92</text:p>
          </table:table-cell>
          <table:table-cell office:value-type="float" office:value="358850.52698421478" table:style-name="ce10">
            <text:p>358.851</text:p>
          </table:table-cell>
          <table:table-cell office:value-type="float" office:value="41822.480813980103" table:style-name="ce10">
            <text:p>41.822</text:p>
          </table:table-cell>
          <table:table-cell office:value-type="string" table:style-name="ce10">
            <text:p>-</text:p>
          </table:table-cell>
          <table:table-cell office:value-type="float" office:value="746.76001453399658" table:style-name="ce10">
            <text:p>747</text:p>
          </table:table-cell>
          <table:table-cell office:value-type="float" office:value="184208.64358520508" table:style-name="ce10">
            <text:p>184.209</text:p>
          </table:table-cell>
          <table:table-cell office:value-type="float" office:value="210645.12409973145" table:style-name="ce10">
            <text:p>210.645</text:p>
          </table:table-cell>
          <table:table-cell office:value-type="float" office:value="299.88000583648682" table:style-name="ce10">
            <text:p>300</text:p>
          </table:table-cell>
          <table:table-cell office:value-type="string" table:style-name="ce10">
            <text:p>-</text:p>
          </table:table-cell>
          <table:table-cell office:value-type="float" office:value="243108.60473155975" table:style-name="ce10">
            <text:p>243.109</text:p>
          </table:table-cell>
          <table:table-cell office:value-type="float" office:value="150880.80293655396" table:style-name="ce10">
            <text:p>150.881</text:p>
          </table:table-cell>
          <table:table-cell office:value-type="float" office:value="6566.0001277923584" table:style-name="ce10">
            <text:p>6.566</text:p>
          </table:table-cell>
          <table:table-cell office:value-type="string" table:style-name="ce10">
            <text:p>-</text:p>
          </table:table-cell>
          <table:table-cell office:value-type="float" office:value="276732.40538597107" table:style-name="ce10">
            <text:p>276.732</text:p>
          </table:table-cell>
          <table:table-cell office:value-type="float" office:value="126155.4024553299" table:style-name="ce10">
            <text:p>126.155</text:p>
          </table:table-cell>
          <table:table-cell office:value-type="float" office:value="135.24000263214111" table:style-name="ce10">
            <text:p>135</text:p>
          </table:table-cell>
          <table:table-cell office:value-type="string" table:style-name="ce10">
            <text:p>-</text:p>
          </table:table-cell>
          <table:table-cell office:value-type="float" office:value="144961.6028213501" table:style-name="ce10">
            <text:p>144.962</text:p>
          </table:table-cell>
          <table:table-cell office:value-type="float" office:value="259664.72505378723" table:style-name="ce10">
            <text:p>259.665</text:p>
          </table:table-cell>
          <table:table-cell office:value-type="float" office:value="0" table:style-name="ce10">
            <text:p>0</text:p>
          </table:table-cell>
          <table:table-cell office:value-type="float" office:value="270.48000526428223" table:style-name="ce10">
            <text:p>270</text:p>
          </table:table-cell>
          <table:table-cell office:value-type="float" office:value="132574.40258026123" table:style-name="ce10">
            <text:p>132.574</text:p>
          </table:table-cell>
          <table:table-cell office:value-type="float" office:value="257620.44501399994" table:style-name="ce10">
            <text:p>257.620</text:p>
          </table:table-cell>
          <table:table-cell office:value-type="float" office:value="4078.7600793838501" table:style-name="ce10">
            <text:p>4.079</text:p>
          </table:table-cell>
          <table:table-cell office:value-type="string" table:style-name="ce10">
            <text:p>-</text:p>
          </table:table-cell>
          <table:table-cell office:value-type="float" office:value="226550.52440929413" table:style-name="ce10">
            <text:p>226.551</text:p>
          </table:table-cell>
          <table:table-cell office:value-type="float" office:value="187805.24365520477" table:style-name="ce10">
            <text:p>187.805</text:p>
          </table:table-cell>
          <table:table-cell office:value-type="float" office:value="834.96001625061035" table:style-name="ce10">
            <text:p>835</text:p>
          </table:table-cell>
          <table:table-cell office:value-type="float" office:value="0" table:style-name="ce10">
            <text:p>0</text:p>
          </table:table-cell>
          <table:table-cell office:value-type="float" office:value="294262.64572715759" table:style-name="ce10">
            <text:p>294.263</text:p>
          </table:table-cell>
          <table:table-cell office:value-type="float" office:value="105046.202044487" table:style-name="ce10">
            <text:p>105.046</text:p>
          </table:table-cell>
          <table:table-cell office:value-type="float" office:value="1160.3200225830078" table:style-name="ce10">
            <text:p>1.160</text:p>
          </table:table-cell>
          <table:table-cell office:value-type="string" table:style-name="ce10">
            <text:p>-</text:p>
          </table:table-cell>
          <table:table-cell office:value-type="float" office:value="229933.4844751358" table:style-name="ce10">
            <text:p>229.933</text:p>
          </table:table-cell>
          <table:table-cell office:value-type="float" office:value="213106.88414764404" table:style-name="ce10">
            <text:p>213.107</text:p>
          </table:table-cell>
          <table:table-cell office:value-type="float" office:value="397.88000774383545" table:style-name="ce10">
            <text:p>398</text:p>
          </table:table-cell>
          <table:table-cell office:value-type="float" office:value="3788.6800737380981" table:style-name="ce10">
            <text:p>3.789</text:p>
          </table:table-cell>
          <table:table-cell office:value-type="float" office:value="76449.801487922668" table:style-name="ce10">
            <text:p>76.450</text:p>
          </table:table-cell>
          <table:table-cell office:value-type="float" office:value="322823.76628303528" table:style-name="ce10">
            <text:p>322.824</text:p>
          </table:table-cell>
          <table:table-cell office:value-type="float" office:value="7302.9601421356201" table:style-name="ce10">
            <text:p>7.303</text:p>
          </table:table-cell>
          <table:table-cell office:value-type="float" office:value="1507.240029335022" table:style-name="ce10">
            <text:p>1.507</text:p>
          </table:table-cell>
          <table:table-cell office:value-type="float" office:value="223361.604347229" table:style-name="ce10">
            <text:p>223.362</text:p>
          </table:table-cell>
          <table:table-cell office:value-type="float" office:value="177060.52344608307" table:style-name="ce10">
            <text:p>177.061</text:p>
          </table:table-cell>
          <table:table-cell office:value-type="float" office:value="1495.4800291061401" table:style-name="ce10">
            <text:p>1.495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218298.92424869537" table:style-name="ce10">
            <text:p>218.299</text:p>
          </table:table-cell>
          <table:table-cell office:value-type="float" office:value="30407.440591812134" table:style-name="ce10">
            <text:p>30.40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23367.48434734344" table:style-name="ce10">
            <text:p>223.367</text:p>
          </table:table-cell>
          <table:table-cell office:value-type="float" office:value="30854.320600509644" table:style-name="ce10">
            <text:p>30.854</text:p>
          </table:table-cell>
          <table:table-cell office:value-type="string" table:style-name="ce10">
            <text:p>-</text:p>
          </table:table-cell>
          <table:table-cell office:value-type="float" office:value="1295.5600252151489" table:style-name="ce10">
            <text:p>1.296</text:p>
          </table:table-cell>
          <table:table-cell office:value-type="float" office:value="168248.36327457428" table:style-name="ce10">
            <text:p>168.248</text:p>
          </table:table-cell>
          <table:table-cell office:value-type="float" office:value="86379.161681175232" table:style-name="ce10">
            <text:p>86.379</text:p>
          </table:table-cell>
          <table:table-cell office:value-type="float" office:value="666.4000129699707" table:style-name="ce10">
            <text:p>666</text:p>
          </table:table-cell>
          <table:table-cell office:value-type="string" table:style-name="ce10">
            <text:p>-</text:p>
          </table:table-cell>
          <table:table-cell office:value-type="float" office:value="191241.12372207642" table:style-name="ce10">
            <text:p>191.241</text:p>
          </table:table-cell>
          <table:table-cell office:value-type="float" office:value="60920.721185684204" table:style-name="ce10">
            <text:p>60.92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22985.28433990479" table:style-name="ce10">
            <text:p>222.985</text:p>
          </table:table-cell>
          <table:table-cell office:value-type="float" office:value="28894.320562362671" table:style-name="ce10">
            <text:p>28.89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33881.72260570526" table:style-name="ce10">
            <text:p>133.882</text:p>
          </table:table-cell>
          <table:table-cell office:value-type="float" office:value="131163.20255279541" table:style-name="ce10">
            <text:p>131.163</text:p>
          </table:table-cell>
          <table:table-cell office:value-type="float" office:value="666.4000129699707" table:style-name="ce10">
            <text:p>666</text:p>
          </table:table-cell>
          <table:table-cell office:value-type="float" office:value="0" table:style-name="ce10">
            <text:p>0</text:p>
          </table:table-cell>
          <table:table-cell office:value-type="float" office:value="136992.24266624451" table:style-name="ce10">
            <text:p>136.992</text:p>
          </table:table-cell>
          <table:table-cell office:value-type="float" office:value="121439.64236354828" table:style-name="ce10">
            <text:p>121.440</text:p>
          </table:table-cell>
          <table:table-cell office:value-type="float" office:value="942.76001834869385" table:style-name="ce10">
            <text:p>943</text:p>
          </table:table-cell>
          <table:table-cell office:value-type="string" table:style-name="ce10">
            <text:p>-</text:p>
          </table:table-cell>
          <table:table-cell office:value-type="float" office:value="222987.24433994293" table:style-name="ce10">
            <text:p>222.987</text:p>
          </table:table-cell>
          <table:table-cell office:value-type="float" office:value="27773.200540542603" table:style-name="ce10">
            <text:p>27.773</text:p>
          </table:table-cell>
          <table:table-cell office:value-type="float" office:value="0" table:style-name="ce10">
            <text:p>0</text:p>
          </table:table-cell>
          <table:table-cell office:value-type="float" office:value="50.960000991821289" table:style-name="ce10">
            <text:p>51</text:p>
          </table:table-cell>
          <table:table-cell office:value-type="float" office:value="214737.60417938232" table:style-name="ce10">
            <text:p>214.738</text:p>
          </table:table-cell>
          <table:table-cell office:value-type="float" office:value="39478.320768356323" table:style-name="ce10">
            <text:p>39.478</text:p>
          </table:table-cell>
          <table:table-cell office:value-type="float" office:value="56.840001106262207" table:style-name="ce10">
            <text:p>57</text:p>
          </table:table-cell>
          <table:table-cell office:value-type="string" table:style-name="ce10">
            <text:p>-</text:p>
          </table:table-cell>
          <table:table-cell office:value-type="float" office:value="179316.48348999023" table:style-name="ce10">
            <text:p>179.316</text:p>
          </table:table-cell>
          <table:table-cell office:value-type="float" office:value="78245.161522865295" table:style-name="ce10">
            <text:p>78.245</text:p>
          </table:table-cell>
          <table:table-cell office:value-type="float" office:value="727.16001415252686" table:style-name="ce10">
            <text:p>727</text:p>
          </table:table-cell>
          <table:table-cell office:value-type="float" office:value="0" table:style-name="ce10">
            <text:p>0</text:p>
          </table:table-cell>
          <table:table-cell office:value-type="float" office:value="24525.480477333069" table:style-name="ce10">
            <text:p>24.525</text:p>
          </table:table-cell>
          <table:table-cell office:value-type="float" office:value="223404.72434806824" table:style-name="ce10">
            <text:p>223.40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45451.60283088684" table:style-name="ce10">
            <text:p>145.452</text:p>
          </table:table-cell>
          <table:table-cell office:value-type="float" office:value="115144.1222410202" table:style-name="ce10">
            <text:p>115.144</text:p>
          </table:table-cell>
          <table:table-cell office:value-type="float" office:value="652.68001270294189" table:style-name="ce10">
            <text:p>653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373948.40727806091" table:style-name="ce10">
            <text:p>373.948</text:p>
          </table:table-cell>
          <table:table-cell office:value-type="float" office:value="38568.880750656128" table:style-name="ce10">
            <text:p>38.56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77840.9673538208" table:style-name="ce10">
            <text:p>377.841</text:p>
          </table:table-cell>
          <table:table-cell office:value-type="float" office:value="38410.120747566223" table:style-name="ce10">
            <text:p>38.41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23535.24629688263" table:style-name="ce10">
            <text:p>323.535</text:p>
          </table:table-cell>
          <table:table-cell office:value-type="float" office:value="97647.201900482178" table:style-name="ce10">
            <text:p>97.647</text:p>
          </table:table-cell>
          <table:table-cell office:value-type="float" office:value="4788.2800931930542" table:style-name="ce10">
            <text:p>4.788</text:p>
          </table:table-cell>
          <table:table-cell office:value-type="string" table:style-name="ce10">
            <text:p>-</text:p>
          </table:table-cell>
          <table:table-cell office:value-type="float" office:value="334617.08651256561" table:style-name="ce10">
            <text:p>334.617</text:p>
          </table:table-cell>
          <table:table-cell office:value-type="float" office:value="80377.641564369202" table:style-name="ce10">
            <text:p>80.37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82115.72743701935" table:style-name="ce10">
            <text:p>382.116</text:p>
          </table:table-cell>
          <table:table-cell office:value-type="float" office:value="34725.320675849915" table:style-name="ce10">
            <text:p>34.72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51711.04489898682" table:style-name="ce10">
            <text:p>251.711</text:p>
          </table:table-cell>
          <table:table-cell office:value-type="float" office:value="174851.60340309143" table:style-name="ce10">
            <text:p>174.85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85379.92555427551" table:style-name="ce10">
            <text:p>285.380</text:p>
          </table:table-cell>
          <table:table-cell office:value-type="float" office:value="137793.88268184662" table:style-name="ce10">
            <text:p>137.79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89877.32758808136" table:style-name="ce10">
            <text:p>389.877</text:p>
          </table:table-cell>
          <table:table-cell office:value-type="float" office:value="23388.680455207825" table:style-name="ce10">
            <text:p>23.38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76194.56732177734" table:style-name="ce10">
            <text:p>376.195</text:p>
          </table:table-cell>
          <table:table-cell office:value-type="float" office:value="41532.400808334351" table:style-name="ce10">
            <text:p>41.532</text:p>
          </table:table-cell>
          <table:table-cell office:value-type="float" office:value="1007.4400196075439" table:style-name="ce10">
            <text:p>1.007</text:p>
          </table:table-cell>
          <table:table-cell office:value-type="string" table:style-name="ce10">
            <text:p>-</text:p>
          </table:table-cell>
          <table:table-cell office:value-type="float" office:value="281428.56547737122" table:style-name="ce10">
            <text:p>281.429</text:p>
          </table:table-cell>
          <table:table-cell office:value-type="float" office:value="125888.84245014191" table:style-name="ce10">
            <text:p>125.889</text:p>
          </table:table-cell>
          <table:table-cell office:value-type="float" office:value="147.00000286102295" table:style-name="ce10">
            <text:p>147</text:p>
          </table:table-cell>
          <table:table-cell office:value-type="float" office:value="0" table:style-name="ce10">
            <text:p>0</text:p>
          </table:table-cell>
          <table:table-cell office:value-type="float" office:value="60965.801186561584" table:style-name="ce10">
            <text:p>60.966</text:p>
          </table:table-cell>
          <table:table-cell office:value-type="float" office:value="364264.04708957672" table:style-name="ce10">
            <text:p>364.264</text:p>
          </table:table-cell>
          <table:table-cell office:value-type="float" office:value="6985.4401359558105" table:style-name="ce10">
            <text:p>6.985</text:p>
          </table:table-cell>
          <table:table-cell office:value-type="float" office:value="0" table:style-name="ce10">
            <text:p>0</text:p>
          </table:table-cell>
          <table:table-cell office:value-type="float" office:value="244486.48475837708" table:style-name="ce10">
            <text:p>244.486</text:p>
          </table:table-cell>
          <table:table-cell office:value-type="float" office:value="191895.7637348175" table:style-name="ce10">
            <text:p>191.896</text:p>
          </table:table-cell>
          <table:table-cell office:value-type="float" office:value="92.120001792907715" table:style-name="ce10">
            <text:p>92</text:p>
          </table:table-cell>
          <table:table-cell office:value-type="string" table:style-name="ce10">
            <text:p>-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51" table:number-rows-spanned="1" table:style-name="ce13"/>
          <table:covered-table-cell table:number-columns-repeated="50"/>
          <table:table-cell table:number-columns-repeated="16333"/>
        </table:table-row>
        <table:table-row table:number-rows-repeated="1048555" table:style-name="ro1">
          <table:table-cell table:number-columns-repeated="16384"/>
        </table:table-row>
      </table:table>
      <table:table table:name="C6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33" table:number-rows-spanned="1" table:style-name="ce12">
            <text:p>PROPORÇÃO PARA O INDICADOR C6 – ALUNOS, POR PERCEPÇÃO SOBRE OS EFEITOS DO USO DA INTERNET NAS ATIVIDADES DE APRENDIZAGEM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33" table:number-rows-spanned="1" table:style-name="ce14">
            <text:p>Total de alunos usuários de Internet<text:s/></text:p>
          </table:table-cell>
          <table:covered-table-cell table:number-columns-repeated="32"/>
          <table:table-cell table:number-columns-repeated="16351"/>
        </table:table-row>
        <table:table-row table:style-name="ro4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15">
            <text:p>As atividades realizadas na Internet fazem com que sinta mais vontade de aprender coisas novas</text:p>
          </table:table-cell>
          <table:covered-table-cell table:number-columns-repeated="4"/>
          <table:table-cell office:value-type="string" table:number-columns-spanned="5" table:number-rows-spanned="1" table:style-name="ce15">
            <text:p>A atividades realizadas na Internet ajudam a aprender coisas que fazem ir melhor na escola</text:p>
          </table:table-cell>
          <table:covered-table-cell table:number-columns-repeated="4"/>
          <table:table-cell office:value-type="string" table:number-columns-spanned="5" table:number-rows-spanned="1" table:style-name="ce15">
            <text:p>As atividades realizadas na Internet ajudam a pensar no que quer trabalhar no futuro</text:p>
          </table:table-cell>
          <table:covered-table-cell table:number-columns-repeated="4"/>
          <table:table-cell office:value-type="string" table:number-columns-spanned="5" table:number-rows-spanned="1" table:style-name="ce15">
            <text:p>As atividades realizadas na Internet ajudam a resolver dificuldades ou problemas que enfrenta na escola</text:p>
          </table:table-cell>
          <table:covered-table-cell table:number-columns-repeated="4"/>
          <table:table-cell office:value-type="string" table:number-columns-spanned="5" table:number-rows-spanned="1" table:style-name="ce15">
            <text:p>As atividades realizadas na Internet ajudam a fazer coisas que tinha dificuldade de fazer</text:p>
          </table:table-cell>
          <table:covered-table-cell table:number-columns-repeated="4"/>
          <table:table-cell office:value-type="string" table:number-columns-spanned="5" table:number-rows-spanned="1" table:style-name="ce15">
            <text:p>As atividades realizadas na Internet fazem com que o interesse pela aula aumente</text:p>
          </table:table-cell>
          <table:covered-table-cell table:number-columns-repeated="4"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83441.84940910339" table:style-name="ce10">
            <text:p>483.442</text:p>
          </table:table-cell>
          <table:table-cell office:value-type="float" office:value="57498.56111907959" table:style-name="ce10">
            <text:p>57.499</text:p>
          </table:table-cell>
          <table:table-cell office:value-type="float" office:value="2081.520040512085" table:style-name="ce10">
            <text:p>2.082</text:p>
          </table:table-cell>
          <table:table-cell office:value-type="float" office:value="284.20000553131104" table:style-name="ce10">
            <text:p>284</text:p>
          </table:table-cell>
          <table:table-cell office:value-type="float" office:value="0" table:style-name="ce10">
            <text:p>0</text:p>
          </table:table-cell>
          <table:table-cell office:value-type="float" office:value="422334.92821979523" table:style-name="ce10">
            <text:p>422.335</text:p>
          </table:table-cell>
          <table:table-cell office:value-type="float" office:value="119146.44231891632" table:style-name="ce10">
            <text:p>119.146</text:p>
          </table:table-cell>
          <table:table-cell office:value-type="float" office:value="9841.1601915359497" table:style-name="ce10">
            <text:p>9.84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56135.12887763977" table:style-name="ce10">
            <text:p>456.135</text:p>
          </table:table-cell>
          <table:table-cell office:value-type="float" office:value="100308.88195228577" table:style-name="ce10">
            <text:p>100.309</text:p>
          </table:table-cell>
          <table:table-cell office:value-type="float" office:value="3320.2400646209717" table:style-name="ce10">
            <text:p>3.32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50669.48682498932" table:style-name="ce10">
            <text:p>350.669</text:p>
          </table:table-cell>
          <table:table-cell office:value-type="float" office:value="201831.00392818451" table:style-name="ce10">
            <text:p>201.831</text:p>
          </table:table-cell>
          <table:table-cell office:value-type="float" office:value="4153.2400808334351" table:style-name="ce10">
            <text:p>4.153</text:p>
          </table:table-cell>
          <table:table-cell office:value-type="float" office:value="3422.1600666046143" table:style-name="ce10">
            <text:p>3.422</text:p>
          </table:table-cell>
          <table:table-cell office:value-type="float" office:value="0" table:style-name="ce10">
            <text:p>0</text:p>
          </table:table-cell>
          <table:table-cell office:value-type="float" office:value="483912.24941825867" table:style-name="ce10">
            <text:p>483.912</text:p>
          </table:table-cell>
          <table:table-cell office:value-type="float" office:value="63284.481231689453" table:style-name="ce10">
            <text:p>63.284</text:p>
          </table:table-cell>
          <table:table-cell office:value-type="float" office:value="631.1200122833252" table:style-name="ce10">
            <text:p>63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05171.20788574219" table:style-name="ce10">
            <text:p>405.171</text:p>
          </table:table-cell>
          <table:table-cell office:value-type="float" office:value="140375.20273208618" table:style-name="ce10">
            <text:p>140.375</text:p>
          </table:table-cell>
          <table:table-cell office:value-type="float" office:value="2444.1200475692749" table:style-name="ce10">
            <text:p>2.444</text:p>
          </table:table-cell>
          <table:table-cell office:value-type="float" office:value="1344.5600261688232" table:style-name="ce10">
            <text:p>1.345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49788.28486156464" table:style-name="ce10">
            <text:p>249.788</text:p>
          </table:table-cell>
          <table:table-cell office:value-type="float" office:value="39245.080763816833" table:style-name="ce10">
            <text:p>39.245</text:p>
          </table:table-cell>
          <table:table-cell office:value-type="float" office:value="488.04000949859619" table:style-name="ce10">
            <text:p>488</text:p>
          </table:table-cell>
          <table:table-cell office:value-type="float" office:value="284.20000553131104" table:style-name="ce10">
            <text:p>284</text:p>
          </table:table-cell>
          <table:table-cell office:value-type="float" office:value="0" table:style-name="ce10">
            <text:p>0</text:p>
          </table:table-cell>
          <table:table-cell office:value-type="float" office:value="220960.60430049896" table:style-name="ce10">
            <text:p>220.961</text:p>
          </table:table-cell>
          <table:table-cell office:value-type="float" office:value="71465.521390914917" table:style-name="ce10">
            <text:p>71.466</text:p>
          </table:table-cell>
          <table:table-cell office:value-type="float" office:value="9592.2401866912842" table:style-name="ce10">
            <text:p>9.59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28485.04444694519" table:style-name="ce10">
            <text:p>228.485</text:p>
          </table:table-cell>
          <table:table-cell office:value-type="float" office:value="77518.001508712769" table:style-name="ce10">
            <text:p>77.518</text:p>
          </table:table-cell>
          <table:table-cell office:value-type="float" office:value="2747.9200534820557" table:style-name="ce10">
            <text:p>2.74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88740.16367340088" table:style-name="ce10">
            <text:p>188.740</text:p>
          </table:table-cell>
          <table:table-cell office:value-type="float" office:value="110261.76214599609" table:style-name="ce10">
            <text:p>110.262</text:p>
          </table:table-cell>
          <table:table-cell office:value-type="float" office:value="2036.4400396347046" table:style-name="ce10">
            <text:p>2.03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56154.364985466" table:style-name="ce10">
            <text:p>256.154</text:p>
          </table:table-cell>
          <table:table-cell office:value-type="float" office:value="33978.560661315918" table:style-name="ce10">
            <text:p>33.97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17456.12423229218" table:style-name="ce10">
            <text:p>217.456</text:p>
          </table:table-cell>
          <table:table-cell office:value-type="float" office:value="81402.721584320068" table:style-name="ce10">
            <text:p>81.403</text:p>
          </table:table-cell>
          <table:table-cell office:value-type="float" office:value="399.84000778198242" table:style-name="ce10">
            <text:p>40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66126.8451795578" table:style-name="ce10">
            <text:p>266.127</text:p>
          </table:table-cell>
          <table:table-cell office:value-type="float" office:value="41271.720803260803" table:style-name="ce10">
            <text:p>41.272</text:p>
          </table:table-cell>
          <table:table-cell office:value-type="float" office:value="2024.6800394058228" table:style-name="ce10">
            <text:p>2.02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34096.52455615997" table:style-name="ce10">
            <text:p>234.097</text:p>
          </table:table-cell>
          <table:table-cell office:value-type="float" office:value="69683.881356239319" table:style-name="ce10">
            <text:p>69.684</text:p>
          </table:table-cell>
          <table:table-cell office:value-type="float" office:value="2203.0400428771973" table:style-name="ce10">
            <text:p>2.20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63049.64511966705" table:style-name="ce10">
            <text:p>263.050</text:p>
          </table:table-cell>
          <table:table-cell office:value-type="float" office:value="54915.28106880188" table:style-name="ce10">
            <text:p>54.915</text:p>
          </table:table-cell>
          <table:table-cell office:value-type="float" office:value="1863.960036277771" table:style-name="ce10">
            <text:p>1.86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91199.96372127533" table:style-name="ce10">
            <text:p>191.200</text:p>
          </table:table-cell>
          <table:table-cell office:value-type="float" office:value="129981.32252979279" table:style-name="ce10">
            <text:p>129.981</text:p>
          </table:table-cell>
          <table:table-cell office:value-type="float" office:value="3618.1600704193115" table:style-name="ce10">
            <text:p>3.618</text:p>
          </table:table-cell>
          <table:table-cell office:value-type="float" office:value="3422.1600666046143" table:style-name="ce10">
            <text:p>3.422</text:p>
          </table:table-cell>
          <table:table-cell office:value-type="float" office:value="0" table:style-name="ce10">
            <text:p>0</text:p>
          </table:table-cell>
          <table:table-cell office:value-type="float" office:value="262257.80510425568" table:style-name="ce10">
            <text:p>262.258</text:p>
          </table:table-cell>
          <table:table-cell office:value-type="float" office:value="46401.040903091431" table:style-name="ce10">
            <text:p>46.401</text:p>
          </table:table-cell>
          <table:table-cell office:value-type="float" office:value="631.1200122833252" table:style-name="ce10">
            <text:p>63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20654.84429454803" table:style-name="ce10">
            <text:p>220.655</text:p>
          </table:table-cell>
          <table:table-cell office:value-type="float" office:value="90397.161759376526" table:style-name="ce10">
            <text:p>90.397</text:p>
          </table:table-cell>
          <table:table-cell office:value-type="float" office:value="2352.0000457763672" table:style-name="ce10">
            <text:p>2.352</text:p>
          </table:table-cell>
          <table:table-cell office:value-type="float" office:value="1344.5600261688232" table:style-name="ce10">
            <text:p>1.345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4388.041058540344" table:style-name="ce10">
            <text:p>54.388</text:p>
          </table:table-cell>
          <table:table-cell office:value-type="float" office:value="9686.3201885223389" table:style-name="ce10">
            <text:p>9.686</text:p>
          </table:table-cell>
          <table:table-cell office:value-type="float" office:value="0" table:style-name="ce10">
            <text:p>0</text:p>
          </table:table-cell>
          <table:table-cell office:value-type="float" office:value="284.20000553131104" table:style-name="ce10">
            <text:p>284</text:p>
          </table:table-cell>
          <table:table-cell office:value-type="float" office:value="0" table:style-name="ce10">
            <text:p>0</text:p>
          </table:table-cell>
          <table:table-cell office:value-type="float" office:value="54491.921060562134" table:style-name="ce10">
            <text:p>54.492</text:p>
          </table:table-cell>
          <table:table-cell office:value-type="float" office:value="9014.0401754379272" table:style-name="ce10">
            <text:p>9.01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6583.241101264954" table:style-name="ce10">
            <text:p>56.583</text:p>
          </table:table-cell>
          <table:table-cell office:value-type="float" office:value="9443.2801837921143" table:style-name="ce10">
            <text:p>9.443</text:p>
          </table:table-cell>
          <table:table-cell office:value-type="float" office:value="295.96000576019287" table:style-name="ce10">
            <text:p>296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7239.920919418335" table:style-name="ce10">
            <text:p>47.240</text:p>
          </table:table-cell>
          <table:table-cell office:value-type="float" office:value="19215.84037399292" table:style-name="ce10">
            <text:p>19.21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7902.321126937866" table:style-name="ce10">
            <text:p>57.902</text:p>
          </table:table-cell>
          <table:table-cell office:value-type="float" office:value="6464.0801258087158" table:style-name="ce10">
            <text:p>6.46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0699.320986747742" table:style-name="ce10">
            <text:p>50.699</text:p>
          </table:table-cell>
          <table:table-cell office:value-type="float" office:value="12871.320250511169" table:style-name="ce10">
            <text:p>12.871</text:p>
          </table:table-cell>
          <table:table-cell office:value-type="float" office:value="86.240001678466797" table:style-name="ce10">
            <text:p>8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6567.241879463196" table:style-name="ce10">
            <text:p>96.567</text:p>
          </table:table-cell>
          <table:table-cell office:value-type="float" office:value="9178.6801786422729" table:style-name="ce10">
            <text:p>9.179</text:p>
          </table:table-cell>
          <table:table-cell office:value-type="float" office:value="770.28001499176025" table:style-name="ce10">
            <text:p>77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85524.601664543152" table:style-name="ce10">
            <text:p>85.525</text:p>
          </table:table-cell>
          <table:table-cell office:value-type="float" office:value="19895.960387229919" table:style-name="ce10">
            <text:p>19.896</text:p>
          </table:table-cell>
          <table:table-cell office:value-type="float" office:value="807.52001571655273" table:style-name="ce10">
            <text:p>80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87719.801707267761" table:style-name="ce10">
            <text:p>87.720</text:p>
          </table:table-cell>
          <table:table-cell office:value-type="float" office:value="16716.84032535553" table:style-name="ce10">
            <text:p>16.717</text:p>
          </table:table-cell>
          <table:table-cell office:value-type="float" office:value="662.48001289367676" table:style-name="ce10">
            <text:p>66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90842.081768035889" table:style-name="ce10">
            <text:p>90.842</text:p>
          </table:table-cell>
          <table:table-cell office:value-type="float" office:value="22918.280446052551" table:style-name="ce10">
            <text:p>22.918</text:p>
          </table:table-cell>
          <table:table-cell office:value-type="float" office:value="766.36001491546631" table:style-name="ce10">
            <text:p>76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94530.801839828491" table:style-name="ce10">
            <text:p>94.531</text:p>
          </table:table-cell>
          <table:table-cell office:value-type="float" office:value="14190.400276184082" table:style-name="ce10">
            <text:p>14.19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79086.001539230347" table:style-name="ce10">
            <text:p>79.086</text:p>
          </table:table-cell>
          <table:table-cell office:value-type="float" office:value="25064.480487823486" table:style-name="ce10">
            <text:p>25.064</text:p>
          </table:table-cell>
          <table:table-cell office:value-type="float" office:value="1138.7600221633911" table:style-name="ce10">
            <text:p>1.13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20605.84429359436" table:style-name="ce10">
            <text:p>220.606</text:p>
          </table:table-cell>
          <table:table-cell office:value-type="float" office:value="22302.840434074402" table:style-name="ce10">
            <text:p>22.30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89063.56367969513" table:style-name="ce10">
            <text:p>189.064</text:p>
          </table:table-cell>
          <table:table-cell office:value-type="float" office:value="53854.921048164368" table:style-name="ce10">
            <text:p>53.855</text:p>
          </table:table-cell>
          <table:table-cell office:value-type="float" office:value="1373.9600267410278" table:style-name="ce10">
            <text:p>1.37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00055.24389362335" table:style-name="ce10">
            <text:p>200.055</text:p>
          </table:table-cell>
          <table:table-cell office:value-type="float" office:value="48292.440939903259" table:style-name="ce10">
            <text:p>48.292</text:p>
          </table:table-cell>
          <table:table-cell office:value-type="float" office:value="1444.5200281143188" table:style-name="ce10">
            <text:p>1.44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42987.8827829361" table:style-name="ce10">
            <text:p>142.988</text:p>
          </table:table-cell>
          <table:table-cell office:value-type="float" office:value="99783.601942062378" table:style-name="ce10">
            <text:p>99.784</text:p>
          </table:table-cell>
          <table:table-cell office:value-type="float" office:value="0" table:style-name="ce10">
            <text:p>0</text:p>
          </table:table-cell>
          <table:table-cell office:value-type="float" office:value="3422.1600666046143" table:style-name="ce10">
            <text:p>3.422</text:p>
          </table:table-cell>
          <table:table-cell office:value-type="float" office:value="0" table:style-name="ce10">
            <text:p>0</text:p>
          </table:table-cell>
          <table:table-cell office:value-type="float" office:value="216050.8042049408" table:style-name="ce10">
            <text:p>216.051</text:p>
          </table:table-cell>
          <table:table-cell office:value-type="float" office:value="27085.240527153015" table:style-name="ce10">
            <text:p>27.08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79071.48348522186" table:style-name="ce10">
            <text:p>179.071</text:p>
          </table:table-cell>
          <table:table-cell office:value-type="float" office:value="63905.801243782043" table:style-name="ce10">
            <text:p>63.906</text:p>
          </table:table-cell>
          <table:table-cell office:value-type="float" office:value="635.04001235961914" table:style-name="ce10">
            <text:p>635</text:p>
          </table:table-cell>
          <table:table-cell office:value-type="float" office:value="1344.5600261688232" table:style-name="ce10">
            <text:p>1.345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87731.12754631042" table:style-name="ce10">
            <text:p>387.731</text:p>
          </table:table-cell>
          <table:table-cell office:value-type="float" office:value="49595.840965270996" table:style-name="ce10">
            <text:p>49.596</text:p>
          </table:table-cell>
          <table:table-cell office:value-type="float" office:value="92.120001792907715" table:style-name="ce10">
            <text:p>9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35083.56652164459" table:style-name="ce10">
            <text:p>335.084</text:p>
          </table:table-cell>
          <table:table-cell office:value-type="float" office:value="102241.44198989868" table:style-name="ce10">
            <text:p>102.241</text:p>
          </table:table-cell>
          <table:table-cell office:value-type="float" office:value="6671.8401298522949" table:style-name="ce10">
            <text:p>6.67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67846.92715930939" table:style-name="ce10">
            <text:p>367.847</text:p>
          </table:table-cell>
          <table:table-cell office:value-type="float" office:value="83931.121633529663" table:style-name="ce10">
            <text:p>83.931</text:p>
          </table:table-cell>
          <table:table-cell office:value-type="float" office:value="1138.7600221633911" table:style-name="ce10">
            <text:p>1.13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84727.24554157257" table:style-name="ce10">
            <text:p>284.727</text:p>
          </table:table-cell>
          <table:table-cell office:value-type="float" office:value="159898.76311206818" table:style-name="ce10">
            <text:p>159.899</text:p>
          </table:table-cell>
          <table:table-cell office:value-type="float" office:value="3849.4400749206543" table:style-name="ce10">
            <text:p>3.84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90884.7676076889" table:style-name="ce10">
            <text:p>390.885</text:p>
          </table:table-cell>
          <table:table-cell office:value-type="float" office:value="53310.041037559509" table:style-name="ce10">
            <text:p>53.31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28084.40638542175" table:style-name="ce10">
            <text:p>328.084</text:p>
          </table:table-cell>
          <table:table-cell office:value-type="float" office:value="114599.24223041534" table:style-name="ce10">
            <text:p>114.599</text:p>
          </table:table-cell>
          <table:table-cell office:value-type="float" office:value="1593.4800310134888" table:style-name="ce10">
            <text:p>1.59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49765.56291484833" table:style-name="ce10">
            <text:p>149.766</text:p>
          </table:table-cell>
          <table:table-cell office:value-type="float" office:value="13063.400254249573" table:style-name="ce10">
            <text:p>13.063</text:p>
          </table:table-cell>
          <table:table-cell office:value-type="float" office:value="1932.560037612915" table:style-name="ce10">
            <text:p>1.93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41619.80275630951" table:style-name="ce10">
            <text:p>141.620</text:p>
          </table:table-cell>
          <table:table-cell office:value-type="float" office:value="19102.160371780396" table:style-name="ce10">
            <text:p>19.102</text:p>
          </table:table-cell>
          <table:table-cell office:value-type="float" office:value="7057.9601373672485" table:style-name="ce10">
            <text:p>7.05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47748.72287559509" table:style-name="ce10">
            <text:p>147.749</text:p>
          </table:table-cell>
          <table:table-cell office:value-type="float" office:value="17790.920346260071" table:style-name="ce10">
            <text:p>17.791</text:p>
          </table:table-cell>
          <table:table-cell office:value-type="float" office:value="2667.5600519180298" table:style-name="ce10">
            <text:p>2.66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04734.56203842163" table:style-name="ce10">
            <text:p>104.735</text:p>
          </table:table-cell>
          <table:table-cell office:value-type="float" office:value="65703.121278762817" table:style-name="ce10">
            <text:p>65.703</text:p>
          </table:table-cell>
          <table:table-cell office:value-type="float" office:value="1354.3600263595581" table:style-name="ce10">
            <text:p>1.35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49710.68291378021" table:style-name="ce10">
            <text:p>149.711</text:p>
          </table:table-cell>
          <table:table-cell office:value-type="float" office:value="13637.680265426636" table:style-name="ce10">
            <text:p>13.638</text:p>
          </table:table-cell>
          <table:table-cell office:value-type="float" office:value="631.1200122833252" table:style-name="ce10">
            <text:p>63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25030.36243343353" table:style-name="ce10">
            <text:p>125.030</text:p>
          </table:table-cell>
          <table:table-cell office:value-type="float" office:value="41163.92080116272" table:style-name="ce10">
            <text:p>41.164</text:p>
          </table:table-cell>
          <table:table-cell office:value-type="float" office:value="1313.2000255584717" table:style-name="ce10">
            <text:p>1.31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324642.64631843567" table:style-name="ce10">
            <text:p>324.643</text:p>
          </table:table-cell>
          <table:table-cell office:value-type="float" office:value="35385.840688705444" table:style-name="ce10">
            <text:p>35.386</text:p>
          </table:table-cell>
          <table:table-cell office:value-type="float" office:value="1914.9200372695923" table:style-name="ce10">
            <text:p>1.91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69737.16524982452" table:style-name="ce10">
            <text:p>269.737</text:p>
          </table:table-cell>
          <table:table-cell office:value-type="float" office:value="81355.681583404541" table:style-name="ce10">
            <text:p>81.356</text:p>
          </table:table-cell>
          <table:table-cell office:value-type="float" office:value="1252.4400243759155" table:style-name="ce10">
            <text:p>1.25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69513.72524547577" table:style-name="ce10">
            <text:p>269.514</text:p>
          </table:table-cell>
          <table:table-cell office:value-type="float" office:value="84201.601638793945" table:style-name="ce10">
            <text:p>84.202</text:p>
          </table:table-cell>
          <table:table-cell office:value-type="float" office:value="1199.5200233459473" table:style-name="ce10">
            <text:p>1.20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12787.40414142609" table:style-name="ce10">
            <text:p>212.787</text:p>
          </table:table-cell>
          <table:table-cell office:value-type="float" office:value="139663.72271823883" table:style-name="ce10">
            <text:p>139.664</text:p>
          </table:table-cell>
          <table:table-cell office:value-type="float" office:value="1407.2800273895264" table:style-name="ce10">
            <text:p>1.40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03492.28590679169" table:style-name="ce10">
            <text:p>303.492</text:p>
          </table:table-cell>
          <table:table-cell office:value-type="float" office:value="54094.041052818298" table:style-name="ce10">
            <text:p>54.094</text:p>
          </table:table-cell>
          <table:table-cell office:value-type="float" office:value="631.1200122833252" table:style-name="ce10">
            <text:p>63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81712.76548290253" table:style-name="ce10">
            <text:p>281.713</text:p>
          </table:table-cell>
          <table:table-cell office:value-type="float" office:value="77470.961507797241" table:style-name="ce10">
            <text:p>77.471</text:p>
          </table:table-cell>
          <table:table-cell office:value-type="float" office:value="1685.6000328063965" table:style-name="ce10">
            <text:p>1.68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392574.28764057159" table:style-name="ce10">
            <text:p>392.574</text:p>
          </table:table-cell>
          <table:table-cell office:value-type="float" office:value="48092.520936012268" table:style-name="ce10">
            <text:p>48.093</text:p>
          </table:table-cell>
          <table:table-cell office:value-type="float" office:value="721.28001403808594" table:style-name="ce10">
            <text:p>721</text:p>
          </table:table-cell>
          <table:table-cell office:value-type="float" office:value="284.20000553131104" table:style-name="ce10">
            <text:p>284</text:p>
          </table:table-cell>
          <table:table-cell office:value-type="float" office:value="0" table:style-name="ce10">
            <text:p>0</text:p>
          </table:table-cell>
          <table:table-cell office:value-type="float" office:value="357682.36696147919" table:style-name="ce10">
            <text:p>357.682</text:p>
          </table:table-cell>
          <table:table-cell office:value-type="float" office:value="92006.32179069519" table:style-name="ce10">
            <text:p>92.006</text:p>
          </table:table-cell>
          <table:table-cell office:value-type="float" office:value="1291.640025138855" table:style-name="ce10">
            <text:p>1.29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94836.1276845932" table:style-name="ce10">
            <text:p>394.836</text:p>
          </table:table-cell>
          <table:table-cell office:value-type="float" office:value="57943.481127738953" table:style-name="ce10">
            <text:p>57.943</text:p>
          </table:table-cell>
          <table:table-cell office:value-type="float" office:value="2981.1600580215454" table:style-name="ce10">
            <text:p>2.98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00650.28585147858" table:style-name="ce10">
            <text:p>300.650</text:p>
          </table:table-cell>
          <table:table-cell office:value-type="float" office:value="143544.52279376984" table:style-name="ce10">
            <text:p>143.545</text:p>
          </table:table-cell>
          <table:table-cell office:value-type="float" office:value="3906.2800760269165" table:style-name="ce10">
            <text:p>3.90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11703.88801288605" table:style-name="ce10">
            <text:p>411.704</text:p>
          </table:table-cell>
          <table:table-cell office:value-type="float" office:value="34205.920665740967" table:style-name="ce10">
            <text:p>34.20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23862.56630325317" table:style-name="ce10">
            <text:p>323.863</text:p>
          </table:table-cell>
          <table:table-cell office:value-type="float" office:value="122541.16238498688" table:style-name="ce10">
            <text:p>122.541</text:p>
          </table:table-cell>
          <table:table-cell office:value-type="float" office:value="1317.1200256347656" table:style-name="ce10">
            <text:p>1.31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467175.80909252167" table:style-name="ce10">
            <text:p>467.176</text:p>
          </table:table-cell>
          <table:table-cell office:value-type="float" office:value="56432.321098327637" table:style-name="ce10">
            <text:p>56.432</text:p>
          </table:table-cell>
          <table:table-cell office:value-type="float" office:value="2046.2400398254395" table:style-name="ce10">
            <text:p>2.046</text:p>
          </table:table-cell>
          <table:table-cell office:value-type="float" office:value="284.20000553131104" table:style-name="ce10">
            <text:p>284</text:p>
          </table:table-cell>
          <table:table-cell office:value-type="float" office:value="0" table:style-name="ce10">
            <text:p>0</text:p>
          </table:table-cell>
          <table:table-cell office:value-type="float" office:value="407338.96792793274" table:style-name="ce10">
            <text:p>407.339</text:p>
          </table:table-cell>
          <table:table-cell office:value-type="float" office:value="117721.52229118347" table:style-name="ce10">
            <text:p>117.722</text:p>
          </table:table-cell>
          <table:table-cell office:value-type="float" office:value="1799.2800350189209" table:style-name="ce10">
            <text:p>1.79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39796.56855964661" table:style-name="ce10">
            <text:p>439.797</text:p>
          </table:table-cell>
          <table:table-cell office:value-type="float" office:value="96898.481885910034" table:style-name="ce10">
            <text:p>96.898</text:p>
          </table:table-cell>
          <table:table-cell office:value-type="float" office:value="3214.4000625610352" table:style-name="ce10">
            <text:p>3.21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35471.64652919769" table:style-name="ce10">
            <text:p>335.472</text:p>
          </table:table-cell>
          <table:table-cell office:value-type="float" office:value="187666.08365249634" table:style-name="ce10">
            <text:p>187.666</text:p>
          </table:table-cell>
          <table:table-cell office:value-type="float" office:value="4153.2400808334351" table:style-name="ce10">
            <text:p>4.15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69063.2891292572" table:style-name="ce10">
            <text:p>469.063</text:p>
          </table:table-cell>
          <table:table-cell office:value-type="float" office:value="61743.921201705933" table:style-name="ce10">
            <text:p>61.744</text:p>
          </table:table-cell>
          <table:table-cell office:value-type="float" office:value="631.1200122833252" table:style-name="ce10">
            <text:p>63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93646.40766143799" table:style-name="ce10">
            <text:p>393.646</text:p>
          </table:table-cell>
          <table:table-cell office:value-type="float" office:value="135341.92263412476" table:style-name="ce10">
            <text:p>135.342</text:p>
          </table:table-cell>
          <table:table-cell office:value-type="float" office:value="2140.3200416564941" table:style-name="ce10">
            <text:p>2.14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230846.84449291229" table:style-name="ce10">
            <text:p>230.847</text:p>
          </table:table-cell>
          <table:table-cell office:value-type="float" office:value="18878.720367431641" table:style-name="ce10">
            <text:p>18.879</text:p>
          </table:table-cell>
          <table:table-cell office:value-type="float" office:value="382.20000743865967" table:style-name="ce10">
            <text:p>38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12899.12414360046" table:style-name="ce10">
            <text:p>212.899</text:p>
          </table:table-cell>
          <table:table-cell office:value-type="float" office:value="33075.000643730164" table:style-name="ce10">
            <text:p>33.075</text:p>
          </table:table-cell>
          <table:table-cell office:value-type="float" office:value="9684.3601884841919" table:style-name="ce10">
            <text:p>9.68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18577.24425411224" table:style-name="ce10">
            <text:p>218.577</text:p>
          </table:table-cell>
          <table:table-cell office:value-type="float" office:value="36983.240719795227" table:style-name="ce10">
            <text:p>36.983</text:p>
          </table:table-cell>
          <table:table-cell office:value-type="float" office:value="925.12001800537109" table:style-name="ce10">
            <text:p>92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78258.08346939087" table:style-name="ce10">
            <text:p>178.258</text:p>
          </table:table-cell>
          <table:table-cell office:value-type="float" office:value="96269.321873664856" table:style-name="ce10">
            <text:p>96.269</text:p>
          </table:table-cell>
          <table:table-cell office:value-type="float" office:value="0" table:style-name="ce10">
            <text:p>0</text:p>
          </table:table-cell>
          <table:table-cell office:value-type="float" office:value="3422.1600666046143" table:style-name="ce10">
            <text:p>3.422</text:p>
          </table:table-cell>
          <table:table-cell office:value-type="float" office:value="0" table:style-name="ce10">
            <text:p>0</text:p>
          </table:table-cell>
          <table:table-cell office:value-type="float" office:value="230903.68449401855" table:style-name="ce10">
            <text:p>230.904</text:p>
          </table:table-cell>
          <table:table-cell office:value-type="float" office:value="18661.160363197327" table:style-name="ce10">
            <text:p>18.66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88263.88366413116" table:style-name="ce10">
            <text:p>188.264</text:p>
          </table:table-cell>
          <table:table-cell office:value-type="float" office:value="59495.801157951355" table:style-name="ce10">
            <text:p>59.496</text:p>
          </table:table-cell>
          <table:table-cell office:value-type="float" office:value="1201.4800233840942" table:style-name="ce10">
            <text:p>1.201</text:p>
          </table:table-cell>
          <table:table-cell office:value-type="float" office:value="1344.5600261688232" table:style-name="ce10">
            <text:p>1.345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359695.28700065613" table:style-name="ce10">
            <text:p>359.695</text:p>
          </table:table-cell>
          <table:table-cell office:value-type="float" office:value="41463.800806999207" table:style-name="ce10">
            <text:p>41.464</text:p>
          </table:table-cell>
          <table:table-cell office:value-type="float" office:value="1930.6000375747681" table:style-name="ce10">
            <text:p>1.93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02978.76589679718" table:style-name="ce10">
            <text:p>302.979</text:p>
          </table:table-cell>
          <table:table-cell office:value-type="float" office:value="88203.921716690063" table:style-name="ce10">
            <text:p>88.204</text:p>
          </table:table-cell>
          <table:table-cell office:value-type="float" office:value="6669.8801298141479" table:style-name="ce10">
            <text:p>6.67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10050.44603443146" table:style-name="ce10">
            <text:p>310.050</text:p>
          </table:table-cell>
          <table:table-cell office:value-type="float" office:value="89671.961745262146" table:style-name="ce10">
            <text:p>89.672</text:p>
          </table:table-cell>
          <table:table-cell office:value-type="float" office:value="1362.200026512146" table:style-name="ce10">
            <text:p>1.36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40809.52468681335" table:style-name="ce10">
            <text:p>240.810</text:p>
          </table:table-cell>
          <table:table-cell office:value-type="float" office:value="163712.92318630219" table:style-name="ce10">
            <text:p>163.713</text:p>
          </table:table-cell>
          <table:table-cell office:value-type="float" office:value="1407.2800273895264" table:style-name="ce10">
            <text:p>1.407</text:p>
          </table:table-cell>
          <table:table-cell office:value-type="float" office:value="3147.7600612640381" table:style-name="ce10">
            <text:p>3.148</text:p>
          </table:table-cell>
          <table:table-cell office:value-type="float" office:value="0" table:style-name="ce10">
            <text:p>0</text:p>
          </table:table-cell>
          <table:table-cell office:value-type="float" office:value="340367.72662448883" table:style-name="ce10">
            <text:p>340.368</text:p>
          </table:table-cell>
          <table:table-cell office:value-type="float" office:value="59041.081149101257" table:style-name="ce10">
            <text:p>59.04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04744.7259311676" table:style-name="ce10">
            <text:p>304.745</text:p>
          </table:table-cell>
          <table:table-cell office:value-type="float" office:value="90512.801761627197" table:style-name="ce10">
            <text:p>90.513</text:p>
          </table:table-cell>
          <table:table-cell office:value-type="float" office:value="895.7200174331665" table:style-name="ce10">
            <text:p>89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228894.68445491791" table:style-name="ce10">
            <text:p>228.895</text:p>
          </table:table-cell>
          <table:table-cell office:value-type="float" office:value="22434.160436630249" table:style-name="ce10">
            <text:p>22.434</text:p>
          </table:table-cell>
          <table:table-cell office:value-type="float" office:value="309.68000602722168" table:style-name="ce10">
            <text:p>31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13010.84414577484" table:style-name="ce10">
            <text:p>213.011</text:p>
          </table:table-cell>
          <table:table-cell office:value-type="float" office:value="41579.440809249878" table:style-name="ce10">
            <text:p>41.579</text:p>
          </table:table-cell>
          <table:table-cell office:value-type="float" office:value="1595.4400310516357" table:style-name="ce10">
            <text:p>1.59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12948.12414455414" table:style-name="ce10">
            <text:p>212.948</text:p>
          </table:table-cell>
          <table:table-cell office:value-type="float" office:value="39423.440767288208" table:style-name="ce10">
            <text:p>39.423</text:p>
          </table:table-cell>
          <table:table-cell office:value-type="float" office:value="2804.7600545883179" table:style-name="ce10">
            <text:p>2.80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69585.08330059052" table:style-name="ce10">
            <text:p>169.585</text:p>
          </table:table-cell>
          <table:table-cell office:value-type="float" office:value="79554.441548347473" table:style-name="ce10">
            <text:p>79.554</text:p>
          </table:table-cell>
          <table:table-cell office:value-type="float" office:value="0" table:style-name="ce10">
            <text:p>0</text:p>
          </table:table-cell>
          <table:table-cell office:value-type="float" office:value="1344.5600261688232" table:style-name="ce10">
            <text:p>1.345</text:p>
          </table:table-cell>
          <table:table-cell office:value-type="float" office:value="0" table:style-name="ce10">
            <text:p>0</text:p>
          </table:table-cell>
          <table:table-cell office:value-type="float" office:value="232307.04452133179" table:style-name="ce10">
            <text:p>232.307</text:p>
          </table:table-cell>
          <table:table-cell office:value-type="float" office:value="18484.760359764099" table:style-name="ce10">
            <text:p>18.485</text:p>
          </table:table-cell>
          <table:table-cell office:value-type="float" office:value="631.1200122833252" table:style-name="ce10">
            <text:p>63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98199.12385749817" table:style-name="ce10">
            <text:p>198.199</text:p>
          </table:table-cell>
          <table:table-cell office:value-type="float" office:value="58847.041145324707" table:style-name="ce10">
            <text:p>58.847</text:p>
          </table:table-cell>
          <table:table-cell office:value-type="float" office:value="1832.6000356674194" table:style-name="ce10">
            <text:p>1.833</text:p>
          </table:table-cell>
          <table:table-cell office:value-type="float" office:value="1344.5600261688232" table:style-name="ce10">
            <text:p>1.345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367711.68715667725" table:style-name="ce10">
            <text:p>367.712</text:p>
          </table:table-cell>
          <table:table-cell office:value-type="float" office:value="42743.68083190918" table:style-name="ce10">
            <text:p>42.744</text:p>
          </table:table-cell>
          <table:table-cell office:value-type="float" office:value="713.44001388549805" table:style-name="ce10">
            <text:p>713</text:p>
          </table:table-cell>
          <table:table-cell office:value-type="float" office:value="284.20000553131104" table:style-name="ce10">
            <text:p>284</text:p>
          </table:table-cell>
          <table:table-cell office:value-type="float" office:value="0" table:style-name="ce10">
            <text:p>0</text:p>
          </table:table-cell>
          <table:table-cell office:value-type="float" office:value="335724.48653411865" table:style-name="ce10">
            <text:p>335.724</text:p>
          </table:table-cell>
          <table:table-cell office:value-type="float" office:value="82843.321612358093" table:style-name="ce10">
            <text:p>82.843</text:p>
          </table:table-cell>
          <table:table-cell office:value-type="float" office:value="7059.9201374053955" table:style-name="ce10">
            <text:p>7.06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72184.40724372864" table:style-name="ce10">
            <text:p>372.184</text:p>
          </table:table-cell>
          <table:table-cell office:value-type="float" office:value="48451.200942993164" table:style-name="ce10">
            <text:p>48.451</text:p>
          </table:table-cell>
          <table:table-cell office:value-type="float" office:value="1138.7600221633911" table:style-name="ce10">
            <text:p>1.13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89505.72563457489" table:style-name="ce10">
            <text:p>289.506</text:p>
          </table:table-cell>
          <table:table-cell office:value-type="float" office:value="129489.3625202179" table:style-name="ce10">
            <text:p>129.489</text:p>
          </table:table-cell>
          <table:table-cell office:value-type="float" office:value="3906.2800760269165" table:style-name="ce10">
            <text:p>3.90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86263.08751773834" table:style-name="ce10">
            <text:p>386.263</text:p>
          </table:table-cell>
          <table:table-cell office:value-type="float" office:value="24584.280478477478" table:style-name="ce10">
            <text:p>24.58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02575.0058889389" table:style-name="ce10">
            <text:p>302.575</text:p>
          </table:table-cell>
          <table:table-cell office:value-type="float" office:value="114350.32222557068" table:style-name="ce10">
            <text:p>114.350</text:p>
          </table:table-cell>
          <table:table-cell office:value-type="float" office:value="1364.160026550293" table:style-name="ce10">
            <text:p>1.36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13"/>
          <table:covered-table-cell table:number-columns-repeated="32"/>
          <table:table-cell table:number-columns-repeated="16351"/>
        </table:table-row>
        <table:table-row table:number-rows-repeated="1048555" table:style-name="ro1">
          <table:table-cell table:number-columns-repeated="16384"/>
        </table:table-row>
      </table:table>
      <table:table table:name="C7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7" table:number-rows-spanned="1" table:style-name="ce12">
            <text:p>PROPORÇÃO PARA O INDICADOR C7 – ALUNOS, POR PRETENSÃO EM TRABALHAR COM TECNOLOGIA, COMPUTADOR E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4">
            <text:p>Total de aluno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344558.20670604706" table:style-name="ce10">
            <text:p>344.558</text:p>
          </table:table-cell>
          <table:table-cell office:value-type="float" office:value="264762.68515300751" table:style-name="ce10">
            <text:p>264.763</text:p>
          </table:table-cell>
          <table:table-cell office:value-type="float" office:value="3177.1600618362427" table:style-name="ce10">
            <text:p>3.177</text:p>
          </table:table-cell>
          <table:table-cell office:value-type="float" office:value="3288.8800640106201" table:style-name="ce10">
            <text:p>3.289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55735.72303104401" table:style-name="ce10">
            <text:p>155.736</text:p>
          </table:table-cell>
          <table:table-cell office:value-type="float" office:value="188781.32367420197" table:style-name="ce10">
            <text:p>188.781</text:p>
          </table:table-cell>
          <table:table-cell office:value-type="float" office:value="3032.1200590133667" table:style-name="ce10">
            <text:p>3.032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18018.64424324036" table:style-name="ce10">
            <text:p>218.019</text:p>
          </table:table-cell>
          <table:table-cell office:value-type="float" office:value="114867.76223564148" table:style-name="ce10">
            <text:p>114.868</text:p>
          </table:table-cell>
          <table:table-cell office:value-type="float" office:value="993.72001934051514" table:style-name="ce10">
            <text:p>994</text:p>
          </table:table-cell>
          <table:table-cell office:value-type="float" office:value="3288.8800640106201" table:style-name="ce10">
            <text:p>3.289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3510.040846824646" table:style-name="ce10">
            <text:p>43.510</text:p>
          </table:table-cell>
          <table:table-cell office:value-type="float" office:value="35664.160694122314" table:style-name="ce10">
            <text:p>35.664</text:p>
          </table:table-cell>
          <table:table-cell office:value-type="float" office:value="2275.5600442886353" table:style-name="ce10">
            <text:p>2.276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8353.12113571167" table:style-name="ce10">
            <text:p>58.353</text:p>
          </table:table-cell>
          <table:table-cell office:value-type="float" office:value="52914.121029853821" table:style-name="ce10">
            <text:p>52.914</text:p>
          </table:table-cell>
          <table:table-cell office:value-type="float" office:value="437.0800085067749" table:style-name="ce10">
            <text:p>437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38948.32270431519" table:style-name="ce10">
            <text:p>138.948</text:p>
          </table:table-cell>
          <table:table-cell office:value-type="float" office:value="117472.60228633881" table:style-name="ce10">
            <text:p>117.473</text:p>
          </table:table-cell>
          <table:table-cell office:value-type="float" office:value="588.0000114440918" table:style-name="ce10">
            <text:p>588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81575.56548023224" table:style-name="ce10">
            <text:p>281.576</text:p>
          </table:table-cell>
          <table:table-cell office:value-type="float" office:value="214343.64417171478" table:style-name="ce10">
            <text:p>214.344</text:p>
          </table:table-cell>
          <table:table-cell office:value-type="float" office:value="1505.280029296875" table:style-name="ce10">
            <text:p>1.505</text:p>
          </table:table-cell>
          <table:table-cell office:value-type="float" office:value="3288.8800640106201" table:style-name="ce10">
            <text:p>3.28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21784.60237026215" table:style-name="ce10">
            <text:p>121.785</text:p>
          </table:table-cell>
          <table:table-cell office:value-type="float" office:value="79274.161542892456" table:style-name="ce10">
            <text:p>79.274</text:p>
          </table:table-cell>
          <table:table-cell office:value-type="float" office:value="1456.2800283432007" table:style-name="ce10">
            <text:p>1.456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262534.1651096344" table:style-name="ce10">
            <text:p>262.534</text:p>
          </table:table-cell>
          <table:table-cell office:value-type="float" office:value="188448.12366771698" table:style-name="ce10">
            <text:p>188.448</text:p>
          </table:table-cell>
          <table:table-cell office:value-type="float" office:value="1687.5600328445435" table:style-name="ce10">
            <text:p>1.688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274723.40534687042" table:style-name="ce10">
            <text:p>274.723</text:p>
          </table:table-cell>
          <table:table-cell office:value-type="float" office:value="190080.80369949341" table:style-name="ce10">
            <text:p>190.081</text:p>
          </table:table-cell>
          <table:table-cell office:value-type="float" office:value="2555.8400497436523" table:style-name="ce10">
            <text:p>2.556</text:p>
          </table:table-cell>
          <table:table-cell office:value-type="float" office:value="3288.8800640106201" table:style-name="ce10">
            <text:p>3.28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345602.88672637939" table:style-name="ce10">
            <text:p>345.603</text:p>
          </table:table-cell>
          <table:table-cell office:value-type="float" office:value="245954.52478694916" table:style-name="ce10">
            <text:p>245.955</text:p>
          </table:table-cell>
          <table:table-cell office:value-type="float" office:value="3049.7600593566895" table:style-name="ce10">
            <text:p>3.050</text:p>
          </table:table-cell>
          <table:table-cell office:value-type="float" office:value="3288.8800640106201" table:style-name="ce10">
            <text:p>3.28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126110.32245445251" table:style-name="ce10">
            <text:p>126.110</text:p>
          </table:table-cell>
          <table:table-cell office:value-type="float" office:value="144075.68280410767" table:style-name="ce10">
            <text:p>144.076</text:p>
          </table:table-cell>
          <table:table-cell office:value-type="float" office:value="895.7200174331665" table:style-name="ce10">
            <text:p>896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270115.44525718689" table:style-name="ce10">
            <text:p>270.115</text:p>
          </table:table-cell>
          <table:table-cell office:value-type="float" office:value="227295.32442378998" table:style-name="ce10">
            <text:p>227.295</text:p>
          </table:table-cell>
          <table:table-cell office:value-type="float" office:value="1842.4000358581543" table:style-name="ce10">
            <text:p>1.842</text:p>
          </table:table-cell>
          <table:table-cell office:value-type="float" office:value="3288.8800640106201" table:style-name="ce10">
            <text:p>3.28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160502.44312381744" table:style-name="ce10">
            <text:p>160.502</text:p>
          </table:table-cell>
          <table:table-cell office:value-type="float" office:value="101433.92197418213" table:style-name="ce10">
            <text:p>101.434</text:p>
          </table:table-cell>
          <table:table-cell office:value-type="float" office:value="9.8000001907348633" table:style-name="ce10">
            <text:p>10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255315.4849691391" table:style-name="ce10">
            <text:p>255.315</text:p>
          </table:table-cell>
          <table:table-cell office:value-type="float" office:value="177419.20345306396" table:style-name="ce10">
            <text:p>177.419</text:p>
          </table:table-cell>
          <table:table-cell office:value-type="float" office:value="2606.8000507354736" table:style-name="ce10">
            <text:p>2.607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3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D1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7" table:number-rows-spanned="1" table:style-name="ce12">
            <text:p>PROPORÇÃO PARA O INDICADOR D1 – ALUNOS, POR FORMA DE APRENDIZADO SOBRE O USO DO COMPUTADOR E DA INTERNET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7" table:number-rows-spanned="1" table:style-name="ce14">
            <text:p>Total de alunos usuários de Internet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7">
            <text:p>Cursos<text:s/><text:span text:style-name="T3">on-line</text:span></text:p>
          </table:table-cell>
          <table:covered-table-cell table:number-columns-repeated="3"/>
          <table:table-cell office:value-type="string" table:number-columns-spanned="4" table:number-rows-spanned="1" table:style-name="ce15">
            <text:p>Sozinho(a)</text:p>
          </table:table-cell>
          <table:covered-table-cell table:number-columns-repeated="3"/>
          <table:table-cell office:value-type="string" table:number-columns-spanned="4" table:number-rows-spanned="1" table:style-name="ce15">
            <text:p>Com o(a) professor(a) ou educador(a) da escola</text:p>
          </table:table-cell>
          <table:covered-table-cell table:number-columns-repeated="3"/>
          <table:table-cell office:value-type="string" table:number-columns-spanned="4" table:number-rows-spanned="1" table:style-name="ce15">
            <text:p>Com outros alunos ou amigos</text:p>
          </table:table-cell>
          <table:covered-table-cell table:number-columns-repeated="3"/>
          <table:table-cell office:value-type="string" table:number-columns-spanned="4" table:number-rows-spanned="1" table:style-name="ce15">
            <text:p>Com outras pessoas</text:p>
          </table:table-cell>
          <table:covered-table-cell table:number-columns-repeated="3"/>
          <table:table-cell office:value-type="string" table:number-columns-spanned="4" table:number-rows-spanned="1" table:style-name="ce15">
            <text:p>Com vídeos ou tutoriais disponíveis na Internet</text:p>
          </table:table-cell>
          <table:covered-table-cell table:number-columns-repeated="3"/>
          <table:table-cell table:number-columns-repeated="16358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185235.68360519409" table:style-name="ce10">
            <text:p>185.236</text:p>
          </table:table-cell>
          <table:table-cell office:value-type="float" office:value="369328.6871881485" table:style-name="ce10">
            <text:p>369.329</text:p>
          </table:table-cell>
          <table:table-cell office:value-type="float" office:value="4366.8800849914551" table:style-name="ce10">
            <text:p>4.367</text:p>
          </table:table-cell>
          <table:table-cell office:value-type="float" office:value="1338.6800260543823" table:style-name="ce10">
            <text:p>1.339</text:p>
          </table:table-cell>
          <table:table-cell office:value-type="float" office:value="418526.64814567566" table:style-name="ce10">
            <text:p>418.527</text:p>
          </table:table-cell>
          <table:table-cell office:value-type="float" office:value="132937.00258731842" table:style-name="ce10">
            <text:p>132.937</text:p>
          </table:table-cell>
          <table:table-cell office:value-type="float" office:value="4010.1600780487061" table:style-name="ce10">
            <text:p>4.010</text:p>
          </table:table-cell>
          <table:table-cell office:value-type="float" office:value="2150.120041847229" table:style-name="ce10">
            <text:p>2.150</text:p>
          </table:table-cell>
          <table:table-cell office:value-type="float" office:value="251360.20489215851" table:style-name="ce10">
            <text:p>251.360</text:p>
          </table:table-cell>
          <table:table-cell office:value-type="float" office:value="300228.88584327698" table:style-name="ce10">
            <text:p>300.229</text:p>
          </table:table-cell>
          <table:table-cell office:value-type="float" office:value="11136.720216751099" table:style-name="ce10">
            <text:p>11.137</text:p>
          </table:table-cell>
          <table:table-cell office:value-type="float" office:value="388.08000755310059" table:style-name="ce10">
            <text:p>388</text:p>
          </table:table-cell>
          <table:table-cell office:value-type="float" office:value="388524.92756175995" table:style-name="ce10">
            <text:p>388.525</text:p>
          </table:table-cell>
          <table:table-cell office:value-type="float" office:value="176102.0834274292" table:style-name="ce10">
            <text:p>176.102</text:p>
          </table:table-cell>
          <table:table-cell office:value-type="float" office:value="2024.6800394058228" table:style-name="ce10">
            <text:p>2.025</text:p>
          </table:table-cell>
          <table:table-cell office:value-type="string" table:style-name="ce10">
            <text:p>-</text:p>
          </table:table-cell>
          <table:table-cell office:value-type="float" office:value="378615.16736888885" table:style-name="ce10">
            <text:p>378.615</text:p>
          </table:table-cell>
          <table:table-cell office:value-type="float" office:value="183697.08357524872" table:style-name="ce10">
            <text:p>183.697</text:p>
          </table:table-cell>
          <table:table-cell office:value-type="float" office:value="525.28001022338867" table:style-name="ce10">
            <text:p>525</text:p>
          </table:table-cell>
          <table:table-cell office:value-type="float" office:value="270.48000526428223" table:style-name="ce10">
            <text:p>270</text:p>
          </table:table-cell>
          <table:table-cell office:value-type="float" office:value="406000.28790187836" table:style-name="ce10">
            <text:p>406.000</text:p>
          </table:table-cell>
          <table:table-cell office:value-type="float" office:value="158718.8430891037" table:style-name="ce10">
            <text:p>158.719</text:p>
          </table:table-cell>
          <table:table-cell office:value-type="float" office:value="1985.4800386428833" table:style-name="ce10">
            <text:p>1.985</text:p>
          </table:table-cell>
          <table:table-cell office:value-type="float" office:value="386.12000751495361" table:style-name="ce10">
            <text:p>386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97341.44189453125" table:style-name="ce10">
            <text:p>97.341</text:p>
          </table:table-cell>
          <table:table-cell office:value-type="float" office:value="207564.0040397644" table:style-name="ce10">
            <text:p>207.564</text:p>
          </table:table-cell>
          <table:table-cell office:value-type="float" office:value="780.08001518249512" table:style-name="ce10">
            <text:p>780</text:p>
          </table:table-cell>
          <table:table-cell office:value-type="float" office:value="0" table:style-name="ce10">
            <text:p>0</text:p>
          </table:table-cell>
          <table:table-cell office:value-type="float" office:value="207991.28404808044" table:style-name="ce10">
            <text:p>207.991</text:p>
          </table:table-cell>
          <table:table-cell office:value-type="float" office:value="93676.241823196411" table:style-name="ce10">
            <text:p>93.676</text:p>
          </table:table-cell>
          <table:table-cell office:value-type="float" office:value="4010.1600780487061" table:style-name="ce10">
            <text:p>4.010</text:p>
          </table:table-cell>
          <table:table-cell office:value-type="float" office:value="2150.120041847229" table:style-name="ce10">
            <text:p>2.150</text:p>
          </table:table-cell>
          <table:table-cell office:value-type="float" office:value="153252.40298271179" table:style-name="ce10">
            <text:p>153.252</text:p>
          </table:table-cell>
          <table:table-cell office:value-type="float" office:value="151425.68294715881" table:style-name="ce10">
            <text:p>151.426</text:p>
          </table:table-cell>
          <table:table-cell office:value-type="float" office:value="11015.200214385986" table:style-name="ce10">
            <text:p>11.015</text:p>
          </table:table-cell>
          <table:table-cell office:value-type="float" office:value="0" table:style-name="ce10">
            <text:p>0</text:p>
          </table:table-cell>
          <table:table-cell office:value-type="float" office:value="213142.16414833069" table:style-name="ce10">
            <text:p>213.142</text:p>
          </table:table-cell>
          <table:table-cell office:value-type="float" office:value="101998.40198516846" table:style-name="ce10">
            <text:p>101.998</text:p>
          </table:table-cell>
          <table:table-cell office:value-type="float" office:value="101.92000198364258" table:style-name="ce10">
            <text:p>102</text:p>
          </table:table-cell>
          <table:table-cell office:value-type="string" table:style-name="ce10">
            <text:p>-</text:p>
          </table:table-cell>
          <table:table-cell office:value-type="float" office:value="205406.04399776459" table:style-name="ce10">
            <text:p>205.406</text:p>
          </table:table-cell>
          <table:table-cell office:value-type="float" office:value="86557.521684646606" table:style-name="ce10">
            <text:p>86.558</text:p>
          </table:table-cell>
          <table:table-cell office:value-type="float" office:value="0" table:style-name="ce10">
            <text:p>0</text:p>
          </table:table-cell>
          <table:table-cell office:value-type="float" office:value="270.48000526428223" table:style-name="ce10">
            <text:p>270</text:p>
          </table:table-cell>
          <table:table-cell office:value-type="float" office:value="206689.84402275085" table:style-name="ce10">
            <text:p>206.690</text:p>
          </table:table-cell>
          <table:table-cell office:value-type="float" office:value="128674.00250434875" table:style-name="ce10">
            <text:p>128.674</text:p>
          </table:table-cell>
          <table:table-cell office:value-type="float" office:value="1985.4800386428833" table:style-name="ce10">
            <text:p>1.985</text:p>
          </table:table-cell>
          <table:table-cell office:value-type="float" office:value="386.12000751495361" table:style-name="ce10">
            <text:p>386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17274.64228248596" table:style-name="ce10">
            <text:p>117.275</text:p>
          </table:table-cell>
          <table:table-cell office:value-type="float" office:value="197287.72383975983" table:style-name="ce10">
            <text:p>197.288</text:p>
          </table:table-cell>
          <table:table-cell office:value-type="float" office:value="4298.280083656311" table:style-name="ce10">
            <text:p>4.298</text:p>
          </table:table-cell>
          <table:table-cell office:value-type="float" office:value="1338.6800260543823" table:style-name="ce10">
            <text:p>1.339</text:p>
          </table:table-cell>
          <table:table-cell office:value-type="float" office:value="248802.40484237671" table:style-name="ce10">
            <text:p>248.802</text:p>
          </table:table-cell>
          <table:table-cell office:value-type="float" office:value="59838.801164627075" table:style-name="ce10">
            <text:p>59.83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29373.72251796722" table:style-name="ce10">
            <text:p>129.374</text:p>
          </table:table-cell>
          <table:table-cell office:value-type="float" office:value="183412.88356971741" table:style-name="ce10">
            <text:p>183.413</text:p>
          </table:table-cell>
          <table:table-cell office:value-type="float" office:value="1677.7600326538086" table:style-name="ce10">
            <text:p>1.678</text:p>
          </table:table-cell>
          <table:table-cell office:value-type="float" office:value="388.08000755310059" table:style-name="ce10">
            <text:p>388</text:p>
          </table:table-cell>
          <table:table-cell office:value-type="float" office:value="217499.24423313141" table:style-name="ce10">
            <text:p>217.499</text:p>
          </table:table-cell>
          <table:table-cell office:value-type="float" office:value="101565.24197673798" table:style-name="ce10">
            <text:p>101.565</text:p>
          </table:table-cell>
          <table:table-cell office:value-type="float" office:value="2022.7200393676758" table:style-name="ce10">
            <text:p>2.023</text:p>
          </table:table-cell>
          <table:table-cell office:value-type="string" table:style-name="ce10">
            <text:p>-</text:p>
          </table:table-cell>
          <table:table-cell office:value-type="float" office:value="204288.84397602081" table:style-name="ce10">
            <text:p>204.289</text:p>
          </table:table-cell>
          <table:table-cell office:value-type="float" office:value="118801.48231220245" table:style-name="ce10">
            <text:p>118.801</text:p>
          </table:table-cell>
          <table:table-cell office:value-type="float" office:value="525.28001022338867" table:style-name="ce10">
            <text:p>525</text:p>
          </table:table-cell>
          <table:table-cell office:value-type="float" office:value="0" table:style-name="ce10">
            <text:p>0</text:p>
          </table:table-cell>
          <table:table-cell office:value-type="float" office:value="236775.84460830688" table:style-name="ce10">
            <text:p>236.776</text:p>
          </table:table-cell>
          <table:table-cell office:value-type="float" office:value="74605.441452026367" table:style-name="ce10">
            <text:p>74.60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0797.480599403381" table:style-name="ce10">
            <text:p>30.797</text:p>
          </table:table-cell>
          <table:table-cell office:value-type="float" office:value="41134.520800590515" table:style-name="ce10">
            <text:p>41.13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9337.120960235596" table:style-name="ce10">
            <text:p>49.337</text:p>
          </table:table-cell>
          <table:table-cell office:value-type="float" office:value="20062.560390472412" table:style-name="ce10">
            <text:p>20.06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8633.640557289124" table:style-name="ce10">
            <text:p>28.634</text:p>
          </table:table-cell>
          <table:table-cell office:value-type="float" office:value="37214.52072429657" table:style-name="ce10">
            <text:p>37.215</text:p>
          </table:table-cell>
          <table:table-cell office:value-type="float" office:value="1701.2800331115723" table:style-name="ce10">
            <text:p>1.701</text:p>
          </table:table-cell>
          <table:table-cell office:value-type="float" office:value="0" table:style-name="ce10">
            <text:p>0</text:p>
          </table:table-cell>
          <table:table-cell office:value-type="float" office:value="43951.040855407715" table:style-name="ce10">
            <text:p>43.951</text:p>
          </table:table-cell>
          <table:table-cell office:value-type="float" office:value="24652.880479812622" table:style-name="ce10">
            <text:p>24.65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1410.880805969238" table:style-name="ce10">
            <text:p>41.411</text:p>
          </table:table-cell>
          <table:table-cell office:value-type="float" office:value="22826.160444259644" table:style-name="ce10">
            <text:p>22.82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6798.920910835266" table:style-name="ce10">
            <text:p>46.799</text:p>
          </table:table-cell>
          <table:table-cell office:value-type="float" office:value="24486.280476570129" table:style-name="ce10">
            <text:p>24.486</text:p>
          </table:table-cell>
          <table:table-cell office:value-type="float" office:value="1348.4800262451172" table:style-name="ce10">
            <text:p>1.348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1571.680614471436" table:style-name="ce10">
            <text:p>31.572</text:p>
          </table:table-cell>
          <table:table-cell office:value-type="float" office:value="72245.601406097412" table:style-name="ce10">
            <text:p>72.246</text:p>
          </table:table-cell>
          <table:table-cell office:value-type="float" office:value="644.840012550354" table:style-name="ce10">
            <text:p>645</text:p>
          </table:table-cell>
          <table:table-cell office:value-type="float" office:value="1338.6800260543823" table:style-name="ce10">
            <text:p>1.339</text:p>
          </table:table-cell>
          <table:table-cell office:value-type="float" office:value="91294.841776847839" table:style-name="ce10">
            <text:p>91.295</text:p>
          </table:table-cell>
          <table:table-cell office:value-type="float" office:value="23841.440464019775" table:style-name="ce10">
            <text:p>23.84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9350.840960502625" table:style-name="ce10">
            <text:p>49.351</text:p>
          </table:table-cell>
          <table:table-cell office:value-type="float" office:value="55564.041081428528" table:style-name="ce10">
            <text:p>55.564</text:p>
          </table:table-cell>
          <table:table-cell office:value-type="float" office:value="0" table:style-name="ce10">
            <text:p>0</text:p>
          </table:table-cell>
          <table:table-cell office:value-type="float" office:value="388.08000755310059" table:style-name="ce10">
            <text:p>388</text:p>
          </table:table-cell>
          <table:table-cell office:value-type="float" office:value="89095.721734046936" table:style-name="ce10">
            <text:p>89.096</text:p>
          </table:table-cell>
          <table:table-cell office:value-type="float" office:value="22959.440446853638" table:style-name="ce10">
            <text:p>22.959</text:p>
          </table:table-cell>
          <table:table-cell office:value-type="float" office:value="2022.7200393676758" table:style-name="ce10">
            <text:p>2.023</text:p>
          </table:table-cell>
          <table:table-cell office:value-type="string" table:style-name="ce10">
            <text:p>-</text:p>
          </table:table-cell>
          <table:table-cell office:value-type="float" office:value="65873.641282081604" table:style-name="ce10">
            <text:p>65.874</text:p>
          </table:table-cell>
          <table:table-cell office:value-type="float" office:value="39727.240773200989" table:style-name="ce10">
            <text:p>39.727</text:p>
          </table:table-cell>
          <table:table-cell office:value-type="float" office:value="399.84000778198242" table:style-name="ce10">
            <text:p>400</text:p>
          </table:table-cell>
          <table:table-cell office:value-type="float" office:value="0" table:style-name="ce10">
            <text:p>0</text:p>
          </table:table-cell>
          <table:table-cell office:value-type="float" office:value="86136.121676445007" table:style-name="ce10">
            <text:p>86.136</text:p>
          </table:table-cell>
          <table:table-cell office:value-type="float" office:value="19041.400370597839" table:style-name="ce10">
            <text:p>19.041</text:p>
          </table:table-cell>
          <table:table-cell office:value-type="float" office:value="117.60000228881836" table:style-name="ce10">
            <text:p>118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6298.721874237061" table:style-name="ce10">
            <text:p>96.299</text:p>
          </table:table-cell>
          <table:table-cell office:value-type="float" office:value="157501.68306541443" table:style-name="ce10">
            <text:p>157.502</text:p>
          </table:table-cell>
          <table:table-cell office:value-type="float" office:value="4249.2800827026367" table:style-name="ce10">
            <text:p>4.249</text:p>
          </table:table-cell>
          <table:table-cell office:value-type="float" office:value="0" table:style-name="ce10">
            <text:p>0</text:p>
          </table:table-cell>
          <table:table-cell office:value-type="float" office:value="192634.68374919891" table:style-name="ce10">
            <text:p>192.635</text:p>
          </table:table-cell>
          <table:table-cell office:value-type="float" office:value="52126.201014518738" table:style-name="ce10">
            <text:p>52.126</text:p>
          </table:table-cell>
          <table:table-cell office:value-type="float" office:value="4010.1600780487061" table:style-name="ce10">
            <text:p>4.010</text:p>
          </table:table-cell>
          <table:table-cell office:value-type="float" office:value="0" table:style-name="ce10">
            <text:p>0</text:p>
          </table:table-cell>
          <table:table-cell office:value-type="float" office:value="115393.04224586487" table:style-name="ce10">
            <text:p>115.393</text:p>
          </table:table-cell>
          <table:table-cell office:value-type="float" office:value="131847.2425661087" table:style-name="ce10">
            <text:p>131.847</text:p>
          </table:table-cell>
          <table:table-cell office:value-type="float" office:value="7647.9201488494873" table:style-name="ce10">
            <text:p>7.648</text:p>
          </table:table-cell>
          <table:table-cell office:value-type="float" office:value="0" table:style-name="ce10">
            <text:p>0</text:p>
          </table:table-cell>
          <table:table-cell office:value-type="float" office:value="175892.36342334747" table:style-name="ce10">
            <text:p>175.892</text:p>
          </table:table-cell>
          <table:table-cell office:value-type="float" office:value="60742.36118221283" table:style-name="ce10">
            <text:p>60.74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83530.48357200623" table:style-name="ce10">
            <text:p>183.530</text:p>
          </table:table-cell>
          <table:table-cell office:value-type="float" office:value="60422.881175994873" table:style-name="ce10">
            <text:p>60.423</text:p>
          </table:table-cell>
          <table:table-cell office:value-type="float" office:value="343.00000667572021" table:style-name="ce10">
            <text:p>343</text:p>
          </table:table-cell>
          <table:table-cell office:value-type="float" office:value="0" table:style-name="ce10">
            <text:p>0</text:p>
          </table:table-cell>
          <table:table-cell office:value-type="float" office:value="197074.08383560181" table:style-name="ce10">
            <text:p>197.074</text:p>
          </table:table-cell>
          <table:table-cell office:value-type="float" office:value="52561.321022987366" table:style-name="ce10">
            <text:p>52.561</text:p>
          </table:table-cell>
          <table:table-cell office:value-type="float" office:value="0" table:style-name="ce10">
            <text:p>0</text:p>
          </table:table-cell>
          <table:table-cell office:value-type="float" office:value="386.12000751495361" table:style-name="ce10">
            <text:p>386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43954.16280174255" table:style-name="ce10">
            <text:p>143.954</text:p>
          </table:table-cell>
          <table:table-cell office:value-type="float" office:value="303068.92589855194" table:style-name="ce10">
            <text:p>303.069</text:p>
          </table:table-cell>
          <table:table-cell office:value-type="float" office:value="754.60001468658447" table:style-name="ce10">
            <text:p>755</text:p>
          </table:table-cell>
          <table:table-cell office:value-type="float" office:value="0" table:style-name="ce10">
            <text:p>0</text:p>
          </table:table-cell>
          <table:table-cell office:value-type="float" office:value="331345.84644889832" table:style-name="ce10">
            <text:p>331.346</text:p>
          </table:table-cell>
          <table:table-cell office:value-type="float" office:value="110185.32214450836" table:style-name="ce10">
            <text:p>110.185</text:p>
          </table:table-cell>
          <table:table-cell office:value-type="float" office:value="0" table:style-name="ce10">
            <text:p>0</text:p>
          </table:table-cell>
          <table:table-cell office:value-type="float" office:value="2150.120041847229" table:style-name="ce10">
            <text:p>2.150</text:p>
          </table:table-cell>
          <table:table-cell office:value-type="float" office:value="195080.76379680634" table:style-name="ce10">
            <text:p>195.081</text:p>
          </table:table-cell>
          <table:table-cell office:value-type="float" office:value="249578.56485748291" table:style-name="ce10">
            <text:p>249.579</text:p>
          </table:table-cell>
          <table:table-cell office:value-type="float" office:value="7904.6801538467407" table:style-name="ce10">
            <text:p>7.905</text:p>
          </table:table-cell>
          <table:table-cell office:value-type="float" office:value="0" table:style-name="ce10">
            <text:p>0</text:p>
          </table:table-cell>
          <table:table-cell office:value-type="float" office:value="306191.20595932007" table:style-name="ce10">
            <text:p>306.191</text:p>
          </table:table-cell>
          <table:table-cell office:value-type="float" office:value="155369.20302391052" table:style-name="ce10">
            <text:p>155.36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97878.84579753876" table:style-name="ce10">
            <text:p>297.879</text:p>
          </table:table-cell>
          <table:table-cell office:value-type="float" office:value="161866.60315036774" table:style-name="ce10">
            <text:p>161.86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16845.76616668701" table:style-name="ce10">
            <text:p>316.846</text:p>
          </table:table-cell>
          <table:table-cell office:value-type="float" office:value="140069.44272613525" table:style-name="ce10">
            <text:p>140.069</text:p>
          </table:table-cell>
          <table:table-cell office:value-type="float" office:value="1452.3600282669067" table:style-name="ce10">
            <text:p>1.452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8692.280947685242" table:style-name="ce10">
            <text:p>48.692</text:p>
          </table:table-cell>
          <table:table-cell office:value-type="float" office:value="113289.96220493317" table:style-name="ce10">
            <text:p>113.290</text:p>
          </table:table-cell>
          <table:table-cell office:value-type="float" office:value="194.04000377655029" table:style-name="ce10">
            <text:p>194</text:p>
          </table:table-cell>
          <table:table-cell office:value-type="float" office:value="0" table:style-name="ce10">
            <text:p>0</text:p>
          </table:table-cell>
          <table:table-cell office:value-type="float" office:value="132282.36257457733" table:style-name="ce10">
            <text:p>132.282</text:p>
          </table:table-cell>
          <table:table-cell office:value-type="float" office:value="42935.760835647583" table:style-name="ce10">
            <text:p>42.93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92492.40180015564" table:style-name="ce10">
            <text:p>92.492</text:p>
          </table:table-cell>
          <table:table-cell office:value-type="float" office:value="77408.241506576538" table:style-name="ce10">
            <text:p>77.408</text:p>
          </table:table-cell>
          <table:table-cell office:value-type="float" office:value="364.56000709533691" table:style-name="ce10">
            <text:p>365</text:p>
          </table:table-cell>
          <table:table-cell office:value-type="float" office:value="0" table:style-name="ce10">
            <text:p>0</text:p>
          </table:table-cell>
          <table:table-cell office:value-type="float" office:value="128027.20249176025" table:style-name="ce10">
            <text:p>128.027</text:p>
          </table:table-cell>
          <table:table-cell office:value-type="float" office:value="45254.440880775452" table:style-name="ce10">
            <text:p>45.254</text:p>
          </table:table-cell>
          <table:table-cell office:value-type="float" office:value="101.92000198364258" table:style-name="ce10">
            <text:p>102</text:p>
          </table:table-cell>
          <table:table-cell office:value-type="string" table:style-name="ce10">
            <text:p>-</text:p>
          </table:table-cell>
          <table:table-cell office:value-type="float" office:value="121984.52237415314" table:style-name="ce10">
            <text:p>121.985</text:p>
          </table:table-cell>
          <table:table-cell office:value-type="float" office:value="42351.680824279785" table:style-name="ce10">
            <text:p>42.352</text:p>
          </table:table-cell>
          <table:table-cell office:value-type="float" office:value="0" table:style-name="ce10">
            <text:p>0</text:p>
          </table:table-cell>
          <table:table-cell office:value-type="float" office:value="270.48000526428223" table:style-name="ce10">
            <text:p>270</text:p>
          </table:table-cell>
          <table:table-cell office:value-type="float" office:value="126480.76246166229" table:style-name="ce10">
            <text:p>126.481</text:p>
          </table:table-cell>
          <table:table-cell office:value-type="float" office:value="42982.80083656311" table:style-name="ce10">
            <text:p>42.983</text:p>
          </table:table-cell>
          <table:table-cell office:value-type="float" office:value="39.200000762939453" table:style-name="ce10">
            <text:p>39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02335.52199172974" table:style-name="ce10">
            <text:p>102.336</text:p>
          </table:table-cell>
          <table:table-cell office:value-type="float" office:value="264537.28514862061" table:style-name="ce10">
            <text:p>264.537</text:p>
          </table:table-cell>
          <table:table-cell office:value-type="float" office:value="4298.280083656311" table:style-name="ce10">
            <text:p>4.298</text:p>
          </table:table-cell>
          <table:table-cell office:value-type="float" office:value="1338.6800260543823" table:style-name="ce10">
            <text:p>1.339</text:p>
          </table:table-cell>
          <table:table-cell office:value-type="float" office:value="243802.44474506378" table:style-name="ce10">
            <text:p>243.802</text:p>
          </table:table-cell>
          <table:table-cell office:value-type="float" office:value="109299.40212726593" table:style-name="ce10">
            <text:p>109.29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53562.08298873901" table:style-name="ce10">
            <text:p>153.562</text:p>
          </table:table-cell>
          <table:table-cell office:value-type="float" office:value="208740.00406265259" table:style-name="ce10">
            <text:p>208.740</text:p>
          </table:table-cell>
          <table:table-cell office:value-type="float" office:value="1634.6400318145752" table:style-name="ce10">
            <text:p>1.635</text:p>
          </table:table-cell>
          <table:table-cell office:value-type="float" office:value="388.08000755310059" table:style-name="ce10">
            <text:p>388</text:p>
          </table:table-cell>
          <table:table-cell office:value-type="float" office:value="215574.52419567108" table:style-name="ce10">
            <text:p>215.575</text:p>
          </table:table-cell>
          <table:table-cell office:value-type="float" office:value="137068.68266773224" table:style-name="ce10">
            <text:p>137.069</text:p>
          </table:table-cell>
          <table:table-cell office:value-type="float" office:value="2022.7200393676758" table:style-name="ce10">
            <text:p>2.023</text:p>
          </table:table-cell>
          <table:table-cell office:value-type="string" table:style-name="ce10">
            <text:p>-</text:p>
          </table:table-cell>
          <table:table-cell office:value-type="float" office:value="279697.88544368744" table:style-name="ce10">
            <text:p>279.698</text:p>
          </table:table-cell>
          <table:table-cell office:value-type="float" office:value="75728.521473884583" table:style-name="ce10">
            <text:p>75.729</text:p>
          </table:table-cell>
          <table:table-cell office:value-type="float" office:value="60.760001182556152" table:style-name="ce10">
            <text:p>61</text:p>
          </table:table-cell>
          <table:table-cell office:value-type="float" office:value="0" table:style-name="ce10">
            <text:p>0</text:p>
          </table:table-cell>
          <table:table-cell office:value-type="float" office:value="230468.56448554993" table:style-name="ce10">
            <text:p>230.469</text:p>
          </table:table-cell>
          <table:table-cell office:value-type="float" office:value="135716.28264141083" table:style-name="ce10">
            <text:p>135.716</text:p>
          </table:table-cell>
          <table:table-cell office:value-type="float" office:value="1460.2000284194946" table:style-name="ce10">
            <text:p>1.460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154655.76301002502" table:style-name="ce10">
            <text:p>154.656</text:p>
          </table:table-cell>
          <table:table-cell office:value-type="float" office:value="295275.96574687958" table:style-name="ce10">
            <text:p>295.276</text:p>
          </table:table-cell>
          <table:table-cell office:value-type="float" office:value="399.84000778198242" table:style-name="ce10">
            <text:p>400</text:p>
          </table:table-cell>
          <table:table-cell office:value-type="float" office:value="0" table:style-name="ce10">
            <text:p>0</text:p>
          </table:table-cell>
          <table:table-cell office:value-type="float" office:value="361639.60703849792" table:style-name="ce10">
            <text:p>361.640</text:p>
          </table:table-cell>
          <table:table-cell office:value-type="float" office:value="85260.001659393311" table:style-name="ce10">
            <text:p>85.260</text:p>
          </table:table-cell>
          <table:table-cell office:value-type="float" office:value="4010.1600780487061" table:style-name="ce10">
            <text:p>4.010</text:p>
          </table:table-cell>
          <table:table-cell office:value-type="float" office:value="2150.120041847229" table:style-name="ce10">
            <text:p>2.150</text:p>
          </table:table-cell>
          <table:table-cell office:value-type="float" office:value="197062.32383537292" table:style-name="ce10">
            <text:p>197.062</text:p>
          </table:table-cell>
          <table:table-cell office:value-type="float" office:value="251897.24490261078" table:style-name="ce10">
            <text:p>251.897</text:p>
          </table:table-cell>
          <table:table-cell office:value-type="float" office:value="10979.920213699341" table:style-name="ce10">
            <text:p>10.980</text:p>
          </table:table-cell>
          <table:table-cell office:value-type="float" office:value="0" table:style-name="ce10">
            <text:p>0</text:p>
          </table:table-cell>
          <table:table-cell office:value-type="float" office:value="339993.36661720276" table:style-name="ce10">
            <text:p>339.993</text:p>
          </table:table-cell>
          <table:table-cell office:value-type="float" office:value="124536.4424238205" table:style-name="ce10">
            <text:p>124.536</text:p>
          </table:table-cell>
          <table:table-cell office:value-type="float" office:value="101.92000198364258" table:style-name="ce10">
            <text:p>102</text:p>
          </table:table-cell>
          <table:table-cell office:value-type="string" table:style-name="ce10">
            <text:p>-</text:p>
          </table:table-cell>
          <table:table-cell office:value-type="float" office:value="295691.48575496674" table:style-name="ce10">
            <text:p>295.691</text:p>
          </table:table-cell>
          <table:table-cell office:value-type="float" office:value="167623.1232624054" table:style-name="ce10">
            <text:p>167.623</text:p>
          </table:table-cell>
          <table:table-cell office:value-type="float" office:value="521.36001014709473" table:style-name="ce10">
            <text:p>521</text:p>
          </table:table-cell>
          <table:table-cell office:value-type="float" office:value="270.48000526428223" table:style-name="ce10">
            <text:p>270</text:p>
          </table:table-cell>
          <table:table-cell office:value-type="float" office:value="355257.84691429138" table:style-name="ce10">
            <text:p>355.258</text:p>
          </table:table-cell>
          <table:table-cell office:value-type="float" office:value="91492.801780700684" table:style-name="ce10">
            <text:p>91.493</text:p>
          </table:table-cell>
          <table:table-cell office:value-type="float" office:value="1346.5200262069702" table:style-name="ce10">
            <text:p>1.347</text:p>
          </table:table-cell>
          <table:table-cell office:value-type="float" office:value="386.12000751495361" table:style-name="ce10">
            <text:p>386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175512.12341594696" table:style-name="ce10">
            <text:p>175.512</text:p>
          </table:table-cell>
          <table:table-cell office:value-type="float" office:value="361422.04703426361" table:style-name="ce10">
            <text:p>361.422</text:p>
          </table:table-cell>
          <table:table-cell office:value-type="float" office:value="4315.9200839996338" table:style-name="ce10">
            <text:p>4.316</text:p>
          </table:table-cell>
          <table:table-cell office:value-type="float" office:value="1338.6800260543823" table:style-name="ce10">
            <text:p>1.339</text:p>
          </table:table-cell>
          <table:table-cell office:value-type="float" office:value="399626.3677778244" table:style-name="ce10">
            <text:p>399.626</text:p>
          </table:table-cell>
          <table:table-cell office:value-type="float" office:value="130355.68253707886" table:style-name="ce10">
            <text:p>130.356</text:p>
          </table:table-cell>
          <table:table-cell office:value-type="float" office:value="4010.1600780487061" table:style-name="ce10">
            <text:p>4.010</text:p>
          </table:table-cell>
          <table:table-cell office:value-type="float" office:value="2150.120041847229" table:style-name="ce10">
            <text:p>2.150</text:p>
          </table:table-cell>
          <table:table-cell office:value-type="float" office:value="232969.52453422546" table:style-name="ce10">
            <text:p>232.970</text:p>
          </table:table-cell>
          <table:table-cell office:value-type="float" office:value="300132.84584140778" table:style-name="ce10">
            <text:p>300.133</text:p>
          </table:table-cell>
          <table:table-cell office:value-type="float" office:value="11099.480216026306" table:style-name="ce10">
            <text:p>11.099</text:p>
          </table:table-cell>
          <table:table-cell office:value-type="float" office:value="388.08000755310059" table:style-name="ce10">
            <text:p>388</text:p>
          </table:table-cell>
          <table:table-cell office:value-type="float" office:value="367529.40715312958" table:style-name="ce10">
            <text:p>367.529</text:p>
          </table:table-cell>
          <table:table-cell office:value-type="float" office:value="175721.84342002869" table:style-name="ce10">
            <text:p>175.722</text:p>
          </table:table-cell>
          <table:table-cell office:value-type="float" office:value="2024.6800394058228" table:style-name="ce10">
            <text:p>2.025</text:p>
          </table:table-cell>
          <table:table-cell office:value-type="string" table:style-name="ce10">
            <text:p>-</text:p>
          </table:table-cell>
          <table:table-cell office:value-type="float" office:value="369342.40718841553" table:style-name="ce10">
            <text:p>369.342</text:p>
          </table:table-cell>
          <table:table-cell office:value-type="float" office:value="177305.52345085144" table:style-name="ce10">
            <text:p>177.306</text:p>
          </table:table-cell>
          <table:table-cell office:value-type="float" office:value="525.28001022338867" table:style-name="ce10">
            <text:p>525</text:p>
          </table:table-cell>
          <table:table-cell office:value-type="float" office:value="270.48000526428223" table:style-name="ce10">
            <text:p>270</text:p>
          </table:table-cell>
          <table:table-cell office:value-type="float" office:value="390051.76759147644" table:style-name="ce10">
            <text:p>390.052</text:p>
          </table:table-cell>
          <table:table-cell office:value-type="float" office:value="154250.0430021286" table:style-name="ce10">
            <text:p>154.250</text:p>
          </table:table-cell>
          <table:table-cell office:value-type="float" office:value="1985.4800386428833" table:style-name="ce10">
            <text:p>1.985</text:p>
          </table:table-cell>
          <table:table-cell office:value-type="float" office:value="386.12000751495361" table:style-name="ce10">
            <text:p>386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85785.281669616699" table:style-name="ce10">
            <text:p>85.785</text:p>
          </table:table-cell>
          <table:table-cell office:value-type="float" office:value="169496.8832988739" table:style-name="ce10">
            <text:p>169.497</text:p>
          </table:table-cell>
          <table:table-cell office:value-type="float" office:value="668.36001300811768" table:style-name="ce10">
            <text:p>668</text:p>
          </table:table-cell>
          <table:table-cell office:value-type="float" office:value="0" table:style-name="ce10">
            <text:p>0</text:p>
          </table:table-cell>
          <table:table-cell office:value-type="float" office:value="210831.32410335541" table:style-name="ce10">
            <text:p>210.831</text:p>
          </table:table-cell>
          <table:table-cell office:value-type="float" office:value="48600.160945892334" table:style-name="ce10">
            <text:p>48.60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31335.68255615234" table:style-name="ce10">
            <text:p>131.336</text:p>
          </table:table-cell>
          <table:table-cell office:value-type="float" office:value="116759.16227245331" table:style-name="ce10">
            <text:p>116.759</text:p>
          </table:table-cell>
          <table:table-cell office:value-type="float" office:value="974.12001895904541" table:style-name="ce10">
            <text:p>974</text:p>
          </table:table-cell>
          <table:table-cell office:value-type="float" office:value="0" table:style-name="ce10">
            <text:p>0</text:p>
          </table:table-cell>
          <table:table-cell office:value-type="float" office:value="210666.68410015106" table:style-name="ce10">
            <text:p>210.667</text:p>
          </table:table-cell>
          <table:table-cell office:value-type="float" office:value="41630.400810241699" table:style-name="ce10">
            <text:p>41.63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77093.84344673157" table:style-name="ce10">
            <text:p>177.094</text:p>
          </table:table-cell>
          <table:table-cell office:value-type="float" office:value="71747.761396408081" table:style-name="ce10">
            <text:p>71.748</text:p>
          </table:table-cell>
          <table:table-cell office:value-type="float" office:value="29.40000057220459" table:style-name="ce10">
            <text:p>29</text:p>
          </table:table-cell>
          <table:table-cell office:value-type="float" office:value="0" table:style-name="ce10">
            <text:p>0</text:p>
          </table:table-cell>
          <table:table-cell office:value-type="float" office:value="202152.44393444061" table:style-name="ce10">
            <text:p>202.152</text:p>
          </table:table-cell>
          <table:table-cell office:value-type="float" office:value="54956.441069602966" table:style-name="ce10">
            <text:p>54.95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107264.92208766937" table:style-name="ce10">
            <text:p>107.265</text:p>
          </table:table-cell>
          <table:table-cell office:value-type="float" office:value="296246.16576576233" table:style-name="ce10">
            <text:p>296.246</text:p>
          </table:table-cell>
          <table:table-cell office:value-type="float" office:value="644.840012550354" table:style-name="ce10">
            <text:p>645</text:p>
          </table:table-cell>
          <table:table-cell office:value-type="float" office:value="0" table:style-name="ce10">
            <text:p>0</text:p>
          </table:table-cell>
          <table:table-cell office:value-type="float" office:value="272571.32530498505" table:style-name="ce10">
            <text:p>272.571</text:p>
          </table:table-cell>
          <table:table-cell office:value-type="float" office:value="123509.40240383148" table:style-name="ce10">
            <text:p>123.50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79565.4034948349" table:style-name="ce10">
            <text:p>179.565</text:p>
          </table:table-cell>
          <table:table-cell office:value-type="float" office:value="226436.8444070816" table:style-name="ce10">
            <text:p>226.437</text:p>
          </table:table-cell>
          <table:table-cell office:value-type="float" office:value="1863.960036277771" table:style-name="ce10">
            <text:p>1.864</text:p>
          </table:table-cell>
          <table:table-cell office:value-type="float" office:value="388.08000755310059" table:style-name="ce10">
            <text:p>388</text:p>
          </table:table-cell>
          <table:table-cell office:value-type="float" office:value="250664.40487861633" table:style-name="ce10">
            <text:p>250.664</text:p>
          </table:table-cell>
          <table:table-cell office:value-type="float" office:value="145479.0428314209" table:style-name="ce10">
            <text:p>145.479</text:p>
          </table:table-cell>
          <table:table-cell office:value-type="float" office:value="2022.7200393676758" table:style-name="ce10">
            <text:p>2.023</text:p>
          </table:table-cell>
          <table:table-cell office:value-type="string" table:style-name="ce10">
            <text:p>-</text:p>
          </table:table-cell>
          <table:table-cell office:value-type="float" office:value="304568.32592773438" table:style-name="ce10">
            <text:p>304.568</text:p>
          </table:table-cell>
          <table:table-cell office:value-type="float" office:value="92069.041791915894" table:style-name="ce10">
            <text:p>92.069</text:p>
          </table:table-cell>
          <table:table-cell office:value-type="float" office:value="0" table:style-name="ce10">
            <text:p>0</text:p>
          </table:table-cell>
          <table:table-cell office:value-type="float" office:value="270.48000526428223" table:style-name="ce10">
            <text:p>270</text:p>
          </table:table-cell>
          <table:table-cell office:value-type="float" office:value="257455.80501079559" table:style-name="ce10">
            <text:p>257.456</text:p>
          </table:table-cell>
          <table:table-cell office:value-type="float" office:value="149487.24290943146" table:style-name="ce10">
            <text:p>149.487</text:p>
          </table:table-cell>
          <table:table-cell office:value-type="float" office:value="1985.4800386428833" table:style-name="ce10">
            <text:p>1.985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80883.321574211121" table:style-name="ce10">
            <text:p>80.883</text:p>
          </table:table-cell>
          <table:table-cell office:value-type="float" office:value="184845.64359760284" table:style-name="ce10">
            <text:p>184.846</text:p>
          </table:table-cell>
          <table:table-cell office:value-type="float" office:value="4249.2800827026367" table:style-name="ce10">
            <text:p>4.249</text:p>
          </table:table-cell>
          <table:table-cell office:value-type="float" office:value="1338.6800260543823" table:style-name="ce10">
            <text:p>1.339</text:p>
          </table:table-cell>
          <table:table-cell office:value-type="float" office:value="207722.76404285431" table:style-name="ce10">
            <text:p>207.723</text:p>
          </table:table-cell>
          <table:table-cell office:value-type="float" office:value="41955.760816574097" table:style-name="ce10">
            <text:p>41.95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09383.68212890625" table:style-name="ce10">
            <text:p>109.384</text:p>
          </table:table-cell>
          <table:table-cell office:value-type="float" office:value="139056.12270641327" table:style-name="ce10">
            <text:p>139.056</text:p>
          </table:table-cell>
          <table:table-cell office:value-type="float" office:value="10785.880209922791" table:style-name="ce10">
            <text:p>10.786</text:p>
          </table:table-cell>
          <table:table-cell office:value-type="float" office:value="0" table:style-name="ce10">
            <text:p>0</text:p>
          </table:table-cell>
          <table:table-cell office:value-type="float" office:value="183154.16356468201" table:style-name="ce10">
            <text:p>183.154</text:p>
          </table:table-cell>
          <table:table-cell office:value-type="float" office:value="73843.001437187195" table:style-name="ce10">
            <text:p>73.843</text:p>
          </table:table-cell>
          <table:table-cell office:value-type="float" office:value="101.92000198364258" table:style-name="ce10">
            <text:p>102</text:p>
          </table:table-cell>
          <table:table-cell office:value-type="string" table:style-name="ce10">
            <text:p>-</text:p>
          </table:table-cell>
          <table:table-cell office:value-type="float" office:value="185410.12360858917" table:style-name="ce10">
            <text:p>185.410</text:p>
          </table:table-cell>
          <table:table-cell office:value-type="float" office:value="64527.121255874634" table:style-name="ce10">
            <text:p>64.527</text:p>
          </table:table-cell>
          <table:table-cell office:value-type="float" office:value="346.92000675201416" table:style-name="ce10">
            <text:p>347</text:p>
          </table:table-cell>
          <table:table-cell office:value-type="float" office:value="0" table:style-name="ce10">
            <text:p>0</text:p>
          </table:table-cell>
          <table:table-cell office:value-type="float" office:value="206599.68402099609" table:style-name="ce10">
            <text:p>206.600</text:p>
          </table:table-cell>
          <table:table-cell office:value-type="float" office:value="45914.960893630981" table:style-name="ce10">
            <text:p>45.91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54528.36300754547" table:style-name="ce10">
            <text:p>154.528</text:p>
          </table:table-cell>
          <table:table-cell office:value-type="float" office:value="258543.60503196716" table:style-name="ce10">
            <text:p>258.544</text:p>
          </table:table-cell>
          <table:table-cell office:value-type="float" office:value="780.08001518249512" table:style-name="ce10">
            <text:p>780</text:p>
          </table:table-cell>
          <table:table-cell office:value-type="float" office:value="0" table:style-name="ce10">
            <text:p>0</text:p>
          </table:table-cell>
          <table:table-cell office:value-type="float" office:value="346851.40675067902" table:style-name="ce10">
            <text:p>346.851</text:p>
          </table:table-cell>
          <table:table-cell office:value-type="float" office:value="68933.201341629028" table:style-name="ce10">
            <text:p>68.933</text:p>
          </table:table-cell>
          <table:table-cell office:value-type="float" office:value="4010.1600780487061" table:style-name="ce10">
            <text:p>4.010</text:p>
          </table:table-cell>
          <table:table-cell office:value-type="float" office:value="2150.120041847229" table:style-name="ce10">
            <text:p>2.150</text:p>
          </table:table-cell>
          <table:table-cell office:value-type="float" office:value="191362.64372444153" table:style-name="ce10">
            <text:p>191.363</text:p>
          </table:table-cell>
          <table:table-cell office:value-type="float" office:value="228351.7644443512" table:style-name="ce10">
            <text:p>228.352</text:p>
          </table:table-cell>
          <table:table-cell office:value-type="float" office:value="2056.0400400161743" table:style-name="ce10">
            <text:p>2.056</text:p>
          </table:table-cell>
          <table:table-cell office:value-type="float" office:value="0" table:style-name="ce10">
            <text:p>0</text:p>
          </table:table-cell>
          <table:table-cell office:value-type="float" office:value="336081.2065410614" table:style-name="ce10">
            <text:p>336.081</text:p>
          </table:table-cell>
          <table:table-cell office:value-type="float" office:value="97576.641899108887" table:style-name="ce10">
            <text:p>97.57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70795.56527042389" table:style-name="ce10">
            <text:p>270.796</text:p>
          </table:table-cell>
          <table:table-cell office:value-type="float" office:value="163558.08318328857" table:style-name="ce10">
            <text:p>163.558</text:p>
          </table:table-cell>
          <table:table-cell office:value-type="float" office:value="395.92000770568848" table:style-name="ce10">
            <text:p>396</text:p>
          </table:table-cell>
          <table:table-cell office:value-type="float" office:value="0" table:style-name="ce10">
            <text:p>0</text:p>
          </table:table-cell>
          <table:table-cell office:value-type="float" office:value="337010.24655914307" table:style-name="ce10">
            <text:p>337.010</text:p>
          </table:table-cell>
          <table:table-cell office:value-type="float" office:value="74615.241452217102" table:style-name="ce10">
            <text:p>74.615</text:p>
          </table:table-cell>
          <table:table-cell office:value-type="float" office:value="0" table:style-name="ce10">
            <text:p>0</text:p>
          </table:table-cell>
          <table:table-cell office:value-type="float" office:value="386.12000751495361" table:style-name="ce10">
            <text:p>386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13"/>
          <table:covered-table-cell table:number-columns-repeated="26"/>
          <table:table-cell table:number-columns-repeated="16357"/>
        </table:table-row>
        <table:table-row table:number-rows-repeated="1048555" table:style-name="ro1">
          <table:table-cell table:number-columns-repeated="16384"/>
        </table:table-row>
      </table:table>
      <table:table table:name="D3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3" table:number-rows-spanned="1" table:style-name="ce12">
            <text:p>PROPORÇÃO PARA O INDICADOR D3 – ALUNOS, POR TIPOS DE ORIENTAÇÕES RECEBIDAS DE PROFESSORES PARA O USO DA INTERNET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4">
            <text:p>Total de aluno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Ajudou a usar a Internet para fazer trabalhos escolares</text:p>
          </table:table-cell>
          <table:covered-table-cell table:number-columns-repeated="3"/>
          <table:table-cell office:value-type="string" table:number-columns-spanned="4" table:number-rows-spanned="1" table:style-name="ce15">
            <text:p>Pediu para comparar informações da Internet em sites diferentes</text:p>
          </table:table-cell>
          <table:covered-table-cell table:number-columns-repeated="3"/>
          <table:table-cell office:value-type="string" table:number-columns-spanned="4" table:number-rows-spanned="1" table:style-name="ce15">
            <text:p>Disse quais sites deveria utilizar para fazer trabalhos escolares</text:p>
          </table:table-cell>
          <table:covered-table-cell table:number-columns-repeated="3"/>
          <table:table-cell office:value-type="string" table:number-columns-spanned="4" table:number-rows-spanned="1" table:style-name="ce15">
            <text:p>Ensinou como usar a Internet de um jeito seguro</text:p>
          </table:table-cell>
          <table:covered-table-cell table:number-columns-repeated="3"/>
          <table:table-cell office:value-type="string" table:number-columns-spanned="4" table:number-rows-spanned="1" table:style-name="ce15">
            <text:p>Falou sobre o que fazer se alguma coisa o(a) incomodar na Internet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81575.56548023224" table:style-name="ce10">
            <text:p>281.576</text:p>
          </table:table-cell>
          <table:table-cell office:value-type="float" office:value="365428.28711223602" table:style-name="ce10">
            <text:p>365.428</text:p>
          </table:table-cell>
          <table:table-cell office:value-type="float" office:value="10776.080209732056" table:style-name="ce10">
            <text:p>10.776</text:p>
          </table:table-cell>
          <table:table-cell office:value-type="string" table:style-name="ce10">
            <text:p>-</text:p>
          </table:table-cell>
          <table:table-cell office:value-type="float" office:value="309374.24602127075" table:style-name="ce10">
            <text:p>309.374</text:p>
          </table:table-cell>
          <table:table-cell office:value-type="float" office:value="329619.08641529083" table:style-name="ce10">
            <text:p>329.619</text:p>
          </table:table-cell>
          <table:table-cell office:value-type="float" office:value="15266.44029712677" table:style-name="ce10">
            <text:p>15.266</text:p>
          </table:table-cell>
          <table:table-cell office:value-type="float" office:value="1454.3200283050537" table:style-name="ce10">
            <text:p>1.454</text:p>
          </table:table-cell>
          <table:table-cell office:value-type="float" office:value="360202.92701053619" table:style-name="ce10">
            <text:p>360.203</text:p>
          </table:table-cell>
          <table:table-cell office:value-type="float" office:value="305503.24594593048" table:style-name="ce10">
            <text:p>305.503</text:p>
          </table:table-cell>
          <table:table-cell office:value-type="float" office:value="18112.360352516174" table:style-name="ce10">
            <text:p>18.112</text:p>
          </table:table-cell>
          <table:table-cell office:value-type="string" table:style-name="ce10">
            <text:p>-</text:p>
          </table:table-cell>
          <table:table-cell office:value-type="float" office:value="246873.76480484009" table:style-name="ce10">
            <text:p>246.874</text:p>
          </table:table-cell>
          <table:table-cell office:value-type="float" office:value="384187.4474773407" table:style-name="ce10">
            <text:p>384.187</text:p>
          </table:table-cell>
          <table:table-cell office:value-type="float" office:value="11565.960225105286" table:style-name="ce10">
            <text:p>11.566</text:p>
          </table:table-cell>
          <table:table-cell office:value-type="float" office:value="58.80000114440918" table:style-name="ce10">
            <text:p>59</text:p>
          </table:table-cell>
          <table:table-cell office:value-type="float" office:value="197975.68385314941" table:style-name="ce10">
            <text:p>197.976</text:p>
          </table:table-cell>
          <table:table-cell office:value-type="float" office:value="426942.88830947876" table:style-name="ce10">
            <text:p>426.943</text:p>
          </table:table-cell>
          <table:table-cell office:value-type="float" office:value="9390.360182762146" table:style-name="ce10">
            <text:p>9.390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58199.44307899475" table:style-name="ce10">
            <text:p>158.199</text:p>
          </table:table-cell>
          <table:table-cell office:value-type="float" office:value="208218.64405250549" table:style-name="ce10">
            <text:p>208.219</text:p>
          </table:table-cell>
          <table:table-cell office:value-type="float" office:value="10648.680207252502" table:style-name="ce10">
            <text:p>10.649</text:p>
          </table:table-cell>
          <table:table-cell office:value-type="string" table:style-name="ce10">
            <text:p>-</text:p>
          </table:table-cell>
          <table:table-cell office:value-type="float" office:value="176104.04342746735" table:style-name="ce10">
            <text:p>176.104</text:p>
          </table:table-cell>
          <table:table-cell office:value-type="float" office:value="179451.72349262238" table:style-name="ce10">
            <text:p>179.452</text:p>
          </table:table-cell>
          <table:table-cell office:value-type="float" office:value="12130.440236091614" table:style-name="ce10">
            <text:p>12.130</text:p>
          </table:table-cell>
          <table:table-cell office:value-type="float" office:value="1015.2800197601318" table:style-name="ce10">
            <text:p>1.015</text:p>
          </table:table-cell>
          <table:table-cell office:value-type="float" office:value="197391.60384178162" table:style-name="ce10">
            <text:p>197.392</text:p>
          </table:table-cell>
          <table:table-cell office:value-type="float" office:value="181578.32353401184" table:style-name="ce10">
            <text:p>181.578</text:p>
          </table:table-cell>
          <table:table-cell office:value-type="float" office:value="17663.520343780518" table:style-name="ce10">
            <text:p>17.664</text:p>
          </table:table-cell>
          <table:table-cell office:value-type="string" table:style-name="ce10">
            <text:p>-</text:p>
          </table:table-cell>
          <table:table-cell office:value-type="float" office:value="135032.24262809753" table:style-name="ce10">
            <text:p>135.032</text:p>
          </table:table-cell>
          <table:table-cell office:value-type="float" office:value="213279.36415100098" table:style-name="ce10">
            <text:p>213.279</text:p>
          </table:table-cell>
          <table:table-cell office:value-type="float" office:value="10646.720207214355" table:style-name="ce10">
            <text:p>10.647</text:p>
          </table:table-cell>
          <table:table-cell office:value-type="float" office:value="0" table:style-name="ce10">
            <text:p>0</text:p>
          </table:table-cell>
          <table:table-cell office:value-type="float" office:value="112727.44219398499" table:style-name="ce10">
            <text:p>112.727</text:p>
          </table:table-cell>
          <table:table-cell office:value-type="float" office:value="248422.1648349762" table:style-name="ce10">
            <text:p>248.422</text:p>
          </table:table-cell>
          <table:table-cell office:value-type="float" office:value="7477.4001455307007" table:style-name="ce10">
            <text:p>7.477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61519.68314361572" table:style-name="ce10">
            <text:p>161.520</text:p>
          </table:table-cell>
          <table:table-cell office:value-type="float" office:value="186446.96362876892" table:style-name="ce10">
            <text:p>186.447</text:p>
          </table:table-cell>
          <table:table-cell office:value-type="float" office:value="1660.1200323104858" table:style-name="ce10">
            <text:p>1.660</text:p>
          </table:table-cell>
          <table:table-cell office:value-type="string" table:style-name="ce10">
            <text:p>-</text:p>
          </table:table-cell>
          <table:table-cell office:value-type="float" office:value="166476.52324008942" table:style-name="ce10">
            <text:p>166.477</text:p>
          </table:table-cell>
          <table:table-cell office:value-type="float" office:value="178218.88346862793" table:style-name="ce10">
            <text:p>178.219</text:p>
          </table:table-cell>
          <table:table-cell office:value-type="float" office:value="9257.0801801681519" table:style-name="ce10">
            <text:p>9.257</text:p>
          </table:table-cell>
          <table:table-cell office:value-type="float" office:value="1040.7600202560425" table:style-name="ce10">
            <text:p>1.041</text:p>
          </table:table-cell>
          <table:table-cell office:value-type="float" office:value="194208.56377983093" table:style-name="ce10">
            <text:p>194.209</text:p>
          </table:table-cell>
          <table:table-cell office:value-type="float" office:value="164690.96320533752" table:style-name="ce10">
            <text:p>164.691</text:p>
          </table:table-cell>
          <table:table-cell office:value-type="float" office:value="3582.880069732666" table:style-name="ce10">
            <text:p>3.583</text:p>
          </table:table-cell>
          <table:table-cell office:value-type="string" table:style-name="ce10">
            <text:p>-</text:p>
          </table:table-cell>
          <table:table-cell office:value-type="float" office:value="143991.40280246735" table:style-name="ce10">
            <text:p>143.991</text:p>
          </table:table-cell>
          <table:table-cell office:value-type="float" office:value="204392.7239780426" table:style-name="ce10">
            <text:p>204.393</text:p>
          </table:table-cell>
          <table:table-cell office:value-type="float" office:value="4696.1600914001465" table:style-name="ce10">
            <text:p>4.696</text:p>
          </table:table-cell>
          <table:table-cell office:value-type="float" office:value="58.80000114440918" table:style-name="ce10">
            <text:p>59</text:p>
          </table:table-cell>
          <table:table-cell office:value-type="float" office:value="126075.04245376587" table:style-name="ce10">
            <text:p>126.075</text:p>
          </table:table-cell>
          <table:table-cell office:value-type="float" office:value="215298.16419029236" table:style-name="ce10">
            <text:p>215.298</text:p>
          </table:table-cell>
          <table:table-cell office:value-type="float" office:value="5782.0001125335693" table:style-name="ce10">
            <text:p>5.782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9572.400770187378" table:style-name="ce10">
            <text:p>39.572</text:p>
          </table:table-cell>
          <table:table-cell office:value-type="float" office:value="37486.960729598999" table:style-name="ce10">
            <text:p>37.487</text:p>
          </table:table-cell>
          <table:table-cell office:value-type="float" office:value="880.04001712799072" table:style-name="ce10">
            <text:p>880</text:p>
          </table:table-cell>
          <table:table-cell office:value-type="string" table:style-name="ce10">
            <text:p>-</text:p>
          </table:table-cell>
          <table:table-cell office:value-type="float" office:value="35227.08068561554" table:style-name="ce10">
            <text:p>35.227</text:p>
          </table:table-cell>
          <table:table-cell office:value-type="float" office:value="46616.640907287598" table:style-name="ce10">
            <text:p>46.617</text:p>
          </table:table-cell>
          <table:table-cell office:value-type="float" office:value="2124.6400413513184" table:style-name="ce10">
            <text:p>2.125</text:p>
          </table:table-cell>
          <table:table-cell office:value-type="float" office:value="1015.2800197601318" table:style-name="ce10">
            <text:p>1.015</text:p>
          </table:table-cell>
          <table:table-cell office:value-type="float" office:value="39347.000765800476" table:style-name="ce10">
            <text:p>39.347</text:p>
          </table:table-cell>
          <table:table-cell office:value-type="float" office:value="37145.920722961426" table:style-name="ce10">
            <text:p>37.146</text:p>
          </table:table-cell>
          <table:table-cell office:value-type="float" office:value="1150.5200223922729" table:style-name="ce10">
            <text:p>1.151</text:p>
          </table:table-cell>
          <table:table-cell office:value-type="string" table:style-name="ce10">
            <text:p>-</text:p>
          </table:table-cell>
          <table:table-cell office:value-type="float" office:value="30325.120590209961" table:style-name="ce10">
            <text:p>30.325</text:p>
          </table:table-cell>
          <table:table-cell office:value-type="float" office:value="47347.720921516418" table:style-name="ce10">
            <text:p>47.348</text:p>
          </table:table-cell>
          <table:table-cell office:value-type="float" office:value="1087.8000211715698" table:style-name="ce10">
            <text:p>1.088</text:p>
          </table:table-cell>
          <table:table-cell office:value-type="float" office:value="0" table:style-name="ce10">
            <text:p>0</text:p>
          </table:table-cell>
          <table:table-cell office:value-type="float" office:value="26793.200521469116" table:style-name="ce10">
            <text:p>26.793</text:p>
          </table:table-cell>
          <table:table-cell office:value-type="float" office:value="52571.121023178101" table:style-name="ce10">
            <text:p>52.571</text:p>
          </table:table-cell>
          <table:table-cell office:value-type="float" office:value="825.16001605987549" table:style-name="ce10">
            <text:p>825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7202.441502571106" table:style-name="ce10">
            <text:p>77.202</text:p>
          </table:table-cell>
          <table:table-cell office:value-type="float" office:value="37185.120723724365" table:style-name="ce10">
            <text:p>37.185</text:p>
          </table:table-cell>
          <table:table-cell office:value-type="float" office:value="1258.3200244903564" table:style-name="ce10">
            <text:p>1.258</text:p>
          </table:table-cell>
          <table:table-cell office:value-type="string" table:style-name="ce10">
            <text:p>-</text:p>
          </table:table-cell>
          <table:table-cell office:value-type="float" office:value="72710.121415138245" table:style-name="ce10">
            <text:p>72.710</text:p>
          </table:table-cell>
          <table:table-cell office:value-type="float" office:value="42341.88082408905" table:style-name="ce10">
            <text:p>42.342</text:p>
          </table:table-cell>
          <table:table-cell office:value-type="float" office:value="1818.8800354003906" table:style-name="ce10">
            <text:p>1.819</text:p>
          </table:table-cell>
          <table:table-cell office:value-type="float" office:value="0" table:style-name="ce10">
            <text:p>0</text:p>
          </table:table-cell>
          <table:table-cell office:value-type="float" office:value="81567.361587524414" table:style-name="ce10">
            <text:p>81.567</text:p>
          </table:table-cell>
          <table:table-cell office:value-type="float" office:value="33923.680660247803" table:style-name="ce10">
            <text:p>33.924</text:p>
          </table:table-cell>
          <table:table-cell office:value-type="float" office:value="7769.4401512145996" table:style-name="ce10">
            <text:p>7.769</text:p>
          </table:table-cell>
          <table:table-cell office:value-type="string" table:style-name="ce10">
            <text:p>-</text:p>
          </table:table-cell>
          <table:table-cell office:value-type="float" office:value="49629.160965919495" table:style-name="ce10">
            <text:p>49.629</text:p>
          </table:table-cell>
          <table:table-cell office:value-type="float" office:value="64942.641263961792" table:style-name="ce10">
            <text:p>64.943</text:p>
          </table:table-cell>
          <table:table-cell office:value-type="float" office:value="972.16001892089844" table:style-name="ce10">
            <text:p>972</text:p>
          </table:table-cell>
          <table:table-cell office:value-type="float" office:value="0" table:style-name="ce10">
            <text:p>0</text:p>
          </table:table-cell>
          <table:table-cell office:value-type="float" office:value="47567.240925788879" table:style-name="ce10">
            <text:p>47.567</text:p>
          </table:table-cell>
          <table:table-cell office:value-type="float" office:value="61855.64120388031" table:style-name="ce10">
            <text:p>61.856</text:p>
          </table:table-cell>
          <table:table-cell office:value-type="float" office:value="1070.1600208282471" table:style-name="ce10">
            <text:p>1.070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20518.4423456192" table:style-name="ce10">
            <text:p>120.518</text:p>
          </table:table-cell>
          <table:table-cell office:value-type="float" office:value="145629.96283435822" table:style-name="ce10">
            <text:p>145.630</text:p>
          </table:table-cell>
          <table:table-cell office:value-type="float" office:value="7346.0801429748535" table:style-name="ce10">
            <text:p>7.346</text:p>
          </table:table-cell>
          <table:table-cell office:value-type="string" table:style-name="ce10">
            <text:p>-</text:p>
          </table:table-cell>
          <table:table-cell office:value-type="float" office:value="125097.00243473053" table:style-name="ce10">
            <text:p>125.097</text:p>
          </table:table-cell>
          <table:table-cell office:value-type="float" office:value="164208.80319595337" table:style-name="ce10">
            <text:p>164.209</text:p>
          </table:table-cell>
          <table:table-cell office:value-type="float" office:value="8161.4401588439941" table:style-name="ce10">
            <text:p>8.161</text:p>
          </table:table-cell>
          <table:table-cell office:value-type="float" office:value="1040.7600202560425" table:style-name="ce10">
            <text:p>1.041</text:p>
          </table:table-cell>
          <table:table-cell office:value-type="float" office:value="145751.48283672333" table:style-name="ce10">
            <text:p>145.751</text:p>
          </table:table-cell>
          <table:table-cell office:value-type="float" office:value="142893.80278110504" table:style-name="ce10">
            <text:p>142.894</text:p>
          </table:table-cell>
          <table:table-cell office:value-type="float" office:value="4780.4400930404663" table:style-name="ce10">
            <text:p>4.780</text:p>
          </table:table-cell>
          <table:table-cell office:value-type="string" table:style-name="ce10">
            <text:p>-</text:p>
          </table:table-cell>
          <table:table-cell office:value-type="float" office:value="129851.96252727509" table:style-name="ce10">
            <text:p>129.852</text:p>
          </table:table-cell>
          <table:table-cell office:value-type="float" office:value="138695.48269939423" table:style-name="ce10">
            <text:p>138.695</text:p>
          </table:table-cell>
          <table:table-cell office:value-type="float" office:value="3316.3200645446777" table:style-name="ce10">
            <text:p>3.316</text:p>
          </table:table-cell>
          <table:table-cell office:value-type="float" office:value="0" table:style-name="ce10">
            <text:p>0</text:p>
          </table:table-cell>
          <table:table-cell office:value-type="float" office:value="102882.36200237274" table:style-name="ce10">
            <text:p>102.882</text:p>
          </table:table-cell>
          <table:table-cell office:value-type="float" office:value="158716.88308906555" table:style-name="ce10">
            <text:p>158.717</text:p>
          </table:table-cell>
          <table:table-cell office:value-type="float" office:value="4204.2000818252563" table:style-name="ce10">
            <text:p>4.204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19051.56426334381" table:style-name="ce10">
            <text:p>219.052</text:p>
          </table:table-cell>
          <table:table-cell office:value-type="float" office:value="310460.08604240417" table:style-name="ce10">
            <text:p>310.460</text:p>
          </table:table-cell>
          <table:table-cell office:value-type="float" office:value="2973.3200578689575" table:style-name="ce10">
            <text:p>2.973</text:p>
          </table:table-cell>
          <table:table-cell office:value-type="string" table:style-name="ce10">
            <text:p>-</text:p>
          </table:table-cell>
          <table:table-cell office:value-type="float" office:value="244413.96475696564" table:style-name="ce10">
            <text:p>244.414</text:p>
          </table:table-cell>
          <table:table-cell office:value-type="float" office:value="265342.84516429901" table:style-name="ce10">
            <text:p>265.343</text:p>
          </table:table-cell>
          <table:table-cell office:value-type="float" office:value="12222.560237884521" table:style-name="ce10">
            <text:p>12.223</text:p>
          </table:table-cell>
          <table:table-cell office:value-type="float" office:value="0" table:style-name="ce10">
            <text:p>0</text:p>
          </table:table-cell>
          <table:table-cell office:value-type="float" office:value="298304.16580581665" table:style-name="ce10">
            <text:p>298.304</text:p>
          </table:table-cell>
          <table:table-cell office:value-type="float" office:value="248927.84484481812" table:style-name="ce10">
            <text:p>248.928</text:p>
          </table:table-cell>
          <table:table-cell office:value-type="float" office:value="6920.7601346969604" table:style-name="ce10">
            <text:p>6.921</text:p>
          </table:table-cell>
          <table:table-cell office:value-type="string" table:style-name="ce10">
            <text:p>-</text:p>
          </table:table-cell>
          <table:table-cell office:value-type="float" office:value="175984.48342514038" table:style-name="ce10">
            <text:p>175.984</text:p>
          </table:table-cell>
          <table:table-cell office:value-type="float" office:value="335259.96652507782" table:style-name="ce10">
            <text:p>335.260</text:p>
          </table:table-cell>
          <table:table-cell office:value-type="float" office:value="10429.160202980042" table:style-name="ce10">
            <text:p>10.429</text:p>
          </table:table-cell>
          <table:table-cell office:value-type="float" office:value="0" table:style-name="ce10">
            <text:p>0</text:p>
          </table:table-cell>
          <table:table-cell office:value-type="float" office:value="143375.9627904892" table:style-name="ce10">
            <text:p>143.376</text:p>
          </table:table-cell>
          <table:table-cell office:value-type="float" office:value="367270.68714809418" table:style-name="ce10">
            <text:p>367.271</text:p>
          </table:table-cell>
          <table:table-cell office:value-type="float" office:value="7712.6001501083374" table:style-name="ce10">
            <text:p>7.713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96175.241871833801" table:style-name="ce10">
            <text:p>96.175</text:p>
          </table:table-cell>
          <table:table-cell office:value-type="float" office:value="114697.24223232269" table:style-name="ce10">
            <text:p>114.697</text:p>
          </table:table-cell>
          <table:table-cell office:value-type="float" office:value="7140.2801389694214" table:style-name="ce10">
            <text:p>7.140</text:p>
          </table:table-cell>
          <table:table-cell office:value-type="string" table:style-name="ce10">
            <text:p>-</text:p>
          </table:table-cell>
          <table:table-cell office:value-type="float" office:value="117464.76228618622" table:style-name="ce10">
            <text:p>117.465</text:p>
          </table:table-cell>
          <table:table-cell office:value-type="float" office:value="85512.84166431427" table:style-name="ce10">
            <text:p>85.513</text:p>
          </table:table-cell>
          <table:table-cell office:value-type="float" office:value="3036.0400590896606" table:style-name="ce10">
            <text:p>3.036</text:p>
          </table:table-cell>
          <table:table-cell office:value-type="float" office:value="0" table:style-name="ce10">
            <text:p>0</text:p>
          </table:table-cell>
          <table:table-cell office:value-type="float" office:value="106377.04207038879" table:style-name="ce10">
            <text:p>106.377</text:p>
          </table:table-cell>
          <table:table-cell office:value-type="float" office:value="91749.561785697937" table:style-name="ce10">
            <text:p>91.750</text:p>
          </table:table-cell>
          <table:table-cell office:value-type="float" office:value="13986.560272216797" table:style-name="ce10">
            <text:p>13.987</text:p>
          </table:table-cell>
          <table:table-cell office:value-type="string" table:style-name="ce10">
            <text:p>-</text:p>
          </table:table-cell>
          <table:table-cell office:value-type="float" office:value="98650.721920013428" table:style-name="ce10">
            <text:p>98.651</text:p>
          </table:table-cell>
          <table:table-cell office:value-type="float" office:value="97490.40189743042" table:style-name="ce10">
            <text:p>97.490</text:p>
          </table:table-cell>
          <table:table-cell office:value-type="float" office:value="3447.6400671005249" table:style-name="ce10">
            <text:p>3.448</text:p>
          </table:table-cell>
          <table:table-cell office:value-type="float" office:value="58.80000114440918" table:style-name="ce10">
            <text:p>59</text:p>
          </table:table-cell>
          <table:table-cell office:value-type="float" office:value="71220.521386146545" table:style-name="ce10">
            <text:p>71.221</text:p>
          </table:table-cell>
          <table:table-cell office:value-type="float" office:value="124944.12243175507" table:style-name="ce10">
            <text:p>124.944</text:p>
          </table:table-cell>
          <table:table-cell office:value-type="float" office:value="3032.1200590133667" table:style-name="ce10">
            <text:p>3.032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68177.80327320099" table:style-name="ce10">
            <text:p>168.178</text:p>
          </table:table-cell>
          <table:table-cell office:value-type="float" office:value="300285.72584438324" table:style-name="ce10">
            <text:p>300.286</text:p>
          </table:table-cell>
          <table:table-cell office:value-type="float" office:value="1965.8800382614136" table:style-name="ce10">
            <text:p>1.966</text:p>
          </table:table-cell>
          <table:table-cell office:value-type="string" table:style-name="ce10">
            <text:p>-</text:p>
          </table:table-cell>
          <table:table-cell office:value-type="float" office:value="188136.48366165161" table:style-name="ce10">
            <text:p>188.136</text:p>
          </table:table-cell>
          <table:table-cell office:value-type="float" office:value="276769.64538669586" table:style-name="ce10">
            <text:p>276.770</text:p>
          </table:table-cell>
          <table:table-cell office:value-type="float" office:value="12894.840250968933" table:style-name="ce10">
            <text:p>12.895</text:p>
          </table:table-cell>
          <table:table-cell office:value-type="float" office:value="1454.3200283050537" table:style-name="ce10">
            <text:p>1.454</text:p>
          </table:table-cell>
          <table:table-cell office:value-type="float" office:value="190268.96370315552" table:style-name="ce10">
            <text:p>190.269</text:p>
          </table:table-cell>
          <table:table-cell office:value-type="float" office:value="279002.08543014526" table:style-name="ce10">
            <text:p>279.002</text:p>
          </table:table-cell>
          <table:table-cell office:value-type="float" office:value="15962.240310668945" table:style-name="ce10">
            <text:p>15.962</text:p>
          </table:table-cell>
          <table:table-cell office:value-type="string" table:style-name="ce10">
            <text:p>-</text:p>
          </table:table-cell>
          <table:table-cell office:value-type="float" office:value="170555.28331947327" table:style-name="ce10">
            <text:p>170.555</text:p>
          </table:table-cell>
          <table:table-cell office:value-type="float" office:value="283253.32551288605" table:style-name="ce10">
            <text:p>283.253</text:p>
          </table:table-cell>
          <table:table-cell office:value-type="float" office:value="7910.5601539611816" table:style-name="ce10">
            <text:p>7.911</text:p>
          </table:table-cell>
          <table:table-cell office:value-type="float" office:value="0" table:style-name="ce10">
            <text:p>0</text:p>
          </table:table-cell>
          <table:table-cell office:value-type="float" office:value="120236.20234012604" table:style-name="ce10">
            <text:p>120.236</text:p>
          </table:table-cell>
          <table:table-cell office:value-type="float" office:value="329936.60642147064" table:style-name="ce10">
            <text:p>329.937</text:p>
          </table:table-cell>
          <table:table-cell office:value-type="float" office:value="6285.7201223373413" table:style-name="ce10">
            <text:p>6.286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240942.80468940735" table:style-name="ce10">
            <text:p>240.943</text:p>
          </table:table-cell>
          <table:table-cell office:value-type="float" office:value="244623.68476104736" table:style-name="ce10">
            <text:p>244.624</text:p>
          </table:table-cell>
          <table:table-cell office:value-type="float" office:value="7992.8801555633545" table:style-name="ce10">
            <text:p>7.993</text:p>
          </table:table-cell>
          <table:table-cell office:value-type="string" table:style-name="ce10">
            <text:p>-</text:p>
          </table:table-cell>
          <table:table-cell office:value-type="float" office:value="265856.36517429352" table:style-name="ce10">
            <text:p>265.856</text:p>
          </table:table-cell>
          <table:table-cell office:value-type="float" office:value="208065.76404953003" table:style-name="ce10">
            <text:p>208.066</text:p>
          </table:table-cell>
          <table:table-cell office:value-type="float" office:value="8114.4001579284668" table:style-name="ce10">
            <text:p>8.114</text:p>
          </table:table-cell>
          <table:table-cell office:value-type="float" office:value="0" table:style-name="ce10">
            <text:p>0</text:p>
          </table:table-cell>
          <table:table-cell office:value-type="float" office:value="330650.04643535614" table:style-name="ce10">
            <text:p>330.650</text:p>
          </table:table-cell>
          <table:table-cell office:value-type="float" office:value="155331.96302318573" table:style-name="ce10">
            <text:p>155.332</text:p>
          </table:table-cell>
          <table:table-cell office:value-type="float" office:value="3014.4800586700439" table:style-name="ce10">
            <text:p>3.014</text:p>
          </table:table-cell>
          <table:table-cell office:value-type="string" table:style-name="ce10">
            <text:p>-</text:p>
          </table:table-cell>
          <table:table-cell office:value-type="float" office:value="181846.84353923798" table:style-name="ce10">
            <text:p>181.847</text:p>
          </table:table-cell>
          <table:table-cell office:value-type="float" office:value="294627.20573425293" table:style-name="ce10">
            <text:p>294.627</text:p>
          </table:table-cell>
          <table:table-cell office:value-type="float" office:value="3880.8000755310059" table:style-name="ce10">
            <text:p>3.881</text:p>
          </table:table-cell>
          <table:table-cell office:value-type="float" office:value="58.80000114440918" table:style-name="ce10">
            <text:p>59</text:p>
          </table:table-cell>
          <table:table-cell office:value-type="float" office:value="157870.16307258606" table:style-name="ce10">
            <text:p>157.870</text:p>
          </table:table-cell>
          <table:table-cell office:value-type="float" office:value="324205.56630992889" table:style-name="ce10">
            <text:p>324.206</text:p>
          </table:table-cell>
          <table:table-cell office:value-type="float" office:value="5515.4401073455811" table:style-name="ce10">
            <text:p>5.515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65221.3251619339" table:style-name="ce10">
            <text:p>265.221</text:p>
          </table:table-cell>
          <table:table-cell office:value-type="float" office:value="362733.28705978394" table:style-name="ce10">
            <text:p>362.733</text:p>
          </table:table-cell>
          <table:table-cell office:value-type="float" office:value="8226.1201601028442" table:style-name="ce10">
            <text:p>8.226</text:p>
          </table:table-cell>
          <table:table-cell office:value-type="string" table:style-name="ce10">
            <text:p>-</text:p>
          </table:table-cell>
          <table:table-cell office:value-type="float" office:value="300132.84584140778" table:style-name="ce10">
            <text:p>300.133</text:p>
          </table:table-cell>
          <table:table-cell office:value-type="float" office:value="319444.7262172699" table:style-name="ce10">
            <text:p>319.445</text:p>
          </table:table-cell>
          <table:table-cell office:value-type="float" office:value="15205.680295944214" table:style-name="ce10">
            <text:p>15.206</text:p>
          </table:table-cell>
          <table:table-cell office:value-type="float" office:value="1454.3200283050537" table:style-name="ce10">
            <text:p>1.454</text:p>
          </table:table-cell>
          <table:table-cell office:value-type="float" office:value="351267.28683662415" table:style-name="ce10">
            <text:p>351.267</text:p>
          </table:table-cell>
          <table:table-cell office:value-type="float" office:value="299609.52583122253" table:style-name="ce10">
            <text:p>299.610</text:p>
          </table:table-cell>
          <table:table-cell office:value-type="float" office:value="16230.760315895081" table:style-name="ce10">
            <text:p>16.231</text:p>
          </table:table-cell>
          <table:table-cell office:value-type="string" table:style-name="ce10">
            <text:p>-</text:p>
          </table:table-cell>
          <table:table-cell office:value-type="float" office:value="223869.24435710907" table:style-name="ce10">
            <text:p>223.869</text:p>
          </table:table-cell>
          <table:table-cell office:value-type="float" office:value="378446.60736560822" table:style-name="ce10">
            <text:p>378.447</text:p>
          </table:table-cell>
          <table:table-cell office:value-type="float" office:value="8776.8801708221436" table:style-name="ce10">
            <text:p>8.777</text:p>
          </table:table-cell>
          <table:table-cell office:value-type="float" office:value="58.80000114440918" table:style-name="ce10">
            <text:p>59</text:p>
          </table:table-cell>
          <table:table-cell office:value-type="float" office:value="180559.12351417542" table:style-name="ce10">
            <text:p>180.559</text:p>
          </table:table-cell>
          <table:table-cell office:value-type="float" office:value="425500.32828140259" table:style-name="ce10">
            <text:p>425.500</text:p>
          </table:table-cell>
          <table:table-cell office:value-type="float" office:value="8339.8001623153687" table:style-name="ce10">
            <text:p>8.340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155308.44302272797" table:style-name="ce10">
            <text:p>155.308</text:p>
          </table:table-cell>
          <table:table-cell office:value-type="float" office:value="120510.60234546661" table:style-name="ce10">
            <text:p>120.511</text:p>
          </table:table-cell>
          <table:table-cell office:value-type="float" office:value="6961.9201354980469" table:style-name="ce10">
            <text:p>6.962</text:p>
          </table:table-cell>
          <table:table-cell office:value-type="string" table:style-name="ce10">
            <text:p>-</text:p>
          </table:table-cell>
          <table:table-cell office:value-type="float" office:value="145247.76282691956" table:style-name="ce10">
            <text:p>145.248</text:p>
          </table:table-cell>
          <table:table-cell office:value-type="float" office:value="136549.28265762329" table:style-name="ce10">
            <text:p>136.549</text:p>
          </table:table-cell>
          <table:table-cell office:value-type="float" office:value="1393.5600271224976" table:style-name="ce10">
            <text:p>1.394</text:p>
          </table:table-cell>
          <table:table-cell office:value-type="float" office:value="0" table:style-name="ce10">
            <text:p>0</text:p>
          </table:table-cell>
          <table:table-cell office:value-type="float" office:value="170874.76332569122" table:style-name="ce10">
            <text:p>170.875</text:p>
          </table:table-cell>
          <table:table-cell office:value-type="float" office:value="103001.92200469971" table:style-name="ce10">
            <text:p>103.002</text:p>
          </table:table-cell>
          <table:table-cell office:value-type="float" office:value="8094.8001575469971" table:style-name="ce10">
            <text:p>8.095</text:p>
          </table:table-cell>
          <table:table-cell office:value-type="string" table:style-name="ce10">
            <text:p>-</text:p>
          </table:table-cell>
          <table:table-cell office:value-type="float" office:value="149397.0829076767" table:style-name="ce10">
            <text:p>149.397</text:p>
          </table:table-cell>
          <table:table-cell office:value-type="float" office:value="141278.76274967194" table:style-name="ce10">
            <text:p>141.279</text:p>
          </table:table-cell>
          <table:table-cell office:value-type="float" office:value="7743.960150718689" table:style-name="ce10">
            <text:p>7.744</text:p>
          </table:table-cell>
          <table:table-cell office:value-type="float" office:value="0" table:style-name="ce10">
            <text:p>0</text:p>
          </table:table-cell>
          <table:table-cell office:value-type="float" office:value="112931.28219795227" table:style-name="ce10">
            <text:p>112.931</text:p>
          </table:table-cell>
          <table:table-cell office:value-type="float" office:value="158489.5230846405" table:style-name="ce10">
            <text:p>158.490</text:p>
          </table:table-cell>
          <table:table-cell office:value-type="float" office:value="4435.4800863265991" table:style-name="ce10">
            <text:p>4.435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196150.92381763458" table:style-name="ce10">
            <text:p>196.151</text:p>
          </table:table-cell>
          <table:table-cell office:value-type="float" office:value="321622.28625965118" table:style-name="ce10">
            <text:p>321.622</text:p>
          </table:table-cell>
          <table:table-cell office:value-type="float" office:value="1524.8800296783447" table:style-name="ce10">
            <text:p>1.525</text:p>
          </table:table-cell>
          <table:table-cell office:value-type="string" table:style-name="ce10">
            <text:p>-</text:p>
          </table:table-cell>
          <table:table-cell office:value-type="float" office:value="188938.12367725372" table:style-name="ce10">
            <text:p>188.938</text:p>
          </table:table-cell>
          <table:table-cell office:value-type="float" office:value="310865.8060503006" table:style-name="ce10">
            <text:p>310.866</text:p>
          </table:table-cell>
          <table:table-cell office:value-type="float" office:value="12985.000252723694" table:style-name="ce10">
            <text:p>12.985</text:p>
          </table:table-cell>
          <table:table-cell office:value-type="float" office:value="1454.3200283050537" table:style-name="ce10">
            <text:p>1.454</text:p>
          </table:table-cell>
          <table:table-cell office:value-type="float" office:value="211821.12412261963" table:style-name="ce10">
            <text:p>211.821</text:p>
          </table:table-cell>
          <table:table-cell office:value-type="float" office:value="296810.64577674866" table:style-name="ce10">
            <text:p>296.811</text:p>
          </table:table-cell>
          <table:table-cell office:value-type="float" office:value="16028.880311965942" table:style-name="ce10">
            <text:p>16.029</text:p>
          </table:table-cell>
          <table:table-cell office:value-type="string" table:style-name="ce10">
            <text:p>-</text:p>
          </table:table-cell>
          <table:table-cell office:value-type="float" office:value="208377.4040555954" table:style-name="ce10">
            <text:p>208.377</text:p>
          </table:table-cell>
          <table:table-cell office:value-type="float" office:value="302769.04589271545" table:style-name="ce10">
            <text:p>302.769</text:p>
          </table:table-cell>
          <table:table-cell office:value-type="float" office:value="10731.000208854675" table:style-name="ce10">
            <text:p>10.731</text:p>
          </table:table-cell>
          <table:table-cell office:value-type="float" office:value="0" table:style-name="ce10">
            <text:p>0</text:p>
          </table:table-cell>
          <table:table-cell office:value-type="float" office:value="147121.52286338806" table:style-name="ce10">
            <text:p>147.122</text:p>
          </table:table-cell>
          <table:table-cell office:value-type="float" office:value="352743.16686534882" table:style-name="ce10">
            <text:p>352.743</text:p>
          </table:table-cell>
          <table:table-cell office:value-type="float" office:value="6836.4801330566406" table:style-name="ce10">
            <text:p>6.836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131663.00256252289" table:style-name="ce10">
            <text:p>131.663</text:p>
          </table:table-cell>
          <table:table-cell office:value-type="float" office:value="129606.96252250671" table:style-name="ce10">
            <text:p>129.607</text:p>
          </table:table-cell>
          <table:table-cell office:value-type="float" office:value="7512.6801462173462" table:style-name="ce10">
            <text:p>7.513</text:p>
          </table:table-cell>
          <table:table-cell office:value-type="string" table:style-name="ce10">
            <text:p>-</text:p>
          </table:table-cell>
          <table:table-cell office:value-type="float" office:value="153650.28299045563" table:style-name="ce10">
            <text:p>153.650</text:p>
          </table:table-cell>
          <table:table-cell office:value-type="float" office:value="119081.76231765747" table:style-name="ce10">
            <text:p>119.082</text:p>
          </table:table-cell>
          <table:table-cell office:value-type="float" office:value="7438.2001447677612" table:style-name="ce10">
            <text:p>7.438</text:p>
          </table:table-cell>
          <table:table-cell office:value-type="float" office:value="0" table:style-name="ce10">
            <text:p>0</text:p>
          </table:table-cell>
          <table:table-cell office:value-type="float" office:value="173957.84338569641" table:style-name="ce10">
            <text:p>173.958</text:p>
          </table:table-cell>
          <table:table-cell office:value-type="float" office:value="99620.921938896179" table:style-name="ce10">
            <text:p>99.621</text:p>
          </table:table-cell>
          <table:table-cell office:value-type="float" office:value="1025.0800199508667" table:style-name="ce10">
            <text:p>1.025</text:p>
          </table:table-cell>
          <table:table-cell office:value-type="string" table:style-name="ce10">
            <text:p>-</text:p>
          </table:table-cell>
          <table:table-cell office:value-type="float" office:value="115357.76224517822" table:style-name="ce10">
            <text:p>115.358</text:p>
          </table:table-cell>
          <table:table-cell office:value-type="float" office:value="152597.7629699707" table:style-name="ce10">
            <text:p>152.598</text:p>
          </table:table-cell>
          <table:table-cell office:value-type="float" office:value="3508.4000682830811" table:style-name="ce10">
            <text:p>3.508</text:p>
          </table:table-cell>
          <table:table-cell office:value-type="float" office:value="58.80000114440918" table:style-name="ce10">
            <text:p>59</text:p>
          </table:table-cell>
          <table:table-cell office:value-type="float" office:value="100516.64195632935" table:style-name="ce10">
            <text:p>100.517</text:p>
          </table:table-cell>
          <table:table-cell office:value-type="float" office:value="160478.92312335968" table:style-name="ce10">
            <text:p>160.479</text:p>
          </table:table-cell>
          <table:table-cell office:value-type="float" office:value="4637.3600902557373" table:style-name="ce10">
            <text:p>4.637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237887.16462993622" table:style-name="ce10">
            <text:p>237.887</text:p>
          </table:table-cell>
          <table:table-cell office:value-type="float" office:value="216327.16421031952" table:style-name="ce10">
            <text:p>216.327</text:p>
          </table:table-cell>
          <table:table-cell office:value-type="float" office:value="7581.2801475524902" table:style-name="ce10">
            <text:p>7.581</text:p>
          </table:table-cell>
          <table:table-cell office:value-type="string" table:style-name="ce10">
            <text:p>-</text:p>
          </table:table-cell>
          <table:table-cell office:value-type="float" office:value="262724.28511333466" table:style-name="ce10">
            <text:p>262.724</text:p>
          </table:table-cell>
          <table:table-cell office:value-type="float" office:value="172313.4033536911" table:style-name="ce10">
            <text:p>172.313</text:p>
          </table:table-cell>
          <table:table-cell office:value-type="float" office:value="3167.3600616455078" table:style-name="ce10">
            <text:p>3.167</text:p>
          </table:table-cell>
          <table:table-cell office:value-type="float" office:value="0" table:style-name="ce10">
            <text:p>0</text:p>
          </table:table-cell>
          <table:table-cell office:value-type="float" office:value="318472.566198349" table:style-name="ce10">
            <text:p>318.473</text:p>
          </table:table-cell>
          <table:table-cell office:value-type="float" office:value="124442.36242198944" table:style-name="ce10">
            <text:p>124.442</text:p>
          </table:table-cell>
          <table:table-cell office:value-type="float" office:value="8151.6401586532593" table:style-name="ce10">
            <text:p>8.152</text:p>
          </table:table-cell>
          <table:table-cell office:value-type="string" table:style-name="ce10">
            <text:p>-</text:p>
          </table:table-cell>
          <table:table-cell office:value-type="float" office:value="169342.04329586029" table:style-name="ce10">
            <text:p>169.342</text:p>
          </table:table-cell>
          <table:table-cell office:value-type="float" office:value="274968.40535163879" table:style-name="ce10">
            <text:p>274.968</text:p>
          </table:table-cell>
          <table:table-cell office:value-type="float" office:value="2783.2000541687012" table:style-name="ce10">
            <text:p>2.783</text:p>
          </table:table-cell>
          <table:table-cell office:value-type="float" office:value="0" table:style-name="ce10">
            <text:p>0</text:p>
          </table:table-cell>
          <table:table-cell office:value-type="float" office:value="144600.96281433105" table:style-name="ce10">
            <text:p>144.601</text:p>
          </table:table-cell>
          <table:table-cell office:value-type="float" office:value="305832.52595233917" table:style-name="ce10">
            <text:p>305.833</text:p>
          </table:table-cell>
          <table:table-cell office:value-type="float" office:value="4537.4000883102417" table:style-name="ce10">
            <text:p>4.537</text:p>
          </table:table-cell>
          <table:table-cell office:value-type="string" table:style-name="ce10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3"/>
          <table:covered-table-cell table:number-columns-repeated="22"/>
          <table:table-cell table:number-columns-repeated="16361"/>
        </table:table-row>
        <table:table-row table:number-rows-repeated="1048555" table:style-name="ro1">
          <table:table-cell table:number-columns-repeated="16384"/>
        </table:table-row>
      </table:table>
      <table:table table:name="D4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8" table:number-rows-spanned="1" table:style-name="ce12">
            <text:p>PROPORÇÃO PARA O INDICADOR D4 – ALUNOS, POR APRENDIZADO SOBRE COMPUTADOR E INTERNET ENTRE PARE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4">
            <text:p>Total de alunos usuários de Internet<text:s/></text:p>
          </table:table-cell>
          <table:covered-table-cell table:number-columns-repeated="27"/>
          <table:table-cell table:number-columns-repeated="16356"/>
        </table:table-row>
        <table:table-row table:style-name="ro5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15">
            <text:p>Os amigos participam com o aluno de atividades no computador ou na Internet (editar música, produzir vídeos ou criar jogos)<text:s/></text:p>
          </table:table-cell>
          <table:covered-table-cell table:number-columns-repeated="4"/>
          <table:table-cell office:value-type="string" table:number-columns-spanned="5" table:number-rows-spanned="1" table:style-name="ce15">
            <text:p>Os amigos ajudam o aluno a fazer pesquisas na Internet sobre coisas que ele quer saber</text:p>
          </table:table-cell>
          <table:covered-table-cell table:number-columns-repeated="4"/>
          <table:table-cell office:value-type="string" table:number-columns-spanned="5" table:number-rows-spanned="1" table:style-name="ce15">
            <text:p>Os amigos ensinam jeitos de usar a Internet com segurança</text:p>
          </table:table-cell>
          <table:covered-table-cell table:number-columns-repeated="4"/>
          <table:table-cell office:value-type="string" table:number-columns-spanned="5" table:number-rows-spanned="1" table:style-name="ce15">
            <text:p>Os amigos falam sobre o que fazer se algo incomodar o aluno na Internet</text:p>
          </table:table-cell>
          <table:covered-table-cell table:number-columns-repeated="4"/>
          <table:table-cell office:value-type="string" table:number-columns-spanned="5" table:number-rows-spanned="1" table:style-name="ce15">
            <text:p>Os amigos ensinaram ao aluno algo sobre Internet que ele não sabia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311291.12605857849" table:style-name="ce10">
            <text:p>311.291</text:p>
          </table:table-cell>
          <table:table-cell office:value-type="float" office:value="248784.76484203339" table:style-name="ce10">
            <text:p>248.785</text:p>
          </table:table-cell>
          <table:table-cell office:value-type="float" office:value="6642.4401292800903" table:style-name="ce10">
            <text:p>6.64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67174.64714622498" table:style-name="ce10">
            <text:p>367.175</text:p>
          </table:table-cell>
          <table:table-cell office:value-type="float" office:value="183365.84356880188" table:style-name="ce10">
            <text:p>183.366</text:p>
          </table:table-cell>
          <table:table-cell office:value-type="float" office:value="135.24000263214111" table:style-name="ce10">
            <text:p>135</text:p>
          </table:table-cell>
          <table:table-cell office:value-type="float" office:value="11585.560225486755" table:style-name="ce10">
            <text:p>11.586</text:p>
          </table:table-cell>
          <table:table-cell office:value-type="float" office:value="0" table:style-name="ce10">
            <text:p>0</text:p>
          </table:table-cell>
          <table:table-cell office:value-type="float" office:value="272886.88531112671" table:style-name="ce10">
            <text:p>272.887</text:p>
          </table:table-cell>
          <table:table-cell office:value-type="float" office:value="299452.72582817078" table:style-name="ce10">
            <text:p>299.453</text:p>
          </table:table-cell>
          <table:table-cell office:value-type="float" office:value="1926.6800374984741" table:style-name="ce10">
            <text:p>1.927</text:p>
          </table:table-cell>
          <table:table-cell office:value-type="float" office:value="276.36000537872314" table:style-name="ce10">
            <text:p>276</text:p>
          </table:table-cell>
          <table:table-cell office:value-type="float" office:value="0" table:style-name="ce10">
            <text:p>0</text:p>
          </table:table-cell>
          <table:table-cell office:value-type="float" office:value="272451.76530265808" table:style-name="ce10">
            <text:p>272.452</text:p>
          </table:table-cell>
          <table:table-cell office:value-type="float" office:value="283012.24550819397" table:style-name="ce10">
            <text:p>283.012</text:p>
          </table:table-cell>
          <table:table-cell office:value-type="float" office:value="2248.1200437545776" table:style-name="ce10">
            <text:p>2.248</text:p>
          </table:table-cell>
          <table:table-cell office:value-type="float" office:value="1709.1200332641602" table:style-name="ce10">
            <text:p>1.709</text:p>
          </table:table-cell>
          <table:table-cell office:value-type="float" office:value="0" table:style-name="ce10">
            <text:p>0</text:p>
          </table:table-cell>
          <table:table-cell office:value-type="float" office:value="356955.20694732666" table:style-name="ce10">
            <text:p>356.955</text:p>
          </table:table-cell>
          <table:table-cell office:value-type="float" office:value="197813.00384998322" table:style-name="ce10">
            <text:p>197.813</text:p>
          </table:table-cell>
          <table:table-cell office:value-type="float" office:value="4264.9600830078125" table:style-name="ce10">
            <text:p>4.265</text:p>
          </table:table-cell>
          <table:table-cell office:value-type="float" office:value="3784.7600736618042" table:style-name="ce10">
            <text:p>3.785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77707.32345867157" table:style-name="ce10">
            <text:p>177.707</text:p>
          </table:table-cell>
          <table:table-cell office:value-type="float" office:value="130292.96253585815" table:style-name="ce10">
            <text:p>130.293</text:p>
          </table:table-cell>
          <table:table-cell office:value-type="float" office:value="6642.4401292800903" table:style-name="ce10">
            <text:p>6.64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09553.40407848358" table:style-name="ce10">
            <text:p>209.553</text:p>
          </table:table-cell>
          <table:table-cell office:value-type="float" office:value="105973.28206253052" table:style-name="ce10">
            <text:p>105.973</text:p>
          </table:table-cell>
          <table:table-cell office:value-type="float" office:value="135.24000263214111" table:style-name="ce10">
            <text:p>135</text:p>
          </table:table-cell>
          <table:table-cell office:value-type="float" office:value="11585.560225486755" table:style-name="ce10">
            <text:p>11.586</text:p>
          </table:table-cell>
          <table:table-cell office:value-type="float" office:value="0" table:style-name="ce10">
            <text:p>0</text:p>
          </table:table-cell>
          <table:table-cell office:value-type="float" office:value="149953.72291851044" table:style-name="ce10">
            <text:p>149.954</text:p>
          </table:table-cell>
          <table:table-cell office:value-type="float" office:value="155365.28302383423" table:style-name="ce10">
            <text:p>155.365</text:p>
          </table:table-cell>
          <table:table-cell office:value-type="float" office:value="392.00000762939453" table:style-name="ce10">
            <text:p>392</text:p>
          </table:table-cell>
          <table:table-cell office:value-type="float" office:value="276.36000537872314" table:style-name="ce10">
            <text:p>276</text:p>
          </table:table-cell>
          <table:table-cell office:value-type="float" office:value="0" table:style-name="ce10">
            <text:p>0</text:p>
          </table:table-cell>
          <table:table-cell office:value-type="float" office:value="158369.96308231354" table:style-name="ce10">
            <text:p>158.370</text:p>
          </table:table-cell>
          <table:table-cell office:value-type="float" office:value="146388.48284912109" table:style-name="ce10">
            <text:p>146.388</text:p>
          </table:table-cell>
          <table:table-cell office:value-type="float" office:value="2146.2000417709351" table:style-name="ce10">
            <text:p>2.14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03871.36396789551" table:style-name="ce10">
            <text:p>203.871</text:p>
          </table:table-cell>
          <table:table-cell office:value-type="float" office:value="118597.64230823517" table:style-name="ce10">
            <text:p>118.598</text:p>
          </table:table-cell>
          <table:table-cell office:value-type="float" office:value="4227.72008228302" table:style-name="ce10">
            <text:p>4.22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62340.9231595993" table:style-name="ce10">
            <text:p>162.341</text:p>
          </table:table-cell>
          <table:table-cell office:value-type="float" office:value="156629.48304843903" table:style-name="ce10">
            <text:p>156.62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00008.20389270782" table:style-name="ce10">
            <text:p>200.008</text:p>
          </table:table-cell>
          <table:table-cell office:value-type="float" office:value="123123.28239631653" table:style-name="ce10">
            <text:p>123.12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57872.12307262421" table:style-name="ce10">
            <text:p>157.872</text:p>
          </table:table-cell>
          <table:table-cell office:value-type="float" office:value="171748.92334270477" table:style-name="ce10">
            <text:p>171.749</text:p>
          </table:table-cell>
          <table:table-cell office:value-type="float" office:value="1885.5200366973877" table:style-name="ce10">
            <text:p>1.88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42701.72277736664" table:style-name="ce10">
            <text:p>142.702</text:p>
          </table:table-cell>
          <table:table-cell office:value-type="float" office:value="167975.92326927185" table:style-name="ce10">
            <text:p>167.976</text:p>
          </table:table-cell>
          <table:table-cell office:value-type="float" office:value="672.28001308441162" table:style-name="ce10">
            <text:p>672</text:p>
          </table:table-cell>
          <table:table-cell office:value-type="float" office:value="1709.1200332641602" table:style-name="ce10">
            <text:p>1.709</text:p>
          </table:table-cell>
          <table:table-cell office:value-type="float" office:value="0" table:style-name="ce10">
            <text:p>0</text:p>
          </table:table-cell>
          <table:table-cell office:value-type="float" office:value="201801.6039276123" table:style-name="ce10">
            <text:p>201.802</text:p>
          </table:table-cell>
          <table:table-cell office:value-type="float" office:value="125832.00244903564" table:style-name="ce10">
            <text:p>125.832</text:p>
          </table:table-cell>
          <table:table-cell office:value-type="float" office:value="566.4400110244751" table:style-name="ce10">
            <text:p>566</text:p>
          </table:table-cell>
          <table:table-cell office:value-type="float" office:value="3784.7600736618042" table:style-name="ce10">
            <text:p>3.785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8557.120750427246" table:style-name="ce10">
            <text:p>38.557</text:p>
          </table:table-cell>
          <table:table-cell office:value-type="float" office:value="32722.200636863708" table:style-name="ce10">
            <text:p>32.72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2059.561013221741" table:style-name="ce10">
            <text:p>52.060</text:p>
          </table:table-cell>
          <table:table-cell office:value-type="float" office:value="13865.040269851685" table:style-name="ce10">
            <text:p>13.865</text:p>
          </table:table-cell>
          <table:table-cell office:value-type="float" office:value="0" table:style-name="ce10">
            <text:p>0</text:p>
          </table:table-cell>
          <table:table-cell office:value-type="float" office:value="92.120001792907715" table:style-name="ce10">
            <text:p>92</text:p>
          </table:table-cell>
          <table:table-cell office:value-type="float" office:value="0" table:style-name="ce10">
            <text:p>0</text:p>
          </table:table-cell>
          <table:table-cell office:value-type="float" office:value="39064.760760307312" table:style-name="ce10">
            <text:p>39.065</text:p>
          </table:table-cell>
          <table:table-cell office:value-type="float" office:value="32924.080640792847" table:style-name="ce10">
            <text:p>32.924</text:p>
          </table:table-cell>
          <table:table-cell office:value-type="float" office:value="54.880001068115234" table:style-name="ce10">
            <text:p>5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4527.36067199707" table:style-name="ce10">
            <text:p>34.527</text:p>
          </table:table-cell>
          <table:table-cell office:value-type="float" office:value="36207.080704689026" table:style-name="ce10">
            <text:p>36.20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2032.200818061829" table:style-name="ce10">
            <text:p>42.032</text:p>
          </table:table-cell>
          <table:table-cell office:value-type="float" office:value="21593.320420265198" table:style-name="ce10">
            <text:p>21.593</text:p>
          </table:table-cell>
          <table:table-cell office:value-type="float" office:value="43.120000839233398" table:style-name="ce10">
            <text:p>4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0924.561380386353" table:style-name="ce10">
            <text:p>70.925</text:p>
          </table:table-cell>
          <table:table-cell office:value-type="float" office:value="36789.200716018677" table:style-name="ce10">
            <text:p>36.789</text:p>
          </table:table-cell>
          <table:table-cell office:value-type="float" office:value="811.44001579284668" table:style-name="ce10">
            <text:p>81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79340.801544189453" table:style-name="ce10">
            <text:p>79.341</text:p>
          </table:table-cell>
          <table:table-cell office:value-type="float" office:value="23561.160458564758" table:style-name="ce10">
            <text:p>23.56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3641.201238632202" table:style-name="ce10">
            <text:p>63.641</text:p>
          </table:table-cell>
          <table:table-cell office:value-type="float" office:value="40336.800785064697" table:style-name="ce10">
            <text:p>40.337</text:p>
          </table:table-cell>
          <table:table-cell office:value-type="float" office:value="566.4400110244751" table:style-name="ce10">
            <text:p>566</text:p>
          </table:table-cell>
          <table:table-cell office:value-type="float" office:value="276.36000537872314" table:style-name="ce10">
            <text:p>276</text:p>
          </table:table-cell>
          <table:table-cell office:value-type="float" office:value="0" table:style-name="ce10">
            <text:p>0</text:p>
          </table:table-cell>
          <table:table-cell office:value-type="float" office:value="73441.201429367065" table:style-name="ce10">
            <text:p>73.441</text:p>
          </table:table-cell>
          <table:table-cell office:value-type="float" office:value="33810.000658035278" table:style-name="ce10">
            <text:p>33.810</text:p>
          </table:table-cell>
          <table:table-cell office:value-type="float" office:value="439.04000854492188" table:style-name="ce10">
            <text:p>43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76526.2414894104" table:style-name="ce10">
            <text:p>76.526</text:p>
          </table:table-cell>
          <table:table-cell office:value-type="float" office:value="28016.240545272827" table:style-name="ce10">
            <text:p>28.016</text:p>
          </table:table-cell>
          <table:table-cell office:value-type="float" office:value="593.88001155853271" table:style-name="ce10">
            <text:p>59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52005.84295845032" table:style-name="ce10">
            <text:p>152.006</text:p>
          </table:table-cell>
          <table:table-cell office:value-type="float" office:value="86822.121689796448" table:style-name="ce10">
            <text:p>86.82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69451.80329799652" table:style-name="ce10">
            <text:p>169.452</text:p>
          </table:table-cell>
          <table:table-cell office:value-type="float" office:value="68492.201333045959" table:style-name="ce10">
            <text:p>68.492</text:p>
          </table:table-cell>
          <table:table-cell office:value-type="float" office:value="0" table:style-name="ce10">
            <text:p>0</text:p>
          </table:table-cell>
          <table:table-cell office:value-type="float" office:value="11585.560225486755" table:style-name="ce10">
            <text:p>11.586</text:p>
          </table:table-cell>
          <table:table-cell office:value-type="float" office:value="0" table:style-name="ce10">
            <text:p>0</text:p>
          </table:table-cell>
          <table:table-cell office:value-type="float" office:value="143040.80278396606" table:style-name="ce10">
            <text:p>143.041</text:p>
          </table:table-cell>
          <table:table-cell office:value-type="float" office:value="95285.401854515076" table:style-name="ce10">
            <text:p>95.28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23093.88239574432" table:style-name="ce10">
            <text:p>123.094</text:p>
          </table:table-cell>
          <table:table-cell office:value-type="float" office:value="130285.12253570557" table:style-name="ce10">
            <text:p>130.285</text:p>
          </table:table-cell>
          <table:table-cell office:value-type="float" office:value="0" table:style-name="ce10">
            <text:p>0</text:p>
          </table:table-cell>
          <table:table-cell office:value-type="float" office:value="1507.240029335022" table:style-name="ce10">
            <text:p>1.507</text:p>
          </table:table-cell>
          <table:table-cell office:value-type="float" office:value="0" table:style-name="ce10">
            <text:p>0</text:p>
          </table:table-cell>
          <table:table-cell office:value-type="float" office:value="164451.84320068359" table:style-name="ce10">
            <text:p>164.452</text:p>
          </table:table-cell>
          <table:table-cell office:value-type="float" office:value="84803.321650505066" table:style-name="ce10">
            <text:p>84.803</text:p>
          </table:table-cell>
          <table:table-cell office:value-type="float" office:value="0" table:style-name="ce10">
            <text:p>0</text:p>
          </table:table-cell>
          <table:table-cell office:value-type="float" office:value="3784.7600736618042" table:style-name="ce10">
            <text:p>3.785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45286.16477394104" table:style-name="ce10">
            <text:p>245.286</text:p>
          </table:table-cell>
          <table:table-cell office:value-type="float" office:value="211525.16411685944" table:style-name="ce10">
            <text:p>211.525</text:p>
          </table:table-cell>
          <table:table-cell office:value-type="float" office:value="6591.480128288269" table:style-name="ce10">
            <text:p>6.59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86118.84556865692" table:style-name="ce10">
            <text:p>286.119</text:p>
          </table:table-cell>
          <table:table-cell office:value-type="float" office:value="157623.20306777954" table:style-name="ce10">
            <text:p>157.62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93363.80376338959" table:style-name="ce10">
            <text:p>193.364</text:p>
          </table:table-cell>
          <table:table-cell office:value-type="float" office:value="271175.8052778244" table:style-name="ce10">
            <text:p>271.176</text:p>
          </table:table-cell>
          <table:table-cell office:value-type="float" office:value="392.00000762939453" table:style-name="ce10">
            <text:p>39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07211.20403289795" table:style-name="ce10">
            <text:p>207.211</text:p>
          </table:table-cell>
          <table:table-cell office:value-type="float" office:value="237367.76461982727" table:style-name="ce10">
            <text:p>237.368</text:p>
          </table:table-cell>
          <table:table-cell office:value-type="float" office:value="2073.6800403594971" table:style-name="ce10">
            <text:p>2.074</text:p>
          </table:table-cell>
          <table:table-cell office:value-type="float" office:value="801.64001560211182" table:style-name="ce10">
            <text:p>802</text:p>
          </table:table-cell>
          <table:table-cell office:value-type="float" office:value="0" table:style-name="ce10">
            <text:p>0</text:p>
          </table:table-cell>
          <table:table-cell office:value-type="float" office:value="270211.48525905609" table:style-name="ce10">
            <text:p>270.211</text:p>
          </table:table-cell>
          <table:table-cell office:value-type="float" office:value="173160.12337017059" table:style-name="ce10">
            <text:p>173.160</text:p>
          </table:table-cell>
          <table:table-cell office:value-type="float" office:value="4223.8000822067261" table:style-name="ce10">
            <text:p>4.22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4342.721641540527" table:style-name="ce10">
            <text:p>84.343</text:p>
          </table:table-cell>
          <table:table-cell office:value-type="float" office:value="84785.681650161743" table:style-name="ce10">
            <text:p>84.78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23429.04240226746" table:style-name="ce10">
            <text:p>123.429</text:p>
          </table:table-cell>
          <table:table-cell office:value-type="float" office:value="57792.561124801636" table:style-name="ce10">
            <text:p>57.793</text:p>
          </table:table-cell>
          <table:table-cell office:value-type="float" office:value="135.24000263214111" table:style-name="ce10">
            <text:p>13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05075.6020450592" table:style-name="ce10">
            <text:p>105.076</text:p>
          </table:table-cell>
          <table:table-cell office:value-type="float" office:value="65918.721282958984" table:style-name="ce10">
            <text:p>65.919</text:p>
          </table:table-cell>
          <table:table-cell office:value-type="float" office:value="1799.2800350189209" table:style-name="ce10">
            <text:p>1.79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97753.041902542114" table:style-name="ce10">
            <text:p>97.753</text:p>
          </table:table-cell>
          <table:table-cell office:value-type="float" office:value="65758.001279830933" table:style-name="ce10">
            <text:p>65.758</text:p>
          </table:table-cell>
          <table:table-cell office:value-type="float" office:value="750.68001461029053" table:style-name="ce10">
            <text:p>75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40479.08273410797" table:style-name="ce10">
            <text:p>140.479</text:p>
          </table:table-cell>
          <table:table-cell office:value-type="float" office:value="26501.160515785217" table:style-name="ce10">
            <text:p>26.501</text:p>
          </table:table-cell>
          <table:table-cell office:value-type="float" office:value="90.160001754760742" table:style-name="ce10">
            <text:p>9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76515.64343547821" table:style-name="ce10">
            <text:p>176.516</text:p>
          </table:table-cell>
          <table:table-cell office:value-type="float" office:value="198387.28386116028" table:style-name="ce10">
            <text:p>198.38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24498.40436935425" table:style-name="ce10">
            <text:p>224.498</text:p>
          </table:table-cell>
          <table:table-cell office:value-type="float" office:value="134054.20260906219" table:style-name="ce10">
            <text:p>134.054</text:p>
          </table:table-cell>
          <table:table-cell office:value-type="float" office:value="0" table:style-name="ce10">
            <text:p>0</text:p>
          </table:table-cell>
          <table:table-cell office:value-type="float" office:value="11585.560225486755" table:style-name="ce10">
            <text:p>11.586</text:p>
          </table:table-cell>
          <table:table-cell office:value-type="float" office:value="0" table:style-name="ce10">
            <text:p>0</text:p>
          </table:table-cell>
          <table:table-cell office:value-type="float" office:value="196707.56382846832" table:style-name="ce10">
            <text:p>196.708</text:p>
          </table:table-cell>
          <table:table-cell office:value-type="float" office:value="171027.64332866669" table:style-name="ce10">
            <text:p>171.028</text:p>
          </table:table-cell>
          <table:table-cell office:value-type="float" office:value="1762.0400342941284" table:style-name="ce10">
            <text:p>1.76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72054.6833486557" table:style-name="ce10">
            <text:p>172.055</text:p>
          </table:table-cell>
          <table:table-cell office:value-type="float" office:value="192903.20375442505" table:style-name="ce10">
            <text:p>192.903</text:p>
          </table:table-cell>
          <table:table-cell office:value-type="float" office:value="1226.9600238800049" table:style-name="ce10">
            <text:p>1.22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13467.52415466309" table:style-name="ce10">
            <text:p>213.468</text:p>
          </table:table-cell>
          <table:table-cell office:value-type="float" office:value="149228.52290439606" table:style-name="ce10">
            <text:p>149.229</text:p>
          </table:table-cell>
          <table:table-cell office:value-type="float" office:value="4223.8000822067261" table:style-name="ce10">
            <text:p>4.22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274725.36534690857" table:style-name="ce10">
            <text:p>274.725</text:p>
          </table:table-cell>
          <table:table-cell office:value-type="float" office:value="171059.00332927704" table:style-name="ce10">
            <text:p>171.059</text:p>
          </table:table-cell>
          <table:table-cell office:value-type="float" office:value="950.60001850128174" table:style-name="ce10">
            <text:p>95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17037.84617042542" table:style-name="ce10">
            <text:p>317.038</text:p>
          </table:table-cell>
          <table:table-cell office:value-type="float" office:value="134116.9226102829" table:style-name="ce10">
            <text:p>134.117</text:p>
          </table:table-cell>
          <table:table-cell office:value-type="float" office:value="135.24000263214111" table:style-name="ce10">
            <text:p>13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15805.80420017242" table:style-name="ce10">
            <text:p>215.806</text:p>
          </table:table-cell>
          <table:table-cell office:value-type="float" office:value="256438.56499099731" table:style-name="ce10">
            <text:p>256.439</text:p>
          </table:table-cell>
          <table:table-cell office:value-type="float" office:value="672.28001308441162" table:style-name="ce10">
            <text:p>672</text:p>
          </table:table-cell>
          <table:table-cell office:value-type="float" office:value="276.36000537872314" table:style-name="ce10">
            <text:p>276</text:p>
          </table:table-cell>
          <table:table-cell office:value-type="float" office:value="0" table:style-name="ce10">
            <text:p>0</text:p>
          </table:table-cell>
          <table:table-cell office:value-type="float" office:value="228831.9644536972" table:style-name="ce10">
            <text:p>228.832</text:p>
          </table:table-cell>
          <table:table-cell office:value-type="float" office:value="219859.08427906036" table:style-name="ce10">
            <text:p>219.859</text:p>
          </table:table-cell>
          <table:table-cell office:value-type="float" office:value="1650.320032119751" table:style-name="ce10">
            <text:p>1.65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08245.2859992981" table:style-name="ce10">
            <text:p>308.245</text:p>
          </table:table-cell>
          <table:table-cell office:value-type="float" office:value="140226.24272918701" table:style-name="ce10">
            <text:p>140.226</text:p>
          </table:table-cell>
          <table:table-cell office:value-type="float" office:value="599.76001167297363" table:style-name="ce10">
            <text:p>600</text:p>
          </table:table-cell>
          <table:table-cell office:value-type="float" office:value="3784.7600736618042" table:style-name="ce10">
            <text:p>3.785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97529.9657907486" table:style-name="ce10">
            <text:p>297.530</text:p>
          </table:table-cell>
          <table:table-cell office:value-type="float" office:value="246115.24479007721" table:style-name="ce10">
            <text:p>246.115</text:p>
          </table:table-cell>
          <table:table-cell office:value-type="float" office:value="950.60001850128174" table:style-name="ce10">
            <text:p>95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50569.52682304382" table:style-name="ce10">
            <text:p>350.570</text:p>
          </table:table-cell>
          <table:table-cell office:value-type="float" office:value="181294.12352848053" table:style-name="ce10">
            <text:p>181.294</text:p>
          </table:table-cell>
          <table:table-cell office:value-type="float" office:value="135.24000263214111" table:style-name="ce10">
            <text:p>135</text:p>
          </table:table-cell>
          <table:table-cell office:value-type="float" office:value="11585.560225486755" table:style-name="ce10">
            <text:p>11.586</text:p>
          </table:table-cell>
          <table:table-cell office:value-type="float" office:value="0" table:style-name="ce10">
            <text:p>0</text:p>
          </table:table-cell>
          <table:table-cell office:value-type="float" office:value="263455.36512756348" table:style-name="ce10">
            <text:p>263.455</text:p>
          </table:table-cell>
          <table:table-cell office:value-type="float" office:value="292569.20569419861" table:style-name="ce10">
            <text:p>292.569</text:p>
          </table:table-cell>
          <table:table-cell office:value-type="float" office:value="1885.5200366973877" table:style-name="ce10">
            <text:p>1.886</text:p>
          </table:table-cell>
          <table:table-cell office:value-type="float" office:value="276.36000537872314" table:style-name="ce10">
            <text:p>276</text:p>
          </table:table-cell>
          <table:table-cell office:value-type="float" office:value="0" table:style-name="ce10">
            <text:p>0</text:p>
          </table:table-cell>
          <table:table-cell office:value-type="float" office:value="261861.88509654999" table:style-name="ce10">
            <text:p>261.862</text:p>
          </table:table-cell>
          <table:table-cell office:value-type="float" office:value="272093.08529567719" table:style-name="ce10">
            <text:p>272.093</text:p>
          </table:table-cell>
          <table:table-cell office:value-type="float" office:value="2044.2800397872925" table:style-name="ce10">
            <text:p>2.04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39048.64659881592" table:style-name="ce10">
            <text:p>339.049</text:p>
          </table:table-cell>
          <table:table-cell office:value-type="float" office:value="195121.92379760742" table:style-name="ce10">
            <text:p>195.122</text:p>
          </table:table-cell>
          <table:table-cell office:value-type="float" office:value="4264.9600830078125" table:style-name="ce10">
            <text:p>4.265</text:p>
          </table:table-cell>
          <table:table-cell office:value-type="float" office:value="3784.7600736618042" table:style-name="ce10">
            <text:p>3.785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160900.32313156128" table:style-name="ce10">
            <text:p>160.900</text:p>
          </table:table-cell>
          <table:table-cell office:value-type="float" office:value="86880.921690940857" table:style-name="ce10">
            <text:p>86.881</text:p>
          </table:table-cell>
          <table:table-cell office:value-type="float" office:value="6573.8401279449463" table:style-name="ce10">
            <text:p>6.57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97176.00383758545" table:style-name="ce10">
            <text:p>197.176</text:p>
          </table:table-cell>
          <table:table-cell office:value-type="float" office:value="53494.281041145325" table:style-name="ce10">
            <text:p>53.494</text:p>
          </table:table-cell>
          <table:table-cell office:value-type="float" office:value="0" table:style-name="ce10">
            <text:p>0</text:p>
          </table:table-cell>
          <table:table-cell office:value-type="float" office:value="92.120001792907715" table:style-name="ce10">
            <text:p>92</text:p>
          </table:table-cell>
          <table:table-cell office:value-type="float" office:value="0" table:style-name="ce10">
            <text:p>0</text:p>
          </table:table-cell>
          <table:table-cell office:value-type="float" office:value="139365.80271244049" table:style-name="ce10">
            <text:p>139.366</text:p>
          </table:table-cell>
          <table:table-cell office:value-type="float" office:value="111230.0021648407" table:style-name="ce10">
            <text:p>111.230</text:p>
          </table:table-cell>
          <table:table-cell office:value-type="float" office:value="395.92000770568848" table:style-name="ce10">
            <text:p>39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30698.68254375458" table:style-name="ce10">
            <text:p>130.699</text:p>
          </table:table-cell>
          <table:table-cell office:value-type="float" office:value="128770.04250621796" table:style-name="ce10">
            <text:p>128.770</text:p>
          </table:table-cell>
          <table:table-cell office:value-type="float" office:value="976.08001899719238" table:style-name="ce10">
            <text:p>976</text:p>
          </table:table-cell>
          <table:table-cell office:value-type="float" office:value="1709.1200332641602" table:style-name="ce10">
            <text:p>1.709</text:p>
          </table:table-cell>
          <table:table-cell office:value-type="float" office:value="0" table:style-name="ce10">
            <text:p>0</text:p>
          </table:table-cell>
          <table:table-cell office:value-type="float" office:value="193881.24377346039" table:style-name="ce10">
            <text:p>193.881</text:p>
          </table:table-cell>
          <table:table-cell office:value-type="float" office:value="59117.521150588989" table:style-name="ce10">
            <text:p>59.118</text:p>
          </table:table-cell>
          <table:table-cell office:value-type="float" office:value="43.120000839233398" table:style-name="ce10">
            <text:p>4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195553.12380599976" table:style-name="ce10">
            <text:p>195.553</text:p>
          </table:table-cell>
          <table:table-cell office:value-type="float" office:value="213661.56415843964" table:style-name="ce10">
            <text:p>213.662</text:p>
          </table:table-cell>
          <table:table-cell office:value-type="float" office:value="6622.8401288986206" table:style-name="ce10">
            <text:p>6.623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51573.84489631653" table:style-name="ce10">
            <text:p>251.574</text:p>
          </table:table-cell>
          <table:table-cell office:value-type="float" office:value="144700.92281627655" table:style-name="ce10">
            <text:p>144.701</text:p>
          </table:table-cell>
          <table:table-cell office:value-type="float" office:value="135.24000263214111" table:style-name="ce10">
            <text:p>135</text:p>
          </table:table-cell>
          <table:table-cell office:value-type="float" office:value="11585.560225486755" table:style-name="ce10">
            <text:p>11.586</text:p>
          </table:table-cell>
          <table:table-cell office:value-type="float" office:value="0" table:style-name="ce10">
            <text:p>0</text:p>
          </table:table-cell>
          <table:table-cell office:value-type="float" office:value="219045.68426322937" table:style-name="ce10">
            <text:p>219.046</text:p>
          </table:table-cell>
          <table:table-cell office:value-type="float" office:value="186774.28363513947" table:style-name="ce10">
            <text:p>186.774</text:p>
          </table:table-cell>
          <table:table-cell office:value-type="float" office:value="1762.0400342941284" table:style-name="ce10">
            <text:p>1.762</text:p>
          </table:table-cell>
          <table:table-cell office:value-type="float" office:value="276.36000537872314" table:style-name="ce10">
            <text:p>276</text:p>
          </table:table-cell>
          <table:table-cell office:value-type="float" office:value="0" table:style-name="ce10">
            <text:p>0</text:p>
          </table:table-cell>
          <table:table-cell office:value-type="float" office:value="168732.48328399658" table:style-name="ce10">
            <text:p>168.732</text:p>
          </table:table-cell>
          <table:table-cell office:value-type="float" office:value="228928.00445556641" table:style-name="ce10">
            <text:p>228.928</text:p>
          </table:table-cell>
          <table:table-cell office:value-type="float" office:value="1121.1200218200684" table:style-name="ce10">
            <text:p>1.121</text:p>
          </table:table-cell>
          <table:table-cell office:value-type="float" office:value="1507.240029335022" table:style-name="ce10">
            <text:p>1.507</text:p>
          </table:table-cell>
          <table:table-cell office:value-type="float" office:value="0" table:style-name="ce10">
            <text:p>0</text:p>
          </table:table-cell>
          <table:table-cell office:value-type="float" office:value="243524.12473964691" table:style-name="ce10">
            <text:p>243.524</text:p>
          </table:table-cell>
          <table:table-cell office:value-type="float" office:value="159261.76309967041" table:style-name="ce10">
            <text:p>159.262</text:p>
          </table:table-cell>
          <table:table-cell office:value-type="float" office:value="4223.8000822067261" table:style-name="ce10">
            <text:p>4.22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163681.56318569183" table:style-name="ce10">
            <text:p>163.682</text:p>
          </table:table-cell>
          <table:table-cell office:value-type="float" office:value="91925.961789131165" table:style-name="ce10">
            <text:p>91.926</text:p>
          </table:table-cell>
          <table:table-cell office:value-type="float" office:value="495.88000965118408" table:style-name="ce10">
            <text:p>496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86102.00362205505" table:style-name="ce10">
            <text:p>186.102</text:p>
          </table:table-cell>
          <table:table-cell office:value-type="float" office:value="69470.241352081299" table:style-name="ce10">
            <text:p>69.47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37923.24268436432" table:style-name="ce10">
            <text:p>137.923</text:p>
          </table:table-cell>
          <table:table-cell office:value-type="float" office:value="118001.80229663849" table:style-name="ce10">
            <text:p>118.002</text:p>
          </table:table-cell>
          <table:table-cell office:value-type="float" office:value="362.60000705718994" table:style-name="ce10">
            <text:p>36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44996.88282203674" table:style-name="ce10">
            <text:p>144.997</text:p>
          </table:table-cell>
          <table:table-cell office:value-type="float" office:value="111139.84216308594" table:style-name="ce10">
            <text:p>111.140</text:p>
          </table:table-cell>
          <table:table-cell office:value-type="float" office:value="1809.0800352096558" table:style-name="ce10">
            <text:p>1.80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84104.76358318329" table:style-name="ce10">
            <text:p>184.105</text:p>
          </table:table-cell>
          <table:table-cell office:value-type="float" office:value="67033.961304664612" table:style-name="ce10">
            <text:p>67.034</text:p>
          </table:table-cell>
          <table:table-cell office:value-type="float" office:value="180.32000350952148" table:style-name="ce10">
            <text:p>18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265076.28515911102" table:style-name="ce10">
            <text:p>265.076</text:p>
          </table:table-cell>
          <table:table-cell office:value-type="float" office:value="150092.88292121887" table:style-name="ce10">
            <text:p>150.09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07749.40598964691" table:style-name="ce10">
            <text:p>307.749</text:p>
          </table:table-cell>
          <table:table-cell office:value-type="float" office:value="115977.12225723267" table:style-name="ce10">
            <text:p>115.97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97699.32384777069" table:style-name="ce10">
            <text:p>197.699</text:p>
          </table:table-cell>
          <table:table-cell office:value-type="float" office:value="244778.52476406097" table:style-name="ce10">
            <text:p>244.779</text:p>
          </table:table-cell>
          <table:table-cell office:value-type="float" office:value="691.88001346588135" table:style-name="ce10">
            <text:p>69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27379.6044254303" table:style-name="ce10">
            <text:p>227.380</text:p>
          </table:table-cell>
          <table:table-cell office:value-type="float" office:value="193977.28377532959" table:style-name="ce10">
            <text:p>193.977</text:p>
          </table:table-cell>
          <table:table-cell office:value-type="float" office:value="803.60001564025879" table:style-name="ce10">
            <text:p>804</text:p>
          </table:table-cell>
          <table:table-cell office:value-type="float" office:value="801.64001560211182" table:style-name="ce10">
            <text:p>802</text:p>
          </table:table-cell>
          <table:table-cell office:value-type="float" office:value="0" table:style-name="ce10">
            <text:p>0</text:p>
          </table:table-cell>
          <table:table-cell office:value-type="float" office:value="297898.44579792023" table:style-name="ce10">
            <text:p>297.898</text:p>
          </table:table-cell>
          <table:table-cell office:value-type="float" office:value="125949.60245132446" table:style-name="ce10">
            <text:p>125.950</text:p>
          </table:table-cell>
          <table:table-cell office:value-type="float" office:value="574.28001117706299" table:style-name="ce10">
            <text:p>574</text:p>
          </table:table-cell>
          <table:table-cell office:value-type="float" office:value="3784.7600736618042" table:style-name="ce10">
            <text:p>3.785</text:p>
          </table:table-cell>
          <table:table-cell office:value-type="float" office:value="0" table:style-name="ce10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3"/>
          <table:covered-table-cell table:number-columns-repeated="27"/>
          <table:table-cell table:number-columns-repeated="16356"/>
        </table:table-row>
        <table:table-row table:number-rows-repeated="1048555" table:style-name="ro1">
          <table:table-cell table:number-columns-repeated="16384"/>
        </table:table-row>
      </table:table>
      <table:table table:name="E1A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68" table:number-rows-spanned="1" table:style-name="ce12">
            <text:p>PROPORÇÃO PARA O INDICADOR E1A – ALUNOS, POR USO DA INTERNET EM ATIVIDADES ESCOLARES</text:p>
          </table:table-cell>
          <table:covered-table-cell table:number-columns-repeated="67"/>
          <table:table-cell table:number-columns-repeated="16316"/>
        </table:table-row>
        <table:table-row table:style-name="ro1">
          <table:table-cell office:value-type="string" table:number-columns-spanned="68" table:number-rows-spanned="1" table:style-name="ce14">
            <text:p>Total de alunos usuários de Internet<text:s/></text:p>
          </table:table-cell>
          <table:covered-table-cell table:number-columns-repeated="67"/>
          <table:table-cell table:number-columns-repeated="16316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15">
            <text:p>Faz trabalhos sobre um tema</text:p>
          </table:table-cell>
          <table:covered-table-cell table:number-columns-repeated="4"/>
          <table:table-cell office:value-type="string" table:number-columns-spanned="5" table:number-rows-spanned="1" table:style-name="ce15">
            <text:p>Faz lição e exercícios que o professor passa<text:s/></text:p>
          </table:table-cell>
          <table:covered-table-cell table:number-columns-repeated="4"/>
          <table:table-cell office:value-type="string" table:number-columns-spanned="5" table:number-rows-spanned="1" table:style-name="ce15">
            <text:p>Faz pesquisa para a escola<text:s/></text:p>
          </table:table-cell>
          <table:covered-table-cell table:number-columns-repeated="4"/>
          <table:table-cell office:value-type="string" table:number-columns-spanned="5" table:number-rows-spanned="1" table:style-name="ce15">
            <text:p>Usa a Internet para fazer apresentações para os colegas de classe<text:s/></text:p>
          </table:table-cell>
          <table:covered-table-cell table:number-columns-repeated="4"/>
          <table:table-cell office:value-type="string" table:number-columns-spanned="5" table:number-rows-spanned="1" table:style-name="ce15">
            <text:p>Joga jogos educativos</text:p>
          </table:table-cell>
          <table:covered-table-cell table:number-columns-repeated="4"/>
          <table:table-cell office:value-type="string" table:number-columns-spanned="5" table:number-rows-spanned="1" table:style-name="ce15">
            <text:p>Fala com o professor</text:p>
          </table:table-cell>
          <table:covered-table-cell table:number-columns-repeated="4"/>
          <table:table-cell office:value-type="string" table:number-columns-spanned="5" table:number-rows-spanned="1" table:style-name="ce15">
            <text:p>Realiza trabalhos em grupo</text:p>
          </table:table-cell>
          <table:covered-table-cell table:number-columns-repeated="4"/>
          <table:table-cell office:value-type="string" table:number-columns-spanned="5" table:number-rows-spanned="1" table:style-name="ce15">
            <text:p>Faz trabalhos escolares a distância</text:p>
          </table:table-cell>
          <table:covered-table-cell table:number-columns-repeated="4"/>
          <table:table-cell office:value-type="string" table:number-columns-spanned="5" table:number-rows-spanned="1" table:style-name="ce15">
            <text:p>Participa de cursos</text:p>
          </table:table-cell>
          <table:covered-table-cell table:number-columns-repeated="4"/>
          <table:table-cell office:value-type="string" table:number-columns-spanned="5" table:number-rows-spanned="1" table:style-name="ce15">
            <text:p>Usa a Internet para estudar para uma prova</text:p>
          </table:table-cell>
          <table:covered-table-cell table:number-columns-repeated="4"/>
          <table:table-cell office:value-type="string" table:number-columns-spanned="5" table:number-rows-spanned="1" table:style-name="ce15">
            <text:p>Faz pesquisas sobre o que os professores falam nas aulas</text:p>
          </table:table-cell>
          <table:covered-table-cell table:number-columns-repeated="4"/>
          <table:table-cell office:value-type="string" table:number-columns-spanned="5" table:number-rows-spanned="1" table:style-name="ce15">
            <text:p>Divulga na Internet o próprio trabalho da escola ou um trabalho realizado em grupo</text:p>
          </table:table-cell>
          <table:covered-table-cell table:number-columns-repeated="4"/>
          <table:table-cell office:value-type="string" table:number-columns-spanned="5" table:number-rows-spanned="1" table:style-name="ce15">
            <text:p>Faz provas ou simulados</text:p>
          </table:table-cell>
          <table:covered-table-cell table:number-columns-repeated="4"/>
          <table:table-cell table:number-columns-repeated="1631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1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13785.40805339813" table:style-name="ce10">
            <text:p>413.785</text:p>
          </table:table-cell>
          <table:table-cell office:value-type="float" office:value="179986.8035030365" table:style-name="ce10">
            <text:p>179.987</text:p>
          </table:table-cell>
          <table:table-cell office:value-type="float" office:value="286.16000556945801" table:style-name="ce10">
            <text:p>286</text:p>
          </table:table-cell>
          <table:table-cell office:value-type="float" office:value="7565.6001472473145" table:style-name="ce10">
            <text:p>7.566</text:p>
          </table:table-cell>
          <table:table-cell office:value-type="float" office:value="0" table:style-name="ce10">
            <text:p>0</text:p>
          </table:table-cell>
          <table:table-cell office:value-type="float" office:value="340354.0066242218" table:style-name="ce10">
            <text:p>340.354</text:p>
          </table:table-cell>
          <table:table-cell office:value-type="float" office:value="221644.64431381226" table:style-name="ce10">
            <text:p>221.645</text:p>
          </table:table-cell>
          <table:table-cell office:value-type="float" office:value="556.64001083374023" table:style-name="ce10">
            <text:p>557</text:p>
          </table:table-cell>
          <table:table-cell office:value-type="float" office:value="188.16000366210938" table:style-name="ce10">
            <text:p>188</text:p>
          </table:table-cell>
          <table:table-cell office:value-type="float" office:value="0" table:style-name="ce10">
            <text:p>0</text:p>
          </table:table-cell>
          <table:table-cell office:value-type="float" office:value="462722.68900585175" table:style-name="ce10">
            <text:p>462.723</text:p>
          </table:table-cell>
          <table:table-cell office:value-type="float" office:value="100975.28196525574" table:style-name="ce10">
            <text:p>100.975</text:p>
          </table:table-cell>
          <table:table-cell office:value-type="float" office:value="2677.3600521087646" table:style-name="ce10">
            <text:p>2.67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79662.60544300079" table:style-name="ce10">
            <text:p>279.663</text:p>
          </table:table-cell>
          <table:table-cell office:value-type="float" office:value="319762.24622344971" table:style-name="ce10">
            <text:p>319.762</text:p>
          </table:table-cell>
          <table:table-cell office:value-type="float" office:value="3657.360071182251" table:style-name="ce10">
            <text:p>3.657</text:p>
          </table:table-cell>
          <table:table-cell office:value-type="float" office:value="11585.560225486755" table:style-name="ce10">
            <text:p>11.586</text:p>
          </table:table-cell>
          <table:table-cell office:value-type="float" office:value="0" table:style-name="ce10">
            <text:p>0</text:p>
          </table:table-cell>
          <table:table-cell office:value-type="float" office:value="325938.20634365082" table:style-name="ce10">
            <text:p>325.938</text:p>
          </table:table-cell>
          <table:table-cell office:value-type="float" office:value="267097.04519844055" table:style-name="ce10">
            <text:p>267.097</text:p>
          </table:table-cell>
          <table:table-cell office:value-type="float" office:value="9805.8801908493042" table:style-name="ce10">
            <text:p>9.806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50649.52293205261" table:style-name="ce10">
            <text:p>150.650</text:p>
          </table:table-cell>
          <table:table-cell office:value-type="float" office:value="414728.16807174683" table:style-name="ce10">
            <text:p>414.728</text:p>
          </table:table-cell>
          <table:table-cell office:value-type="float" office:value="250.8800048828125" table:style-name="ce10">
            <text:p>25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98072.08774757385" table:style-name="ce10">
            <text:p>398.072</text:p>
          </table:table-cell>
          <table:table-cell office:value-type="float" office:value="191464.56372642517" table:style-name="ce10">
            <text:p>191.465</text:p>
          </table:table-cell>
          <table:table-cell office:value-type="float" office:value="25787.720501899719" table:style-name="ce10">
            <text:p>25.78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32263.1264667511" table:style-name="ce10">
            <text:p>332.263</text:p>
          </table:table-cell>
          <table:table-cell office:value-type="float" office:value="284205.88553142548" table:style-name="ce10">
            <text:p>284.206</text:p>
          </table:table-cell>
          <table:table-cell office:value-type="float" office:value="964.32001876831055" table:style-name="ce10">
            <text:p>96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12848.9621963501" table:style-name="ce10">
            <text:p>112.849</text:p>
          </table:table-cell>
          <table:table-cell office:value-type="float" office:value="433683.3284406662" table:style-name="ce10">
            <text:p>433.683</text:p>
          </table:table-cell>
          <table:table-cell office:value-type="float" office:value="2851.8000555038452" table:style-name="ce10">
            <text:p>2.85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98430.76775455475" table:style-name="ce10">
            <text:p>398.431</text:p>
          </table:table-cell>
          <table:table-cell office:value-type="float" office:value="207420.92403697968" table:style-name="ce10">
            <text:p>207.42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09820.32797622681" table:style-name="ce10">
            <text:p>409.820</text:p>
          </table:table-cell>
          <table:table-cell office:value-type="float" office:value="144673.48281574249" table:style-name="ce10">
            <text:p>144.67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63689.40318584442" table:style-name="ce10">
            <text:p>163.689</text:p>
          </table:table-cell>
          <table:table-cell office:value-type="float" office:value="390549.60760116577" table:style-name="ce10">
            <text:p>390.550</text:p>
          </table:table-cell>
          <table:table-cell office:value-type="float" office:value="354.76000690460205" table:style-name="ce10">
            <text:p>35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07667.88404178619" table:style-name="ce10">
            <text:p>207.668</text:p>
          </table:table-cell>
          <table:table-cell office:value-type="float" office:value="383866.00747108459" table:style-name="ce10">
            <text:p>383.866</text:p>
          </table:table-cell>
          <table:table-cell office:value-type="float" office:value="4065.0400791168213" table:style-name="ce10">
            <text:p>4.065</text:p>
          </table:table-cell>
          <table:table-cell office:value-type="float" office:value="599.76001167297363" table:style-name="ce10">
            <text:p>600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27699.08443164825" table:style-name="ce10">
            <text:p>227.699</text:p>
          </table:table-cell>
          <table:table-cell office:value-type="float" office:value="98782.041922569275" table:style-name="ce10">
            <text:p>98.782</text:p>
          </table:table-cell>
          <table:table-cell office:value-type="float" office:value="272.4400053024292" table:style-name="ce10">
            <text:p>272</text:p>
          </table:table-cell>
          <table:table-cell office:value-type="float" office:value="1062.3200206756592" table:style-name="ce10">
            <text:p>1.062</text:p>
          </table:table-cell>
          <table:table-cell office:value-type="float" office:value="0" table:style-name="ce10">
            <text:p>0</text:p>
          </table:table-cell>
          <table:table-cell office:value-type="float" office:value="184537.92359161377" table:style-name="ce10">
            <text:p>184.538</text:p>
          </table:table-cell>
          <table:table-cell office:value-type="float" office:value="131129.88255214691" table:style-name="ce10">
            <text:p>131.130</text:p>
          </table:table-cell>
          <table:table-cell office:value-type="float" office:value="556.64001083374023" table:style-name="ce10">
            <text:p>55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46889.44480514526" table:style-name="ce10">
            <text:p>246.889</text:p>
          </table:table-cell>
          <table:table-cell office:value-type="float" office:value="51575.441003799438" table:style-name="ce10">
            <text:p>51.575</text:p>
          </table:table-cell>
          <table:table-cell office:value-type="float" office:value="615.44001197814941" table:style-name="ce10">
            <text:p>61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59455.80310344696" table:style-name="ce10">
            <text:p>159.456</text:p>
          </table:table-cell>
          <table:table-cell office:value-type="float" office:value="178820.60348033905" table:style-name="ce10">
            <text:p>178.821</text:p>
          </table:table-cell>
          <table:table-cell office:value-type="float" office:value="2553.8800497055054" table:style-name="ce10">
            <text:p>2.554</text:p>
          </table:table-cell>
          <table:table-cell office:value-type="float" office:value="11585.560225486755" table:style-name="ce10">
            <text:p>11.586</text:p>
          </table:table-cell>
          <table:table-cell office:value-type="float" office:value="0" table:style-name="ce10">
            <text:p>0</text:p>
          </table:table-cell>
          <table:table-cell office:value-type="float" office:value="173354.16337394714" table:style-name="ce10">
            <text:p>173.354</text:p>
          </table:table-cell>
          <table:table-cell office:value-type="float" office:value="155955.24303531647" table:style-name="ce10">
            <text:p>155.955</text:p>
          </table:table-cell>
          <table:table-cell office:value-type="float" office:value="9770.6001901626587" table:style-name="ce10">
            <text:p>9.77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08544.80211257935" table:style-name="ce10">
            <text:p>108.545</text:p>
          </table:table-cell>
          <table:table-cell office:value-type="float" office:value="207064.20403003693" table:style-name="ce10">
            <text:p>207.064</text:p>
          </table:table-cell>
          <table:table-cell office:value-type="float" office:value="250.8800048828125" table:style-name="ce10">
            <text:p>25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16629.00421619415" table:style-name="ce10">
            <text:p>216.629</text:p>
          </table:table-cell>
          <table:table-cell office:value-type="float" office:value="115248.00224304199" table:style-name="ce10">
            <text:p>115.248</text:p>
          </table:table-cell>
          <table:table-cell office:value-type="float" office:value="570.36001110076904" table:style-name="ce10">
            <text:p>57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82672.00355529785" table:style-name="ce10">
            <text:p>182.672</text:p>
          </table:table-cell>
          <table:table-cell office:value-type="float" office:value="159510.68310451508" table:style-name="ce10">
            <text:p>159.51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2910.121224403381" table:style-name="ce10">
            <text:p>62.910</text:p>
          </table:table-cell>
          <table:table-cell office:value-type="float" office:value="229512.0844669342" table:style-name="ce10">
            <text:p>229.512</text:p>
          </table:table-cell>
          <table:table-cell office:value-type="float" office:value="2851.8000555038452" table:style-name="ce10">
            <text:p>2.85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10249.20409202576" table:style-name="ce10">
            <text:p>210.249</text:p>
          </table:table-cell>
          <table:table-cell office:value-type="float" office:value="118368.32230377197" table:style-name="ce10">
            <text:p>118.36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20574.48429298401" table:style-name="ce10">
            <text:p>220.574</text:p>
          </table:table-cell>
          <table:table-cell office:value-type="float" office:value="79658.321550369263" table:style-name="ce10">
            <text:p>79.65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99448.441935539246" table:style-name="ce10">
            <text:p>99.448</text:p>
          </table:table-cell>
          <table:table-cell office:value-type="float" office:value="198728.32386779785" table:style-name="ce10">
            <text:p>198.72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17270.72228240967" table:style-name="ce10">
            <text:p>117.271</text:p>
          </table:table-cell>
          <table:table-cell office:value-type="float" office:value="213022.60414600372" table:style-name="ce10">
            <text:p>213.023</text:p>
          </table:table-cell>
          <table:table-cell office:value-type="float" office:value="836.92001628875732" table:style-name="ce10">
            <text:p>83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15580.40419578552" table:style-name="ce10">
            <text:p>215.580</text:p>
          </table:table-cell>
          <table:table-cell office:value-type="float" office:value="107266.88208770752" table:style-name="ce10">
            <text:p>107.267</text:p>
          </table:table-cell>
          <table:table-cell office:value-type="float" office:value="92.120001792907715" table:style-name="ce10">
            <text:p>92</text:p>
          </table:table-cell>
          <table:table-cell office:value-type="float" office:value="7491.1201457977295" table:style-name="ce10">
            <text:p>7.491</text:p>
          </table:table-cell>
          <table:table-cell office:value-type="float" office:value="0" table:style-name="ce10">
            <text:p>0</text:p>
          </table:table-cell>
          <table:table-cell office:value-type="float" office:value="192599.40374851227" table:style-name="ce10">
            <text:p>192.599</text:p>
          </table:table-cell>
          <table:table-cell office:value-type="float" office:value="116010.44225788116" table:style-name="ce10">
            <text:p>116.010</text:p>
          </table:table-cell>
          <table:table-cell office:value-type="float" office:value="0" table:style-name="ce10">
            <text:p>0</text:p>
          </table:table-cell>
          <table:table-cell office:value-type="float" office:value="188.16000366210938" table:style-name="ce10">
            <text:p>188</text:p>
          </table:table-cell>
          <table:table-cell office:value-type="float" office:value="0" table:style-name="ce10">
            <text:p>0</text:p>
          </table:table-cell>
          <table:table-cell office:value-type="float" office:value="251836.48490142822" table:style-name="ce10">
            <text:p>251.836</text:p>
          </table:table-cell>
          <table:table-cell office:value-type="float" office:value="68400.081331253052" table:style-name="ce10">
            <text:p>68.400</text:p>
          </table:table-cell>
          <table:table-cell office:value-type="float" office:value="2604.8400506973267" table:style-name="ce10">
            <text:p>2.60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51504.08294868469" table:style-name="ce10">
            <text:p>151.504</text:p>
          </table:table-cell>
          <table:table-cell office:value-type="float" office:value="172909.24336528778" table:style-name="ce10">
            <text:p>172.909</text:p>
          </table:table-cell>
          <table:table-cell office:value-type="float" office:value="2618.5600509643555" table:style-name="ce10">
            <text:p>2.61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87399.52364730835" table:style-name="ce10">
            <text:p>187.400</text:p>
          </table:table-cell>
          <table:table-cell office:value-type="float" office:value="143234.84278774261" table:style-name="ce10">
            <text:p>143.235</text:p>
          </table:table-cell>
          <table:table-cell office:value-type="float" office:value="834.96001625061035" table:style-name="ce10">
            <text:p>83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79123.241539955139" table:style-name="ce10">
            <text:p>79.123</text:p>
          </table:table-cell>
          <table:table-cell office:value-type="float" office:value="243220.32473373413" table:style-name="ce10">
            <text:p>243.22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10492.24409675598" table:style-name="ce10">
            <text:p>210.492</text:p>
          </table:table-cell>
          <table:table-cell office:value-type="float" office:value="104530.72203445435" table:style-name="ce10">
            <text:p>104.531</text:p>
          </table:table-cell>
          <table:table-cell office:value-type="float" office:value="25781.840501785278" table:style-name="ce10">
            <text:p>25.78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77270.24345016479" table:style-name="ce10">
            <text:p>177.270</text:p>
          </table:table-cell>
          <table:table-cell office:value-type="float" office:value="151613.84295082092" table:style-name="ce10">
            <text:p>151.614</text:p>
          </table:table-cell>
          <table:table-cell office:value-type="float" office:value="964.32001876831055" table:style-name="ce10">
            <text:p>96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79668.121550559998" table:style-name="ce10">
            <text:p>79.668</text:p>
          </table:table-cell>
          <table:table-cell office:value-type="float" office:value="235982.04459285736" table:style-name="ce10">
            <text:p>235.98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16476.12421321869" table:style-name="ce10">
            <text:p>216.476</text:p>
          </table:table-cell>
          <table:table-cell office:value-type="float" office:value="124959.80243206024" table:style-name="ce10">
            <text:p>124.96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17060.20422458649" table:style-name="ce10">
            <text:p>217.060</text:p>
          </table:table-cell>
          <table:table-cell office:value-type="float" office:value="91890.681788444519" table:style-name="ce10">
            <text:p>91.89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85446.201663017273" table:style-name="ce10">
            <text:p>85.446</text:p>
          </table:table-cell>
          <table:table-cell office:value-type="float" office:value="228332.16444396973" table:style-name="ce10">
            <text:p>228.332</text:p>
          </table:table-cell>
          <table:table-cell office:value-type="float" office:value="354.76000690460205" table:style-name="ce10">
            <text:p>35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09248.44212627411" table:style-name="ce10">
            <text:p>109.248</text:p>
          </table:table-cell>
          <table:table-cell office:value-type="float" office:value="212450.28413486481" table:style-name="ce10">
            <text:p>212.450</text:p>
          </table:table-cell>
          <table:table-cell office:value-type="float" office:value="3976.8400774002075" table:style-name="ce10">
            <text:p>3.977</text:p>
          </table:table-cell>
          <table:table-cell office:value-type="float" office:value="599.76001167297363" table:style-name="ce10">
            <text:p>600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1414.721000671387" table:style-name="ce10">
            <text:p>51.415</text:p>
          </table:table-cell>
          <table:table-cell office:value-type="float" office:value="14468.720281600952" table:style-name="ce10">
            <text:p>14.46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5089.880682945251" table:style-name="ce10">
            <text:p>35.090</text:p>
          </table:table-cell>
          <table:table-cell office:value-type="float" office:value="28882.560562133789" table:style-name="ce10">
            <text:p>28.883</text:p>
          </table:table-cell>
          <table:table-cell office:value-type="float" office:value="0" table:style-name="ce10">
            <text:p>0</text:p>
          </table:table-cell>
          <table:table-cell office:value-type="float" office:value="162.68000316619873" table:style-name="ce10">
            <text:p>163</text:p>
          </table:table-cell>
          <table:table-cell office:value-type="float" office:value="0" table:style-name="ce10">
            <text:p>0</text:p>
          </table:table-cell>
          <table:table-cell office:value-type="float" office:value="51434.321001052856" table:style-name="ce10">
            <text:p>51.434</text:p>
          </table:table-cell>
          <table:table-cell office:value-type="float" office:value="14788.200287818909" table:style-name="ce10">
            <text:p>14.78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2279.240628242493" table:style-name="ce10">
            <text:p>32.279</text:p>
          </table:table-cell>
          <table:table-cell office:value-type="float" office:value="37000.88072013855" table:style-name="ce10">
            <text:p>37.00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0217.160977363586" table:style-name="ce10">
            <text:p>50.217</text:p>
          </table:table-cell>
          <table:table-cell office:value-type="float" office:value="23414.160455703735" table:style-name="ce10">
            <text:p>23.41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0989.64040851593" table:style-name="ce10">
            <text:p>20.990</text:p>
          </table:table-cell>
          <table:table-cell office:value-type="float" office:value="44123.520858764648" table:style-name="ce10">
            <text:p>44.12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3837.36085319519" table:style-name="ce10">
            <text:p>43.837</text:p>
          </table:table-cell>
          <table:table-cell office:value-type="float" office:value="26532.520516395569" table:style-name="ce10">
            <text:p>26.53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2888.800640106201" table:style-name="ce10">
            <text:p>32.889</text:p>
          </table:table-cell>
          <table:table-cell office:value-type="float" office:value="30668.120596885681" table:style-name="ce10">
            <text:p>30.66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6024.960311889648" table:style-name="ce10">
            <text:p>16.025</text:p>
          </table:table-cell>
          <table:table-cell office:value-type="float" office:value="51369.640999794006" table:style-name="ce10">
            <text:p>51.37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0507.240983009338" table:style-name="ce10">
            <text:p>50.507</text:p>
          </table:table-cell>
          <table:table-cell office:value-type="float" office:value="18592.560361862183" table:style-name="ce10">
            <text:p>18.59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8602.120945930481" table:style-name="ce10">
            <text:p>48.602</text:p>
          </table:table-cell>
          <table:table-cell office:value-type="float" office:value="16516.920321464539" table:style-name="ce10">
            <text:p>16.51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5534.960302352905" table:style-name="ce10">
            <text:p>15.535</text:p>
          </table:table-cell>
          <table:table-cell office:value-type="float" office:value="48864.760951042175" table:style-name="ce10">
            <text:p>48.86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6703.120325088501" table:style-name="ce10">
            <text:p>16.703</text:p>
          </table:table-cell>
          <table:table-cell office:value-type="float" office:value="48366.920941352844" table:style-name="ce10">
            <text:p>48.36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8958.521731376648" table:style-name="ce10">
            <text:p>88.959</text:p>
          </table:table-cell>
          <table:table-cell office:value-type="float" office:value="21373.800415992737" table:style-name="ce10">
            <text:p>21.374</text:p>
          </table:table-cell>
          <table:table-cell office:value-type="float" office:value="0" table:style-name="ce10">
            <text:p>0</text:p>
          </table:table-cell>
          <table:table-cell office:value-type="float" office:value="1062.3200206756592" table:style-name="ce10">
            <text:p>1.062</text:p>
          </table:table-cell>
          <table:table-cell office:value-type="float" office:value="0" table:style-name="ce10">
            <text:p>0</text:p>
          </table:table-cell>
          <table:table-cell office:value-type="float" office:value="69852.441359519958" table:style-name="ce10">
            <text:p>69.852</text:p>
          </table:table-cell>
          <table:table-cell office:value-type="float" office:value="36730.400714874268" table:style-name="ce10">
            <text:p>36.73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96098.801870346069" table:style-name="ce10">
            <text:p>96.099</text:p>
          </table:table-cell>
          <table:table-cell office:value-type="float" office:value="18874.800367355347" table:style-name="ce10">
            <text:p>18.875</text:p>
          </table:table-cell>
          <table:table-cell office:value-type="float" office:value="39.200000762939453" table:style-name="ce10">
            <text:p>3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3633.44104385376" table:style-name="ce10">
            <text:p>53.633</text:p>
          </table:table-cell>
          <table:table-cell office:value-type="float" office:value="55654.201083183289" table:style-name="ce10">
            <text:p>55.65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6399.001097679138" table:style-name="ce10">
            <text:p>56.399</text:p>
          </table:table-cell>
          <table:table-cell office:value-type="float" office:value="60838.401184082031" table:style-name="ce10">
            <text:p>60.838</text:p>
          </table:table-cell>
          <table:table-cell office:value-type="float" office:value="654.64001274108887" table:style-name="ce10">
            <text:p>65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0962.120602607727" table:style-name="ce10">
            <text:p>30.962</text:p>
          </table:table-cell>
          <table:table-cell office:value-type="float" office:value="77778.681513786316" table:style-name="ce10">
            <text:p>77.77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92513.961800575256" table:style-name="ce10">
            <text:p>92.514</text:p>
          </table:table-cell>
          <table:table-cell office:value-type="float" office:value="26810.840521812439" table:style-name="ce10">
            <text:p>26.81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92059.241791725159" table:style-name="ce10">
            <text:p>92.059</text:p>
          </table:table-cell>
          <table:table-cell office:value-type="float" office:value="27645.800538063049" table:style-name="ce10">
            <text:p>27.64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5636.720693588257" table:style-name="ce10">
            <text:p>35.637</text:p>
          </table:table-cell>
          <table:table-cell office:value-type="float" office:value="69960.241361618042" table:style-name="ce10">
            <text:p>69.96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93337.161816596985" table:style-name="ce10">
            <text:p>93.337</text:p>
          </table:table-cell>
          <table:table-cell office:value-type="float" office:value="23265.200452804565" table:style-name="ce10">
            <text:p>23.26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91633.921783447266" table:style-name="ce10">
            <text:p>91.634</text:p>
          </table:table-cell>
          <table:table-cell office:value-type="float" office:value="19002.2003698349" table:style-name="ce10">
            <text:p>19.00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0836.680600166321" table:style-name="ce10">
            <text:p>30.837</text:p>
          </table:table-cell>
          <table:table-cell office:value-type="float" office:value="72241.681406021118" table:style-name="ce10">
            <text:p>72.24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1491.32061290741" table:style-name="ce10">
            <text:p>31.491</text:p>
          </table:table-cell>
          <table:table-cell office:value-type="float" office:value="80361.961564064026" table:style-name="ce10">
            <text:p>80.362</text:p>
          </table:table-cell>
          <table:table-cell office:value-type="float" office:value="613.48001194000244" table:style-name="ce10">
            <text:p>613</text:p>
          </table:table-cell>
          <table:table-cell office:value-type="float" office:value="599.76001167297363" table:style-name="ce10">
            <text:p>600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70145.64331150055" table:style-name="ce10">
            <text:p>170.146</text:p>
          </table:table-cell>
          <table:table-cell office:value-type="float" office:value="81543.84158706665" table:style-name="ce10">
            <text:p>81.544</text:p>
          </table:table-cell>
          <table:table-cell office:value-type="float" office:value="272.4400053024292" table:style-name="ce10">
            <text:p>27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55053.64301776886" table:style-name="ce10">
            <text:p>155.054</text:p>
          </table:table-cell>
          <table:table-cell office:value-type="float" office:value="88548.881723403931" table:style-name="ce10">
            <text:p>88.54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02738.48394584656" table:style-name="ce10">
            <text:p>202.738</text:p>
          </table:table-cell>
          <table:table-cell office:value-type="float" office:value="45701.320889472961" table:style-name="ce10">
            <text:p>45.701</text:p>
          </table:table-cell>
          <table:table-cell office:value-type="float" office:value="2677.3600521087646" table:style-name="ce10">
            <text:p>2.67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14222.92222309113" table:style-name="ce10">
            <text:p>114.223</text:p>
          </table:table-cell>
          <table:table-cell office:value-type="float" office:value="135788.80264282227" table:style-name="ce10">
            <text:p>135.789</text:p>
          </table:table-cell>
          <table:table-cell office:value-type="float" office:value="3616.2000703811646" table:style-name="ce10">
            <text:p>3.616</text:p>
          </table:table-cell>
          <table:table-cell office:value-type="float" office:value="11585.560225486755" table:style-name="ce10">
            <text:p>11.586</text:p>
          </table:table-cell>
          <table:table-cell office:value-type="float" office:value="0" table:style-name="ce10">
            <text:p>0</text:p>
          </table:table-cell>
          <table:table-cell office:value-type="float" office:value="180053.4435043335" table:style-name="ce10">
            <text:p>180.053</text:p>
          </table:table-cell>
          <table:table-cell office:value-type="float" office:value="86096.921675682068" table:style-name="ce10">
            <text:p>86.097</text:p>
          </table:table-cell>
          <table:table-cell office:value-type="float" office:value="834.96001625061035" table:style-name="ce10">
            <text:p>83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83241.201620101929" table:style-name="ce10">
            <text:p>83.241</text:p>
          </table:table-cell>
          <table:table-cell office:value-type="float" office:value="181066.76352405548" table:style-name="ce10">
            <text:p>181.067</text:p>
          </table:table-cell>
          <table:table-cell office:value-type="float" office:value="250.8800048828125" table:style-name="ce10">
            <text:p>25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71237.36333274841" table:style-name="ce10">
            <text:p>171.237</text:p>
          </table:table-cell>
          <table:table-cell office:value-type="float" office:value="104818.84204006195" table:style-name="ce10">
            <text:p>104.81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32235.3225736618" table:style-name="ce10">
            <text:p>132.235</text:p>
          </table:table-cell>
          <table:table-cell office:value-type="float" office:value="115279.36224365234" table:style-name="ce10">
            <text:p>115.279</text:p>
          </table:table-cell>
          <table:table-cell office:value-type="float" office:value="964.32001876831055" table:style-name="ce10">
            <text:p>96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5476.000690460205" table:style-name="ce10">
            <text:p>35.476</text:p>
          </table:table-cell>
          <table:table-cell office:value-type="float" office:value="205551.08400058746" table:style-name="ce10">
            <text:p>205.551</text:p>
          </table:table-cell>
          <table:table-cell office:value-type="float" office:value="2851.8000555038452" table:style-name="ce10">
            <text:p>2.85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49516.64291000366" table:style-name="ce10">
            <text:p>149.517</text:p>
          </table:table-cell>
          <table:table-cell office:value-type="float" office:value="118593.72230815887" table:style-name="ce10">
            <text:p>118.59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81997.76354217529" table:style-name="ce10">
            <text:p>181.998</text:p>
          </table:table-cell>
          <table:table-cell office:value-type="float" office:value="69662.321355819702" table:style-name="ce10">
            <text:p>69.66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9286.001348495483" table:style-name="ce10">
            <text:p>69.286</text:p>
          </table:table-cell>
          <table:table-cell office:value-type="float" office:value="176064.84342670441" table:style-name="ce10">
            <text:p>176.06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8251.121328353882" table:style-name="ce10">
            <text:p>68.251</text:p>
          </table:table-cell>
          <table:table-cell office:value-type="float" office:value="181176.52352619171" table:style-name="ce10">
            <text:p>181.177</text:p>
          </table:table-cell>
          <table:table-cell office:value-type="float" office:value="3976.8400774002075" table:style-name="ce10">
            <text:p>3.97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37506.12656879425" table:style-name="ce10">
            <text:p>337.506</text:p>
          </table:table-cell>
          <table:table-cell office:value-type="float" office:value="152031.32295894623" table:style-name="ce10">
            <text:p>152.031</text:p>
          </table:table-cell>
          <table:table-cell office:value-type="float" office:value="92.120001792907715" table:style-name="ce10">
            <text:p>92</text:p>
          </table:table-cell>
          <table:table-cell office:value-type="float" office:value="7491.1201457977295" table:style-name="ce10">
            <text:p>7.491</text:p>
          </table:table-cell>
          <table:table-cell office:value-type="float" office:value="0" table:style-name="ce10">
            <text:p>0</text:p>
          </table:table-cell>
          <table:table-cell office:value-type="float" office:value="269547.04524612427" table:style-name="ce10">
            <text:p>269.547</text:p>
          </table:table-cell>
          <table:table-cell office:value-type="float" office:value="185398.36360836029" table:style-name="ce10">
            <text:p>185.398</text:p>
          </table:table-cell>
          <table:table-cell office:value-type="float" office:value="0" table:style-name="ce10">
            <text:p>0</text:p>
          </table:table-cell>
          <table:table-cell office:value-type="float" office:value="92.120001792907715" table:style-name="ce10">
            <text:p>92</text:p>
          </table:table-cell>
          <table:table-cell office:value-type="float" office:value="0" table:style-name="ce10">
            <text:p>0</text:p>
          </table:table-cell>
          <table:table-cell office:value-type="float" office:value="376602.24732971191" table:style-name="ce10">
            <text:p>376.602</text:p>
          </table:table-cell>
          <table:table-cell office:value-type="float" office:value="80708.88157081604" table:style-name="ce10">
            <text:p>80.70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26736.72441291809" table:style-name="ce10">
            <text:p>226.737</text:p>
          </table:table-cell>
          <table:table-cell office:value-type="float" office:value="270834.76527118683" table:style-name="ce10">
            <text:p>270.835</text:p>
          </table:table-cell>
          <table:table-cell office:value-type="float" office:value="550.76001071929932" table:style-name="ce10">
            <text:p>55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39370.88465881348" table:style-name="ce10">
            <text:p>239.371</text:p>
          </table:table-cell>
          <table:table-cell office:value-type="float" office:value="226662.24441146851" table:style-name="ce10">
            <text:p>226.662</text:p>
          </table:table-cell>
          <table:table-cell office:value-type="float" office:value="9749.040189743042" table:style-name="ce10">
            <text:p>9.74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09062.24212265015" table:style-name="ce10">
            <text:p>109.062</text:p>
          </table:table-cell>
          <table:table-cell office:value-type="float" office:value="343978.04669475555" table:style-name="ce10">
            <text:p>343.97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17357.32617664337" table:style-name="ce10">
            <text:p>317.357</text:p>
          </table:table-cell>
          <table:table-cell office:value-type="float" office:value="148777.72289562225" table:style-name="ce10">
            <text:p>148.778</text:p>
          </table:table-cell>
          <table:table-cell office:value-type="float" office:value="25779.880501747131" table:style-name="ce10">
            <text:p>25.78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61644.32509231567" table:style-name="ce10">
            <text:p>261.644</text:p>
          </table:table-cell>
          <table:table-cell office:value-type="float" office:value="245597.80478000641" table:style-name="ce10">
            <text:p>245.59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96782.841883659363" table:style-name="ce10">
            <text:p>96.783</text:p>
          </table:table-cell>
          <table:table-cell office:value-type="float" office:value="344168.16669845581" table:style-name="ce10">
            <text:p>344.16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25309.04633140564" table:style-name="ce10">
            <text:p>325.309</text:p>
          </table:table-cell>
          <table:table-cell office:value-type="float" office:value="164281.32319736481" table:style-name="ce10">
            <text:p>164.28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28776.28639888763" table:style-name="ce10">
            <text:p>328.776</text:p>
          </table:table-cell>
          <table:table-cell office:value-type="float" office:value="118699.56231021881" table:style-name="ce10">
            <text:p>118.70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33946.40260696411" table:style-name="ce10">
            <text:p>133.946</text:p>
          </table:table-cell>
          <table:table-cell office:value-type="float" office:value="317690.52618312836" table:style-name="ce10">
            <text:p>317.691</text:p>
          </table:table-cell>
          <table:table-cell office:value-type="float" office:value="354.76000690460205" table:style-name="ce10">
            <text:p>35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73667.76338005066" table:style-name="ce10">
            <text:p>173.668</text:p>
          </table:table-cell>
          <table:table-cell office:value-type="float" office:value="303076.76589870453" table:style-name="ce10">
            <text:p>303.07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33421.12259674072" table:style-name="ce10">
            <text:p>133.421</text:p>
          </table:table-cell>
          <table:table-cell office:value-type="float" office:value="44341.080862998962" table:style-name="ce10">
            <text:p>44.34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14162.16222190857" table:style-name="ce10">
            <text:p>114.162</text:p>
          </table:table-cell>
          <table:table-cell office:value-type="float" office:value="68770.52133846283" table:style-name="ce10">
            <text:p>68.771</text:p>
          </table:table-cell>
          <table:table-cell office:value-type="float" office:value="556.64001083374023" table:style-name="ce10">
            <text:p>55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38924.80270385742" table:style-name="ce10">
            <text:p>138.925</text:p>
          </table:table-cell>
          <table:table-cell office:value-type="float" office:value="31910.760621070862" table:style-name="ce10">
            <text:p>31.91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99179.92193031311" table:style-name="ce10">
            <text:p>99.180</text:p>
          </table:table-cell>
          <table:table-cell office:value-type="float" office:value="77406.281506538391" table:style-name="ce10">
            <text:p>77.40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03997.60202407837" table:style-name="ce10">
            <text:p>103.998</text:p>
          </table:table-cell>
          <table:table-cell office:value-type="float" office:value="91118.441773414612" table:style-name="ce10">
            <text:p>91.11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9723.240967750549" table:style-name="ce10">
            <text:p>49.723</text:p>
          </table:table-cell>
          <table:table-cell office:value-type="float" office:value="113564.36221027374" table:style-name="ce10">
            <text:p>113.56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33952.28260707855" table:style-name="ce10">
            <text:p>133.952</text:p>
          </table:table-cell>
          <table:table-cell office:value-type="float" office:value="45979.640894889832" table:style-name="ce10">
            <text:p>45.980</text:p>
          </table:table-cell>
          <table:table-cell office:value-type="float" office:value="631.1200122833252" table:style-name="ce10">
            <text:p>63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22057.04237556458" table:style-name="ce10">
            <text:p>122.057</text:p>
          </table:table-cell>
          <table:table-cell office:value-type="float" office:value="73901.801438331604" table:style-name="ce10">
            <text:p>73.90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4137.400469779968" table:style-name="ce10">
            <text:p>24.137</text:p>
          </table:table-cell>
          <table:table-cell office:value-type="float" office:value="140873.04274177551" table:style-name="ce10">
            <text:p>140.87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38930.68270397186" table:style-name="ce10">
            <text:p>138.931</text:p>
          </table:table-cell>
          <table:table-cell office:value-type="float" office:value="32924.080640792847" table:style-name="ce10">
            <text:p>32.92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26398.44246006012" table:style-name="ce10">
            <text:p>126.398</text:p>
          </table:table-cell>
          <table:table-cell office:value-type="float" office:value="36800.960716247559" table:style-name="ce10">
            <text:p>36.80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3476.641040802002" table:style-name="ce10">
            <text:p>53.477</text:p>
          </table:table-cell>
          <table:table-cell office:value-type="float" office:value="114001.44221878052" table:style-name="ce10">
            <text:p>114.00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83882.121632575989" table:style-name="ce10">
            <text:p>83.882</text:p>
          </table:table-cell>
          <table:table-cell office:value-type="float" office:value="117792.08229255676" table:style-name="ce10">
            <text:p>117.792</text:p>
          </table:table-cell>
          <table:table-cell office:value-type="float" office:value="568.40001106262207" table:style-name="ce10">
            <text:p>56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214806.20418071747" table:style-name="ce10">
            <text:p>214.806</text:p>
          </table:table-cell>
          <table:table-cell office:value-type="float" office:value="166398.12323856354" table:style-name="ce10">
            <text:p>166.398</text:p>
          </table:table-cell>
          <table:table-cell office:value-type="float" office:value="92.120001792907715" table:style-name="ce10">
            <text:p>92</text:p>
          </table:table-cell>
          <table:table-cell office:value-type="float" office:value="1062.3200206756592" table:style-name="ce10">
            <text:p>1.062</text:p>
          </table:table-cell>
          <table:table-cell office:value-type="float" office:value="0" table:style-name="ce10">
            <text:p>0</text:p>
          </table:table-cell>
          <table:table-cell office:value-type="float" office:value="188889.12367630005" table:style-name="ce10">
            <text:p>188.889</text:p>
          </table:table-cell>
          <table:table-cell office:value-type="float" office:value="167493.7632598877" table:style-name="ce10">
            <text:p>167.494</text:p>
          </table:table-cell>
          <table:table-cell office:value-type="float" office:value="556.64001083374023" table:style-name="ce10">
            <text:p>557</text:p>
          </table:table-cell>
          <table:table-cell office:value-type="float" office:value="92.120001792907715" table:style-name="ce10">
            <text:p>92</text:p>
          </table:table-cell>
          <table:table-cell office:value-type="float" office:value="0" table:style-name="ce10">
            <text:p>0</text:p>
          </table:table-cell>
          <table:table-cell office:value-type="float" office:value="275464.28536128998" table:style-name="ce10">
            <text:p>275.464</text:p>
          </table:table-cell>
          <table:table-cell office:value-type="float" office:value="84084.001636505127" table:style-name="ce10">
            <text:p>84.084</text:p>
          </table:table-cell>
          <table:table-cell office:value-type="float" office:value="615.44001197814941" table:style-name="ce10">
            <text:p>61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14644.32223129272" table:style-name="ce10">
            <text:p>114.644</text:p>
          </table:table-cell>
          <table:table-cell office:value-type="float" office:value="260952.44507884979" table:style-name="ce10">
            <text:p>260.952</text:p>
          </table:table-cell>
          <table:table-cell office:value-type="float" office:value="0" table:style-name="ce10">
            <text:p>0</text:p>
          </table:table-cell>
          <table:table-cell office:value-type="float" office:value="11585.560225486755" table:style-name="ce10">
            <text:p>11.586</text:p>
          </table:table-cell>
          <table:table-cell office:value-type="float" office:value="0" table:style-name="ce10">
            <text:p>0</text:p>
          </table:table-cell>
          <table:table-cell office:value-type="float" office:value="257005.00500202179" table:style-name="ce10">
            <text:p>257.005</text:p>
          </table:table-cell>
          <table:table-cell office:value-type="float" office:value="111733.72217464447" table:style-name="ce10">
            <text:p>111.734</text:p>
          </table:table-cell>
          <table:table-cell office:value-type="float" office:value="7379.4001436233521" table:style-name="ce10">
            <text:p>7.37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05500.9220533371" table:style-name="ce10">
            <text:p>105.501</text:p>
          </table:table-cell>
          <table:table-cell office:value-type="float" office:value="256940.32500076294" table:style-name="ce10">
            <text:p>256.940</text:p>
          </table:table-cell>
          <table:table-cell office:value-type="float" office:value="250.8800048828125" table:style-name="ce10">
            <text:p>25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00598.16390419006" table:style-name="ce10">
            <text:p>200.598</text:p>
          </table:table-cell>
          <table:table-cell office:value-type="float" office:value="165947.32322978973" table:style-name="ce10">
            <text:p>165.947</text:p>
          </table:table-cell>
          <table:table-cell office:value-type="float" office:value="25781.840501785278" table:style-name="ce10">
            <text:p>25.78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45857.32283878326" table:style-name="ce10">
            <text:p>145.857</text:p>
          </table:table-cell>
          <table:table-cell office:value-type="float" office:value="239700.16466522217" table:style-name="ce10">
            <text:p>239.700</text:p>
          </table:table-cell>
          <table:table-cell office:value-type="float" office:value="964.32001876831055" table:style-name="ce10">
            <text:p>96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7814.200930595398" table:style-name="ce10">
            <text:p>47.814</text:p>
          </table:table-cell>
          <table:table-cell office:value-type="float" office:value="307861.12599182129" table:style-name="ce10">
            <text:p>307.86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08949.72406673431" table:style-name="ce10">
            <text:p>208.950</text:p>
          </table:table-cell>
          <table:table-cell office:value-type="float" office:value="163812.88318824768" table:style-name="ce10">
            <text:p>163.81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44180.72475242615" table:style-name="ce10">
            <text:p>244.181</text:p>
          </table:table-cell>
          <table:table-cell office:value-type="float" office:value="112210.00218391418" table:style-name="ce10">
            <text:p>112.21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95152.121851921082" table:style-name="ce10">
            <text:p>95.152</text:p>
          </table:table-cell>
          <table:table-cell office:value-type="float" office:value="256542.4449930191" table:style-name="ce10">
            <text:p>256.542</text:p>
          </table:table-cell>
          <table:table-cell office:value-type="float" office:value="354.76000690460205" table:style-name="ce10">
            <text:p>35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58882.321146011353" table:style-name="ce10">
            <text:p>58.882</text:p>
          </table:table-cell>
          <table:table-cell office:value-type="float" office:value="297531.92579078674" table:style-name="ce10">
            <text:p>297.532</text:p>
          </table:table-cell>
          <table:table-cell office:value-type="float" office:value="4016.040078163147" table:style-name="ce10">
            <text:p>4.01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379373.68738365173" table:style-name="ce10">
            <text:p>379.374</text:p>
          </table:table-cell>
          <table:table-cell office:value-type="float" office:value="72457.281410217285" table:style-name="ce10">
            <text:p>72.457</text:p>
          </table:table-cell>
          <table:table-cell office:value-type="float" office:value="0" table:style-name="ce10">
            <text:p>0</text:p>
          </table:table-cell>
          <table:table-cell office:value-type="float" office:value="7491.1201457977295" table:style-name="ce10">
            <text:p>7.491</text:p>
          </table:table-cell>
          <table:table-cell office:value-type="float" office:value="0" table:style-name="ce10">
            <text:p>0</text:p>
          </table:table-cell>
          <table:table-cell office:value-type="float" office:value="308690.20600795746" table:style-name="ce10">
            <text:p>308.690</text:p>
          </table:table-cell>
          <table:table-cell office:value-type="float" office:value="145165.44282531738" table:style-name="ce10">
            <text:p>145.16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96400.20771503448" table:style-name="ce10">
            <text:p>396.400</text:p>
          </table:table-cell>
          <table:table-cell office:value-type="float" office:value="64101.801247596741" table:style-name="ce10">
            <text:p>64.102</text:p>
          </table:table-cell>
          <table:table-cell office:value-type="float" office:value="2604.8400506973267" table:style-name="ce10">
            <text:p>2.60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61995.16509914398" table:style-name="ce10">
            <text:p>261.995</text:p>
          </table:table-cell>
          <table:table-cell office:value-type="float" office:value="206729.04402351379" table:style-name="ce10">
            <text:p>206.729</text:p>
          </table:table-cell>
          <table:table-cell office:value-type="float" office:value="3606.4000701904297" table:style-name="ce10">
            <text:p>3.60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01254.7639169693" table:style-name="ce10">
            <text:p>201.255</text:p>
          </table:table-cell>
          <table:table-cell office:value-type="float" office:value="254237.48494815826" table:style-name="ce10">
            <text:p>254.23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13574.16221046448" table:style-name="ce10">
            <text:p>113.574</text:p>
          </table:table-cell>
          <table:table-cell office:value-type="float" office:value="345308.88672065735" table:style-name="ce10">
            <text:p>345.30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60418.52701473236" table:style-name="ce10">
            <text:p>360.419</text:p>
          </table:table-cell>
          <table:table-cell office:value-type="float" office:value="105061.88204479218" table:style-name="ce10">
            <text:p>105.06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07282.92598056793" table:style-name="ce10">
            <text:p>307.283</text:p>
          </table:table-cell>
          <table:table-cell office:value-type="float" office:value="166676.44324398041" table:style-name="ce10">
            <text:p>166.67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00708.72196006775" table:style-name="ce10">
            <text:p>100.709</text:p>
          </table:table-cell>
          <table:table-cell office:value-type="float" office:value="346592.68674564362" table:style-name="ce10">
            <text:p>346.593</text:p>
          </table:table-cell>
          <table:table-cell office:value-type="float" office:value="2851.8000555038452" table:style-name="ce10">
            <text:p>2.85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63252.68706989288" table:style-name="ce10">
            <text:p>363.253</text:p>
          </table:table-cell>
          <table:table-cell office:value-type="float" office:value="102653.04199790955" table:style-name="ce10">
            <text:p>102.65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39846.36661434174" table:style-name="ce10">
            <text:p>339.846</text:p>
          </table:table-cell>
          <table:table-cell office:value-type="float" office:value="109260.20212650299" table:style-name="ce10">
            <text:p>109.26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31076.96255111694" table:style-name="ce10">
            <text:p>131.077</text:p>
          </table:table-cell>
          <table:table-cell office:value-type="float" office:value="331151.80644512177" table:style-name="ce10">
            <text:p>331.15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88567.68367004395" table:style-name="ce10">
            <text:p>188.568</text:p>
          </table:table-cell>
          <table:table-cell office:value-type="float" office:value="273557.20532417297" table:style-name="ce10">
            <text:p>273.557</text:p>
          </table:table-cell>
          <table:table-cell office:value-type="float" office:value="613.48001194000244" table:style-name="ce10">
            <text:p>613</text:p>
          </table:table-cell>
          <table:table-cell office:value-type="float" office:value="599.76001167297363" table:style-name="ce10">
            <text:p>600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401223.76780891418" table:style-name="ce10">
            <text:p>401.224</text:p>
          </table:table-cell>
          <table:table-cell office:value-type="float" office:value="175588.56341743469" table:style-name="ce10">
            <text:p>175.589</text:p>
          </table:table-cell>
          <table:table-cell office:value-type="float" office:value="92.120001792907715" table:style-name="ce10">
            <text:p>92</text:p>
          </table:table-cell>
          <table:table-cell office:value-type="float" office:value="7565.6001472473145" table:style-name="ce10">
            <text:p>7.566</text:p>
          </table:table-cell>
          <table:table-cell office:value-type="float" office:value="0" table:style-name="ce10">
            <text:p>0</text:p>
          </table:table-cell>
          <table:table-cell office:value-type="float" office:value="332645.32647418976" table:style-name="ce10">
            <text:p>332.645</text:p>
          </table:table-cell>
          <table:table-cell office:value-type="float" office:value="207626.72404098511" table:style-name="ce10">
            <text:p>207.627</text:p>
          </table:table-cell>
          <table:table-cell office:value-type="float" office:value="556.64001083374023" table:style-name="ce10">
            <text:p>557</text:p>
          </table:table-cell>
          <table:table-cell office:value-type="float" office:value="92.120001792907715" table:style-name="ce10">
            <text:p>92</text:p>
          </table:table-cell>
          <table:table-cell office:value-type="float" office:value="0" table:style-name="ce10">
            <text:p>0</text:p>
          </table:table-cell>
          <table:table-cell office:value-type="float" office:value="444753.4086561203" table:style-name="ce10">
            <text:p>444.753</text:p>
          </table:table-cell>
          <table:table-cell office:value-type="float" office:value="100150.12194919586" table:style-name="ce10">
            <text:p>100.150</text:p>
          </table:table-cell>
          <table:table-cell office:value-type="float" office:value="2677.3600521087646" table:style-name="ce10">
            <text:p>2.67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70691.6852684021" table:style-name="ce10">
            <text:p>270.692</text:p>
          </table:table-cell>
          <table:table-cell office:value-type="float" office:value="307347.60598182678" table:style-name="ce10">
            <text:p>307.348</text:p>
          </table:table-cell>
          <table:table-cell office:value-type="float" office:value="3606.4000701904297" table:style-name="ce10">
            <text:p>3.606</text:p>
          </table:table-cell>
          <table:table-cell office:value-type="float" office:value="11585.560225486755" table:style-name="ce10">
            <text:p>11.586</text:p>
          </table:table-cell>
          <table:table-cell office:value-type="float" office:value="0" table:style-name="ce10">
            <text:p>0</text:p>
          </table:table-cell>
          <table:table-cell office:value-type="float" office:value="302776.88589286804" table:style-name="ce10">
            <text:p>302.777</text:p>
          </table:table-cell>
          <table:table-cell office:value-type="float" office:value="261273.8850851059" table:style-name="ce10">
            <text:p>261.274</text:p>
          </table:table-cell>
          <table:table-cell office:value-type="float" office:value="7379.4001436233521" table:style-name="ce10">
            <text:p>7.37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45720.12283611298" table:style-name="ce10">
            <text:p>145.720</text:p>
          </table:table-cell>
          <table:table-cell office:value-type="float" office:value="395461.36769676208" table:style-name="ce10">
            <text:p>395.461</text:p>
          </table:table-cell>
          <table:table-cell office:value-type="float" office:value="250.8800048828125" table:style-name="ce10">
            <text:p>25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81525.76742553711" table:style-name="ce10">
            <text:p>381.526</text:p>
          </table:table-cell>
          <table:table-cell office:value-type="float" office:value="187234.883644104" table:style-name="ce10">
            <text:p>187.235</text:p>
          </table:table-cell>
          <table:table-cell office:value-type="float" office:value="25781.840501785278" table:style-name="ce10">
            <text:p>25.78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15859.88614749908" table:style-name="ce10">
            <text:p>315.860</text:p>
          </table:table-cell>
          <table:table-cell office:value-type="float" office:value="276412.92537975311" table:style-name="ce10">
            <text:p>276.413</text:p>
          </table:table-cell>
          <table:table-cell office:value-type="float" office:value="964.32001876831055" table:style-name="ce10">
            <text:p>96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07070.88208389282" table:style-name="ce10">
            <text:p>107.071</text:p>
          </table:table-cell>
          <table:table-cell office:value-type="float" office:value="422178.12821674347" table:style-name="ce10">
            <text:p>422.178</text:p>
          </table:table-cell>
          <table:table-cell office:value-type="float" office:value="2851.8000555038452" table:style-name="ce10">
            <text:p>2.85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89295.20757675171" table:style-name="ce10">
            <text:p>389.295</text:p>
          </table:table-cell>
          <table:table-cell office:value-type="float" office:value="181707.68353652954" table:style-name="ce10">
            <text:p>181.70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85435.96750164032" table:style-name="ce10">
            <text:p>385.436</text:p>
          </table:table-cell>
          <table:table-cell office:value-type="float" office:value="145206.60282611847" table:style-name="ce10">
            <text:p>145.20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53726.72299194336" table:style-name="ce10">
            <text:p>153.727</text:p>
          </table:table-cell>
          <table:table-cell office:value-type="float" office:value="382599.84744644165" table:style-name="ce10">
            <text:p>382.600</text:p>
          </table:table-cell>
          <table:table-cell office:value-type="float" office:value="354.76000690460205" table:style-name="ce10">
            <text:p>35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91433.20372581482" table:style-name="ce10">
            <text:p>191.433</text:p>
          </table:table-cell>
          <table:table-cell office:value-type="float" office:value="366917.88714122772" table:style-name="ce10">
            <text:p>366.918</text:p>
          </table:table-cell>
          <table:table-cell office:value-type="float" office:value="4063.0800790786743" table:style-name="ce10">
            <text:p>4.063</text:p>
          </table:table-cell>
          <table:table-cell office:value-type="float" office:value="599.76001167297363" table:style-name="ce10">
            <text:p>600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200998.00391197205" table:style-name="ce10">
            <text:p>200.998</text:p>
          </table:table-cell>
          <table:table-cell office:value-type="float" office:value="54452.721059799194" table:style-name="ce10">
            <text:p>54.453</text:p>
          </table:table-cell>
          <table:table-cell office:value-type="float" office:value="272.4400053024292" table:style-name="ce10">
            <text:p>27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52903.52297592163" table:style-name="ce10">
            <text:p>152.904</text:p>
          </table:table-cell>
          <table:table-cell office:value-type="float" office:value="107121.84208488464" table:style-name="ce10">
            <text:p>107.122</text:p>
          </table:table-cell>
          <table:table-cell office:value-type="float" office:value="0" table:style-name="ce10">
            <text:p>0</text:p>
          </table:table-cell>
          <table:table-cell office:value-type="float" office:value="162.68000316619873" table:style-name="ce10">
            <text:p>163</text:p>
          </table:table-cell>
          <table:table-cell office:value-type="float" office:value="0" table:style-name="ce10">
            <text:p>0</text:p>
          </table:table-cell>
          <table:table-cell office:value-type="float" office:value="228714.36445140839" table:style-name="ce10">
            <text:p>228.714</text:p>
          </table:table-cell>
          <table:table-cell office:value-type="float" office:value="23719.920461654663" table:style-name="ce10">
            <text:p>23.72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20200.92233943939" table:style-name="ce10">
            <text:p>120.201</text:p>
          </table:table-cell>
          <table:table-cell office:value-type="float" office:value="141788.36275959015" table:style-name="ce10">
            <text:p>141.788</text:p>
          </table:table-cell>
          <table:table-cell office:value-type="float" office:value="613.48001194000244" table:style-name="ce10">
            <text:p>61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71039.40332889557" table:style-name="ce10">
            <text:p>171.039</text:p>
          </table:table-cell>
          <table:table-cell office:value-type="float" office:value="104893.32204151154" table:style-name="ce10">
            <text:p>104.893</text:p>
          </table:table-cell>
          <table:table-cell office:value-type="float" office:value="6573.8401279449463" table:style-name="ce10">
            <text:p>6.57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8872.441340446472" table:style-name="ce10">
            <text:p>68.872</text:p>
          </table:table-cell>
          <table:table-cell office:value-type="float" office:value="195006.28379535675" table:style-name="ce10">
            <text:p>195.00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96178.36381816864" table:style-name="ce10">
            <text:p>196.178</text:p>
          </table:table-cell>
          <table:table-cell office:value-type="float" office:value="62541.64121723175" table:style-name="ce10">
            <text:p>62.542</text:p>
          </table:table-cell>
          <table:table-cell office:value-type="float" office:value="570.36001110076904" table:style-name="ce10">
            <text:p>57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69081.36329078674" table:style-name="ce10">
            <text:p>169.081</text:p>
          </table:table-cell>
          <table:table-cell office:value-type="float" office:value="100702.84195995331" table:style-name="ce10">
            <text:p>100.70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8504.120944023132" table:style-name="ce10">
            <text:p>48.504</text:p>
          </table:table-cell>
          <table:table-cell office:value-type="float" office:value="204335.88397693634" table:style-name="ce10">
            <text:p>204.33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72593.68335914612" table:style-name="ce10">
            <text:p>172.594</text:p>
          </table:table-cell>
          <table:table-cell office:value-type="float" office:value="115977.12225723267" table:style-name="ce10">
            <text:p>115.97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15478.48419380188" table:style-name="ce10">
            <text:p>215.478</text:p>
          </table:table-cell>
          <table:table-cell office:value-type="float" office:value="42243.880822181702" table:style-name="ce10">
            <text:p>42.24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74660.321453094482" table:style-name="ce10">
            <text:p>74.660</text:p>
          </table:table-cell>
          <table:table-cell office:value-type="float" office:value="178663.80347728729" table:style-name="ce10">
            <text:p>178.66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96553.521879196167" table:style-name="ce10">
            <text:p>96.554</text:p>
          </table:table-cell>
          <table:table-cell office:value-type="float" office:value="193655.84376907349" table:style-name="ce10">
            <text:p>193.656</text:p>
          </table:table-cell>
          <table:table-cell office:value-type="float" office:value="117.60000228881836" table:style-name="ce10">
            <text:p>11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235476.36458301544" table:style-name="ce10">
            <text:p>235.476</text:p>
          </table:table-cell>
          <table:table-cell office:value-type="float" office:value="176213.80342960358" table:style-name="ce10">
            <text:p>176.214</text:p>
          </table:table-cell>
          <table:table-cell office:value-type="float" office:value="92.120001792907715" table:style-name="ce10">
            <text:p>92</text:p>
          </table:table-cell>
          <table:table-cell office:value-type="float" office:value="7565.6001472473145" table:style-name="ce10">
            <text:p>7.566</text:p>
          </table:table-cell>
          <table:table-cell office:value-type="float" office:value="0" table:style-name="ce10">
            <text:p>0</text:p>
          </table:table-cell>
          <table:table-cell office:value-type="float" office:value="198796.923869133" table:style-name="ce10">
            <text:p>198.797</text:p>
          </table:table-cell>
          <table:table-cell office:value-type="float" office:value="198375.5238609314" table:style-name="ce10">
            <text:p>198.376</text:p>
          </table:table-cell>
          <table:table-cell office:value-type="float" office:value="556.64001083374023" table:style-name="ce10">
            <text:p>557</text:p>
          </table:table-cell>
          <table:table-cell office:value-type="float" office:value="92.120001792907715" table:style-name="ce10">
            <text:p>92</text:p>
          </table:table-cell>
          <table:table-cell office:value-type="float" office:value="0" table:style-name="ce10">
            <text:p>0</text:p>
          </table:table-cell>
          <table:table-cell office:value-type="float" office:value="311381.28606033325" table:style-name="ce10">
            <text:p>311.381</text:p>
          </table:table-cell>
          <table:table-cell office:value-type="float" office:value="93315.601816177368" table:style-name="ce10">
            <text:p>93.316</text:p>
          </table:table-cell>
          <table:table-cell office:value-type="float" office:value="615.44001197814941" table:style-name="ce10">
            <text:p>61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05745.92205810547" table:style-name="ce10">
            <text:p>105.746</text:p>
          </table:table-cell>
          <table:table-cell office:value-type="float" office:value="293025.88570308685" table:style-name="ce10">
            <text:p>293.026</text:p>
          </table:table-cell>
          <table:table-cell office:value-type="float" office:value="550.76001071929932" table:style-name="ce10">
            <text:p>551</text:p>
          </table:table-cell>
          <table:table-cell office:value-type="float" office:value="11585.560225486755" table:style-name="ce10">
            <text:p>11.586</text:p>
          </table:table-cell>
          <table:table-cell office:value-type="float" office:value="0" table:style-name="ce10">
            <text:p>0</text:p>
          </table:table-cell>
          <table:table-cell office:value-type="float" office:value="300177.92584228516" table:style-name="ce10">
            <text:p>300.178</text:p>
          </table:table-cell>
          <table:table-cell office:value-type="float" office:value="94617.041841506958" table:style-name="ce10">
            <text:p>94.617</text:p>
          </table:table-cell>
          <table:table-cell office:value-type="float" office:value="9805.8801908493042" table:style-name="ce10">
            <text:p>9.806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99160.321929931641" table:style-name="ce10">
            <text:p>99.160</text:p>
          </table:table-cell>
          <table:table-cell office:value-type="float" office:value="306867.40597248077" table:style-name="ce10">
            <text:p>306.86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07217.08403301239" table:style-name="ce10">
            <text:p>207.217</text:p>
          </table:table-cell>
          <table:table-cell office:value-type="float" office:value="189483.00368785858" table:style-name="ce10">
            <text:p>189.483</text:p>
          </table:table-cell>
          <table:table-cell office:value-type="float" office:value="25779.880501747131" table:style-name="ce10">
            <text:p>25.78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41533.56275463104" table:style-name="ce10">
            <text:p>141.534</text:p>
          </table:table-cell>
          <table:table-cell office:value-type="float" office:value="265977.88517665863" table:style-name="ce10">
            <text:p>265.978</text:p>
          </table:table-cell>
          <table:table-cell office:value-type="float" office:value="964.32001876831055" table:style-name="ce10">
            <text:p>96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8435.520942687988" table:style-name="ce10">
            <text:p>48.436</text:p>
          </table:table-cell>
          <table:table-cell office:value-type="float" office:value="344556.24670600891" table:style-name="ce10">
            <text:p>344.55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03912.52396869659" table:style-name="ce10">
            <text:p>203.913</text:p>
          </table:table-cell>
          <table:table-cell office:value-type="float" office:value="204584.80398178101" table:style-name="ce10">
            <text:p>204.58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86146.28556919098" table:style-name="ce10">
            <text:p>286.146</text:p>
          </table:table-cell>
          <table:table-cell office:value-type="float" office:value="118593.72230815887" table:style-name="ce10">
            <text:p>118.59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02539.36199569702" table:style-name="ce10">
            <text:p>102.539</text:p>
          </table:table-cell>
          <table:table-cell office:value-type="float" office:value="290464.16565322876" table:style-name="ce10">
            <text:p>290.464</text:p>
          </table:table-cell>
          <table:table-cell office:value-type="float" office:value="354.76000690460205" table:style-name="ce10">
            <text:p>35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0154.361170768738" table:style-name="ce10">
            <text:p>60.154</text:p>
          </table:table-cell>
          <table:table-cell office:value-type="float" office:value="336873.04655647278" table:style-name="ce10">
            <text:p>336.873</text:p>
          </table:table-cell>
          <table:table-cell office:value-type="float" office:value="4065.0400791168213" table:style-name="ce10">
            <text:p>4.06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207656.12404155731" table:style-name="ce10">
            <text:p>207.656</text:p>
          </table:table-cell>
          <table:table-cell office:value-type="float" office:value="46463.760904312134" table:style-name="ce10">
            <text:p>46.464</text:p>
          </table:table-cell>
          <table:table-cell office:value-type="float" office:value="272.4400053024292" table:style-name="ce10">
            <text:p>27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70508.24331855774" table:style-name="ce10">
            <text:p>170.508</text:p>
          </table:table-cell>
          <table:table-cell office:value-type="float" office:value="81559.521587371826" table:style-name="ce10">
            <text:p>81.560</text:p>
          </table:table-cell>
          <table:table-cell office:value-type="float" office:value="0" table:style-name="ce10">
            <text:p>0</text:p>
          </table:table-cell>
          <table:table-cell office:value-type="float" office:value="162.68000316619873" table:style-name="ce10">
            <text:p>163</text:p>
          </table:table-cell>
          <table:table-cell office:value-type="float" office:value="0" table:style-name="ce10">
            <text:p>0</text:p>
          </table:table-cell>
          <table:table-cell office:value-type="float" office:value="214635.68417739868" table:style-name="ce10">
            <text:p>214.636</text:p>
          </table:table-cell>
          <table:table-cell office:value-type="float" office:value="42136.080820083618" table:style-name="ce10">
            <text:p>42.136</text:p>
          </table:table-cell>
          <table:table-cell office:value-type="float" office:value="39.200000762939453" table:style-name="ce10">
            <text:p>3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26316.12245845795" table:style-name="ce10">
            <text:p>126.316</text:p>
          </table:table-cell>
          <table:table-cell office:value-type="float" office:value="135557.52263832092" table:style-name="ce10">
            <text:p>135.558</text:p>
          </table:table-cell>
          <table:table-cell office:value-type="float" office:value="272.4400053024292" table:style-name="ce10">
            <text:p>27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32211.80257320404" table:style-name="ce10">
            <text:p>132.212</text:p>
          </table:table-cell>
          <table:table-cell office:value-type="float" office:value="129673.60252380371" table:style-name="ce10">
            <text:p>129.67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78650.881530761719" table:style-name="ce10">
            <text:p>78.651</text:p>
          </table:table-cell>
          <table:table-cell office:value-type="float" office:value="185643.36361312866" table:style-name="ce10">
            <text:p>185.643</text:p>
          </table:table-cell>
          <table:table-cell office:value-type="float" office:value="250.8800048828125" table:style-name="ce10">
            <text:p>25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01013.68391227722" table:style-name="ce10">
            <text:p>201.014</text:p>
          </table:table-cell>
          <table:table-cell office:value-type="float" office:value="56001.121089935303" table:style-name="ce10">
            <text:p>56.001</text:p>
          </table:table-cell>
          <table:table-cell office:value-type="float" office:value="631.1200122833252" table:style-name="ce10">
            <text:p>63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57666.32306861877" table:style-name="ce10">
            <text:p>157.666</text:p>
          </table:table-cell>
          <table:table-cell office:value-type="float" office:value="101251.64197063446" table:style-name="ce10">
            <text:p>101.25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9605.720770835876" table:style-name="ce10">
            <text:p>39.606</text:p>
          </table:table-cell>
          <table:table-cell office:value-type="float" office:value="213001.04414558411" table:style-name="ce10">
            <text:p>213.00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88469.6836681366" table:style-name="ce10">
            <text:p>188.470</text:p>
          </table:table-cell>
          <table:table-cell office:value-type="float" office:value="68002.201323509216" table:style-name="ce10">
            <text:p>68.00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82609.28355407715" table:style-name="ce10">
            <text:p>182.609</text:p>
          </table:table-cell>
          <table:table-cell office:value-type="float" office:value="68431.441331863403" table:style-name="ce10">
            <text:p>68.43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5256.241270065308" table:style-name="ce10">
            <text:p>65.256</text:p>
          </table:table-cell>
          <table:table-cell office:value-type="float" office:value="193444.16376495361" table:style-name="ce10">
            <text:p>193.44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60162.201170921326" table:style-name="ce10">
            <text:p>60.162</text:p>
          </table:table-cell>
          <table:table-cell office:value-type="float" office:value="191382.243724823" table:style-name="ce10">
            <text:p>191.38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368260.4871673584" table:style-name="ce10">
            <text:p>368.260</text:p>
          </table:table-cell>
          <table:table-cell office:value-type="float" office:value="45975.720894813538" table:style-name="ce10">
            <text:p>45.97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95762.04575634003" table:style-name="ce10">
            <text:p>295.762</text:p>
          </table:table-cell>
          <table:table-cell office:value-type="float" office:value="123419.24240207672" table:style-name="ce10">
            <text:p>123.41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81078.8874168396" table:style-name="ce10">
            <text:p>381.079</text:p>
          </table:table-cell>
          <table:table-cell office:value-type="float" office:value="37157.680723190308" table:style-name="ce10">
            <text:p>37.158</text:p>
          </table:table-cell>
          <table:table-cell office:value-type="float" office:value="2604.8400506973267" table:style-name="ce10">
            <text:p>2.60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62240.16510391235" table:style-name="ce10">
            <text:p>262.240</text:p>
          </table:table-cell>
          <table:table-cell office:value-type="float" office:value="168107.2432718277" table:style-name="ce10">
            <text:p>168.107</text:p>
          </table:table-cell>
          <table:table-cell office:value-type="float" office:value="3606.4000701904297" table:style-name="ce10">
            <text:p>3.60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69608.60330104828" table:style-name="ce10">
            <text:p>169.609</text:p>
          </table:table-cell>
          <table:table-cell office:value-type="float" office:value="248022.32482719421" table:style-name="ce10">
            <text:p>248.02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10010.88214111328" table:style-name="ce10">
            <text:p>110.011</text:p>
          </table:table-cell>
          <table:table-cell office:value-type="float" office:value="318300.08619499207" table:style-name="ce10">
            <text:p>318.30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56026.166929245" table:style-name="ce10">
            <text:p>356.026</text:p>
          </table:table-cell>
          <table:table-cell office:value-type="float" office:value="59082.241149902344" table:style-name="ce10">
            <text:p>59.08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15530.60614109039" table:style-name="ce10">
            <text:p>315.531</text:p>
          </table:table-cell>
          <table:table-cell office:value-type="float" office:value="121024.12235546112" table:style-name="ce10">
            <text:p>121.02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03956.44202327728" table:style-name="ce10">
            <text:p>103.956</text:p>
          </table:table-cell>
          <table:table-cell office:value-type="float" office:value="311391.08606052399" table:style-name="ce10">
            <text:p>311.391</text:p>
          </table:table-cell>
          <table:table-cell office:value-type="float" office:value="2851.8000555038452" table:style-name="ce10">
            <text:p>2.85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59660.00699996948" table:style-name="ce10">
            <text:p>359.660</text:p>
          </table:table-cell>
          <table:table-cell office:value-type="float" office:value="62725.881220817566" table:style-name="ce10">
            <text:p>62.72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32118.08646392822" table:style-name="ce10">
            <text:p>332.118</text:p>
          </table:table-cell>
          <table:table-cell office:value-type="float" office:value="87806.041708946228" table:style-name="ce10">
            <text:p>87.80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31684.5625629425" table:style-name="ce10">
            <text:p>131.685</text:p>
          </table:table-cell>
          <table:table-cell office:value-type="float" office:value="296210.88576507568" table:style-name="ce10">
            <text:p>296.21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01648.72392463684" table:style-name="ce10">
            <text:p>201.649</text:p>
          </table:table-cell>
          <table:table-cell office:value-type="float" office:value="231850.36451244354" table:style-name="ce10">
            <text:p>231.850</text:p>
          </table:table-cell>
          <table:table-cell office:value-type="float" office:value="0" table:style-name="ce10">
            <text:p>0</text:p>
          </table:table-cell>
          <table:table-cell office:value-type="float" office:value="599.76001167297363" table:style-name="ce10">
            <text:p>600</text:p>
          </table:table-cell>
          <table:table-cell office:value-type="float" office:value="0" table:style-name="ce10">
            <text:p>0</text:p>
          </table:table-cell>
          <table:table-cell table:number-columns-repeated="1631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68" table:number-rows-spanned="1" table:style-name="ce13"/>
          <table:covered-table-cell table:number-columns-repeated="67"/>
          <table:table-cell table:number-columns-repeated="16316"/>
        </table:table-row>
        <table:table-row table:number-rows-repeated="1048555" table:style-name="ro1">
          <table:table-cell table:number-columns-repeated="16384"/>
        </table:table-row>
      </table:table>
      <table:table table:name="E3A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8" table:number-rows-spanned="1" table:style-name="ce12">
            <text:p>PROPORÇÃO PARA O INDICADOR E3A – ALUNOS, POR LOCAL DA ESCOLA PARA O USO DA INTERNET EM ATIVIDADES ESCOLARE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4">
            <text:p>Total de alunos usuários de Internet<text:s/>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15">
            <text:p>Na sala de aula</text:p>
          </table:table-cell>
          <table:covered-table-cell table:number-columns-repeated="4"/>
          <table:table-cell office:value-type="string" table:number-columns-spanned="5" table:number-rows-spanned="1" table:style-name="ce15">
            <text:p>Na sala dos professores</text:p>
          </table:table-cell>
          <table:covered-table-cell table:number-columns-repeated="4"/>
          <table:table-cell office:value-type="string" table:number-columns-spanned="5" table:number-rows-spanned="1" table:style-name="ce15">
            <text:p>Na biblioteca</text:p>
          </table:table-cell>
          <table:covered-table-cell table:number-columns-repeated="4"/>
          <table:table-cell office:value-type="string" table:number-columns-spanned="5" table:number-rows-spanned="1" table:style-name="ce15">
            <text:p>No laboratório de informática ou sala de computadores</text:p>
          </table:table-cell>
          <table:covered-table-cell table:number-columns-repeated="4"/>
          <table:table-cell office:value-type="string" table:number-columns-spanned="5" table:number-rows-spanned="1" table:style-name="ce15">
            <text:p>Na secretaria ou diretoria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159304.88310050964" table:style-name="ce10">
            <text:p>159.305</text:p>
          </table:table-cell>
          <table:table-cell office:value-type="float" office:value="150120.32292175293" table:style-name="ce10">
            <text:p>150.120</text:p>
          </table:table-cell>
          <table:table-cell office:value-type="string" table:style-name="ce10">
            <text:p>-</text:p>
          </table:table-cell>
          <table:table-cell office:value-type="float" office:value="2638.1600513458252" table:style-name="ce10">
            <text:p>2.638</text:p>
          </table:table-cell>
          <table:table-cell office:value-type="float" office:value="368921.00718021393" table:style-name="ce10">
            <text:p>368.921</text:p>
          </table:table-cell>
          <table:table-cell office:value-type="float" office:value="37782.920735359192" table:style-name="ce10">
            <text:p>37.783</text:p>
          </table:table-cell>
          <table:table-cell office:value-type="float" office:value="251401.36489295959" table:style-name="ce10">
            <text:p>251.401</text:p>
          </table:table-cell>
          <table:table-cell office:value-type="float" office:value="7651.8401489257813" table:style-name="ce10">
            <text:p>7.652</text:p>
          </table:table-cell>
          <table:table-cell office:value-type="float" office:value="1912.9600372314453" table:style-name="ce10">
            <text:p>1.913</text:p>
          </table:table-cell>
          <table:table-cell office:value-type="float" office:value="368921.00718021393" table:style-name="ce10">
            <text:p>368.921</text:p>
          </table:table-cell>
          <table:table-cell office:value-type="float" office:value="110361.72214794159" table:style-name="ce10">
            <text:p>110.362</text:p>
          </table:table-cell>
          <table:table-cell office:value-type="float" office:value="211801.52412223816" table:style-name="ce10">
            <text:p>211.802</text:p>
          </table:table-cell>
          <table:table-cell office:value-type="float" office:value="7622.4401483535767" table:style-name="ce10">
            <text:p>7.622</text:p>
          </table:table-cell>
          <table:table-cell office:value-type="float" office:value="1912.9600372314453" table:style-name="ce10">
            <text:p>1.913</text:p>
          </table:table-cell>
          <table:table-cell office:value-type="float" office:value="368921.00718021393" table:style-name="ce10">
            <text:p>368.921</text:p>
          </table:table-cell>
          <table:table-cell office:value-type="float" office:value="143325.00278949738" table:style-name="ce10">
            <text:p>143.325</text:p>
          </table:table-cell>
          <table:table-cell office:value-type="float" office:value="187993.40365886688" table:style-name="ce10">
            <text:p>187.993</text:p>
          </table:table-cell>
          <table:table-cell office:value-type="float" office:value="56.840001106262207" table:style-name="ce10">
            <text:p>57</text:p>
          </table:table-cell>
          <table:table-cell office:value-type="float" office:value="4241.4400825500488" table:style-name="ce10">
            <text:p>4.241</text:p>
          </table:table-cell>
          <table:table-cell office:value-type="float" office:value="368921.00718021393" table:style-name="ce10">
            <text:p>368.921</text:p>
          </table:table-cell>
          <table:table-cell office:value-type="float" office:value="49117.600955963135" table:style-name="ce10">
            <text:p>49.118</text:p>
          </table:table-cell>
          <table:table-cell office:value-type="float" office:value="242016.88471031189" table:style-name="ce10">
            <text:p>242.017</text:p>
          </table:table-cell>
          <table:table-cell office:value-type="string" table:style-name="ce10">
            <text:p>-</text:p>
          </table:table-cell>
          <table:table-cell office:value-type="float" office:value="1912.9600372314453" table:style-name="ce10">
            <text:p>1.913</text:p>
          </table:table-cell>
          <table:table-cell office:value-type="float" office:value="368921.00718021393" table:style-name="ce10">
            <text:p>368.921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98384.161914825439" table:style-name="ce10">
            <text:p>98.384</text:p>
          </table:table-cell>
          <table:table-cell office:value-type="float" office:value="94619.001841545105" table:style-name="ce10">
            <text:p>94.619</text:p>
          </table:table-cell>
          <table:table-cell office:value-type="string" table:style-name="ce10">
            <text:p>-</text:p>
          </table:table-cell>
          <table:table-cell office:value-type="float" office:value="2636.2000513076782" table:style-name="ce10">
            <text:p>2.636</text:p>
          </table:table-cell>
          <table:table-cell office:value-type="float" office:value="187787.60365486145" table:style-name="ce10">
            <text:p>187.788</text:p>
          </table:table-cell>
          <table:table-cell office:value-type="float" office:value="19364.80037689209" table:style-name="ce10">
            <text:p>19.365</text:p>
          </table:table-cell>
          <table:table-cell office:value-type="float" office:value="152346.88296508789" table:style-name="ce10">
            <text:p>152.347</text:p>
          </table:table-cell>
          <table:table-cell office:value-type="float" office:value="7651.8401489257813" table:style-name="ce10">
            <text:p>7.652</text:p>
          </table:table-cell>
          <table:table-cell office:value-type="float" office:value="1911.0000371932983" table:style-name="ce10">
            <text:p>1.911</text:p>
          </table:table-cell>
          <table:table-cell office:value-type="float" office:value="187787.60365486145" table:style-name="ce10">
            <text:p>187.788</text:p>
          </table:table-cell>
          <table:table-cell office:value-type="float" office:value="68241.321328163147" table:style-name="ce10">
            <text:p>68.241</text:p>
          </table:table-cell>
          <table:table-cell office:value-type="float" office:value="134042.44260883331" table:style-name="ce10">
            <text:p>134.042</text:p>
          </table:table-cell>
          <table:table-cell office:value-type="float" office:value="7622.4401483535767" table:style-name="ce10">
            <text:p>7.622</text:p>
          </table:table-cell>
          <table:table-cell office:value-type="float" office:value="1911.0000371932983" table:style-name="ce10">
            <text:p>1.911</text:p>
          </table:table-cell>
          <table:table-cell office:value-type="float" office:value="187787.60365486145" table:style-name="ce10">
            <text:p>187.788</text:p>
          </table:table-cell>
          <table:table-cell office:value-type="float" office:value="76975.081498146057" table:style-name="ce10">
            <text:p>76.975</text:p>
          </table:table-cell>
          <table:table-cell office:value-type="float" office:value="124963.72243213654" table:style-name="ce10">
            <text:p>124.964</text:p>
          </table:table-cell>
          <table:table-cell office:value-type="float" office:value="0" table:style-name="ce10">
            <text:p>0</text:p>
          </table:table-cell>
          <table:table-cell office:value-type="float" office:value="1911.0000371932983" table:style-name="ce10">
            <text:p>1.911</text:p>
          </table:table-cell>
          <table:table-cell office:value-type="float" office:value="187787.60365486145" table:style-name="ce10">
            <text:p>187.788</text:p>
          </table:table-cell>
          <table:table-cell office:value-type="float" office:value="30287.880589485168" table:style-name="ce10">
            <text:p>30.288</text:p>
          </table:table-cell>
          <table:table-cell office:value-type="float" office:value="145155.64282512665" table:style-name="ce10">
            <text:p>145.156</text:p>
          </table:table-cell>
          <table:table-cell office:value-type="string" table:style-name="ce10">
            <text:p>-</text:p>
          </table:table-cell>
          <table:table-cell office:value-type="float" office:value="1911.0000371932983" table:style-name="ce10">
            <text:p>1.911</text:p>
          </table:table-cell>
          <table:table-cell office:value-type="float" office:value="187787.60365486145" table:style-name="ce10">
            <text:p>187.78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94138.801832199097" table:style-name="ce10">
            <text:p>94.139</text:p>
          </table:table-cell>
          <table:table-cell office:value-type="float" office:value="75399.241467475891" table:style-name="ce10">
            <text:p>75.399</text:p>
          </table:table-cell>
          <table:table-cell office:value-type="string" table:style-name="ce10">
            <text:p>-</text:p>
          </table:table-cell>
          <table:table-cell office:value-type="float" office:value="64.680001258850098" table:style-name="ce10">
            <text:p>65</text:p>
          </table:table-cell>
          <table:table-cell office:value-type="float" office:value="213044.16414642334" table:style-name="ce10">
            <text:p>213.044</text:p>
          </table:table-cell>
          <table:table-cell office:value-type="float" office:value="28953.12056350708" table:style-name="ce10">
            <text:p>28.953</text:p>
          </table:table-cell>
          <table:table-cell office:value-type="float" office:value="134797.0426235199" table:style-name="ce10">
            <text:p>134.797</text:p>
          </table:table-cell>
          <table:table-cell office:value-type="float" office:value="0" table:style-name="ce10">
            <text:p>0</text:p>
          </table:table-cell>
          <table:table-cell office:value-type="float" office:value="64.680001258850098" table:style-name="ce10">
            <text:p>65</text:p>
          </table:table-cell>
          <table:table-cell office:value-type="float" office:value="213044.16414642334" table:style-name="ce10">
            <text:p>213.044</text:p>
          </table:table-cell>
          <table:table-cell office:value-type="float" office:value="57996.401128768921" table:style-name="ce10">
            <text:p>57.996</text:p>
          </table:table-cell>
          <table:table-cell office:value-type="float" office:value="111498.52217006683" table:style-name="ce10">
            <text:p>111.499</text:p>
          </table:table-cell>
          <table:table-cell office:value-type="float" office:value="0" table:style-name="ce10">
            <text:p>0</text:p>
          </table:table-cell>
          <table:table-cell office:value-type="float" office:value="86.240001678466797" table:style-name="ce10">
            <text:p>86</text:p>
          </table:table-cell>
          <table:table-cell office:value-type="float" office:value="213044.16414642334" table:style-name="ce10">
            <text:p>213.044</text:p>
          </table:table-cell>
          <table:table-cell office:value-type="float" office:value="88000.081712722778" table:style-name="ce10">
            <text:p>88.000</text:p>
          </table:table-cell>
          <table:table-cell office:value-type="float" office:value="91571.201782226563" table:style-name="ce10">
            <text:p>91.571</text:p>
          </table:table-cell>
          <table:table-cell office:value-type="float" office:value="56.840001106262207" table:style-name="ce10">
            <text:p>57</text:p>
          </table:table-cell>
          <table:table-cell office:value-type="float" office:value="3786.7200736999512" table:style-name="ce10">
            <text:p>3.787</text:p>
          </table:table-cell>
          <table:table-cell office:value-type="float" office:value="213044.16414642334" table:style-name="ce10">
            <text:p>213.044</text:p>
          </table:table-cell>
          <table:table-cell office:value-type="float" office:value="31405.080611228943" table:style-name="ce10">
            <text:p>31.405</text:p>
          </table:table-cell>
          <table:table-cell office:value-type="float" office:value="132854.68258571625" table:style-name="ce10">
            <text:p>132.855</text:p>
          </table:table-cell>
          <table:table-cell office:value-type="string" table:style-name="ce10">
            <text:p>-</text:p>
          </table:table-cell>
          <table:table-cell office:value-type="float" office:value="64.680001258850098" table:style-name="ce10">
            <text:p>65</text:p>
          </table:table-cell>
          <table:table-cell office:value-type="float" office:value="213044.16414642334" table:style-name="ce10">
            <text:p>213.044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1562.040225028992" table:style-name="ce10">
            <text:p>11.562</text:p>
          </table:table-cell>
          <table:table-cell office:value-type="float" office:value="28602.280556678772" table:style-name="ce10">
            <text:p>28.602</text:p>
          </table:table-cell>
          <table:table-cell office:value-type="string" table:style-name="ce10">
            <text:p>-</text:p>
          </table:table-cell>
          <table:table-cell office:value-type="float" office:value="1911.0000371932983" table:style-name="ce10">
            <text:p>1.911</text:p>
          </table:table-cell>
          <table:table-cell office:value-type="float" office:value="45848.320892333984" table:style-name="ce10">
            <text:p>45.848</text:p>
          </table:table-cell>
          <table:table-cell office:value-type="float" office:value="2892.9600563049316" table:style-name="ce10">
            <text:p>2.893</text:p>
          </table:table-cell>
          <table:table-cell office:value-type="float" office:value="32336.080629348755" table:style-name="ce10">
            <text:p>32.336</text:p>
          </table:table-cell>
          <table:table-cell office:value-type="float" office:value="0" table:style-name="ce10">
            <text:p>0</text:p>
          </table:table-cell>
          <table:table-cell office:value-type="float" office:value="1911.0000371932983" table:style-name="ce10">
            <text:p>1.911</text:p>
          </table:table-cell>
          <table:table-cell office:value-type="float" office:value="45848.320892333984" table:style-name="ce10">
            <text:p>45.848</text:p>
          </table:table-cell>
          <table:table-cell office:value-type="float" office:value="14997.920291900635" table:style-name="ce10">
            <text:p>14.998</text:p>
          </table:table-cell>
          <table:table-cell office:value-type="float" office:value="20685.840402603149" table:style-name="ce10">
            <text:p>20.686</text:p>
          </table:table-cell>
          <table:table-cell office:value-type="float" office:value="0" table:style-name="ce10">
            <text:p>0</text:p>
          </table:table-cell>
          <table:table-cell office:value-type="float" office:value="1911.0000371932983" table:style-name="ce10">
            <text:p>1.911</text:p>
          </table:table-cell>
          <table:table-cell office:value-type="float" office:value="45848.320892333984" table:style-name="ce10">
            <text:p>45.848</text:p>
          </table:table-cell>
          <table:table-cell office:value-type="float" office:value="16364.040318489075" table:style-name="ce10">
            <text:p>16.364</text:p>
          </table:table-cell>
          <table:table-cell office:value-type="float" office:value="20436.920397758484" table:style-name="ce10">
            <text:p>20.437</text:p>
          </table:table-cell>
          <table:table-cell office:value-type="float" office:value="0" table:style-name="ce10">
            <text:p>0</text:p>
          </table:table-cell>
          <table:table-cell office:value-type="float" office:value="1911.0000371932983" table:style-name="ce10">
            <text:p>1.911</text:p>
          </table:table-cell>
          <table:table-cell office:value-type="float" office:value="45848.320892333984" table:style-name="ce10">
            <text:p>45.848</text:p>
          </table:table-cell>
          <table:table-cell office:value-type="float" office:value="3235.9600629806519" table:style-name="ce10">
            <text:p>3.236</text:p>
          </table:table-cell>
          <table:table-cell office:value-type="float" office:value="32275.320628166199" table:style-name="ce10">
            <text:p>32.275</text:p>
          </table:table-cell>
          <table:table-cell office:value-type="string" table:style-name="ce10">
            <text:p>-</text:p>
          </table:table-cell>
          <table:table-cell office:value-type="float" office:value="1911.0000371932983" table:style-name="ce10">
            <text:p>1.911</text:p>
          </table:table-cell>
          <table:table-cell office:value-type="float" office:value="45848.320892333984" table:style-name="ce10">
            <text:p>45.84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4417.60066986084" table:style-name="ce10">
            <text:p>34.418</text:p>
          </table:table-cell>
          <table:table-cell office:value-type="float" office:value="57968.961128234863" table:style-name="ce10">
            <text:p>57.969</text:p>
          </table:table-cell>
          <table:table-cell office:value-type="string" table:style-name="ce10">
            <text:p>-</text:p>
          </table:table-cell>
          <table:table-cell office:value-type="float" office:value="1816.9200353622437" table:style-name="ce10">
            <text:p>1.817</text:p>
          </table:table-cell>
          <table:table-cell office:value-type="float" office:value="43913.800854682922" table:style-name="ce10">
            <text:p>43.914</text:p>
          </table:table-cell>
          <table:table-cell office:value-type="float" office:value="6826.6801328659058" table:style-name="ce10">
            <text:p>6.827</text:p>
          </table:table-cell>
          <table:table-cell office:value-type="float" office:value="78307.881524085999" table:style-name="ce10">
            <text:p>78.308</text:p>
          </table:table-cell>
          <table:table-cell office:value-type="float" office:value="7622.4401483535767" table:style-name="ce10">
            <text:p>7.622</text:p>
          </table:table-cell>
          <table:table-cell office:value-type="float" office:value="0" table:style-name="ce10">
            <text:p>0</text:p>
          </table:table-cell>
          <table:table-cell office:value-type="float" office:value="43913.800854682922" table:style-name="ce10">
            <text:p>43.914</text:p>
          </table:table-cell>
          <table:table-cell office:value-type="float" office:value="43096.480838775635" table:style-name="ce10">
            <text:p>43.096</text:p>
          </table:table-cell>
          <table:table-cell office:value-type="float" office:value="42292.880823135376" table:style-name="ce10">
            <text:p>42.293</text:p>
          </table:table-cell>
          <table:table-cell office:value-type="float" office:value="7622.4401483535767" table:style-name="ce10">
            <text:p>7.622</text:p>
          </table:table-cell>
          <table:table-cell office:value-type="float" office:value="0" table:style-name="ce10">
            <text:p>0</text:p>
          </table:table-cell>
          <table:table-cell office:value-type="float" office:value="43913.800854682922" table:style-name="ce10">
            <text:p>43.914</text:p>
          </table:table-cell>
          <table:table-cell office:value-type="float" office:value="34515.600671768188" table:style-name="ce10">
            <text:p>34.516</text:p>
          </table:table-cell>
          <table:table-cell office:value-type="float" office:value="56297.081095695496" table:style-name="ce10">
            <text:p>56.29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3913.800854682922" table:style-name="ce10">
            <text:p>43.914</text:p>
          </table:table-cell>
          <table:table-cell office:value-type="float" office:value="15715.280305862427" table:style-name="ce10">
            <text:p>15.715</text:p>
          </table:table-cell>
          <table:table-cell office:value-type="float" office:value="72729.721415519714" table:style-name="ce10">
            <text:p>72.73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3913.800854682922" table:style-name="ce10">
            <text:p>43.91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60722.76118183136" table:style-name="ce10">
            <text:p>60.723</text:p>
          </table:table-cell>
          <table:table-cell office:value-type="float" office:value="45687.600889205933" table:style-name="ce10">
            <text:p>45.68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73738.32338142395" table:style-name="ce10">
            <text:p>173.738</text:p>
          </table:table-cell>
          <table:table-cell office:value-type="float" office:value="12169.640236854553" table:style-name="ce10">
            <text:p>12.170</text:p>
          </table:table-cell>
          <table:table-cell office:value-type="float" office:value="86002.841673851013" table:style-name="ce10">
            <text:p>86.00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73738.32338142395" table:style-name="ce10">
            <text:p>173.738</text:p>
          </table:table-cell>
          <table:table-cell office:value-type="float" office:value="41969.480816841125" table:style-name="ce10">
            <text:p>41.969</text:p>
          </table:table-cell>
          <table:table-cell office:value-type="float" office:value="72692.481414794922" table:style-name="ce10">
            <text:p>72.69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73738.32338142395" table:style-name="ce10">
            <text:p>173.738</text:p>
          </table:table-cell>
          <table:table-cell office:value-type="float" office:value="49615.440965652466" table:style-name="ce10">
            <text:p>49.615</text:p>
          </table:table-cell>
          <table:table-cell office:value-type="float" office:value="62867.001223564148" table:style-name="ce10">
            <text:p>62.867</text:p>
          </table:table-cell>
          <table:table-cell office:value-type="float" office:value="0" table:style-name="ce10">
            <text:p>0</text:p>
          </table:table-cell>
          <table:table-cell office:value-type="float" office:value="3784.7600736618042" table:style-name="ce10">
            <text:p>3.785</text:p>
          </table:table-cell>
          <table:table-cell office:value-type="float" office:value="173738.32338142395" table:style-name="ce10">
            <text:p>173.738</text:p>
          </table:table-cell>
          <table:table-cell office:value-type="float" office:value="18390.680357933044" table:style-name="ce10">
            <text:p>18.391</text:p>
          </table:table-cell>
          <table:table-cell office:value-type="float" office:value="81269.441581726074" table:style-name="ce10">
            <text:p>81.26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73738.32338142395" table:style-name="ce10">
            <text:p>173.73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30873.12254714966" table:style-name="ce10">
            <text:p>130.873</text:p>
          </table:table-cell>
          <table:table-cell office:value-type="float" office:value="119463.96232509613" table:style-name="ce10">
            <text:p>119.46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02063.44587898254" table:style-name="ce10">
            <text:p>302.063</text:p>
          </table:table-cell>
          <table:table-cell office:value-type="float" office:value="34870.360678672791" table:style-name="ce10">
            <text:p>34.870</text:p>
          </table:table-cell>
          <table:table-cell office:value-type="float" office:value="199181.0838766098" table:style-name="ce10">
            <text:p>199.181</text:p>
          </table:table-cell>
          <table:table-cell office:value-type="float" office:value="668.36001300811768" table:style-name="ce10">
            <text:p>668</text:p>
          </table:table-cell>
          <table:table-cell office:value-type="float" office:value="0" table:style-name="ce10">
            <text:p>0</text:p>
          </table:table-cell>
          <table:table-cell office:value-type="float" office:value="302063.44587898254" table:style-name="ce10">
            <text:p>302.063</text:p>
          </table:table-cell>
          <table:table-cell office:value-type="float" office:value="64019.481245994568" table:style-name="ce10">
            <text:p>64.019</text:p>
          </table:table-cell>
          <table:table-cell office:value-type="float" office:value="188138.44366168976" table:style-name="ce10">
            <text:p>188.13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02063.44587898254" table:style-name="ce10">
            <text:p>302.063</text:p>
          </table:table-cell>
          <table:table-cell office:value-type="float" office:value="92845.201807022095" table:style-name="ce10">
            <text:p>92.845</text:p>
          </table:table-cell>
          <table:table-cell office:value-type="float" office:value="164338.16319847107" table:style-name="ce10">
            <text:p>164.33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02063.44587898254" table:style-name="ce10">
            <text:p>302.063</text:p>
          </table:table-cell>
          <table:table-cell office:value-type="float" office:value="32496.800632476807" table:style-name="ce10">
            <text:p>32.497</text:p>
          </table:table-cell>
          <table:table-cell office:value-type="float" office:value="200960.76391124725" table:style-name="ce10">
            <text:p>200.96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02063.44587898254" table:style-name="ce10">
            <text:p>302.06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6959.561108589172" table:style-name="ce10">
            <text:p>56.960</text:p>
          </table:table-cell>
          <table:table-cell office:value-type="float" office:value="44703.680870056152" table:style-name="ce10">
            <text:p>44.704</text:p>
          </table:table-cell>
          <table:table-cell office:value-type="string" table:style-name="ce10">
            <text:p>-</text:p>
          </table:table-cell>
          <table:table-cell office:value-type="float" office:value="64.680001258850098" table:style-name="ce10">
            <text:p>65</text:p>
          </table:table-cell>
          <table:table-cell office:value-type="float" office:value="103176.36200809479" table:style-name="ce10">
            <text:p>103.176</text:p>
          </table:table-cell>
          <table:table-cell office:value-type="float" office:value="2924.3200569152832" table:style-name="ce10">
            <text:p>2.924</text:p>
          </table:table-cell>
          <table:table-cell office:value-type="float" office:value="94636.641841888428" table:style-name="ce10">
            <text:p>94.637</text:p>
          </table:table-cell>
          <table:table-cell office:value-type="float" office:value="0" table:style-name="ce10">
            <text:p>0</text:p>
          </table:table-cell>
          <table:table-cell office:value-type="float" office:value="64.680001258850098" table:style-name="ce10">
            <text:p>65</text:p>
          </table:table-cell>
          <table:table-cell office:value-type="float" office:value="103176.36200809479" table:style-name="ce10">
            <text:p>103.176</text:p>
          </table:table-cell>
          <table:table-cell office:value-type="float" office:value="65093.561266899109" table:style-name="ce10">
            <text:p>65.094</text:p>
          </table:table-cell>
          <table:table-cell office:value-type="float" office:value="44305.800862312317" table:style-name="ce10">
            <text:p>44.306</text:p>
          </table:table-cell>
          <table:table-cell office:value-type="float" office:value="0" table:style-name="ce10">
            <text:p>0</text:p>
          </table:table-cell>
          <table:table-cell office:value-type="float" office:value="86.240001678466797" table:style-name="ce10">
            <text:p>86</text:p>
          </table:table-cell>
          <table:table-cell office:value-type="float" office:value="103176.36200809479" table:style-name="ce10">
            <text:p>103.176</text:p>
          </table:table-cell>
          <table:table-cell office:value-type="float" office:value="89448.521740913391" table:style-name="ce10">
            <text:p>89.449</text:p>
          </table:table-cell>
          <table:table-cell office:value-type="float" office:value="28198.520548820496" table:style-name="ce10">
            <text:p>28.199</text:p>
          </table:table-cell>
          <table:table-cell office:value-type="float" office:value="56.840001106262207" table:style-name="ce10">
            <text:p>57</text:p>
          </table:table-cell>
          <table:table-cell office:value-type="float" office:value="115.64000225067139" table:style-name="ce10">
            <text:p>116</text:p>
          </table:table-cell>
          <table:table-cell office:value-type="float" office:value="103176.36200809479" table:style-name="ce10">
            <text:p>103.176</text:p>
          </table:table-cell>
          <table:table-cell office:value-type="float" office:value="27581.120536804199" table:style-name="ce10">
            <text:p>27.581</text:p>
          </table:table-cell>
          <table:table-cell office:value-type="float" office:value="72463.161410331726" table:style-name="ce10">
            <text:p>72.463</text:p>
          </table:table-cell>
          <table:table-cell office:value-type="string" table:style-name="ce10">
            <text:p>-</text:p>
          </table:table-cell>
          <table:table-cell office:value-type="float" office:value="64.680001258850098" table:style-name="ce10">
            <text:p>65</text:p>
          </table:table-cell>
          <table:table-cell office:value-type="float" office:value="103176.36200809479" table:style-name="ce10">
            <text:p>103.176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46334.400901794434" table:style-name="ce10">
            <text:p>46.334</text:p>
          </table:table-cell>
          <table:table-cell office:value-type="float" office:value="53549.16104221344" table:style-name="ce10">
            <text:p>53.549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95150.52574443817" table:style-name="ce10">
            <text:p>295.151</text:p>
          </table:table-cell>
          <table:table-cell office:value-type="float" office:value="33561.080653190613" table:style-name="ce10">
            <text:p>33.561</text:p>
          </table:table-cell>
          <table:table-cell office:value-type="float" office:value="68031.601324081421" table:style-name="ce10">
            <text:p>68.03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95150.52574443817" table:style-name="ce10">
            <text:p>295.151</text:p>
          </table:table-cell>
          <table:table-cell office:value-type="float" office:value="49721.280967712402" table:style-name="ce10">
            <text:p>49.721</text:p>
          </table:table-cell>
          <table:table-cell office:value-type="float" office:value="53008.201031684875" table:style-name="ce10">
            <text:p>53.00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95150.52574443817" table:style-name="ce10">
            <text:p>295.151</text:p>
          </table:table-cell>
          <table:table-cell office:value-type="float" office:value="64046.921246528625" table:style-name="ce10">
            <text:p>64.047</text:p>
          </table:table-cell>
          <table:table-cell office:value-type="float" office:value="41058.080799102783" table:style-name="ce10">
            <text:p>41.05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95150.52574443817" table:style-name="ce10">
            <text:p>295.151</text:p>
          </table:table-cell>
          <table:table-cell office:value-type="float" office:value="29729.280578613281" table:style-name="ce10">
            <text:p>29.729</text:p>
          </table:table-cell>
          <table:table-cell office:value-type="float" office:value="69264.441348075867" table:style-name="ce10">
            <text:p>69.26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95150.52574443817" table:style-name="ce10">
            <text:p>295.15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144130.56280517578" table:style-name="ce10">
            <text:p>144.131</text:p>
          </table:table-cell>
          <table:table-cell office:value-type="float" office:value="132235.3225736618" table:style-name="ce10">
            <text:p>132.235</text:p>
          </table:table-cell>
          <table:table-cell office:value-type="string" table:style-name="ce10">
            <text:p>-</text:p>
          </table:table-cell>
          <table:table-cell office:value-type="float" office:value="2638.1600513458252" table:style-name="ce10">
            <text:p>2.638</text:p>
          </table:table-cell>
          <table:table-cell office:value-type="float" office:value="242448.08471870422" table:style-name="ce10">
            <text:p>242.448</text:p>
          </table:table-cell>
          <table:table-cell office:value-type="float" office:value="14531.440282821655" table:style-name="ce10">
            <text:p>14.531</text:p>
          </table:table-cell>
          <table:table-cell office:value-type="float" office:value="231879.76451301575" table:style-name="ce10">
            <text:p>231.880</text:p>
          </table:table-cell>
          <table:table-cell office:value-type="float" office:value="0" table:style-name="ce10">
            <text:p>0</text:p>
          </table:table-cell>
          <table:table-cell office:value-type="float" office:value="1912.9600372314453" table:style-name="ce10">
            <text:p>1.913</text:p>
          </table:table-cell>
          <table:table-cell office:value-type="float" office:value="242448.08471870422" table:style-name="ce10">
            <text:p>242.448</text:p>
          </table:table-cell>
          <table:table-cell office:value-type="float" office:value="61316.641193389893" table:style-name="ce10">
            <text:p>61.317</text:p>
          </table:table-cell>
          <table:table-cell office:value-type="float" office:value="209739.60408210754" table:style-name="ce10">
            <text:p>209.740</text:p>
          </table:table-cell>
          <table:table-cell office:value-type="float" office:value="0" table:style-name="ce10">
            <text:p>0</text:p>
          </table:table-cell>
          <table:table-cell office:value-type="float" office:value="1912.9600372314453" table:style-name="ce10">
            <text:p>1.913</text:p>
          </table:table-cell>
          <table:table-cell office:value-type="float" office:value="242448.08471870422" table:style-name="ce10">
            <text:p>242.448</text:p>
          </table:table-cell>
          <table:table-cell office:value-type="float" office:value="96675.041881561279" table:style-name="ce10">
            <text:p>96.675</text:p>
          </table:table-cell>
          <table:table-cell office:value-type="float" office:value="183910.72357940674" table:style-name="ce10">
            <text:p>183.911</text:p>
          </table:table-cell>
          <table:table-cell office:value-type="float" office:value="56.840001106262207" table:style-name="ce10">
            <text:p>57</text:p>
          </table:table-cell>
          <table:table-cell office:value-type="float" office:value="4241.4400825500488" table:style-name="ce10">
            <text:p>4.241</text:p>
          </table:table-cell>
          <table:table-cell office:value-type="float" office:value="242448.08471870422" table:style-name="ce10">
            <text:p>242.448</text:p>
          </table:table-cell>
          <table:table-cell office:value-type="float" office:value="23327.920454025269" table:style-name="ce10">
            <text:p>23.328</text:p>
          </table:table-cell>
          <table:table-cell office:value-type="float" office:value="230370.56448364258" table:style-name="ce10">
            <text:p>230.371</text:p>
          </table:table-cell>
          <table:table-cell office:value-type="string" table:style-name="ce10">
            <text:p>-</text:p>
          </table:table-cell>
          <table:table-cell office:value-type="float" office:value="1912.9600372314453" table:style-name="ce10">
            <text:p>1.913</text:p>
          </table:table-cell>
          <table:table-cell office:value-type="float" office:value="242448.08471870422" table:style-name="ce10">
            <text:p>242.44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147397.88286876678" table:style-name="ce10">
            <text:p>147.398</text:p>
          </table:table-cell>
          <table:table-cell office:value-type="float" office:value="137098.08266830444" table:style-name="ce10">
            <text:p>137.098</text:p>
          </table:table-cell>
          <table:table-cell office:value-type="string" table:style-name="ce10">
            <text:p>-</text:p>
          </table:table-cell>
          <table:table-cell office:value-type="float" office:value="2638.1600513458252" table:style-name="ce10">
            <text:p>2.638</text:p>
          </table:table-cell>
          <table:table-cell office:value-type="float" office:value="354801.16690540314" table:style-name="ce10">
            <text:p>354.801</text:p>
          </table:table-cell>
          <table:table-cell office:value-type="float" office:value="36399.160708427429" table:style-name="ce10">
            <text:p>36.399</text:p>
          </table:table-cell>
          <table:table-cell office:value-type="float" office:value="231883.68451309204" table:style-name="ce10">
            <text:p>231.884</text:p>
          </table:table-cell>
          <table:table-cell office:value-type="float" office:value="0" table:style-name="ce10">
            <text:p>0</text:p>
          </table:table-cell>
          <table:table-cell office:value-type="float" office:value="1912.9600372314453" table:style-name="ce10">
            <text:p>1.913</text:p>
          </table:table-cell>
          <table:table-cell office:value-type="float" office:value="354801.16690540314" table:style-name="ce10">
            <text:p>354.801</text:p>
          </table:table-cell>
          <table:table-cell office:value-type="float" office:value="77173.041501998901" table:style-name="ce10">
            <text:p>77.173</text:p>
          </table:table-cell>
          <table:table-cell office:value-type="float" office:value="209290.76407337189" table:style-name="ce10">
            <text:p>209.291</text:p>
          </table:table-cell>
          <table:table-cell office:value-type="float" office:value="0" table:style-name="ce10">
            <text:p>0</text:p>
          </table:table-cell>
          <table:table-cell office:value-type="float" office:value="1912.9600372314453" table:style-name="ce10">
            <text:p>1.913</text:p>
          </table:table-cell>
          <table:table-cell office:value-type="float" office:value="354801.16690540314" table:style-name="ce10">
            <text:p>354.801</text:p>
          </table:table-cell>
          <table:table-cell office:value-type="float" office:value="110579.2821521759" table:style-name="ce10">
            <text:p>110.579</text:p>
          </table:table-cell>
          <table:table-cell office:value-type="float" office:value="182628.88355445862" table:style-name="ce10">
            <text:p>182.629</text:p>
          </table:table-cell>
          <table:table-cell office:value-type="float" office:value="56.840001106262207" table:style-name="ce10">
            <text:p>57</text:p>
          </table:table-cell>
          <table:table-cell office:value-type="float" office:value="4241.4400825500488" table:style-name="ce10">
            <text:p>4.241</text:p>
          </table:table-cell>
          <table:table-cell office:value-type="float" office:value="354801.16690540314" table:style-name="ce10">
            <text:p>354.801</text:p>
          </table:table-cell>
          <table:table-cell office:value-type="float" office:value="37639.840732574463" table:style-name="ce10">
            <text:p>37.640</text:p>
          </table:table-cell>
          <table:table-cell office:value-type="float" office:value="230788.04449176788" table:style-name="ce10">
            <text:p>230.788</text:p>
          </table:table-cell>
          <table:table-cell office:value-type="string" table:style-name="ce10">
            <text:p>-</text:p>
          </table:table-cell>
          <table:table-cell office:value-type="float" office:value="1912.9600372314453" table:style-name="ce10">
            <text:p>1.913</text:p>
          </table:table-cell>
          <table:table-cell office:value-type="float" office:value="354801.16690540314" table:style-name="ce10">
            <text:p>354.80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76261.641484260559" table:style-name="ce10">
            <text:p>76.262</text:p>
          </table:table-cell>
          <table:table-cell office:value-type="float" office:value="77402.361506462097" table:style-name="ce10">
            <text:p>77.40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56402.12304401398" table:style-name="ce10">
            <text:p>156.402</text:p>
          </table:table-cell>
          <table:table-cell office:value-type="float" office:value="10454.640203475952" table:style-name="ce10">
            <text:p>10.455</text:p>
          </table:table-cell>
          <table:table-cell office:value-type="float" office:value="133158.48259162903" table:style-name="ce10">
            <text:p>133.158</text:p>
          </table:table-cell>
          <table:table-cell office:value-type="float" office:value="7651.8401489257813" table:style-name="ce10">
            <text:p>7.652</text:p>
          </table:table-cell>
          <table:table-cell office:value-type="float" office:value="0" table:style-name="ce10">
            <text:p>0</text:p>
          </table:table-cell>
          <table:table-cell office:value-type="float" office:value="156402.12304401398" table:style-name="ce10">
            <text:p>156.402</text:p>
          </table:table-cell>
          <table:table-cell office:value-type="float" office:value="82131.841598510742" table:style-name="ce10">
            <text:p>82.132</text:p>
          </table:table-cell>
          <table:table-cell office:value-type="float" office:value="75463.921468734741" table:style-name="ce10">
            <text:p>75.464</text:p>
          </table:table-cell>
          <table:table-cell office:value-type="float" office:value="7622.4401483535767" table:style-name="ce10">
            <text:p>7.622</text:p>
          </table:table-cell>
          <table:table-cell office:value-type="float" office:value="0" table:style-name="ce10">
            <text:p>0</text:p>
          </table:table-cell>
          <table:table-cell office:value-type="float" office:value="156402.12304401398" table:style-name="ce10">
            <text:p>156.402</text:p>
          </table:table-cell>
          <table:table-cell office:value-type="float" office:value="97747.161902427673" table:style-name="ce10">
            <text:p>97.747</text:p>
          </table:table-cell>
          <table:table-cell office:value-type="float" office:value="75032.721460342407" table:style-name="ce10">
            <text:p>75.03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56402.12304401398" table:style-name="ce10">
            <text:p>156.402</text:p>
          </table:table-cell>
          <table:table-cell office:value-type="float" office:value="32059.720623970032" table:style-name="ce10">
            <text:p>32.060</text:p>
          </table:table-cell>
          <table:table-cell office:value-type="float" office:value="114269.96222400665" table:style-name="ce10">
            <text:p>114.270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56402.12304401398" table:style-name="ce10">
            <text:p>156.402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42359.520824432373" table:style-name="ce10">
            <text:p>42.360</text:p>
          </table:table-cell>
          <table:table-cell office:value-type="float" office:value="48994.120953559875" table:style-name="ce10">
            <text:p>48.994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32639.44647407532" table:style-name="ce10">
            <text:p>332.639</text:p>
          </table:table-cell>
          <table:table-cell office:value-type="float" office:value="27724.200539588928" table:style-name="ce10">
            <text:p>27.724</text:p>
          </table:table-cell>
          <table:table-cell office:value-type="float" office:value="65056.321266174316" table:style-name="ce10">
            <text:p>65.05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32639.44647407532" table:style-name="ce10">
            <text:p>332.639</text:p>
          </table:table-cell>
          <table:table-cell office:value-type="float" office:value="30221.240588188171" table:style-name="ce10">
            <text:p>30.221</text:p>
          </table:table-cell>
          <table:table-cell office:value-type="float" office:value="65260.161270141602" table:style-name="ce10">
            <text:p>65.26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32639.44647407532" table:style-name="ce10">
            <text:p>332.639</text:p>
          </table:table-cell>
          <table:table-cell office:value-type="float" office:value="54929.001069068909" table:style-name="ce10">
            <text:p>54.929</text:p>
          </table:table-cell>
          <table:table-cell office:value-type="float" office:value="31791.200618743896" table:style-name="ce10">
            <text:p>31.79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32639.44647407532" table:style-name="ce10">
            <text:p>332.639</text:p>
          </table:table-cell>
          <table:table-cell office:value-type="float" office:value="26632.480518341064" table:style-name="ce10">
            <text:p>26.632</text:p>
          </table:table-cell>
          <table:table-cell office:value-type="float" office:value="65924.601283073425" table:style-name="ce10">
            <text:p>65.92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32639.44647407532" table:style-name="ce10">
            <text:p>332.63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58941.121147155762" table:style-name="ce10">
            <text:p>58.941</text:p>
          </table:table-cell>
          <table:table-cell office:value-type="float" office:value="63821.521242141724" table:style-name="ce10">
            <text:p>63.822</text:p>
          </table:table-cell>
          <table:table-cell office:value-type="string" table:style-name="ce10">
            <text:p>-</text:p>
          </table:table-cell>
          <table:table-cell office:value-type="float" office:value="64.680001258850098" table:style-name="ce10">
            <text:p>65</text:p>
          </table:table-cell>
          <table:table-cell office:value-type="float" office:value="160075.1631155014" table:style-name="ce10">
            <text:p>160.075</text:p>
          </table:table-cell>
          <table:table-cell office:value-type="float" office:value="22722.280442237854" table:style-name="ce10">
            <text:p>22.722</text:p>
          </table:table-cell>
          <table:table-cell office:value-type="float" office:value="99260.281931877136" table:style-name="ce10">
            <text:p>99.260</text:p>
          </table:table-cell>
          <table:table-cell office:value-type="float" office:value="0" table:style-name="ce10">
            <text:p>0</text:p>
          </table:table-cell>
          <table:table-cell office:value-type="float" office:value="64.680001258850098" table:style-name="ce10">
            <text:p>65</text:p>
          </table:table-cell>
          <table:table-cell office:value-type="float" office:value="160075.1631155014" table:style-name="ce10">
            <text:p>160.075</text:p>
          </table:table-cell>
          <table:table-cell office:value-type="float" office:value="50119.160975456238" table:style-name="ce10">
            <text:p>50.119</text:p>
          </table:table-cell>
          <table:table-cell office:value-type="float" office:value="84299.601640701294" table:style-name="ce10">
            <text:p>84.300</text:p>
          </table:table-cell>
          <table:table-cell office:value-type="float" office:value="0" table:style-name="ce10">
            <text:p>0</text:p>
          </table:table-cell>
          <table:table-cell office:value-type="float" office:value="86.240001678466797" table:style-name="ce10">
            <text:p>86</text:p>
          </table:table-cell>
          <table:table-cell office:value-type="float" office:value="160075.1631155014" table:style-name="ce10">
            <text:p>160.075</text:p>
          </table:table-cell>
          <table:table-cell office:value-type="float" office:value="61628.281199455261" table:style-name="ce10">
            <text:p>61.628</text:p>
          </table:table-cell>
          <table:table-cell office:value-type="float" office:value="76830.041495323181" table:style-name="ce10">
            <text:p>76.830</text:p>
          </table:table-cell>
          <table:table-cell office:value-type="float" office:value="0" table:style-name="ce10">
            <text:p>0</text:p>
          </table:table-cell>
          <table:table-cell office:value-type="float" office:value="64.680001258850098" table:style-name="ce10">
            <text:p>65</text:p>
          </table:table-cell>
          <table:table-cell office:value-type="float" office:value="160075.1631155014" table:style-name="ce10">
            <text:p>160.075</text:p>
          </table:table-cell>
          <table:table-cell office:value-type="float" office:value="18026.120350837708" table:style-name="ce10">
            <text:p>18.026</text:p>
          </table:table-cell>
          <table:table-cell office:value-type="float" office:value="99532.721937179565" table:style-name="ce10">
            <text:p>99.533</text:p>
          </table:table-cell>
          <table:table-cell office:value-type="string" table:style-name="ce10">
            <text:p>-</text:p>
          </table:table-cell>
          <table:table-cell office:value-type="float" office:value="64.680001258850098" table:style-name="ce10">
            <text:p>65</text:p>
          </table:table-cell>
          <table:table-cell office:value-type="float" office:value="160075.1631155014" table:style-name="ce10">
            <text:p>160.075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51339.44294548035" table:style-name="ce10">
            <text:p>151.339</text:p>
          </table:table-cell>
          <table:table-cell office:value-type="float" office:value="138066.32268714905" table:style-name="ce10">
            <text:p>138.066</text:p>
          </table:table-cell>
          <table:table-cell office:value-type="string" table:style-name="ce10">
            <text:p>-</text:p>
          </table:table-cell>
          <table:table-cell office:value-type="float" office:value="2636.2000513076782" table:style-name="ce10">
            <text:p>2.636</text:p>
          </table:table-cell>
          <table:table-cell office:value-type="float" office:value="192101.56373882294" table:style-name="ce10">
            <text:p>192.102</text:p>
          </table:table-cell>
          <table:table-cell office:value-type="float" office:value="13563.200263977051" table:style-name="ce10">
            <text:p>13.563</text:p>
          </table:table-cell>
          <table:table-cell office:value-type="float" office:value="244023.92474937439" table:style-name="ce10">
            <text:p>244.024</text:p>
          </table:table-cell>
          <table:table-cell office:value-type="float" office:value="7651.8401489257813" table:style-name="ce10">
            <text:p>7.652</text:p>
          </table:table-cell>
          <table:table-cell office:value-type="float" office:value="1911.0000371932983" table:style-name="ce10">
            <text:p>1.911</text:p>
          </table:table-cell>
          <table:table-cell office:value-type="float" office:value="192101.56373882294" table:style-name="ce10">
            <text:p>192.102</text:p>
          </table:table-cell>
          <table:table-cell office:value-type="float" office:value="97815.761903762817" table:style-name="ce10">
            <text:p>97.816</text:p>
          </table:table-cell>
          <table:table-cell office:value-type="float" office:value="199682.84388637543" table:style-name="ce10">
            <text:p>199.683</text:p>
          </table:table-cell>
          <table:table-cell office:value-type="float" office:value="7622.4401483535767" table:style-name="ce10">
            <text:p>7.622</text:p>
          </table:table-cell>
          <table:table-cell office:value-type="float" office:value="1911.0000371932983" table:style-name="ce10">
            <text:p>1.911</text:p>
          </table:table-cell>
          <table:table-cell office:value-type="float" office:value="192101.56373882294" table:style-name="ce10">
            <text:p>192.102</text:p>
          </table:table-cell>
          <table:table-cell office:value-type="float" office:value="127143.24247455597" table:style-name="ce10">
            <text:p>127.143</text:p>
          </table:table-cell>
          <table:table-cell office:value-type="float" office:value="180739.44351768494" table:style-name="ce10">
            <text:p>180.739</text:p>
          </table:table-cell>
          <table:table-cell office:value-type="float" office:value="56.840001106262207" table:style-name="ce10">
            <text:p>57</text:p>
          </table:table-cell>
          <table:table-cell office:value-type="float" office:value="4241.4400825500488" table:style-name="ce10">
            <text:p>4.241</text:p>
          </table:table-cell>
          <table:table-cell office:value-type="float" office:value="192101.56373882294" table:style-name="ce10">
            <text:p>192.102</text:p>
          </table:table-cell>
          <table:table-cell office:value-type="float" office:value="37882.880737304688" table:style-name="ce10">
            <text:p>37.883</text:p>
          </table:table-cell>
          <table:table-cell office:value-type="float" office:value="233094.96453666687" table:style-name="ce10">
            <text:p>233.095</text:p>
          </table:table-cell>
          <table:table-cell office:value-type="string" table:style-name="ce10">
            <text:p>-</text:p>
          </table:table-cell>
          <table:table-cell office:value-type="float" office:value="1911.0000371932983" table:style-name="ce10">
            <text:p>1.911</text:p>
          </table:table-cell>
          <table:table-cell office:value-type="float" office:value="192101.56373882294" table:style-name="ce10">
            <text:p>192.102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3"/>
          <table:covered-table-cell table:number-columns-repeated="27"/>
          <table:table-cell table:number-columns-repeated="16356"/>
        </table:table-row>
        <table:table-row table:number-rows-repeated="1048555" table:style-name="ro1">
          <table:table-cell table:number-columns-repeated="16384"/>
        </table:table-row>
      </table:table>
      <table:table table:name="E6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5" table:number-rows-spanned="1" table:style-name="ce12">
            <text:p>PROPORÇÃO PARA O INDICADOR E6 – ALUNOS, POR REDES SOCIAIS UTILIZADAS</text:p>
          </table:table-cell>
          <table:covered-table-cell table:number-columns-repeated="24"/>
          <table:table-cell table:number-columns-repeated="16359"/>
        </table:table-row>
        <table:table-row table:style-name="ro1">
          <table:table-cell office:value-type="string" table:number-columns-spanned="25" table:number-rows-spanned="1" table:style-name="ce14">
            <text:p>Total de alunos usuários de Internet</text:p>
          </table:table-cell>
          <table:covered-table-cell table:number-columns-repeated="24"/>
          <table:table-cell table:number-columns-repeated="16359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Facebook</text:p>
          </table:table-cell>
          <table:covered-table-cell table:number-columns-repeated="3"/>
          <table:table-cell office:value-type="string" table:number-columns-spanned="4" table:number-rows-spanned="1" table:style-name="ce15">
            <text:p>Instagram</text:p>
          </table:table-cell>
          <table:covered-table-cell table:number-columns-repeated="3"/>
          <table:table-cell office:value-type="string" table:number-columns-spanned="4" table:number-rows-spanned="1" table:style-name="ce15">
            <text:p>Twitter</text:p>
          </table:table-cell>
          <table:covered-table-cell table:number-columns-repeated="3"/>
          <table:table-cell office:value-type="string" table:number-columns-spanned="4" table:number-rows-spanned="1" table:style-name="ce15">
            <text:p>WhatsApp</text:p>
          </table:table-cell>
          <table:covered-table-cell table:number-columns-repeated="3"/>
          <table:table-cell office:value-type="string" table:number-columns-spanned="4" table:number-rows-spanned="1" table:style-name="ce15">
            <text:p>Snapchat</text:p>
          </table:table-cell>
          <table:covered-table-cell table:number-columns-repeated="3"/>
          <table:table-cell office:value-type="string" table:number-columns-spanned="2" table:number-rows-spanned="1" table:style-name="ce15">
            <text:p>Outra</text:p>
          </table:table-cell>
          <table:covered-table-cell/>
          <table:table-cell table:number-columns-repeated="16360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20731.648188591" table:style-name="ce10">
            <text:p>420.732</text:p>
          </table:table-cell>
          <table:table-cell office:value-type="float" office:value="211879.92412376404" table:style-name="ce10">
            <text:p>211.88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18631.3262014389" table:style-name="ce10">
            <text:p>318.631</text:p>
          </table:table-cell>
          <table:table-cell office:value-type="float" office:value="288741.32561969757" table:style-name="ce10">
            <text:p>288.741</text:p>
          </table:table-cell>
          <table:table-cell office:value-type="float" office:value="6660.0801296234131" table:style-name="ce10">
            <text:p>6.660</text:p>
          </table:table-cell>
          <table:table-cell office:value-type="string" table:style-name="ce10">
            <text:p>-</text:p>
          </table:table-cell>
          <table:table-cell office:value-type="float" office:value="193593.12376785278" table:style-name="ce10">
            <text:p>193.593</text:p>
          </table:table-cell>
          <table:table-cell office:value-type="float" office:value="406680.40791511536" table:style-name="ce10">
            <text:p>406.680</text:p>
          </table:table-cell>
          <table:table-cell office:value-type="float" office:value="593.88001155853271" table:style-name="ce10">
            <text:p>594</text:p>
          </table:table-cell>
          <table:table-cell office:value-type="string" table:style-name="ce10">
            <text:p>-</text:p>
          </table:table-cell>
          <table:table-cell office:value-type="float" office:value="423724.56824684143" table:style-name="ce10">
            <text:p>423.725</text:p>
          </table:table-cell>
          <table:table-cell office:value-type="float" office:value="155049.72301769257" table:style-name="ce10">
            <text:p>155.050</text:p>
          </table:table-cell>
          <table:table-cell office:value-type="float" office:value="62.720001220703125" table:style-name="ce10">
            <text:p>63</text:p>
          </table:table-cell>
          <table:table-cell office:value-type="string" table:style-name="ce10">
            <text:p>-</text:p>
          </table:table-cell>
          <table:table-cell office:value-type="float" office:value="236258.40459823608" table:style-name="ce10">
            <text:p>236.258</text:p>
          </table:table-cell>
          <table:table-cell office:value-type="float" office:value="360285.24701213837" table:style-name="ce10">
            <text:p>360.285</text:p>
          </table:table-cell>
          <table:table-cell office:value-type="float" office:value="6021.1201171875" table:style-name="ce10">
            <text:p>6.021</text:p>
          </table:table-cell>
          <table:table-cell office:value-type="string" table:style-name="ce10">
            <text:p>-</text:p>
          </table:table-cell>
          <table:table-cell office:value-type="float" office:value="59291.96115398407" table:style-name="ce10">
            <text:p>59.292</text:p>
          </table:table-cell>
          <table:table-cell office:value-type="float" office:value="478402.68931102753" table:style-name="ce10">
            <text:p>478.403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19959.04428100586" table:style-name="ce10">
            <text:p>219.959</text:p>
          </table:table-cell>
          <table:table-cell office:value-type="float" office:value="115385.20224571228" table:style-name="ce10">
            <text:p>115.38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96997.64383411407" table:style-name="ce10">
            <text:p>196.998</text:p>
          </table:table-cell>
          <table:table-cell office:value-type="float" office:value="149591.12291145325" table:style-name="ce10">
            <text:p>149.591</text:p>
          </table:table-cell>
          <table:table-cell office:value-type="float" office:value="1589.5600309371948" table:style-name="ce10">
            <text:p>1.590</text:p>
          </table:table-cell>
          <table:table-cell office:value-type="string" table:style-name="ce10">
            <text:p>-</text:p>
          </table:table-cell>
          <table:table-cell office:value-type="float" office:value="123383.96240139008" table:style-name="ce10">
            <text:p>123.384</text:p>
          </table:table-cell>
          <table:table-cell office:value-type="float" office:value="203289.24395656586" table:style-name="ce10">
            <text:p>203.289</text:p>
          </table:table-cell>
          <table:table-cell office:value-type="float" office:value="593.88001155853271" table:style-name="ce10">
            <text:p>594</text:p>
          </table:table-cell>
          <table:table-cell office:value-type="string" table:style-name="ce10">
            <text:p>-</text:p>
          </table:table-cell>
          <table:table-cell office:value-type="float" office:value="226574.04440975189" table:style-name="ce10">
            <text:p>226.574</text:p>
          </table:table-cell>
          <table:table-cell office:value-type="float" office:value="95018.841849327087" table:style-name="ce10">
            <text:p>95.019</text:p>
          </table:table-cell>
          <table:table-cell office:value-type="float" office:value="62.720001220703125" table:style-name="ce10">
            <text:p>63</text:p>
          </table:table-cell>
          <table:table-cell office:value-type="string" table:style-name="ce10">
            <text:p>-</text:p>
          </table:table-cell>
          <table:table-cell office:value-type="float" office:value="153432.72298622131" table:style-name="ce10">
            <text:p>153.433</text:p>
          </table:table-cell>
          <table:table-cell office:value-type="float" office:value="178638.32347679138" table:style-name="ce10">
            <text:p>178.638</text:p>
          </table:table-cell>
          <table:table-cell office:value-type="float" office:value="3741.6400728225708" table:style-name="ce10">
            <text:p>3.742</text:p>
          </table:table-cell>
          <table:table-cell office:value-type="string" table:style-name="ce10">
            <text:p>-</text:p>
          </table:table-cell>
          <table:table-cell office:value-type="float" office:value="31508.960613250732" table:style-name="ce10">
            <text:p>31.509</text:p>
          </table:table-cell>
          <table:table-cell office:value-type="float" office:value="252673.40491771698" table:style-name="ce10">
            <text:p>252.673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35276.44457912445" table:style-name="ce10">
            <text:p>235.276</text:p>
          </table:table-cell>
          <table:table-cell office:value-type="float" office:value="113389.92220687866" table:style-name="ce10">
            <text:p>113.39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51562.8829498291" table:style-name="ce10">
            <text:p>151.563</text:p>
          </table:table-cell>
          <table:table-cell office:value-type="float" office:value="178314.92347049713" table:style-name="ce10">
            <text:p>178.315</text:p>
          </table:table-cell>
          <table:table-cell office:value-type="float" office:value="6468.0001258850098" table:style-name="ce10">
            <text:p>6.468</text:p>
          </table:table-cell>
          <table:table-cell office:value-type="string" table:style-name="ce10">
            <text:p>-</text:p>
          </table:table-cell>
          <table:table-cell office:value-type="float" office:value="95201.121852874756" table:style-name="ce10">
            <text:p>95.201</text:p>
          </table:table-cell>
          <table:table-cell office:value-type="float" office:value="237177.64461612701" table:style-name="ce10">
            <text:p>237.17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31824.88451194763" table:style-name="ce10">
            <text:p>231.825</text:p>
          </table:table-cell>
          <table:table-cell office:value-type="float" office:value="89901.281749725342" table:style-name="ce10">
            <text:p>89.90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18629.00230884552" table:style-name="ce10">
            <text:p>118.629</text:p>
          </table:table-cell>
          <table:table-cell office:value-type="float" office:value="213451.84415435791" table:style-name="ce10">
            <text:p>213.452</text:p>
          </table:table-cell>
          <table:table-cell office:value-type="float" office:value="4717.7200918197632" table:style-name="ce10">
            <text:p>4.718</text:p>
          </table:table-cell>
          <table:table-cell office:value-type="string" table:style-name="ce10">
            <text:p>-</text:p>
          </table:table-cell>
          <table:table-cell office:value-type="float" office:value="48606.040946006775" table:style-name="ce10">
            <text:p>48.606</text:p>
          </table:table-cell>
          <table:table-cell office:value-type="float" office:value="258549.4850320816" table:style-name="ce10">
            <text:p>258.549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6518.640905380249" table:style-name="ce10">
            <text:p>46.519</text:p>
          </table:table-cell>
          <table:table-cell office:value-type="float" office:value="24427.48047542572" table:style-name="ce10">
            <text:p>24.42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2055.800623893738" table:style-name="ce10">
            <text:p>32.056</text:p>
          </table:table-cell>
          <table:table-cell office:value-type="float" office:value="41589.240809440613" table:style-name="ce10">
            <text:p>41.589</text:p>
          </table:table-cell>
          <table:table-cell office:value-type="float" office:value="1589.5600309371948" table:style-name="ce10">
            <text:p>1.590</text:p>
          </table:table-cell>
          <table:table-cell office:value-type="string" table:style-name="ce10">
            <text:p>-</text:p>
          </table:table-cell>
          <table:table-cell office:value-type="float" office:value="28696.360558509827" table:style-name="ce10">
            <text:p>28.696</text:p>
          </table:table-cell>
          <table:table-cell office:value-type="float" office:value="46009.040895462036" table:style-name="ce10">
            <text:p>46.00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5199.560879707336" table:style-name="ce10">
            <text:p>45.200</text:p>
          </table:table-cell>
          <table:table-cell office:value-type="float" office:value="24437.280475616455" table:style-name="ce10">
            <text:p>24.43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3182.880451202393" table:style-name="ce10">
            <text:p>23.183</text:p>
          </table:table-cell>
          <table:table-cell office:value-type="float" office:value="45511.200885772705" table:style-name="ce10">
            <text:p>45.511</text:p>
          </table:table-cell>
          <table:table-cell office:value-type="float" office:value="1589.5600309371948" table:style-name="ce10">
            <text:p>1.590</text:p>
          </table:table-cell>
          <table:table-cell office:value-type="string" table:style-name="ce10">
            <text:p>-</text:p>
          </table:table-cell>
          <table:table-cell office:value-type="float" office:value="14317.800278663635" table:style-name="ce10">
            <text:p>14.318</text:p>
          </table:table-cell>
          <table:table-cell office:value-type="float" office:value="52618.161024093628" table:style-name="ce10">
            <text:p>52.618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5867.601671218872" table:style-name="ce10">
            <text:p>85.868</text:p>
          </table:table-cell>
          <table:table-cell office:value-type="float" office:value="25440.800495147705" table:style-name="ce10">
            <text:p>25.44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89834.641748428345" table:style-name="ce10">
            <text:p>89.835</text:p>
          </table:table-cell>
          <table:table-cell office:value-type="float" office:value="33894.280659675598" table:style-name="ce10">
            <text:p>33.894</text:p>
          </table:table-cell>
          <table:table-cell office:value-type="float" office:value="62.720001220703125" table:style-name="ce10">
            <text:p>63</text:p>
          </table:table-cell>
          <table:table-cell office:value-type="string" table:style-name="ce10">
            <text:p>-</text:p>
          </table:table-cell>
          <table:table-cell office:value-type="float" office:value="67416.161312103271" table:style-name="ce10">
            <text:p>67.416</text:p>
          </table:table-cell>
          <table:table-cell office:value-type="float" office:value="52241.841016769409" table:style-name="ce10">
            <text:p>52.24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94176.041832923889" table:style-name="ce10">
            <text:p>94.176</text:p>
          </table:table-cell>
          <table:table-cell office:value-type="float" office:value="20515.320399284363" table:style-name="ce10">
            <text:p>20.515</text:p>
          </table:table-cell>
          <table:table-cell office:value-type="float" office:value="62.720001220703125" table:style-name="ce10">
            <text:p>63</text:p>
          </table:table-cell>
          <table:table-cell office:value-type="string" table:style-name="ce10">
            <text:p>-</text:p>
          </table:table-cell>
          <table:table-cell office:value-type="float" office:value="80763.761571884155" table:style-name="ce10">
            <text:p>80.764</text:p>
          </table:table-cell>
          <table:table-cell office:value-type="float" office:value="38549.280750274658" table:style-name="ce10">
            <text:p>38.549</text:p>
          </table:table-cell>
          <table:table-cell office:value-type="float" office:value="62.720001220703125" table:style-name="ce10">
            <text:p>63</text:p>
          </table:table-cell>
          <table:table-cell office:value-type="string" table:style-name="ce10">
            <text:p>-</text:p>
          </table:table-cell>
          <table:table-cell office:value-type="float" office:value="9833.3201913833618" table:style-name="ce10">
            <text:p>9.833</text:p>
          </table:table-cell>
          <table:table-cell office:value-type="float" office:value="91500.641780853271" table:style-name="ce10">
            <text:p>91.501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67358.52325725555" table:style-name="ce10">
            <text:p>167.359</text:p>
          </table:table-cell>
          <table:table-cell office:value-type="float" office:value="134920.52262592316" table:style-name="ce10">
            <text:p>134.92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23446.68240261078" table:style-name="ce10">
            <text:p>123.447</text:p>
          </table:table-cell>
          <table:table-cell office:value-type="float" office:value="132895.84258651733" table:style-name="ce10">
            <text:p>132.896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9086.320760726929" table:style-name="ce10">
            <text:p>39.086</text:p>
          </table:table-cell>
          <table:table-cell office:value-type="float" office:value="212205.28413009644" table:style-name="ce10">
            <text:p>212.20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83111.04356384277" table:style-name="ce10">
            <text:p>183.111</text:p>
          </table:table-cell>
          <table:table-cell office:value-type="float" office:value="72020.20140171051" table:style-name="ce10">
            <text:p>72.02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74291.841445922852" table:style-name="ce10">
            <text:p>74.292</text:p>
          </table:table-cell>
          <table:table-cell office:value-type="float" office:value="168099.40327167511" table:style-name="ce10">
            <text:p>168.099</text:p>
          </table:table-cell>
          <table:table-cell office:value-type="float" office:value="5685.9601106643677" table:style-name="ce10">
            <text:p>5.686</text:p>
          </table:table-cell>
          <table:table-cell office:value-type="string" table:style-name="ce10">
            <text:p>-</text:p>
          </table:table-cell>
          <table:table-cell office:value-type="float" office:value="18504.360360145569" table:style-name="ce10">
            <text:p>18.504</text:p>
          </table:table-cell>
          <table:table-cell office:value-type="float" office:value="218626.24425506592" table:style-name="ce10">
            <text:p>218.626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45059.96671581268" table:style-name="ce10">
            <text:p>345.060</text:p>
          </table:table-cell>
          <table:table-cell office:value-type="float" office:value="157435.04306411743" table:style-name="ce10">
            <text:p>157.43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52926.24492263794" table:style-name="ce10">
            <text:p>252.926</text:p>
          </table:table-cell>
          <table:table-cell office:value-type="float" office:value="242502.96471977234" table:style-name="ce10">
            <text:p>242.503</text:p>
          </table:table-cell>
          <table:table-cell office:value-type="float" office:value="6466.0401258468628" table:style-name="ce10">
            <text:p>6.466</text:p>
          </table:table-cell>
          <table:table-cell office:value-type="string" table:style-name="ce10">
            <text:p>-</text:p>
          </table:table-cell>
          <table:table-cell office:value-type="float" office:value="164314.64319801331" table:style-name="ce10">
            <text:p>164.315</text:p>
          </table:table-cell>
          <table:table-cell office:value-type="float" office:value="318370.64619636536" table:style-name="ce10">
            <text:p>318.371</text:p>
          </table:table-cell>
          <table:table-cell office:value-type="float" office:value="429.24000835418701" table:style-name="ce10">
            <text:p>429</text:p>
          </table:table-cell>
          <table:table-cell office:value-type="string" table:style-name="ce10">
            <text:p>-</text:p>
          </table:table-cell>
          <table:table-cell office:value-type="float" office:value="334205.48650455475" table:style-name="ce10">
            <text:p>334.205</text:p>
          </table:table-cell>
          <table:table-cell office:value-type="float" office:value="131890.36256694794" table:style-name="ce10">
            <text:p>131.89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74783.00340175629" table:style-name="ce10">
            <text:p>174.783</text:p>
          </table:table-cell>
          <table:table-cell office:value-type="float" office:value="297655.40579319" table:style-name="ce10">
            <text:p>297.65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8560.960945129395" table:style-name="ce10">
            <text:p>48.561</text:p>
          </table:table-cell>
          <table:table-cell office:value-type="float" office:value="387427.32754039764" table:style-name="ce10">
            <text:p>387.427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42838.92278003693" table:style-name="ce10">
            <text:p>142.839</text:p>
          </table:table-cell>
          <table:table-cell office:value-type="float" office:value="25685.800499916077" table:style-name="ce10">
            <text:p>25.68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14963.80223751068" table:style-name="ce10">
            <text:p>114.964</text:p>
          </table:table-cell>
          <table:table-cell office:value-type="float" office:value="63439.321234703064" table:style-name="ce10">
            <text:p>63.439</text:p>
          </table:table-cell>
          <table:table-cell office:value-type="float" office:value="154.84000301361084" table:style-name="ce10">
            <text:p>155</text:p>
          </table:table-cell>
          <table:table-cell office:value-type="string" table:style-name="ce10">
            <text:p>-</text:p>
          </table:table-cell>
          <table:table-cell office:value-type="float" office:value="59856.441164970398" table:style-name="ce10">
            <text:p>59.856</text:p>
          </table:table-cell>
          <table:table-cell office:value-type="float" office:value="118958.28231525421" table:style-name="ce10">
            <text:p>118.958</text:p>
          </table:table-cell>
          <table:table-cell office:value-type="float" office:value="409.64000797271729" table:style-name="ce10">
            <text:p>410</text:p>
          </table:table-cell>
          <table:table-cell office:value-type="string" table:style-name="ce10">
            <text:p>-</text:p>
          </table:table-cell>
          <table:table-cell office:value-type="float" office:value="152997.60297775269" table:style-name="ce10">
            <text:p>152.998</text:p>
          </table:table-cell>
          <table:table-cell office:value-type="float" office:value="20977.880408287048" table:style-name="ce10">
            <text:p>20.97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12647.08219242096" table:style-name="ce10">
            <text:p>112.647</text:p>
          </table:table-cell>
          <table:table-cell office:value-type="float" office:value="96910.241886138916" table:style-name="ce10">
            <text:p>96.910</text:p>
          </table:table-cell>
          <table:table-cell office:value-type="float" office:value="1181.8800230026245" table:style-name="ce10">
            <text:p>1.182</text:p>
          </table:table-cell>
          <table:table-cell office:value-type="string" table:style-name="ce10">
            <text:p>-</text:p>
          </table:table-cell>
          <table:table-cell office:value-type="float" office:value="22657.600440979004" table:style-name="ce10">
            <text:p>22.658</text:p>
          </table:table-cell>
          <table:table-cell office:value-type="float" office:value="140826.00274085999" table:style-name="ce10">
            <text:p>140.826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217193.48422718048" table:style-name="ce10">
            <text:p>217.193</text:p>
          </table:table-cell>
          <table:table-cell office:value-type="float" office:value="160437.76312255859" table:style-name="ce10">
            <text:p>160.43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24775.56242847443" table:style-name="ce10">
            <text:p>124.776</text:p>
          </table:table-cell>
          <table:table-cell office:value-type="float" office:value="252257.88490962982" table:style-name="ce10">
            <text:p>252.258</text:p>
          </table:table-cell>
          <table:table-cell office:value-type="float" office:value="1597.4000310897827" table:style-name="ce10">
            <text:p>1.597</text:p>
          </table:table-cell>
          <table:table-cell office:value-type="string" table:style-name="ce10">
            <text:p>-</text:p>
          </table:table-cell>
          <table:table-cell office:value-type="float" office:value="69031.201343536377" table:style-name="ce10">
            <text:p>69.031</text:p>
          </table:table-cell>
          <table:table-cell office:value-type="float" office:value="296557.8057718277" table:style-name="ce10">
            <text:p>296.558</text:p>
          </table:table-cell>
          <table:table-cell office:value-type="float" office:value="588.0000114440918" table:style-name="ce10">
            <text:p>588</text:p>
          </table:table-cell>
          <table:table-cell office:value-type="string" table:style-name="ce10">
            <text:p>-</text:p>
          </table:table-cell>
          <table:table-cell office:value-type="float" office:value="251140.68488788605" table:style-name="ce10">
            <text:p>251.141</text:p>
          </table:table-cell>
          <table:table-cell office:value-type="float" office:value="127809.64248752594" table:style-name="ce10">
            <text:p>127.81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86845.641690254211" table:style-name="ce10">
            <text:p>86.846</text:p>
          </table:table-cell>
          <table:table-cell office:value-type="float" office:value="281199.24547290802" table:style-name="ce10">
            <text:p>281.199</text:p>
          </table:table-cell>
          <table:table-cell office:value-type="float" office:value="1981.5600385665894" table:style-name="ce10">
            <text:p>1.982</text:p>
          </table:table-cell>
          <table:table-cell office:value-type="string" table:style-name="ce10">
            <text:p>-</text:p>
          </table:table-cell>
          <table:table-cell office:value-type="float" office:value="38762.920754432678" table:style-name="ce10">
            <text:p>38.763</text:p>
          </table:table-cell>
          <table:table-cell office:value-type="float" office:value="311690.96606636047" table:style-name="ce10">
            <text:p>311.691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399014.84776592255" table:style-name="ce10">
            <text:p>399.015</text:p>
          </table:table-cell>
          <table:table-cell office:value-type="float" office:value="63913.641243934631" table:style-name="ce10">
            <text:p>63.91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92437.88569164276" table:style-name="ce10">
            <text:p>292.438</text:p>
          </table:table-cell>
          <table:table-cell office:value-type="float" office:value="164673.3232049942" table:style-name="ce10">
            <text:p>164.673</text:p>
          </table:table-cell>
          <table:table-cell office:value-type="float" office:value="6466.0401258468628" table:style-name="ce10">
            <text:p>6.466</text:p>
          </table:table-cell>
          <table:table-cell office:value-type="string" table:style-name="ce10">
            <text:p>-</text:p>
          </table:table-cell>
          <table:table-cell office:value-type="float" office:value="177762.20345973969" table:style-name="ce10">
            <text:p>177.762</text:p>
          </table:table-cell>
          <table:table-cell office:value-type="float" office:value="306197.08595943451" table:style-name="ce10">
            <text:p>306.197</text:p>
          </table:table-cell>
          <table:table-cell office:value-type="float" office:value="84.280001640319824" table:style-name="ce10">
            <text:p>84</text:p>
          </table:table-cell>
          <table:table-cell office:value-type="string" table:style-name="ce10">
            <text:p>-</text:p>
          </table:table-cell>
          <table:table-cell office:value-type="float" office:value="372529.3672504425" table:style-name="ce10">
            <text:p>372.529</text:p>
          </table:table-cell>
          <table:table-cell office:value-type="float" office:value="84274.121640205383" table:style-name="ce10">
            <text:p>84.274</text:p>
          </table:table-cell>
          <table:table-cell office:value-type="float" office:value="62.720001220703125" table:style-name="ce10">
            <text:p>63</text:p>
          </table:table-cell>
          <table:table-cell office:value-type="string" table:style-name="ce10">
            <text:p>-</text:p>
          </table:table-cell>
          <table:table-cell office:value-type="float" office:value="204049.72397136688" table:style-name="ce10">
            <text:p>204.050</text:p>
          </table:table-cell>
          <table:table-cell office:value-type="float" office:value="258651.40503406525" table:style-name="ce10">
            <text:p>258.651</text:p>
          </table:table-cell>
          <table:table-cell office:value-type="float" office:value="5685.9601106643677" table:style-name="ce10">
            <text:p>5.686</text:p>
          </table:table-cell>
          <table:table-cell office:value-type="string" table:style-name="ce10">
            <text:p>-</text:p>
          </table:table-cell>
          <table:table-cell office:value-type="float" office:value="40687.640791893005" table:style-name="ce10">
            <text:p>40.688</text:p>
          </table:table-cell>
          <table:table-cell office:value-type="float" office:value="403891.32786083221" table:style-name="ce10">
            <text:p>403.891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419302.80816078186" table:style-name="ce10">
            <text:p>419.303</text:p>
          </table:table-cell>
          <table:table-cell office:value-type="float" office:value="168279.72327518463" table:style-name="ce10">
            <text:p>168.28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98950.96581840515" table:style-name="ce10">
            <text:p>298.951</text:p>
          </table:table-cell>
          <table:table-cell office:value-type="float" office:value="282445.80549716949" table:style-name="ce10">
            <text:p>282.446</text:p>
          </table:table-cell>
          <table:table-cell office:value-type="float" office:value="6660.0801296234131" table:style-name="ce10">
            <text:p>6.660</text:p>
          </table:table-cell>
          <table:table-cell office:value-type="string" table:style-name="ce10">
            <text:p>-</text:p>
          </table:table-cell>
          <table:table-cell office:value-type="float" office:value="181441.12353134155" table:style-name="ce10">
            <text:p>181.441</text:p>
          </table:table-cell>
          <table:table-cell office:value-type="float" office:value="391856.9276266098" table:style-name="ce10">
            <text:p>391.857</text:p>
          </table:table-cell>
          <table:table-cell office:value-type="float" office:value="593.88001155853271" table:style-name="ce10">
            <text:p>594</text:p>
          </table:table-cell>
          <table:table-cell office:value-type="string" table:style-name="ce10">
            <text:p>-</text:p>
          </table:table-cell>
          <table:table-cell office:value-type="float" office:value="412719.16803264618" table:style-name="ce10">
            <text:p>412.719</text:p>
          </table:table-cell>
          <table:table-cell office:value-type="float" office:value="147119.56286334991" table:style-name="ce10">
            <text:p>147.120</text:p>
          </table:table-cell>
          <table:table-cell office:value-type="float" office:value="62.720001220703125" table:style-name="ce10">
            <text:p>63</text:p>
          </table:table-cell>
          <table:table-cell office:value-type="string" table:style-name="ce10">
            <text:p>-</text:p>
          </table:table-cell>
          <table:table-cell office:value-type="float" office:value="209190.80407142639" table:style-name="ce10">
            <text:p>209.191</text:p>
          </table:table-cell>
          <table:table-cell office:value-type="float" office:value="353080.2868719101" table:style-name="ce10">
            <text:p>353.080</text:p>
          </table:table-cell>
          <table:table-cell office:value-type="float" office:value="6021.1201171875" table:style-name="ce10">
            <text:p>6.021</text:p>
          </table:table-cell>
          <table:table-cell office:value-type="string" table:style-name="ce10">
            <text:p>-</text:p>
          </table:table-cell>
          <table:table-cell office:value-type="float" office:value="54270.441056251526" table:style-name="ce10">
            <text:p>54.270</text:p>
          </table:table-cell>
          <table:table-cell office:value-type="float" office:value="466007.64906978607" table:style-name="ce10">
            <text:p>466.008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157372.32306289673" table:style-name="ce10">
            <text:p>157.372</text:p>
          </table:table-cell>
          <table:table-cell office:value-type="float" office:value="139810.72272109985" table:style-name="ce10">
            <text:p>139.81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64557.68320274353" table:style-name="ce10">
            <text:p>164.558</text:p>
          </table:table-cell>
          <table:table-cell office:value-type="float" office:value="107611.84209442139" table:style-name="ce10">
            <text:p>107.61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01226.16197013855" table:style-name="ce10">
            <text:p>101.226</text:p>
          </table:table-cell>
          <table:table-cell office:value-type="float" office:value="183959.72358036041" table:style-name="ce10">
            <text:p>183.96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01574.24392318726" table:style-name="ce10">
            <text:p>201.574</text:p>
          </table:table-cell>
          <table:table-cell office:value-type="float" office:value="59670.241161346436" table:style-name="ce10">
            <text:p>59.67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42686.04277706146" table:style-name="ce10">
            <text:p>142.686</text:p>
          </table:table-cell>
          <table:table-cell office:value-type="float" office:value="141729.56275844574" table:style-name="ce10">
            <text:p>141.73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7694.800539016724" table:style-name="ce10">
            <text:p>27.695</text:p>
          </table:table-cell>
          <table:table-cell office:value-type="float" office:value="224143.64436244965" table:style-name="ce10">
            <text:p>224.144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205482.48399925232" table:style-name="ce10">
            <text:p>205.482</text:p>
          </table:table-cell>
          <table:table-cell office:value-type="float" office:value="213312.68415164948" table:style-name="ce10">
            <text:p>213.31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37854.64268302917" table:style-name="ce10">
            <text:p>137.855</text:p>
          </table:table-cell>
          <table:table-cell office:value-type="float" office:value="275838.64536857605" table:style-name="ce10">
            <text:p>275.839</text:p>
          </table:table-cell>
          <table:table-cell office:value-type="float" office:value="6660.0801296234131" table:style-name="ce10">
            <text:p>6.660</text:p>
          </table:table-cell>
          <table:table-cell office:value-type="string" table:style-name="ce10">
            <text:p>-</text:p>
          </table:table-cell>
          <table:table-cell office:value-type="float" office:value="82872.721612930298" table:style-name="ce10">
            <text:p>82.873</text:p>
          </table:table-cell>
          <table:table-cell office:value-type="float" office:value="329964.0464220047" table:style-name="ce10">
            <text:p>329.964</text:p>
          </table:table-cell>
          <table:table-cell office:value-type="float" office:value="593.88001155853271" table:style-name="ce10">
            <text:p>594</text:p>
          </table:table-cell>
          <table:table-cell office:value-type="string" table:style-name="ce10">
            <text:p>-</text:p>
          </table:table-cell>
          <table:table-cell office:value-type="float" office:value="263890.4851360321" table:style-name="ce10">
            <text:p>263.890</text:p>
          </table:table-cell>
          <table:table-cell office:value-type="float" office:value="148436.68288898468" table:style-name="ce10">
            <text:p>148.437</text:p>
          </table:table-cell>
          <table:table-cell office:value-type="float" office:value="62.720001220703125" table:style-name="ce10">
            <text:p>63</text:p>
          </table:table-cell>
          <table:table-cell office:value-type="string" table:style-name="ce10">
            <text:p>-</text:p>
          </table:table-cell>
          <table:table-cell office:value-type="float" office:value="89905.201749801636" table:style-name="ce10">
            <text:p>89.905</text:p>
          </table:table-cell>
          <table:table-cell office:value-type="float" office:value="308854.8460111618" table:style-name="ce10">
            <text:p>308.855</text:p>
          </table:table-cell>
          <table:table-cell office:value-type="float" office:value="5117.5600996017456" table:style-name="ce10">
            <text:p>5.118</text:p>
          </table:table-cell>
          <table:table-cell office:value-type="string" table:style-name="ce10">
            <text:p>-</text:p>
          </table:table-cell>
          <table:table-cell office:value-type="float" office:value="37575.160731315613" table:style-name="ce10">
            <text:p>37.575</text:p>
          </table:table-cell>
          <table:table-cell office:value-type="float" office:value="354026.96689033508" table:style-name="ce10">
            <text:p>354.027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216719.16421794891" table:style-name="ce10">
            <text:p>216.719</text:p>
          </table:table-cell>
          <table:table-cell office:value-type="float" office:value="36783.320715904236" table:style-name="ce10">
            <text:p>36.78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59481.28310394287" table:style-name="ce10">
            <text:p>159.481</text:p>
          </table:table-cell>
          <table:table-cell office:value-type="float" office:value="98450.801916122437" table:style-name="ce10">
            <text:p>98.45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84924.841652870178" table:style-name="ce10">
            <text:p>84.925</text:p>
          </table:table-cell>
          <table:table-cell office:value-type="float" office:value="184818.20359706879" table:style-name="ce10">
            <text:p>184.81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17101.36422538757" table:style-name="ce10">
            <text:p>217.101</text:p>
          </table:table-cell>
          <table:table-cell office:value-type="float" office:value="34180.440665245056" table:style-name="ce10">
            <text:p>34.18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19734.44233036041" table:style-name="ce10">
            <text:p>119.734</text:p>
          </table:table-cell>
          <table:table-cell office:value-type="float" office:value="145543.72283267975" table:style-name="ce10">
            <text:p>145.54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7412.56053352356" table:style-name="ce10">
            <text:p>27.413</text:p>
          </table:table-cell>
          <table:table-cell office:value-type="float" office:value="222665.80433368683" table:style-name="ce10">
            <text:p>222.666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380271.36740112305" table:style-name="ce10">
            <text:p>380.271</text:p>
          </table:table-cell>
          <table:table-cell office:value-type="float" office:value="34384.280669212341" table:style-name="ce10">
            <text:p>34.38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90483.76565361023" table:style-name="ce10">
            <text:p>290.484</text:p>
          </table:table-cell>
          <table:table-cell office:value-type="float" office:value="129712.80252456665" table:style-name="ce10">
            <text:p>129.71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78440.36347293854" table:style-name="ce10">
            <text:p>178.440</text:p>
          </table:table-cell>
          <table:table-cell office:value-type="float" office:value="276011.12537193298" table:style-name="ce10">
            <text:p>276.011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57807.80696392059" table:style-name="ce10">
            <text:p>357.808</text:p>
          </table:table-cell>
          <table:table-cell office:value-type="float" office:value="59762.361163139343" table:style-name="ce10">
            <text:p>59.76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16407.52421188354" table:style-name="ce10">
            <text:p>216.408</text:p>
          </table:table-cell>
          <table:table-cell office:value-type="float" office:value="227401.16442584991" table:style-name="ce10">
            <text:p>227.401</text:p>
          </table:table-cell>
          <table:table-cell office:value-type="float" office:value="3173.2400617599487" table:style-name="ce10">
            <text:p>3.173</text:p>
          </table:table-cell>
          <table:table-cell office:value-type="string" table:style-name="ce10">
            <text:p>-</text:p>
          </table:table-cell>
          <table:table-cell office:value-type="float" office:value="42582.960828781128" table:style-name="ce10">
            <text:p>42.583</text:p>
          </table:table-cell>
          <table:table-cell office:value-type="float" office:value="374267.88728427887" table:style-name="ce10">
            <text:p>374.268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5" table:number-rows-spanned="1" table:style-name="ce13"/>
          <table:covered-table-cell table:number-columns-repeated="24"/>
          <table:table-cell table:number-columns-repeated="16359"/>
        </table:table-row>
        <table:table-row table:number-rows-repeated="1048555" table:style-name="ro1">
          <table:table-cell table:number-columns-repeated="16384"/>
        </table:table-row>
      </table:table>
      <table:table table:name="E8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33" table:number-rows-spanned="1" table:style-name="ce12">
            <text:p>PROPORÇÃO PARA O INDICADOR E8 – ALUNOS, POR REDES SOCIAIS UTILIZADAS PARA TRABALHOS ESCOLARES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33" table:number-rows-spanned="1" table:style-name="ce14">
            <text:p>Total de alunos usuários de Internet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15">
            <text:p>Facebook</text:p>
          </table:table-cell>
          <table:covered-table-cell table:number-columns-repeated="4"/>
          <table:table-cell office:value-type="string" table:number-columns-spanned="5" table:number-rows-spanned="1" table:style-name="ce15">
            <text:p>Instagram</text:p>
          </table:table-cell>
          <table:covered-table-cell table:number-columns-repeated="4"/>
          <table:table-cell office:value-type="string" table:number-columns-spanned="5" table:number-rows-spanned="1" table:style-name="ce15">
            <text:p>Twitter</text:p>
          </table:table-cell>
          <table:covered-table-cell table:number-columns-repeated="4"/>
          <table:table-cell office:value-type="string" table:number-columns-spanned="5" table:number-rows-spanned="1" table:style-name="ce15">
            <text:p>WhatsApp</text:p>
          </table:table-cell>
          <table:covered-table-cell table:number-columns-repeated="4"/>
          <table:table-cell office:value-type="string" table:number-columns-spanned="5" table:number-rows-spanned="1" table:style-name="ce15">
            <text:p>Snapchat</text:p>
          </table:table-cell>
          <table:covered-table-cell table:number-columns-repeated="4"/>
          <table:table-cell office:value-type="string" table:number-columns-spanned="5" table:number-rows-spanned="1" table:style-name="ce15">
            <text:p>Outra</text:p>
          </table:table-cell>
          <table:covered-table-cell table:number-columns-repeated="4"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176149.12342834473" table:style-name="ce10">
            <text:p>176.149</text:p>
          </table:table-cell>
          <table:table-cell office:value-type="float" office:value="296022.72576141357" table:style-name="ce10">
            <text:p>296.023</text:p>
          </table:table-cell>
          <table:table-cell office:value-type="float" office:value="129.3600025177002" table:style-name="ce10">
            <text:p>129</text:p>
          </table:table-cell>
          <table:table-cell office:value-type="string" table:style-name="ce10">
            <text:p>-</text:p>
          </table:table-cell>
          <table:table-cell office:value-type="float" office:value="211879.92412376404" table:style-name="ce10">
            <text:p>211.880</text:p>
          </table:table-cell>
          <table:table-cell office:value-type="float" office:value="57945.4411277771" table:style-name="ce10">
            <text:p>57.945</text:p>
          </table:table-cell>
          <table:table-cell office:value-type="float" office:value="300597.36585044861" table:style-name="ce10">
            <text:p>300.597</text:p>
          </table:table-cell>
          <table:table-cell office:value-type="float" office:value="139.16000270843506" table:style-name="ce10">
            <text:p>139</text:p>
          </table:table-cell>
          <table:table-cell office:value-type="string" table:style-name="ce10">
            <text:p>-</text:p>
          </table:table-cell>
          <table:table-cell office:value-type="float" office:value="289390.08563232422" table:style-name="ce10">
            <text:p>289.390</text:p>
          </table:table-cell>
          <table:table-cell office:value-type="float" office:value="35413.280689239502" table:style-name="ce10">
            <text:p>35.413</text:p>
          </table:table-cell>
          <table:table-cell office:value-type="float" office:value="186997.72363948822" table:style-name="ce10">
            <text:p>186.998</text:p>
          </table:table-cell>
          <table:table-cell office:value-type="float" office:value="390.04000759124756" table:style-name="ce10">
            <text:p>390</text:p>
          </table:table-cell>
          <table:table-cell office:value-type="string" table:style-name="ce10">
            <text:p>-</text:p>
          </table:table-cell>
          <table:table-cell office:value-type="float" office:value="406662.76791477203" table:style-name="ce10">
            <text:p>406.663</text:p>
          </table:table-cell>
          <table:table-cell office:value-type="float" office:value="327465.04637336731" table:style-name="ce10">
            <text:p>327.465</text:p>
          </table:table-cell>
          <table:table-cell office:value-type="float" office:value="189976.92369747162" table:style-name="ce10">
            <text:p>189.97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55049.72301769257" table:style-name="ce10">
            <text:p>155.050</text:p>
          </table:table-cell>
          <table:table-cell office:value-type="float" office:value="33517.960652351379" table:style-name="ce10">
            <text:p>33.518</text:p>
          </table:table-cell>
          <table:table-cell office:value-type="float" office:value="231811.1645116806" table:style-name="ce10">
            <text:p>231.81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60863.44702339172" table:style-name="ce10">
            <text:p>360.863</text:p>
          </table:table-cell>
          <table:table-cell office:value-type="float" office:value="39515.560769081116" table:style-name="ce10">
            <text:p>39.516</text:p>
          </table:table-cell>
          <table:table-cell office:value-type="float" office:value="40867.960795402527" table:style-name="ce10">
            <text:p>40.86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78402.68931102753" table:style-name="ce10">
            <text:p>478.403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00900.80196380615" table:style-name="ce10">
            <text:p>100.901</text:p>
          </table:table-cell>
          <table:table-cell office:value-type="float" office:value="152319.44296455383" table:style-name="ce10">
            <text:p>152.319</text:p>
          </table:table-cell>
          <table:table-cell office:value-type="float" office:value="129.3600025177002" table:style-name="ce10">
            <text:p>129</text:p>
          </table:table-cell>
          <table:table-cell office:value-type="string" table:style-name="ce10">
            <text:p>-</text:p>
          </table:table-cell>
          <table:table-cell office:value-type="float" office:value="115385.20224571228" table:style-name="ce10">
            <text:p>115.385</text:p>
          </table:table-cell>
          <table:table-cell office:value-type="float" office:value="41138.440800666809" table:style-name="ce10">
            <text:p>41.138</text:p>
          </table:table-cell>
          <table:table-cell office:value-type="float" office:value="184982.84360027313" table:style-name="ce10">
            <text:p>184.983</text:p>
          </table:table-cell>
          <table:table-cell office:value-type="float" office:value="135.24000263214111" table:style-name="ce10">
            <text:p>135</text:p>
          </table:table-cell>
          <table:table-cell office:value-type="string" table:style-name="ce10">
            <text:p>-</text:p>
          </table:table-cell>
          <table:table-cell office:value-type="float" office:value="149644.04291248322" table:style-name="ce10">
            <text:p>149.644</text:p>
          </table:table-cell>
          <table:table-cell office:value-type="float" office:value="20609.400401115417" table:style-name="ce10">
            <text:p>20.609</text:p>
          </table:table-cell>
          <table:table-cell office:value-type="float" office:value="118617.24230861664" table:style-name="ce10">
            <text:p>118.61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03275.52395629883" table:style-name="ce10">
            <text:p>203.276</text:p>
          </table:table-cell>
          <table:table-cell office:value-type="float" office:value="183555.96357250214" table:style-name="ce10">
            <text:p>183.556</text:p>
          </table:table-cell>
          <table:table-cell office:value-type="float" office:value="92245.441795349121" table:style-name="ce10">
            <text:p>92.24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95018.841849327087" table:style-name="ce10">
            <text:p>95.019</text:p>
          </table:table-cell>
          <table:table-cell office:value-type="float" office:value="16887.360328674316" table:style-name="ce10">
            <text:p>16.887</text:p>
          </table:table-cell>
          <table:table-cell office:value-type="float" office:value="150296.72292518616" table:style-name="ce10">
            <text:p>150.29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78608.92347621918" table:style-name="ce10">
            <text:p>178.609</text:p>
          </table:table-cell>
          <table:table-cell office:value-type="float" office:value="20721.120403289795" table:style-name="ce10">
            <text:p>20.721</text:p>
          </table:table-cell>
          <table:table-cell office:value-type="float" office:value="23031.960448265076" table:style-name="ce10">
            <text:p>23.03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52673.40491771698" table:style-name="ce10">
            <text:p>252.673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06563.24207401276" table:style-name="ce10">
            <text:p>106.563</text:p>
          </table:table-cell>
          <table:table-cell office:value-type="float" office:value="173440.40337562561" table:style-name="ce10">
            <text:p>173.44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13389.92220687866" table:style-name="ce10">
            <text:p>113.390</text:p>
          </table:table-cell>
          <table:table-cell office:value-type="float" office:value="37677.080733299255" table:style-name="ce10">
            <text:p>37.677</text:p>
          </table:table-cell>
          <table:table-cell office:value-type="float" office:value="143111.36278533936" table:style-name="ce10">
            <text:p>143.111</text:p>
          </table:table-cell>
          <table:table-cell office:value-type="float" office:value="29.40000057220459" table:style-name="ce10">
            <text:p>29</text:p>
          </table:table-cell>
          <table:table-cell office:value-type="string" table:style-name="ce10">
            <text:p>-</text:p>
          </table:table-cell>
          <table:table-cell office:value-type="float" office:value="178979.36348342896" table:style-name="ce10">
            <text:p>178.979</text:p>
          </table:table-cell>
          <table:table-cell office:value-type="float" office:value="29368.640571594238" table:style-name="ce10">
            <text:p>29.369</text:p>
          </table:table-cell>
          <table:table-cell office:value-type="float" office:value="91283.081776618958" table:style-name="ce10">
            <text:p>91.283</text:p>
          </table:table-cell>
          <table:table-cell office:value-type="float" office:value="390.04000759124756" table:style-name="ce10">
            <text:p>390</text:p>
          </table:table-cell>
          <table:table-cell office:value-type="string" table:style-name="ce10">
            <text:p>-</text:p>
          </table:table-cell>
          <table:table-cell office:value-type="float" office:value="237177.64461612701" table:style-name="ce10">
            <text:p>237.178</text:p>
          </table:table-cell>
          <table:table-cell office:value-type="float" office:value="170641.52332115173" table:style-name="ce10">
            <text:p>170.642</text:p>
          </table:table-cell>
          <table:table-cell office:value-type="float" office:value="118205.64230060577" table:style-name="ce10">
            <text:p>118.20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89901.281749725342" table:style-name="ce10">
            <text:p>89.901</text:p>
          </table:table-cell>
          <table:table-cell office:value-type="float" office:value="29004.080564498901" table:style-name="ce10">
            <text:p>29.004</text:p>
          </table:table-cell>
          <table:table-cell office:value-type="float" office:value="115771.32225322723" table:style-name="ce10">
            <text:p>115.77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14033.96416568756" table:style-name="ce10">
            <text:p>214.034</text:p>
          </table:table-cell>
          <table:table-cell office:value-type="float" office:value="34823.320677757263" table:style-name="ce10">
            <text:p>34.823</text:p>
          </table:table-cell>
          <table:table-cell office:value-type="float" office:value="32573.240633964539" table:style-name="ce10">
            <text:p>32.57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58549.4850320816" table:style-name="ce10">
            <text:p>258.549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4941.080290794373" table:style-name="ce10">
            <text:p>14.941</text:p>
          </table:table-cell>
          <table:table-cell office:value-type="float" office:value="38237.64074420929" table:style-name="ce10">
            <text:p>38.23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4427.48047542572" table:style-name="ce10">
            <text:p>24.427</text:p>
          </table:table-cell>
          <table:table-cell office:value-type="float" office:value="6507.2001266479492" table:style-name="ce10">
            <text:p>6.507</text:p>
          </table:table-cell>
          <table:table-cell office:value-type="float" office:value="30123.240586280823" table:style-name="ce10">
            <text:p>30.12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1916.560815811157" table:style-name="ce10">
            <text:p>41.917</text:p>
          </table:table-cell>
          <table:table-cell office:value-type="float" office:value="4133.6400804519653" table:style-name="ce10">
            <text:p>4.134</text:p>
          </table:table-cell>
          <table:table-cell office:value-type="float" office:value="28194.600548744202" table:style-name="ce10">
            <text:p>28.19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46009.040895462036" table:style-name="ce10">
            <text:p>46.009</text:p>
          </table:table-cell>
          <table:table-cell office:value-type="float" office:value="30605.400595664978" table:style-name="ce10">
            <text:p>30.605</text:p>
          </table:table-cell>
          <table:table-cell office:value-type="float" office:value="29678.32057762146" table:style-name="ce10">
            <text:p>29.67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4437.280475616455" table:style-name="ce10">
            <text:p>24.437</text:p>
          </table:table-cell>
          <table:table-cell office:value-type="float" office:value="4835.3200941085815" table:style-name="ce10">
            <text:p>4.835</text:p>
          </table:table-cell>
          <table:table-cell office:value-type="float" office:value="22475.320437431335" table:style-name="ce10">
            <text:p>22.47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5785.600891113281" table:style-name="ce10">
            <text:p>45.786</text:p>
          </table:table-cell>
          <table:table-cell office:value-type="float" office:value="4076.8000793457031" table:style-name="ce10">
            <text:p>4.077</text:p>
          </table:table-cell>
          <table:table-cell office:value-type="float" office:value="13596.520264625549" table:style-name="ce10">
            <text:p>13.59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52618.161024093628" table:style-name="ce10">
            <text:p>52.618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4682.280480384827" table:style-name="ce10">
            <text:p>24.682</text:p>
          </table:table-cell>
          <table:table-cell office:value-type="float" office:value="74789.681455612183" table:style-name="ce10">
            <text:p>74.79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5440.800495147705" table:style-name="ce10">
            <text:p>25.441</text:p>
          </table:table-cell>
          <table:table-cell office:value-type="float" office:value="6628.7201290130615" table:style-name="ce10">
            <text:p>6.629</text:p>
          </table:table-cell>
          <table:table-cell office:value-type="float" office:value="88746.841727256775" table:style-name="ce10">
            <text:p>88.74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3892.320659637451" table:style-name="ce10">
            <text:p>33.892</text:p>
          </table:table-cell>
          <table:table-cell office:value-type="float" office:value="4574.6400890350342" table:style-name="ce10">
            <text:p>4.575</text:p>
          </table:table-cell>
          <table:table-cell office:value-type="float" office:value="67329.921310424805" table:style-name="ce10">
            <text:p>67.330</text:p>
          </table:table-cell>
          <table:table-cell office:value-type="float" office:value="388.08000755310059" table:style-name="ce10">
            <text:p>388</text:p>
          </table:table-cell>
          <table:table-cell office:value-type="string" table:style-name="ce10">
            <text:p>-</text:p>
          </table:table-cell>
          <table:table-cell office:value-type="float" office:value="52241.841016769409" table:style-name="ce10">
            <text:p>52.242</text:p>
          </table:table-cell>
          <table:table-cell office:value-type="float" office:value="79295.721543312073" table:style-name="ce10">
            <text:p>79.296</text:p>
          </table:table-cell>
          <table:table-cell office:value-type="float" office:value="25762.240501403809" table:style-name="ce10">
            <text:p>25.76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0515.320399284363" table:style-name="ce10">
            <text:p>20.515</text:p>
          </table:table-cell>
          <table:table-cell office:value-type="float" office:value="7602.8401479721069" table:style-name="ce10">
            <text:p>7.603</text:p>
          </table:table-cell>
          <table:table-cell office:value-type="float" office:value="78774.361533164978" table:style-name="ce10">
            <text:p>78.77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8547.320750236511" table:style-name="ce10">
            <text:p>38.547</text:p>
          </table:table-cell>
          <table:table-cell office:value-type="float" office:value="8288.8401613235474" table:style-name="ce10">
            <text:p>8.289</text:p>
          </table:table-cell>
          <table:table-cell office:value-type="float" office:value="5437.0401058197021" table:style-name="ce10">
            <text:p>5.43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91500.641780853271" table:style-name="ce10">
            <text:p>91.50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70509.041372299194" table:style-name="ce10">
            <text:p>70.509</text:p>
          </table:table-cell>
          <table:table-cell office:value-type="float" office:value="124077.8024148941" table:style-name="ce10">
            <text:p>124.078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34920.52262592316" table:style-name="ce10">
            <text:p>134.921</text:p>
          </table:table-cell>
          <table:table-cell office:value-type="float" office:value="40573.960789680481" table:style-name="ce10">
            <text:p>40.574</text:p>
          </table:table-cell>
          <table:table-cell office:value-type="float" office:value="102488.4019947052" table:style-name="ce10">
            <text:p>102.488</text:p>
          </table:table-cell>
          <table:table-cell office:value-type="float" office:value="29.40000057220459" table:style-name="ce10">
            <text:p>29</text:p>
          </table:table-cell>
          <table:table-cell office:value-type="string" table:style-name="ce10">
            <text:p>-</text:p>
          </table:table-cell>
          <table:table-cell office:value-type="float" office:value="132895.84258651733" table:style-name="ce10">
            <text:p>132.896</text:p>
          </table:table-cell>
          <table:table-cell office:value-type="float" office:value="14029.68027305603" table:style-name="ce10">
            <text:p>14.030</text:p>
          </table:table-cell>
          <table:table-cell office:value-type="float" office:value="36818.600716590881" table:style-name="ce10">
            <text:p>36.819</text:p>
          </table:table-cell>
          <table:table-cell office:value-type="float" office:value="29.40000057220459" table:style-name="ce10">
            <text:p>29</text:p>
          </table:table-cell>
          <table:table-cell office:value-type="string" table:style-name="ce10">
            <text:p>-</text:p>
          </table:table-cell>
          <table:table-cell office:value-type="float" office:value="212205.28413009644" table:style-name="ce10">
            <text:p>212.205</text:p>
          </table:table-cell>
          <table:table-cell office:value-type="float" office:value="120024.52233600616" table:style-name="ce10">
            <text:p>120.025</text:p>
          </table:table-cell>
          <table:table-cell office:value-type="float" office:value="102949.00200366974" table:style-name="ce10">
            <text:p>102.94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72020.20140171051" table:style-name="ce10">
            <text:p>72.020</text:p>
          </table:table-cell>
          <table:table-cell office:value-type="float" office:value="8143.8001585006714" table:style-name="ce10">
            <text:p>8.144</text:p>
          </table:table-cell>
          <table:table-cell office:value-type="float" office:value="73696.001434326172" table:style-name="ce10">
            <text:p>73.69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69246.00329399109" table:style-name="ce10">
            <text:p>169.246</text:p>
          </table:table-cell>
          <table:table-cell office:value-type="float" office:value="7822.3601522445679" table:style-name="ce10">
            <text:p>7.822</text:p>
          </table:table-cell>
          <table:table-cell office:value-type="float" office:value="16179.800314903259" table:style-name="ce10">
            <text:p>16.18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18626.24425506592" table:style-name="ce10">
            <text:p>218.626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51194.40294265747" table:style-name="ce10">
            <text:p>151.194</text:p>
          </table:table-cell>
          <table:table-cell office:value-type="float" office:value="233220.40453910828" table:style-name="ce10">
            <text:p>233.220</text:p>
          </table:table-cell>
          <table:table-cell office:value-type="float" office:value="129.3600025177002" table:style-name="ce10">
            <text:p>129</text:p>
          </table:table-cell>
          <table:table-cell office:value-type="string" table:style-name="ce10">
            <text:p>-</text:p>
          </table:table-cell>
          <table:table-cell office:value-type="float" office:value="157435.04306411743" table:style-name="ce10">
            <text:p>157.435</text:p>
          </table:table-cell>
          <table:table-cell office:value-type="float" office:value="35854.280697822571" table:style-name="ce10">
            <text:p>35.854</text:p>
          </table:table-cell>
          <table:table-cell office:value-type="float" office:value="243800.48474502563" table:style-name="ce10">
            <text:p>243.80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43220.32473373413" table:style-name="ce10">
            <text:p>243.220</text:p>
          </table:table-cell>
          <table:table-cell office:value-type="float" office:value="31350.200610160828" table:style-name="ce10">
            <text:p>31.350</text:p>
          </table:table-cell>
          <table:table-cell office:value-type="float" office:value="157923.08307361603" table:style-name="ce10">
            <text:p>157.92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18354.96619606018" table:style-name="ce10">
            <text:p>318.355</text:p>
          </table:table-cell>
          <table:table-cell office:value-type="float" office:value="265109.60515975952" table:style-name="ce10">
            <text:p>265.110</text:p>
          </table:table-cell>
          <table:table-cell office:value-type="float" office:value="144440.242811203" table:style-name="ce10">
            <text:p>144.44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31890.36256694794" table:style-name="ce10">
            <text:p>131.890</text:p>
          </table:table-cell>
          <table:table-cell office:value-type="float" office:value="29207.920568466187" table:style-name="ce10">
            <text:p>29.208</text:p>
          </table:table-cell>
          <table:table-cell office:value-type="float" office:value="171090.36332988739" table:style-name="ce10">
            <text:p>171.09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97655.40579319" table:style-name="ce10">
            <text:p>297.655</text:p>
          </table:table-cell>
          <table:table-cell office:value-type="float" office:value="36103.200702667236" table:style-name="ce10">
            <text:p>36.103</text:p>
          </table:table-cell>
          <table:table-cell office:value-type="float" office:value="31710.840617179871" table:style-name="ce10">
            <text:p>31.71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87427.32754039764" table:style-name="ce10">
            <text:p>387.427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8629.560946464539" table:style-name="ce10">
            <text:p>48.630</text:p>
          </table:table-cell>
          <table:table-cell office:value-type="float" office:value="103862.36202144623" table:style-name="ce10">
            <text:p>103.86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5685.800499916077" table:style-name="ce10">
            <text:p>25.686</text:p>
          </table:table-cell>
          <table:table-cell office:value-type="float" office:value="18425.96035861969" table:style-name="ce10">
            <text:p>18.426</text:p>
          </table:table-cell>
          <table:table-cell office:value-type="float" office:value="107854.88209915161" table:style-name="ce10">
            <text:p>107.855</text:p>
          </table:table-cell>
          <table:table-cell office:value-type="float" office:value="135.24000263214111" table:style-name="ce10">
            <text:p>135</text:p>
          </table:table-cell>
          <table:table-cell office:value-type="string" table:style-name="ce10">
            <text:p>-</text:p>
          </table:table-cell>
          <table:table-cell office:value-type="float" office:value="63431.481234550476" table:style-name="ce10">
            <text:p>63.431</text:p>
          </table:table-cell>
          <table:table-cell office:value-type="float" office:value="6036.8001174926758" table:style-name="ce10">
            <text:p>6.037</text:p>
          </table:table-cell>
          <table:table-cell office:value-type="float" office:value="57831.761125564575" table:style-name="ce10">
            <text:p>57.832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18942.60231494904" table:style-name="ce10">
            <text:p>118.943</text:p>
          </table:table-cell>
          <table:table-cell office:value-type="float" office:value="123772.04240894318" table:style-name="ce10">
            <text:p>123.772</text:p>
          </table:table-cell>
          <table:table-cell office:value-type="float" office:value="55544.441081047058" table:style-name="ce10">
            <text:p>55.54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0977.880408287048" table:style-name="ce10">
            <text:p>20.978</text:p>
          </table:table-cell>
          <table:table-cell office:value-type="float" office:value="11085.760215759277" table:style-name="ce10">
            <text:p>11.086</text:p>
          </table:table-cell>
          <table:table-cell office:value-type="float" office:value="111008.52216053009" table:style-name="ce10">
            <text:p>111.00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96939.641886711121" table:style-name="ce10">
            <text:p>96.940</text:p>
          </table:table-cell>
          <table:table-cell office:value-type="float" office:value="10564.400205612183" table:style-name="ce10">
            <text:p>10.564</text:p>
          </table:table-cell>
          <table:table-cell office:value-type="float" office:value="13723.920267105103" table:style-name="ce10">
            <text:p>13.72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40826.00274085999" table:style-name="ce10">
            <text:p>140.826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72845.361417770386" table:style-name="ce10">
            <text:p>72.845</text:p>
          </table:table-cell>
          <table:table-cell office:value-type="float" office:value="168403.20327758789" table:style-name="ce10">
            <text:p>168.403</text:p>
          </table:table-cell>
          <table:table-cell office:value-type="float" office:value="129.3600025177002" table:style-name="ce10">
            <text:p>129</text:p>
          </table:table-cell>
          <table:table-cell office:value-type="string" table:style-name="ce10">
            <text:p>-</text:p>
          </table:table-cell>
          <table:table-cell office:value-type="float" office:value="160437.76312255859" table:style-name="ce10">
            <text:p>160.438</text:p>
          </table:table-cell>
          <table:table-cell office:value-type="float" office:value="36113.000702857971" table:style-name="ce10">
            <text:p>36.113</text:p>
          </table:table-cell>
          <table:table-cell office:value-type="float" office:value="111094.76216220856" table:style-name="ce10">
            <text:p>111.095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52320.60491085052" table:style-name="ce10">
            <text:p>252.321</text:p>
          </table:table-cell>
          <table:table-cell office:value-type="float" office:value="30964.080602645874" table:style-name="ce10">
            <text:p>30.964</text:p>
          </table:table-cell>
          <table:table-cell office:value-type="float" office:value="58643.201141357422" table:style-name="ce10">
            <text:p>58.643</text:p>
          </table:table-cell>
          <table:table-cell office:value-type="float" office:value="388.08000755310059" table:style-name="ce10">
            <text:p>388</text:p>
          </table:table-cell>
          <table:table-cell office:value-type="string" table:style-name="ce10">
            <text:p>-</text:p>
          </table:table-cell>
          <table:table-cell office:value-type="float" office:value="296557.8057718277" table:style-name="ce10">
            <text:p>296.558</text:p>
          </table:table-cell>
          <table:table-cell office:value-type="float" office:value="130645.76254272461" table:style-name="ce10">
            <text:p>130.646</text:p>
          </table:table-cell>
          <table:table-cell office:value-type="float" office:value="152356.68296527863" table:style-name="ce10">
            <text:p>152.35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27809.64248752594" table:style-name="ce10">
            <text:p>127.810</text:p>
          </table:table-cell>
          <table:table-cell office:value-type="float" office:value="28290.640550613403" table:style-name="ce10">
            <text:p>28.291</text:p>
          </table:table-cell>
          <table:table-cell office:value-type="float" office:value="79258.48154258728" table:style-name="ce10">
            <text:p>79.258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81275.68547439575" table:style-name="ce10">
            <text:p>281.276</text:p>
          </table:table-cell>
          <table:table-cell office:value-type="float" office:value="29860.600581169128" table:style-name="ce10">
            <text:p>29.861</text:p>
          </table:table-cell>
          <table:table-cell office:value-type="float" office:value="23821.840463638306" table:style-name="ce10">
            <text:p>23.82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11690.96606636047" table:style-name="ce10">
            <text:p>311.69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169812.44330501556" table:style-name="ce10">
            <text:p>169.812</text:p>
          </table:table-cell>
          <table:table-cell office:value-type="float" office:value="260193.92506408691" table:style-name="ce10">
            <text:p>260.194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63913.641243934631" table:style-name="ce10">
            <text:p>63.914</text:p>
          </table:table-cell>
          <table:table-cell office:value-type="float" office:value="39921.280776977539" table:style-name="ce10">
            <text:p>39.921</text:p>
          </table:table-cell>
          <table:table-cell office:value-type="float" office:value="275005.64535236359" table:style-name="ce10">
            <text:p>275.006</text:p>
          </table:table-cell>
          <table:table-cell office:value-type="float" office:value="135.24000263214111" table:style-name="ce10">
            <text:p>135</text:p>
          </table:table-cell>
          <table:table-cell office:value-type="string" table:style-name="ce10">
            <text:p>-</text:p>
          </table:table-cell>
          <table:table-cell office:value-type="float" office:value="166027.68323135376" table:style-name="ce10">
            <text:p>166.028</text:p>
          </table:table-cell>
          <table:table-cell office:value-type="float" office:value="17928.120348930359" table:style-name="ce10">
            <text:p>17.928</text:p>
          </table:table-cell>
          <table:table-cell office:value-type="float" office:value="170943.36332702637" table:style-name="ce10">
            <text:p>170.943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06197.08595943451" table:style-name="ce10">
            <text:p>306.197</text:p>
          </table:table-cell>
          <table:table-cell office:value-type="float" office:value="307729.80598926544" table:style-name="ce10">
            <text:p>307.730</text:p>
          </table:table-cell>
          <table:table-cell office:value-type="float" office:value="117966.52229595184" table:style-name="ce10">
            <text:p>117.96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84274.121640205383" table:style-name="ce10">
            <text:p>84.274</text:p>
          </table:table-cell>
          <table:table-cell office:value-type="float" office:value="16828.560327529907" table:style-name="ce10">
            <text:p>16.829</text:p>
          </table:table-cell>
          <table:table-cell office:value-type="float" office:value="199484.88388252258" table:style-name="ce10">
            <text:p>199.48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59566.72505187988" table:style-name="ce10">
            <text:p>259.567</text:p>
          </table:table-cell>
          <table:table-cell office:value-type="float" office:value="21338.520415306091" table:style-name="ce10">
            <text:p>21.339</text:p>
          </table:table-cell>
          <table:table-cell office:value-type="float" office:value="31620.68061542511" table:style-name="ce10">
            <text:p>31.62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03891.32786083221" table:style-name="ce10">
            <text:p>403.89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176799.84344100952" table:style-name="ce10">
            <text:p>176.800</text:p>
          </table:table-cell>
          <table:table-cell office:value-type="float" office:value="285062.4055480957" table:style-name="ce10">
            <text:p>285.062</text:p>
          </table:table-cell>
          <table:table-cell office:value-type="float" office:value="129.3600025177002" table:style-name="ce10">
            <text:p>129</text:p>
          </table:table-cell>
          <table:table-cell office:value-type="string" table:style-name="ce10">
            <text:p>-</text:p>
          </table:table-cell>
          <table:table-cell office:value-type="float" office:value="168279.72327518463" table:style-name="ce10">
            <text:p>168.280</text:p>
          </table:table-cell>
          <table:table-cell office:value-type="float" office:value="52349.641018867493" table:style-name="ce10">
            <text:p>52.350</text:p>
          </table:table-cell>
          <table:table-cell office:value-type="float" office:value="280632.80546188354" table:style-name="ce10">
            <text:p>280.633</text:p>
          </table:table-cell>
          <table:table-cell office:value-type="float" office:value="135.24000263214111" table:style-name="ce10">
            <text:p>135</text:p>
          </table:table-cell>
          <table:table-cell office:value-type="string" table:style-name="ce10">
            <text:p>-</text:p>
          </table:table-cell>
          <table:table-cell office:value-type="float" office:value="283139.64551067352" table:style-name="ce10">
            <text:p>283.140</text:p>
          </table:table-cell>
          <table:table-cell office:value-type="float" office:value="35338.800687789917" table:style-name="ce10">
            <text:p>35.339</text:p>
          </table:table-cell>
          <table:table-cell office:value-type="float" office:value="173138.56336975098" table:style-name="ce10">
            <text:p>173.139</text:p>
          </table:table-cell>
          <table:table-cell office:value-type="float" office:value="388.08000755310059" table:style-name="ce10">
            <text:p>388</text:p>
          </table:table-cell>
          <table:table-cell office:value-type="string" table:style-name="ce10">
            <text:p>-</text:p>
          </table:table-cell>
          <table:table-cell office:value-type="float" office:value="391841.24762630463" table:style-name="ce10">
            <text:p>391.841</text:p>
          </table:table-cell>
          <table:table-cell office:value-type="float" office:value="316087.24615192413" table:style-name="ce10">
            <text:p>316.087</text:p>
          </table:table-cell>
          <table:table-cell office:value-type="float" office:value="180974.64352226257" table:style-name="ce10">
            <text:p>180.97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47119.56286334991" table:style-name="ce10">
            <text:p>147.120</text:p>
          </table:table-cell>
          <table:table-cell office:value-type="float" office:value="32583.040634155273" table:style-name="ce10">
            <text:p>32.583</text:p>
          </table:table-cell>
          <table:table-cell office:value-type="float" office:value="203508.76396083832" table:style-name="ce10">
            <text:p>203.50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53701.60688400269" table:style-name="ce10">
            <text:p>353.702</text:p>
          </table:table-cell>
          <table:table-cell office:value-type="float" office:value="36138.480703353882" table:style-name="ce10">
            <text:p>36.138</text:p>
          </table:table-cell>
          <table:table-cell office:value-type="float" office:value="38757.040754318237" table:style-name="ce10">
            <text:p>38.75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466007.64906978607" table:style-name="ce10">
            <text:p>466.008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43053.360837936401" table:style-name="ce10">
            <text:p>43.053</text:p>
          </table:table-cell>
          <table:table-cell office:value-type="float" office:value="133697.48260211945" table:style-name="ce10">
            <text:p>133.69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39810.72272109985" table:style-name="ce10">
            <text:p>139.811</text:p>
          </table:table-cell>
          <table:table-cell office:value-type="float" office:value="29172.640567779541" table:style-name="ce10">
            <text:p>29.173</text:p>
          </table:table-cell>
          <table:table-cell office:value-type="float" office:value="155659.28302955627" table:style-name="ce10">
            <text:p>155.659</text:p>
          </table:table-cell>
          <table:table-cell office:value-type="float" office:value="29.40000057220459" table:style-name="ce10">
            <text:p>29</text:p>
          </table:table-cell>
          <table:table-cell office:value-type="string" table:style-name="ce10">
            <text:p>-</text:p>
          </table:table-cell>
          <table:table-cell office:value-type="float" office:value="107611.84209442139" table:style-name="ce10">
            <text:p>107.612</text:p>
          </table:table-cell>
          <table:table-cell office:value-type="float" office:value="4353.1600847244263" table:style-name="ce10">
            <text:p>4.353</text:p>
          </table:table-cell>
          <table:table-cell office:value-type="float" office:value="100581.3219575882" table:style-name="ce10">
            <text:p>100.581</text:p>
          </table:table-cell>
          <table:table-cell office:value-type="float" office:value="29.40000057220459" table:style-name="ce10">
            <text:p>29</text:p>
          </table:table-cell>
          <table:table-cell office:value-type="string" table:style-name="ce10">
            <text:p>-</text:p>
          </table:table-cell>
          <table:table-cell office:value-type="float" office:value="183959.72358036041" table:style-name="ce10">
            <text:p>183.960</text:p>
          </table:table-cell>
          <table:table-cell office:value-type="float" office:value="150433.92292785645" table:style-name="ce10">
            <text:p>150.434</text:p>
          </table:table-cell>
          <table:table-cell office:value-type="float" office:value="79730.841551780701" table:style-name="ce10">
            <text:p>79.731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59670.241161346436" table:style-name="ce10">
            <text:p>59.670</text:p>
          </table:table-cell>
          <table:table-cell office:value-type="float" office:value="8759.2401704788208" table:style-name="ce10">
            <text:p>8.759</text:p>
          </table:table-cell>
          <table:table-cell office:value-type="float" office:value="141388.52275180817" table:style-name="ce10">
            <text:p>141.389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41729.56275844574" table:style-name="ce10">
            <text:p>141.730</text:p>
          </table:table-cell>
          <table:table-cell office:value-type="float" office:value="17990.840350151062" table:style-name="ce10">
            <text:p>17.991</text:p>
          </table:table-cell>
          <table:table-cell office:value-type="float" office:value="14827.400288581848" table:style-name="ce10">
            <text:p>14.82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24143.64436244965" table:style-name="ce10">
            <text:p>224.144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59442.881156921387" table:style-name="ce10">
            <text:p>59.443</text:p>
          </table:table-cell>
          <table:table-cell office:value-type="float" office:value="165277.00321674347" table:style-name="ce10">
            <text:p>165.27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213312.68415164948" table:style-name="ce10">
            <text:p>213.313</text:p>
          </table:table-cell>
          <table:table-cell office:value-type="float" office:value="40376.000785827637" table:style-name="ce10">
            <text:p>40.376</text:p>
          </table:table-cell>
          <table:table-cell office:value-type="float" office:value="124246.36241817474" table:style-name="ce10">
            <text:p>124.246</text:p>
          </table:table-cell>
          <table:table-cell office:value-type="float" office:value="135.24000263214111" table:style-name="ce10">
            <text:p>135</text:p>
          </table:table-cell>
          <table:table-cell office:value-type="string" table:style-name="ce10">
            <text:p>-</text:p>
          </table:table-cell>
          <table:table-cell office:value-type="float" office:value="276610.88538360596" table:style-name="ce10">
            <text:p>276.611</text:p>
          </table:table-cell>
          <table:table-cell office:value-type="float" office:value="29064.840565681458" table:style-name="ce10">
            <text:p>29.065</text:p>
          </table:table-cell>
          <table:table-cell office:value-type="float" office:value="77006.441498756409" table:style-name="ce10">
            <text:p>77.006</text:p>
          </table:table-cell>
          <table:table-cell office:value-type="float" office:value="388.08000755310059" table:style-name="ce10">
            <text:p>388</text:p>
          </table:table-cell>
          <table:table-cell office:value-type="string" table:style-name="ce10">
            <text:p>-</text:p>
          </table:table-cell>
          <table:table-cell office:value-type="float" office:value="329960.12642192841" table:style-name="ce10">
            <text:p>329.960</text:p>
          </table:table-cell>
          <table:table-cell office:value-type="float" office:value="115847.76225471497" table:style-name="ce10">
            <text:p>115.848</text:p>
          </table:table-cell>
          <table:table-cell office:value-type="float" office:value="168507.08327960968" table:style-name="ce10">
            <text:p>168.507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48436.68288898468" table:style-name="ce10">
            <text:p>148.437</text:p>
          </table:table-cell>
          <table:table-cell office:value-type="float" office:value="27975.080544471741" table:style-name="ce10">
            <text:p>27.975</text:p>
          </table:table-cell>
          <table:table-cell office:value-type="float" office:value="84444.64164352417" table:style-name="ce10">
            <text:p>84.445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09495.76602363586" table:style-name="ce10">
            <text:p>309.496</text:p>
          </table:table-cell>
          <table:table-cell office:value-type="float" office:value="32345.88062953949" table:style-name="ce10">
            <text:p>32.346</text:p>
          </table:table-cell>
          <table:table-cell office:value-type="float" office:value="18663.120363235474" table:style-name="ce10">
            <text:p>18.663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54026.96689033508" table:style-name="ce10">
            <text:p>354.027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73098.201422691345" table:style-name="ce10">
            <text:p>73.098</text:p>
          </table:table-cell>
          <table:table-cell office:value-type="float" office:value="166662.72324371338" table:style-name="ce10">
            <text:p>166.663</text:p>
          </table:table-cell>
          <table:table-cell office:value-type="float" office:value="129.3600025177002" table:style-name="ce10">
            <text:p>129</text:p>
          </table:table-cell>
          <table:table-cell office:value-type="string" table:style-name="ce10">
            <text:p>-</text:p>
          </table:table-cell>
          <table:table-cell office:value-type="float" office:value="36783.320715904236" table:style-name="ce10">
            <text:p>36.783</text:p>
          </table:table-cell>
          <table:table-cell office:value-type="float" office:value="29713.600578308105" table:style-name="ce10">
            <text:p>29.714</text:p>
          </table:table-cell>
          <table:table-cell office:value-type="float" office:value="140688.8027381897" table:style-name="ce10">
            <text:p>140.689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98450.801916122437" table:style-name="ce10">
            <text:p>98.451</text:p>
          </table:table-cell>
          <table:table-cell office:value-type="float" office:value="14541.24028301239" table:style-name="ce10">
            <text:p>14.541</text:p>
          </table:table-cell>
          <table:table-cell office:value-type="float" office:value="80726.521571159363" table:style-name="ce10">
            <text:p>80.727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184818.20359706879" table:style-name="ce10">
            <text:p>184.818</text:p>
          </table:table-cell>
          <table:table-cell office:value-type="float" office:value="167035.1232509613" table:style-name="ce10">
            <text:p>167.035</text:p>
          </table:table-cell>
          <table:table-cell office:value-type="float" office:value="78480.361527442932" table:style-name="ce10">
            <text:p>78.48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4180.440665245056" table:style-name="ce10">
            <text:p>34.180</text:p>
          </table:table-cell>
          <table:table-cell office:value-type="float" office:value="13631.800265312195" table:style-name="ce10">
            <text:p>13.632</text:p>
          </table:table-cell>
          <table:table-cell office:value-type="float" office:value="113562.4022102356" table:style-name="ce10">
            <text:p>113.562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145543.72283267975" table:style-name="ce10">
            <text:p>145.544</text:p>
          </table:table-cell>
          <table:table-cell office:value-type="float" office:value="13727.840267181396" table:style-name="ce10">
            <text:p>13.728</text:p>
          </table:table-cell>
          <table:table-cell office:value-type="float" office:value="22130.360430717468" table:style-name="ce10">
            <text:p>22.13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22665.80433368683" table:style-name="ce10">
            <text:p>222.666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64167.64319515228" table:style-name="ce10">
            <text:p>164.168</text:p>
          </table:table-cell>
          <table:table-cell office:value-type="float" office:value="246969.80480670929" table:style-name="ce10">
            <text:p>246.970</text:p>
          </table:table-cell>
          <table:table-cell office:value-type="float" office:value="0" table:style-name="ce10">
            <text:p>0</text:p>
          </table:table-cell>
          <table:table-cell office:value-type="string" table:style-name="ce10">
            <text:p>-</text:p>
          </table:table-cell>
          <table:table-cell office:value-type="float" office:value="34384.280669212341" table:style-name="ce10">
            <text:p>34.384</text:p>
          </table:table-cell>
          <table:table-cell office:value-type="float" office:value="35289.800686836243" table:style-name="ce10">
            <text:p>35.290</text:p>
          </table:table-cell>
          <table:table-cell office:value-type="float" office:value="278437.60541915894" table:style-name="ce10">
            <text:p>278.438</text:p>
          </table:table-cell>
          <table:table-cell office:value-type="float" office:value="29.40000057220459" table:style-name="ce10">
            <text:p>29</text:p>
          </table:table-cell>
          <table:table-cell office:value-type="string" table:style-name="ce10">
            <text:p>-</text:p>
          </table:table-cell>
          <table:table-cell office:value-type="float" office:value="129712.80252456665" table:style-name="ce10">
            <text:p>129.713</text:p>
          </table:table-cell>
          <table:table-cell office:value-type="float" office:value="16001.440311431885" table:style-name="ce10">
            <text:p>16.001</text:p>
          </table:table-cell>
          <table:table-cell office:value-type="float" office:value="172385.92335510254" table:style-name="ce10">
            <text:p>172.386</text:p>
          </table:table-cell>
          <table:table-cell office:value-type="float" office:value="29.40000057220459" table:style-name="ce10">
            <text:p>29</text:p>
          </table:table-cell>
          <table:table-cell office:value-type="string" table:style-name="ce10">
            <text:p>-</text:p>
          </table:table-cell>
          <table:table-cell office:value-type="float" office:value="276011.12537193298" table:style-name="ce10">
            <text:p>276.011</text:p>
          </table:table-cell>
          <table:table-cell office:value-type="float" office:value="302420.16588592529" table:style-name="ce10">
            <text:p>302.420</text:p>
          </table:table-cell>
          <table:table-cell office:value-type="float" office:value="97725.601902008057" table:style-name="ce10">
            <text:p>97.726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59762.361163139343" table:style-name="ce10">
            <text:p>59.762</text:p>
          </table:table-cell>
          <table:table-cell office:value-type="float" office:value="14086.520274162292" table:style-name="ce10">
            <text:p>14.087</text:p>
          </table:table-cell>
          <table:table-cell office:value-type="float" office:value="213649.80415821075" table:style-name="ce10">
            <text:p>213.65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27687.32443141937" table:style-name="ce10">
            <text:p>227.687</text:p>
          </table:table-cell>
          <table:table-cell office:value-type="float" office:value="21222.88041305542" table:style-name="ce10">
            <text:p>21.223</text:p>
          </table:table-cell>
          <table:table-cell office:value-type="float" office:value="30983.680603027344" table:style-name="ce10">
            <text:p>30.984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74267.88728427887" table:style-name="ce10">
            <text:p>374.268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13"/>
          <table:covered-table-cell table:number-columns-repeated="32"/>
          <table:table-cell table:number-columns-repeated="16351"/>
        </table:table-row>
        <table:table-row table:number-rows-repeated="1048555" table:style-name="ro1">
          <table:table-cell table:number-columns-repeated="16384"/>
        </table:table-row>
      </table:table>
      <table:table table:name="F1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8" table:number-rows-spanned="1" table:style-name="ce12">
            <text:p>PROPORÇÃO PARA O INDICADOR F1 – ALUNOS, POR PERMISSÃO PARA O USO DO WIFI DA ESCOLA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4">
            <text:p>Total de aluno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, os alunos podem usar</text:p>
          </table:table-cell>
          <table:table-cell office:value-type="string" table:style-name="ce2">
            <text:p>Não, o acesso é proibido aos alunos<text:s/>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egundo os alunos, a escola não possui WiFi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171068.80332946777" table:style-name="ce10">
            <text:p>171.069</text:p>
          </table:table-cell>
          <table:table-cell office:value-type="float" office:value="342641.32666873932" table:style-name="ce10">
            <text:p>342.641</text:p>
          </table:table-cell>
          <table:table-cell office:value-type="float" office:value="27585.040536880493" table:style-name="ce10">
            <text:p>27.585</text:p>
          </table:table-cell>
          <table:table-cell office:value-type="float" office:value="1297.5200252532959" table:style-name="ce10">
            <text:p>1.298</text:p>
          </table:table-cell>
          <table:table-cell office:value-type="float" office:value="264233.48514270782" table:style-name="ce10">
            <text:p>264.23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94783.641844749451" table:style-name="ce10">
            <text:p>94.784</text:p>
          </table:table-cell>
          <table:table-cell office:value-type="float" office:value="204457.40397930145" table:style-name="ce10">
            <text:p>204.457</text:p>
          </table:table-cell>
          <table:table-cell office:value-type="float" office:value="19272.680375099182" table:style-name="ce10">
            <text:p>19.273</text:p>
          </table:table-cell>
          <table:table-cell office:value-type="float" office:value="709.5200138092041" table:style-name="ce10">
            <text:p>710</text:p>
          </table:table-cell>
          <table:table-cell office:value-type="float" office:value="142376.36277103424" table:style-name="ce10">
            <text:p>142.37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94513.161839485168" table:style-name="ce10">
            <text:p>94.513</text:p>
          </table:table-cell>
          <table:table-cell office:value-type="float" office:value="183444.24357032776" table:style-name="ce10">
            <text:p>183.444</text:p>
          </table:table-cell>
          <table:table-cell office:value-type="float" office:value="18851.280366897583" table:style-name="ce10">
            <text:p>18.851</text:p>
          </table:table-cell>
          <table:table-cell office:value-type="float" office:value="1085.8400211334229" table:style-name="ce10">
            <text:p>1.086</text:p>
          </table:table-cell>
          <table:table-cell office:value-type="float" office:value="160522.04312419891" table:style-name="ce10">
            <text:p>160.522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2818.320444107056" table:style-name="ce10">
            <text:p>22.818</text:p>
          </table:table-cell>
          <table:table-cell office:value-type="float" office:value="40589.640789985657" table:style-name="ce10">
            <text:p>40.590</text:p>
          </table:table-cell>
          <table:table-cell office:value-type="float" office:value="6458.2001256942749" table:style-name="ce10">
            <text:p>6.458</text:p>
          </table:table-cell>
          <table:table-cell office:value-type="float" office:value="944.72001838684082" table:style-name="ce10">
            <text:p>945</text:p>
          </table:table-cell>
          <table:table-cell office:value-type="float" office:value="37057.720721244812" table:style-name="ce10">
            <text:p>37.05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9880.040970802307" table:style-name="ce10">
            <text:p>49.880</text:p>
          </table:table-cell>
          <table:table-cell office:value-type="float" office:value="49646.800966262817" table:style-name="ce10">
            <text:p>49.647</text:p>
          </table:table-cell>
          <table:table-cell office:value-type="float" office:value="6489.5601263046265" table:style-name="ce10">
            <text:p>6.490</text:p>
          </table:table-cell>
          <table:table-cell office:value-type="float" office:value="0" table:style-name="ce10">
            <text:p>0</text:p>
          </table:table-cell>
          <table:table-cell office:value-type="float" office:value="33251.400647163391" table:style-name="ce10">
            <text:p>33.25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70469.841371536255" table:style-name="ce10">
            <text:p>70.470</text:p>
          </table:table-cell>
          <table:table-cell office:value-type="float" office:value="130242.00253486633" table:style-name="ce10">
            <text:p>130.242</text:p>
          </table:table-cell>
          <table:table-cell office:value-type="float" office:value="17922.240348815918" table:style-name="ce10">
            <text:p>17.922</text:p>
          </table:table-cell>
          <table:table-cell office:value-type="float" office:value="529.20001029968262" table:style-name="ce10">
            <text:p>529</text:p>
          </table:table-cell>
          <table:table-cell office:value-type="float" office:value="111639.64217281342" table:style-name="ce10">
            <text:p>111.64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95879.281866073608" table:style-name="ce10">
            <text:p>95.879</text:p>
          </table:table-cell>
          <table:table-cell office:value-type="float" office:value="284989.88554668427" table:style-name="ce10">
            <text:p>284.990</text:p>
          </table:table-cell>
          <table:table-cell office:value-type="float" office:value="17059.84033203125" table:style-name="ce10">
            <text:p>17.060</text:p>
          </table:table-cell>
          <table:table-cell office:value-type="float" office:value="709.5200138092041" table:style-name="ce10">
            <text:p>710</text:p>
          </table:table-cell>
          <table:table-cell office:value-type="float" office:value="231621.04450798035" table:style-name="ce10">
            <text:p>231.62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09985.40214061737" table:style-name="ce10">
            <text:p>109.985</text:p>
          </table:table-cell>
          <table:table-cell office:value-type="float" office:value="122915.52239227295" table:style-name="ce10">
            <text:p>122.916</text:p>
          </table:table-cell>
          <table:table-cell office:value-type="float" office:value="8055.6001567840576" table:style-name="ce10">
            <text:p>8.056</text:p>
          </table:table-cell>
          <table:table-cell office:value-type="float" office:value="90.160001754760742" table:style-name="ce10">
            <text:p>90</text:p>
          </table:table-cell>
          <table:table-cell office:value-type="float" office:value="35050.680682182312" table:style-name="ce10">
            <text:p>35.05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83562.641626358032" table:style-name="ce10">
            <text:p>83.563</text:p>
          </table:table-cell>
          <table:table-cell office:value-type="float" office:value="241617.04470252991" table:style-name="ce10">
            <text:p>241.617</text:p>
          </table:table-cell>
          <table:table-cell office:value-type="float" office:value="19492.200379371643" table:style-name="ce10">
            <text:p>19.492</text:p>
          </table:table-cell>
          <table:table-cell office:value-type="float" office:value="0" table:style-name="ce10">
            <text:p>0</text:p>
          </table:table-cell>
          <table:table-cell office:value-type="float" office:value="186931.08363819122" table:style-name="ce10">
            <text:p>186.93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100201.08195018768" table:style-name="ce10">
            <text:p>100.201</text:p>
          </table:table-cell>
          <table:table-cell office:value-type="float" office:value="273222.04531764984" table:style-name="ce10">
            <text:p>273.222</text:p>
          </table:table-cell>
          <table:table-cell office:value-type="float" office:value="16795.240326881409" table:style-name="ce10">
            <text:p>16.795</text:p>
          </table:table-cell>
          <table:table-cell office:value-type="float" office:value="889.84001731872559" table:style-name="ce10">
            <text:p>890</text:p>
          </table:table-cell>
          <table:table-cell office:value-type="float" office:value="202387.64393901825" table:style-name="ce10">
            <text:p>202.38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125867.28244972229" table:style-name="ce10">
            <text:p>125.867</text:p>
          </table:table-cell>
          <table:table-cell office:value-type="float" office:value="336630.00655174255" table:style-name="ce10">
            <text:p>336.630</text:p>
          </table:table-cell>
          <table:table-cell office:value-type="float" office:value="25334.960493087769" table:style-name="ce10">
            <text:p>25.335</text:p>
          </table:table-cell>
          <table:table-cell office:value-type="float" office:value="889.84001731872559" table:style-name="ce10">
            <text:p>890</text:p>
          </table:table-cell>
          <table:table-cell office:value-type="float" office:value="261812.88509559631" table:style-name="ce10">
            <text:p>261.81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123042.9223947525" table:style-name="ce10">
            <text:p>123.043</text:p>
          </table:table-cell>
          <table:table-cell office:value-type="float" office:value="131218.08255386353" table:style-name="ce10">
            <text:p>131.218</text:p>
          </table:table-cell>
          <table:table-cell office:value-type="float" office:value="12028.520234107971" table:style-name="ce10">
            <text:p>12.029</text:p>
          </table:table-cell>
          <table:table-cell office:value-type="float" office:value="944.72001838684082" table:style-name="ce10">
            <text:p>945</text:p>
          </table:table-cell>
          <table:table-cell office:value-type="float" office:value="79609.321549415588" table:style-name="ce10">
            <text:p>79.609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101771.04198074341" table:style-name="ce10">
            <text:p>101.771</text:p>
          </table:table-cell>
          <table:table-cell office:value-type="float" office:value="258471.08503055573" table:style-name="ce10">
            <text:p>258.471</text:p>
          </table:table-cell>
          <table:table-cell office:value-type="float" office:value="22755.600442886353" table:style-name="ce10">
            <text:p>22.756</text:p>
          </table:table-cell>
          <table:table-cell office:value-type="float" office:value="944.72001838684082" table:style-name="ce10">
            <text:p>945</text:p>
          </table:table-cell>
          <table:table-cell office:value-type="float" office:value="196401.8038225174" table:style-name="ce10">
            <text:p>196.40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69336.961349487305" table:style-name="ce10">
            <text:p>69.337</text:p>
          </table:table-cell>
          <table:table-cell office:value-type="float" office:value="154208.88300132751" table:style-name="ce10">
            <text:p>154.209</text:p>
          </table:table-cell>
          <table:table-cell office:value-type="float" office:value="10097.920196533203" table:style-name="ce10">
            <text:p>10.098</text:p>
          </table:table-cell>
          <table:table-cell office:value-type="float" office:value="709.5200138092041" table:style-name="ce10">
            <text:p>710</text:p>
          </table:table-cell>
          <table:table-cell office:value-type="float" office:value="102803.96200084686" table:style-name="ce10">
            <text:p>102.80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27133.44247436523" table:style-name="ce10">
            <text:p>127.133</text:p>
          </table:table-cell>
          <table:table-cell office:value-type="float" office:value="248853.36484336853" table:style-name="ce10">
            <text:p>248.853</text:p>
          </table:table-cell>
          <table:table-cell office:value-type="float" office:value="13245.680257797241" table:style-name="ce10">
            <text:p>13.246</text:p>
          </table:table-cell>
          <table:table-cell office:value-type="float" office:value="537.04001045227051" table:style-name="ce10">
            <text:p>537</text:p>
          </table:table-cell>
          <table:table-cell office:value-type="float" office:value="185864.84361743927" table:style-name="ce10">
            <text:p>185.86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3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F2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7" table:number-rows-spanned="1" table:style-name="ce12">
            <text:p>PROPORÇÃO PARA O INDICADOR F2 – ALUNOS, POR PERMISSÃO PARA O USO DO CELULAR NA SALA DE AUL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4">
            <text:p>Total de aluno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83374.481622695923" table:style-name="ce10">
            <text:p>83.374</text:p>
          </table:table-cell>
          <table:table-cell office:value-type="float" office:value="535007.4904127121" table:style-name="ce10">
            <text:p>535.007</text:p>
          </table:table-cell>
          <table:table-cell office:value-type="float" office:value="14057.120273590088" table:style-name="ce10">
            <text:p>14.057</text:p>
          </table:table-cell>
          <table:table-cell office:value-type="float" office:value="1875.7200365066528" table:style-name="ce10">
            <text:p>1.876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36126.720703125" table:style-name="ce10">
            <text:p>36.127</text:p>
          </table:table-cell>
          <table:table-cell office:value-type="float" office:value="302951.32589626312" table:style-name="ce10">
            <text:p>302.951</text:p>
          </table:table-cell>
          <table:table-cell office:value-type="float" office:value="9592.2401866912842" table:style-name="ce10">
            <text:p>9.592</text:p>
          </table:table-cell>
          <table:table-cell office:value-type="float" office:value="1873.7600364685059" table:style-name="ce10">
            <text:p>1.87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65085.721266746521" table:style-name="ce10">
            <text:p>65.086</text:p>
          </table:table-cell>
          <table:table-cell office:value-type="float" office:value="273959.0053319931" table:style-name="ce10">
            <text:p>273.959</text:p>
          </table:table-cell>
          <table:table-cell office:value-type="float" office:value="10280.200200080872" table:style-name="ce10">
            <text:p>10.280</text:p>
          </table:table-cell>
          <table:table-cell office:value-type="float" office:value="94.080001831054688" table:style-name="ce10">
            <text:p>94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3637.680265426636" table:style-name="ce10">
            <text:p>13.638</text:p>
          </table:table-cell>
          <table:table-cell office:value-type="float" office:value="62053.601207733154" table:style-name="ce10">
            <text:p>62.054</text:p>
          </table:table-cell>
          <table:table-cell office:value-type="float" office:value="1305.3600254058838" table:style-name="ce10">
            <text:p>1.305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0970.120213508606" table:style-name="ce10">
            <text:p>10.970</text:p>
          </table:table-cell>
          <table:table-cell office:value-type="float" office:value="98384.161914825439" table:style-name="ce10">
            <text:p>98.384</text:p>
          </table:table-cell>
          <table:table-cell office:value-type="float" office:value="1542.5200300216675" table:style-name="ce10">
            <text:p>1.543</text:p>
          </table:table-cell>
          <table:table-cell office:value-type="float" office:value="1816.9200353622437" table:style-name="ce10">
            <text:p>1.81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4051.00085735321" table:style-name="ce10">
            <text:p>44.051</text:p>
          </table:table-cell>
          <table:table-cell office:value-type="float" office:value="222544.28433132172" table:style-name="ce10">
            <text:p>222.544</text:p>
          </table:table-cell>
          <table:table-cell office:value-type="float" office:value="2859.6400556564331" table:style-name="ce10">
            <text:p>2.860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65379.721272468567" table:style-name="ce10">
            <text:p>65.380</text:p>
          </table:table-cell>
          <table:table-cell office:value-type="float" office:value="438898.88854217529" table:style-name="ce10">
            <text:p>438.899</text:p>
          </table:table-cell>
          <table:table-cell office:value-type="float" office:value="13331.920259475708" table:style-name="ce10">
            <text:p>13.332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0740.720403671265" table:style-name="ce10">
            <text:p>20.741</text:p>
          </table:table-cell>
          <table:table-cell office:value-type="float" office:value="174775.1634016037" table:style-name="ce10">
            <text:p>174.775</text:p>
          </table:table-cell>
          <table:table-cell office:value-type="float" office:value="2757.7200536727905" table:style-name="ce10">
            <text:p>2.758</text:p>
          </table:table-cell>
          <table:table-cell office:value-type="float" office:value="468.44000911712646" table:style-name="ce10">
            <text:p>468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49523.320963859558" table:style-name="ce10">
            <text:p>49.523</text:p>
          </table:table-cell>
          <table:table-cell office:value-type="float" office:value="398687.527759552" table:style-name="ce10">
            <text:p>398.688</text:p>
          </table:table-cell>
          <table:table-cell office:value-type="float" office:value="10141.040197372437" table:style-name="ce10">
            <text:p>10.141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62230.001211166382" table:style-name="ce10">
            <text:p>62.230</text:p>
          </table:table-cell>
          <table:table-cell office:value-type="float" office:value="412748.56803321838" table:style-name="ce10">
            <text:p>412.749</text:p>
          </table:table-cell>
          <table:table-cell office:value-type="float" office:value="9884.2801923751831" table:style-name="ce10">
            <text:p>9.884</text:p>
          </table:table-cell>
          <table:table-cell office:value-type="float" office:value="1818.8800354003906" table:style-name="ce10">
            <text:p>1.81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76881.001496315002" table:style-name="ce10">
            <text:p>76.881</text:p>
          </table:table-cell>
          <table:table-cell office:value-type="float" office:value="519690.09011459351" table:style-name="ce10">
            <text:p>519.690</text:p>
          </table:table-cell>
          <table:table-cell office:value-type="float" office:value="14037.520273208618" table:style-name="ce10">
            <text:p>14.038</text:p>
          </table:table-cell>
          <table:table-cell office:value-type="float" office:value="1818.8800354003906" table:style-name="ce10">
            <text:p>1.81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36367.800707817078" table:style-name="ce10">
            <text:p>36.368</text:p>
          </table:table-cell>
          <table:table-cell office:value-type="float" office:value="253169.28492736816" table:style-name="ce10">
            <text:p>253.169</text:p>
          </table:table-cell>
          <table:table-cell office:value-type="float" office:value="795.7600154876709" table:style-name="ce10">
            <text:p>796</text:p>
          </table:table-cell>
          <table:table-cell office:value-type="float" office:value="460.60000896453857" table:style-name="ce10">
            <text:p>461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52577.001023292542" table:style-name="ce10">
            <text:p>52.577</text:p>
          </table:table-cell>
          <table:table-cell office:value-type="float" office:value="452816.84881305695" table:style-name="ce10">
            <text:p>452.817</text:p>
          </table:table-cell>
          <table:table-cell office:value-type="float" office:value="10190.040198326111" table:style-name="ce10">
            <text:p>10.190</text:p>
          </table:table-cell>
          <table:table-cell office:value-type="float" office:value="460.60000896453857" table:style-name="ce10">
            <text:p>46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38827.600755691528" table:style-name="ce10">
            <text:p>38.828</text:p>
          </table:table-cell>
          <table:table-cell office:value-type="float" office:value="219394.56427001953" table:style-name="ce10">
            <text:p>219.395</text:p>
          </table:table-cell>
          <table:table-cell office:value-type="float" office:value="8010.5201559066772" table:style-name="ce10">
            <text:p>8.011</text:p>
          </table:table-cell>
          <table:table-cell office:value-type="float" office:value="94.080001831054688" table:style-name="ce10">
            <text:p>9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58896.041146278381" table:style-name="ce10">
            <text:p>58.896</text:p>
          </table:table-cell>
          <table:table-cell office:value-type="float" office:value="381962.84743404388" table:style-name="ce10">
            <text:p>381.963</text:p>
          </table:table-cell>
          <table:table-cell office:value-type="float" office:value="5852.5601139068604" table:style-name="ce10">
            <text:p>5.853</text:p>
          </table:table-cell>
          <table:table-cell office:value-type="float" office:value="1816.9200353622437" table:style-name="ce10">
            <text:p>1.81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3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F3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7" table:number-rows-spanned="1" table:style-name="ce12">
            <text:p>PROPORÇÃO PARA O INDICADOR F3 – ALUNOS, POR PERMISSÃO PARA O USO DO CELULAR FORA DA SALA DE AUL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4">
            <text:p>Total de aluno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384281.52747917175" table:style-name="ce10">
            <text:p>384.282</text:p>
          </table:table-cell>
          <table:table-cell office:value-type="float" office:value="385167.44749641418" table:style-name="ce10">
            <text:p>385.167</text:p>
          </table:table-cell>
          <table:table-cell office:value-type="float" office:value="25334.960493087769" table:style-name="ce10">
            <text:p>25.335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04749.44398498535" table:style-name="ce10">
            <text:p>204.749</text:p>
          </table:table-cell>
          <table:table-cell office:value-type="float" office:value="226411.36440658569" table:style-name="ce10">
            <text:p>226.411</text:p>
          </table:table-cell>
          <table:table-cell office:value-type="float" office:value="15795.640307426453" table:style-name="ce10">
            <text:p>15.796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13512.60415554047" table:style-name="ce10">
            <text:p>213.513</text:p>
          </table:table-cell>
          <table:table-cell office:value-type="float" office:value="186801.72363567352" table:style-name="ce10">
            <text:p>186.802</text:p>
          </table:table-cell>
          <table:table-cell office:value-type="float" office:value="14621.600284576416" table:style-name="ce10">
            <text:p>14.622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8390.361136436462" table:style-name="ce10">
            <text:p>58.390</text:p>
          </table:table-cell>
          <table:table-cell office:value-type="float" office:value="24799.880482673645" table:style-name="ce10">
            <text:p>24.800</text:p>
          </table:table-cell>
          <table:table-cell office:value-type="float" office:value="3827.8800745010376" table:style-name="ce10">
            <text:p>3.828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4946.321847915649" table:style-name="ce10">
            <text:p>94.946</text:p>
          </table:table-cell>
          <table:table-cell office:value-type="float" office:value="43445.360845565796" table:style-name="ce10">
            <text:p>43.445</text:p>
          </table:table-cell>
          <table:table-cell office:value-type="float" office:value="4149.3200807571411" table:style-name="ce10">
            <text:p>4.149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71997.84334754944" table:style-name="ce10">
            <text:p>171.998</text:p>
          </table:table-cell>
          <table:table-cell office:value-type="float" office:value="152290.04296398163" table:style-name="ce10">
            <text:p>152.290</text:p>
          </table:table-cell>
          <table:table-cell office:value-type="float" office:value="7297.0801420211792" table:style-name="ce10">
            <text:p>7.297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97937.64579868317" table:style-name="ce10">
            <text:p>297.938</text:p>
          </table:table-cell>
          <table:table-cell office:value-type="float" office:value="322408.24627494812" table:style-name="ce10">
            <text:p>322.408</text:p>
          </table:table-cell>
          <table:table-cell office:value-type="float" office:value="23374.960454940796" table:style-name="ce10">
            <text:p>23.375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29991.12252998352" table:style-name="ce10">
            <text:p>129.991</text:p>
          </table:table-cell>
          <table:table-cell office:value-type="float" office:value="136794.28266239166" table:style-name="ce10">
            <text:p>136.794</text:p>
          </table:table-cell>
          <table:table-cell office:value-type="float" office:value="3210.4800624847412" table:style-name="ce10">
            <text:p>3.21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87962.04365825653" table:style-name="ce10">
            <text:p>187.962</text:p>
          </table:table-cell>
          <table:table-cell office:value-type="float" office:value="343956.48669433594" table:style-name="ce10">
            <text:p>343.956</text:p>
          </table:table-cell>
          <table:table-cell office:value-type="float" office:value="21052.360409736633" table:style-name="ce10">
            <text:p>21.052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346643.64674663544" table:style-name="ce10">
            <text:p>346.644</text:p>
          </table:table-cell>
          <table:table-cell office:value-type="float" office:value="184569.28359222412" table:style-name="ce10">
            <text:p>184.569</text:p>
          </table:table-cell>
          <table:table-cell office:value-type="float" office:value="12647.880246162415" table:style-name="ce10">
            <text:p>12.648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365001.00710391998" table:style-name="ce10">
            <text:p>365.001</text:p>
          </table:table-cell>
          <table:table-cell office:value-type="float" office:value="377327.44734382629" table:style-name="ce10">
            <text:p>377.327</text:p>
          </table:table-cell>
          <table:table-cell office:value-type="float" office:value="24256.960472106934" table:style-name="ce10">
            <text:p>24.257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198097.20385551453" table:style-name="ce10">
            <text:p>198.097</text:p>
          </table:table-cell>
          <table:table-cell office:value-type="float" office:value="109722.76213550568" table:style-name="ce10">
            <text:p>109.723</text:p>
          </table:table-cell>
          <table:table-cell office:value-type="float" office:value="7808.6401519775391" table:style-name="ce10">
            <text:p>7.809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203998.76397037506" table:style-name="ce10">
            <text:p>203.999</text:p>
          </table:table-cell>
          <table:table-cell office:value-type="float" office:value="372137.36724281311" table:style-name="ce10">
            <text:p>372.137</text:p>
          </table:table-cell>
          <table:table-cell office:value-type="float" office:value="22051.960429191589" table:style-name="ce10">
            <text:p>22.052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189281.12368392944" table:style-name="ce10">
            <text:p>189.281</text:p>
          </table:table-cell>
          <table:table-cell office:value-type="float" office:value="117321.68228340149" table:style-name="ce10">
            <text:p>117.322</text:p>
          </table:table-cell>
          <table:table-cell office:value-type="float" office:value="6940.3601350784302" table:style-name="ce10">
            <text:p>6.940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344132.88669776917" table:style-name="ce10">
            <text:p>344.133</text:p>
          </table:table-cell>
          <table:table-cell office:value-type="float" office:value="112482.44218921661" table:style-name="ce10">
            <text:p>112.482</text:p>
          </table:table-cell>
          <table:table-cell office:value-type="float" office:value="11413.080222129822" table:style-name="ce10">
            <text:p>11.413</text:p>
          </table:table-cell>
          <table:table-cell office:value-type="string" table:style-name="ce10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3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F4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8" table:number-rows-spanned="1" table:style-name="ce12">
            <text:p>PROPORÇÃO PARA O INDICADOR F4 – ALUNOS QUE ACESSAM A INTERNET PELO CELULAR NA ESCOLA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4">
            <text:p>Total de alunos usuários de Internet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utiliza Internet pelo celular e na escol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31423.0845041275" table:style-name="ce10">
            <text:p>231.423</text:p>
          </table:table-cell>
          <table:table-cell office:value-type="float" office:value="61479.321196556091" table:style-name="ce10">
            <text:p>61.479</text:p>
          </table:table-cell>
          <table:table-cell office:value-type="string" table:style-name="ce10">
            <text:p>-</text:p>
          </table:table-cell>
          <table:table-cell office:value-type="float" office:value="1911.0000371932983" table:style-name="ce10">
            <text:p>1.911</text:p>
          </table:table-cell>
          <table:table-cell office:value-type="float" office:value="369052.32718276978" table:style-name="ce10">
            <text:p>369.052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39934.20272350311" table:style-name="ce10">
            <text:p>139.934</text:p>
          </table:table-cell>
          <table:table-cell office:value-type="float" office:value="40891.480795860291" table:style-name="ce10">
            <text:p>40.891</text:p>
          </table:table-cell>
          <table:table-cell office:value-type="string" table:style-name="ce10">
            <text:p>-</text:p>
          </table:table-cell>
          <table:table-cell office:value-type="float" office:value="1911.0000371932983" table:style-name="ce10">
            <text:p>1.911</text:p>
          </table:table-cell>
          <table:table-cell office:value-type="float" office:value="188112.96366119385" table:style-name="ce10">
            <text:p>188.11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26529.76246261597" table:style-name="ce10">
            <text:p>126.530</text:p>
          </table:table-cell>
          <table:table-cell office:value-type="float" office:value="34482.28067111969" table:style-name="ce10">
            <text:p>34.48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13038.2841463089" table:style-name="ce10">
            <text:p>213.038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1510.920613288879" table:style-name="ce10">
            <text:p>31.511</text:p>
          </table:table-cell>
          <table:table-cell office:value-type="float" office:value="5395.8801050186157" table:style-name="ce10">
            <text:p>5.396</text:p>
          </table:table-cell>
          <table:table-cell office:value-type="string" table:style-name="ce10">
            <text:p>-</text:p>
          </table:table-cell>
          <table:table-cell office:value-type="float" office:value="1911.0000371932983" table:style-name="ce10">
            <text:p>1.911</text:p>
          </table:table-cell>
          <table:table-cell office:value-type="float" office:value="45815.000891685486" table:style-name="ce10">
            <text:p>45.81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7300.441504478455" table:style-name="ce10">
            <text:p>77.300</text:p>
          </table:table-cell>
          <table:table-cell office:value-type="float" office:value="12500.880243301392" table:style-name="ce10">
            <text:p>12.50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43954.960855484009" table:style-name="ce10">
            <text:p>43.95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78739.081532478333" table:style-name="ce10">
            <text:p>78.739</text:p>
          </table:table-cell>
          <table:table-cell office:value-type="float" office:value="25101.720488548279" table:style-name="ce10">
            <text:p>25.10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73624.64337921143" table:style-name="ce10">
            <text:p>173.62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79224.36348819733" table:style-name="ce10">
            <text:p>179.224</text:p>
          </table:table-cell>
          <table:table-cell office:value-type="float" office:value="51738.121006965637" table:style-name="ce10">
            <text:p>51.738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01863.52587509155" table:style-name="ce10">
            <text:p>301.86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90924.401769638062" table:style-name="ce10">
            <text:p>90.924</text:p>
          </table:table-cell>
          <table:table-cell office:value-type="float" office:value="16952.040329933167" table:style-name="ce10">
            <text:p>16.952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04413.12203216553" table:style-name="ce10">
            <text:p>104.41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61001.08118724823" table:style-name="ce10">
            <text:p>61.001</text:p>
          </table:table-cell>
          <table:table-cell office:value-type="float" office:value="32275.320628166199" table:style-name="ce10">
            <text:p>32.27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295822.80575752258" table:style-name="ce10">
            <text:p>295.82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205615.76400184631" table:style-name="ce10">
            <text:p>205.616</text:p>
          </table:table-cell>
          <table:table-cell office:value-type="float" office:value="52580.921023368835" table:style-name="ce10">
            <text:p>52.581</text:p>
          </table:table-cell>
          <table:table-cell office:value-type="string" table:style-name="ce10">
            <text:p>-</text:p>
          </table:table-cell>
          <table:table-cell office:value-type="float" office:value="1911.0000371932983" table:style-name="ce10">
            <text:p>1.911</text:p>
          </table:table-cell>
          <table:table-cell office:value-type="float" office:value="242700.92472362518" table:style-name="ce10">
            <text:p>242.70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07354.28403568268" table:style-name="ce10">
            <text:p>207.354</text:p>
          </table:table-cell>
          <table:table-cell office:value-type="float" office:value="59648.681160926819" table:style-name="ce10">
            <text:p>59.649</text:p>
          </table:table-cell>
          <table:table-cell office:value-type="string" table:style-name="ce10">
            <text:p>-</text:p>
          </table:table-cell>
          <table:table-cell office:value-type="float" office:value="1911.0000371932983" table:style-name="ce10">
            <text:p>1.911</text:p>
          </table:table-cell>
          <table:table-cell office:value-type="float" office:value="355069.68691062927" table:style-name="ce10">
            <text:p>355.07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129134.60251331329" table:style-name="ce10">
            <text:p>129.135</text:p>
          </table:table-cell>
          <table:table-cell office:value-type="float" office:value="21334.600415229797" table:style-name="ce10">
            <text:p>21.335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56717.68305015564" table:style-name="ce10">
            <text:p>156.718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52208.521016120911" table:style-name="ce10">
            <text:p>52.209</text:p>
          </table:table-cell>
          <table:table-cell office:value-type="float" office:value="36220.800704956055" table:style-name="ce10">
            <text:p>36.221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332811.92647743225" table:style-name="ce10">
            <text:p>332.81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90604.921763420105" table:style-name="ce10">
            <text:p>90.605</text:p>
          </table:table-cell>
          <table:table-cell office:value-type="float" office:value="26026.84050655365" table:style-name="ce10">
            <text:p>26.027</text:p>
          </table:table-cell>
          <table:table-cell office:value-type="string" table:style-name="ce10">
            <text:p>-</text:p>
          </table:table-cell>
          <table:table-cell office:value-type="float" office:value="0" table:style-name="ce10">
            <text:p>0</text:p>
          </table:table-cell>
          <table:table-cell office:value-type="float" office:value="161025.76313400269" table:style-name="ce10">
            <text:p>161.02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221836.72431755066" table:style-name="ce10">
            <text:p>221.837</text:p>
          </table:table-cell>
          <table:table-cell office:value-type="float" office:value="47441.800923347473" table:style-name="ce10">
            <text:p>47.442</text:p>
          </table:table-cell>
          <table:table-cell office:value-type="string" table:style-name="ce10">
            <text:p>-</text:p>
          </table:table-cell>
          <table:table-cell office:value-type="float" office:value="1911.0000371932983" table:style-name="ce10">
            <text:p>1.911</text:p>
          </table:table-cell>
          <table:table-cell office:value-type="float" office:value="192589.60374832153" table:style-name="ce10">
            <text:p>192.59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3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F7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7" table:number-rows-spanned="1" table:style-name="ce12">
            <text:p>PROPORÇÃO PARA O INDICADOR F7 – ALUNOS, POR USO DO CELULAR EM ATIVIDADES PARA A ESCOL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4">
            <text:p>Total de aluno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372837.08725643158" table:style-name="ce10">
            <text:p>372.837</text:p>
          </table:table-cell>
          <table:table-cell office:value-type="float" office:value="332361.12646865845" table:style-name="ce10">
            <text:p>332.361</text:p>
          </table:table-cell>
          <table:table-cell office:value-type="float" office:value="27569.360536575317" table:style-name="ce10">
            <text:p>27.569</text:p>
          </table:table-cell>
          <table:table-cell office:value-type="float" office:value="1179.9200229644775" table:style-name="ce10">
            <text:p>1.18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03304.92395687103" table:style-name="ce10">
            <text:p>203.305</text:p>
          </table:table-cell>
          <table:table-cell office:value-type="float" office:value="187713.12365341187" table:style-name="ce10">
            <text:p>187.713</text:p>
          </table:table-cell>
          <table:table-cell office:value-type="float" office:value="7653.8001489639282" table:style-name="ce10">
            <text:p>7.654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98071.72385501862" table:style-name="ce10">
            <text:p>198.072</text:p>
          </table:table-cell>
          <table:table-cell office:value-type="float" office:value="174240.08339118958" table:style-name="ce10">
            <text:p>174.240</text:p>
          </table:table-cell>
          <table:table-cell office:value-type="float" office:value="26581.520517349243" table:style-name="ce10">
            <text:p>26.582</text:p>
          </table:table-cell>
          <table:table-cell office:value-type="float" office:value="1179.9200229644775" table:style-name="ce10">
            <text:p>1.18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6771.480910301208" table:style-name="ce10">
            <text:p>46.771</text:p>
          </table:table-cell>
          <table:table-cell office:value-type="float" office:value="40493.600788116455" table:style-name="ce10">
            <text:p>40.494</text:p>
          </table:table-cell>
          <table:table-cell office:value-type="float" office:value="1801.2400350570679" table:style-name="ce10">
            <text:p>1.801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4666.121647834778" table:style-name="ce10">
            <text:p>84.666</text:p>
          </table:table-cell>
          <table:table-cell office:value-type="float" office:value="46679.360908508301" table:style-name="ce10">
            <text:p>46.679</text:p>
          </table:table-cell>
          <table:table-cell office:value-type="float" office:value="3226.160062789917" table:style-name="ce10">
            <text:p>3.226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25579.16244411469" table:style-name="ce10">
            <text:p>125.579</text:p>
          </table:table-cell>
          <table:table-cell office:value-type="float" office:value="166990.04325008392" table:style-name="ce10">
            <text:p>166.990</text:p>
          </table:table-cell>
          <table:table-cell office:value-type="float" office:value="3823.9600744247437" table:style-name="ce10">
            <text:p>3.824</text:p>
          </table:table-cell>
          <table:table-cell office:value-type="float" office:value="1179.9200229644775" table:style-name="ce10">
            <text:p>1.18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10859.92605018616" table:style-name="ce10">
            <text:p>310.860</text:p>
          </table:table-cell>
          <table:table-cell office:value-type="float" office:value="267320.48520278931" table:style-name="ce10">
            <text:p>267.320</text:p>
          </table:table-cell>
          <table:table-cell office:value-type="float" office:value="26967.640524864197" table:style-name="ce10">
            <text:p>26.968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31331.76255607605" table:style-name="ce10">
            <text:p>131.332</text:p>
          </table:table-cell>
          <table:table-cell office:value-type="float" office:value="85440.321662902832" table:style-name="ce10">
            <text:p>85.440</text:p>
          </table:table-cell>
          <table:table-cell office:value-type="float" office:value="2142.2800416946411" table:style-name="ce10">
            <text:p>2.142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5">
            <text:p>Pública Municipal</text:p>
          </table:table-cell>
          <table:table-cell office:value-type="float" office:value="187952.2436580658" table:style-name="ce10">
            <text:p>187.952</text:p>
          </table:table-cell>
          <table:table-cell office:value-type="float" office:value="283686.48552131653" table:style-name="ce10">
            <text:p>283.686</text:p>
          </table:table-cell>
          <table:table-cell office:value-type="float" office:value="26514.880516052246" table:style-name="ce10">
            <text:p>26.515</text:p>
          </table:table-cell>
          <table:table-cell office:value-type="float" office:value="1179.9200229644775" table:style-name="ce10">
            <text:p>1.18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Pública Estadual</text:p>
          </table:table-cell>
          <table:table-cell office:value-type="float" office:value="339127.0466003418" table:style-name="ce10">
            <text:p>339.127</text:p>
          </table:table-cell>
          <table:table-cell office:value-type="float" office:value="177787.6834602356" table:style-name="ce10">
            <text:p>177.788</text:p>
          </table:table-cell>
          <table:table-cell office:value-type="float" office:value="4421.7600860595703" table:style-name="ce10">
            <text:p>4.422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363854.407081604" table:style-name="ce10">
            <text:p>363.854</text:p>
          </table:table-cell>
          <table:table-cell office:value-type="float" office:value="311361.68605995178" table:style-name="ce10">
            <text:p>311.362</text:p>
          </table:table-cell>
          <table:table-cell office:value-type="float" office:value="26877.480523109436" table:style-name="ce10">
            <text:p>26.877</text:p>
          </table:table-cell>
          <table:table-cell office:value-type="float" office:value="1179.9200229644775" table:style-name="ce10">
            <text:p>1.18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Particular</text:p>
          </table:table-cell>
          <table:table-cell office:value-type="float" office:value="150839.64293575287" table:style-name="ce10">
            <text:p>150.840</text:p>
          </table:table-cell>
          <table:table-cell office:value-type="float" office:value="155661.24302959442" table:style-name="ce10">
            <text:p>155.661</text:p>
          </table:table-cell>
          <table:table-cell office:value-type="float" office:value="6673.8001298904419" table:style-name="ce10">
            <text:p>6.674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3">
            <text:p>4ª série/5º <text:s/>ano do Ensino Fundamental</text:p>
          </table:table-cell>
          <table:table-cell office:value-type="float" office:value="177846.48346138" table:style-name="ce10">
            <text:p>177.846</text:p>
          </table:table-cell>
          <table:table-cell office:value-type="float" office:value="326620.28635692596" table:style-name="ce10">
            <text:p>326.620</text:p>
          </table:table-cell>
          <table:table-cell office:value-type="float" office:value="27238.120530128479" table:style-name="ce10">
            <text:p>27.238</text:p>
          </table:table-cell>
          <table:table-cell office:value-type="float" office:value="1179.9200229644775" table:style-name="ce10">
            <text:p>1.18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8ª série/9º <text:s/>ano do Ensino Fundamental</text:p>
          </table:table-cell>
          <table:table-cell office:value-type="float" office:value="178340.40347099304" table:style-name="ce10">
            <text:p>178.340</text:p>
          </table:table-cell>
          <table:table-cell office:value-type="float" office:value="111467.16216945648" table:style-name="ce10">
            <text:p>111.467</text:p>
          </table:table-cell>
          <table:table-cell office:value-type="float" office:value="1718.920033454895" table:style-name="ce10">
            <text:p>1.719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334797.40651607513" table:style-name="ce10">
            <text:p>334.797</text:p>
          </table:table-cell>
          <table:table-cell office:value-type="float" office:value="121098.60235691071" table:style-name="ce10">
            <text:p>121.099</text:p>
          </table:table-cell>
          <table:table-cell office:value-type="float" office:value="3925.8800764083862" table:style-name="ce10">
            <text:p>3.926</text:p>
          </table:table-cell>
          <table:table-cell office:value-type="float" office:value="0" table:style-name="ce10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3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pache POI</meta:initial-creator>
    <dc:creator>Cetic.br</dc:creator>
    <meta:creation-date>2018-03-20T20:43:58Z</meta:creation-date>
    <dc:date>2018-06-12T21:03:44Z</dc:date>
  </office:meta>
</office:document-meta>
</file>